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2_29_" style:master-page-name="Converted2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41" fo:background-color="transparent" fo:keep-with-next="auto" style:writing-mode="lr-tb"/>
    </style:style>
    <style:style style:name="P2" style:family="paragraph" style:parent-style-name="Body_20_text_20__28_2_29_">
      <loext:graphic-properties draw:fill="none" draw:fill-color="#ffffff"/>
      <style:paragraph-properties fo:margin-left="0cm" fo:margin-right="0cm" fo:margin-top="0cm" fo:margin-bottom="0.617cm" style:contextual-spacing="false"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2_29_">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fo:background-color="transparent" fo:keep-with-next="auto" style:writing-mode="lr-tb"/>
    </style:style>
    <style:style style:name="P4" style:family="paragraph" style:parent-style-name="Body_20_text_20__28_2_29_">
      <loext:graphic-properties draw:fill="none" draw:fill-color="#ffffff"/>
      <style:paragraph-properties fo:margin-left="0cm" fo:margin-right="0cm" fo:margin-top="0cm" fo:margin-bottom="0.198cm" style:contextual-spacing="false"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0cm" fo:margin-top="0cm" fo:margin-bottom="0.201cm" style:contextual-spacing="false"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2_29_">
      <loext:graphic-properties draw:fill="none" draw:fill-color="#ffffff"/>
      <style:paragraph-properties fo:margin-left="0cm" fo:margin-right="0cm" fo:margin-top="0cm" fo:margin-bottom="0.787cm" style:contextual-spacing="false"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6.98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44cm" style:type="right"/>
        </style:tab-stops>
      </style:paragraph-properties>
    </style:style>
    <style:style style:name="P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63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0cm" fo:margin-top="0cm" fo:margin-bottom="0.18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0cm" fo:margin-top="0cm" fo:margin-bottom="0.79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0cm" fo:margin-right="7.867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0.247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0.318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2"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113cm"/>
        </style:tab-stops>
      </style:paragraph-properties>
    </style:style>
    <style:style style:name="P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2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78cm"/>
        </style:tab-stops>
      </style:paragraph-properties>
    </style:style>
    <style:style style:name="P25"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2.05cm"/>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27"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6.096cm"/>
        </style:tab-stops>
      </style:paragraph-properties>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30" style:family="paragraph" style:parent-style-name="Body_20_text_20__28_2_29_" style:list-style-name="WWNum23" style:master-page-name="Converted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7" fo:background-color="transparent" fo:keep-with-next="auto" style:writing-mode="lr-tb">
        <style:tab-stops>
          <style:tab-stop style:position="0.589cm"/>
        </style:tab-stops>
      </style:paragraph-properties>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32"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87cm" style:type="right"/>
        </style:tab-stops>
      </style:paragraph-properties>
    </style:style>
    <style:style style:name="P3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4.531cm" style:type="right"/>
        </style:tab-stops>
      </style:paragraph-properties>
    </style:style>
    <style:style style:name="P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4.641cm"/>
          <style:tab-stop style:position="5.457cm" style:type="center"/>
          <style:tab-stop style:position="6.382cm" style:type="center"/>
          <style:tab-stop style:position="10.553cm" style:type="right"/>
        </style:tab-stops>
      </style:paragraph-properties>
    </style:style>
    <style:style style:name="P3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18cm"/>
        </style:tab-stops>
      </style:paragraph-properties>
    </style:style>
    <style:style style:name="P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7.087cm" style:type="center"/>
        </style:tab-stops>
      </style:paragraph-properties>
    </style:style>
    <style:style style:name="P37"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18cm"/>
          <style:tab-stop style:position="5.939cm" style:type="right"/>
        </style:tab-stops>
      </style:paragraph-properties>
    </style:style>
    <style:style style:name="P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39"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69cm"/>
          <style:tab-stop style:position="2.057cm"/>
        </style:tab-stops>
      </style:paragraph-properties>
    </style:style>
    <style:style style:name="P40"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57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4cm"/>
          <style:tab-stop style:position="5.052cm" style:type="center"/>
          <style:tab-stop style:position="6.075cm" style:type="center"/>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4cm"/>
          <style:tab-stop style:position="4.729cm" style:type="center"/>
          <style:tab-stop style:position="5.355cm" style:type="center"/>
          <style:tab-stop style:position="7.112cm" style:type="right"/>
        </style:tab-stops>
      </style:paragraph-properties>
    </style:style>
    <style:style style:name="P4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72cm"/>
        </style:tab-stops>
      </style:paragraph-properties>
    </style:style>
    <style:style style:name="P44"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88cm"/>
        </style:tab-stops>
      </style:paragraph-properties>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46"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3.034cm" style:type="right"/>
        </style:tab-stops>
      </style:paragraph-properties>
    </style:style>
    <style:style style:name="P47"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3cm" style:type="right"/>
          <style:tab-stop style:position="4.583cm" style:type="right"/>
        </style:tab-stops>
      </style:paragraph-properties>
    </style:style>
    <style:style style:name="P48"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34cm"/>
        </style:tab-stops>
      </style:paragraph-properties>
    </style:style>
    <style:style style:name="P4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50"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692cm" style:type="center"/>
          <style:tab-stop style:position="7.205cm" style:type="right"/>
        </style:tab-stops>
      </style:paragraph-properties>
    </style:style>
    <style:style style:name="P53"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177cm"/>
        </style:tab-stops>
      </style:paragraph-properties>
    </style:style>
    <style:style style:name="P5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142cm"/>
        </style:tab-stops>
      </style:paragraph-properties>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172cm"/>
        </style:tab-stops>
      </style:paragraph-properties>
    </style:style>
    <style:style style:name="P59"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115cm" style:type="center"/>
          <style:tab-stop style:position="2.831cm" style:type="right"/>
        </style:tab-stops>
      </style:paragraph-properties>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48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2"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3"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2cm"/>
          <style:tab-stop style:position="4.602cm" style:type="center"/>
          <style:tab-stop style:position="7.006cm" style:type="right"/>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66"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3.177cm" style:type="right"/>
        </style:tab-stops>
      </style:paragraph-properties>
    </style:style>
    <style:style style:name="P67"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4.667cm" style:type="right"/>
        </style:tab-stops>
      </style:paragraph-properties>
    </style:style>
    <style:style style:name="P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69"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70"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style>
    <style:style style:name="P71" style:family="paragraph" style:parent-style-name="Body_20_text_20__28_2_29_" style:list-style-name="WWNum71" style:master-page-name="Converted1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7" fo:background-color="transparent" fo:keep-with-next="auto" style:writing-mode="lr-tb">
        <style:tab-stops>
          <style:tab-stop style:position="0.669cm"/>
          <style:tab-stop style:position="2.083cm"/>
        </style:tab-stops>
      </style:paragraph-properties>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5.082cm" style:type="center"/>
          <style:tab-stop style:position="7.117cm" style:type="right"/>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7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5.454cm" style:type="center"/>
          <style:tab-stop style:position="7.117cm" style:type="right"/>
        </style:tab-stops>
      </style:paragraph-properties>
    </style:style>
    <style:style style:name="P75"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31cm"/>
          <style:tab-stop style:position="2.071cm"/>
        </style:tab-stops>
      </style:paragraph-properties>
    </style:style>
    <style:style style:name="P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5.521cm" style:type="center"/>
          <style:tab-stop style:position="7.218cm" style:type="right"/>
        </style:tab-stops>
      </style:paragraph-properties>
    </style:style>
    <style:style style:name="P77"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96cm"/>
          <style:tab-stop style:position="3.397cm"/>
        </style:tab-stops>
      </style:paragraph-properties>
    </style:style>
    <style:style style:name="P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79"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96cm"/>
        </style:tab-stops>
      </style:paragraph-properties>
    </style:style>
    <style:style style:name="P80"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15cm"/>
        </style:tab-stops>
      </style:paragraph-properties>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52cm"/>
        </style:tab-stops>
      </style:paragraph-properties>
    </style:style>
    <style:style style:name="P82"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4.636cm" style:type="right"/>
        </style:tab-stops>
      </style:paragraph-properties>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9.209cm" style:type="center"/>
          <style:tab-stop style:position="11.758cm"/>
        </style:tab-stops>
      </style:paragraph-properties>
    </style:style>
    <style:style style:name="P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8.976cm" style:type="center"/>
          <style:tab-stop style:position="9.686cm" style:type="center"/>
          <style:tab-stop style:position="10.904cm" style:type="center"/>
          <style:tab-stop style:position="11.723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6.156cm" style:type="center"/>
        </style:tab-stops>
      </style:paragraph-properties>
    </style:style>
    <style:style style:name="P86"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334cm" style:type="center"/>
          <style:tab-stop style:position="6.177cm" style:type="center"/>
          <style:tab-stop style:position="7.031cm" style:type="right"/>
        </style:tab-stops>
      </style:paragraph-properties>
    </style:style>
    <style:style style:name="P8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89"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43cm"/>
        </style:tab-stops>
      </style:paragraph-properties>
    </style:style>
    <style:style style:name="P90"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39cm"/>
        </style:tab-stops>
      </style:paragraph-properties>
    </style:style>
    <style:style style:name="P91"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92"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 style:position="2.053cm"/>
        </style:tab-stops>
      </style:paragraph-properties>
    </style:style>
    <style:style style:name="P93"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4.533cm" style:type="right"/>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95"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3.039cm" style:type="right"/>
        </style:tab-stops>
      </style:paragraph-properties>
    </style:style>
    <style:style style:name="P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3cm"/>
          <style:tab-stop style:position="7.299cm" style:type="right"/>
        </style:tab-stops>
      </style:paragraph-properties>
    </style:style>
    <style:style style:name="P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4.923cm" style:type="right"/>
          <style:tab-stop style:position="5.796cm" style:type="center"/>
        </style:tab-stops>
      </style:paragraph-properties>
    </style:style>
    <style:style style:name="P98"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97cm"/>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cm"/>
        </style:tab-stops>
      </style:paragraph-properties>
    </style:style>
    <style:style style:name="P100"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22cm"/>
        </style:tab-stops>
      </style:paragraph-properties>
    </style:style>
    <style:style style:name="P1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 style:position="5.454cm" style:type="center"/>
          <style:tab-stop style:position="6.334cm" style:type="center"/>
          <style:tab-stop style:position="6.779cm"/>
        </style:tab-stops>
      </style:paragraph-properties>
    </style:style>
    <style:style style:name="P102" style:family="paragraph" style:parent-style-name="Body_20_text_20__28_2_29_" style:list-style-name="WWNum113">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103"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21cm"/>
          <style:tab-stop style:position="2.069cm"/>
        </style:tab-stops>
      </style:paragraph-properties>
    </style:style>
    <style:style style:name="P10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 style:position="6.246cm"/>
          <style:tab-stop style:position="7.103cm" style:type="right"/>
        </style:tab-stops>
      </style:paragraph-properties>
    </style:style>
    <style:style style:name="P1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06"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07"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3cm"/>
        </style:tab-stops>
      </style:paragraph-properties>
    </style:style>
    <style:style style:name="P109"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5.516cm" style:type="right"/>
        </style:tab-stops>
      </style:paragraph-properties>
    </style:style>
    <style:style style:name="P110"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88cm" style:type="right"/>
        </style:tab-stops>
      </style:paragraph-properties>
    </style:style>
    <style:style style:name="P111"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112"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4.549cm" style:type="right"/>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7.209cm" style:type="right"/>
        </style:tab-stops>
      </style:paragraph-properties>
    </style:style>
    <style:style style:name="P11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116"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61cm" style:type="right"/>
        </style:tab-stops>
      </style:paragraph-properties>
    </style:style>
    <style:style style:name="P11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6.389cm"/>
          <style:tab-stop style:position="6.851cm" style:type="center"/>
        </style:tab-stops>
      </style:paragraph-properties>
    </style:style>
    <style:style style:name="P11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4.516cm" style:type="right"/>
        </style:tab-stops>
      </style:paragraph-properties>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 style:position="6.646cm" style:type="right"/>
        </style:tab-stops>
      </style:paragraph-properties>
    </style:style>
    <style:style style:name="P121"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976cm" style:type="right"/>
        </style:tab-stops>
      </style:paragraph-properties>
    </style:style>
    <style:style style:name="P122"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976cm" style:type="right"/>
        </style:tab-stops>
      </style:paragraph-properties>
    </style:style>
    <style:style style:name="P1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 style:position="7.295cm" style:type="right"/>
        </style:tab-stops>
      </style:paragraph-properties>
    </style:style>
    <style:style style:name="P12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12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6.93cm" style:type="right"/>
        </style:tab-stops>
      </style:paragraph-properties>
    </style:style>
    <style:style style:name="P1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6.964cm" style:type="right"/>
        </style:tab-stops>
      </style:paragraph-properties>
    </style:style>
    <style:style style:name="P129"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73cm"/>
        </style:tab-stops>
      </style:paragraph-properties>
    </style:style>
    <style:style style:name="P130"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78cm"/>
        </style:tab-stops>
      </style:paragraph-properties>
    </style:style>
    <style:style style:name="P1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7.541cm" style:type="center"/>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36"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37"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loext:graphic-properties draw:fill="none" draw:fill-color="#ffffff"/>
      <style:paragraph-properties fo:margin-left="0cm" fo:margin-right="0cm" fo:margin-top="0cm" fo:margin-bottom="0.215cm" style:contextual-spacing="false" fo:line-height="0.372cm" fo:text-align="start" style:justify-single-word="false" fo:keep-together="auto" fo:orphans="0" fo:widows="0" fo:text-indent="0cm" style:auto-text-indent="false" fo:background-color="transparent" fo:keep-with-next="auto" style:writing-mode="lr-tb"/>
    </style:style>
    <style:style style:name="P140"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141" style:family="paragraph" style:parent-style-name="Body_20_text_20__28_2_29_">
      <loext:graphic-properties draw:fill="none" draw:fill-color="#ffffff"/>
      <style:paragraph-properties fo:margin-left="0cm" fo:margin-right="0cm" fo:margin-top="0cm" fo:margin-bottom="0.145cm" style:contextual-spacing="false" fo:line-height="0.372cm" fo:text-align="start" style:justify-single-word="false" fo:keep-together="auto" fo:orphans="0" fo:widows="0" fo:text-indent="0cm" style:auto-text-indent="false" fo:background-color="transparent" fo:keep-with-next="auto" style:writing-mode="lr-tb"/>
    </style:style>
    <style:style style:name="P142"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3" style:family="paragraph" style:parent-style-name="Body_20_text_20__28_2_29_">
      <loext:graphic-properties draw:fill="none" draw:fill-color="#ffffff"/>
      <style:paragraph-properties fo:margin-left="10.407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loext:graphic-properties draw:fill="none" draw:fill-color="#ffffff"/>
      <style:paragraph-properties fo:margin-left="10.407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loext:graphic-properties draw:fill="none" draw:fill-color="#ffffff"/>
      <style:paragraph-properties fo:margin-left="10.407cm" fo:margin-right="1.79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6" style:family="paragraph" style:parent-style-name="Body_20_text_20__28_2_29_">
      <loext:graphic-properties draw:fill="none" draw:fill-color="#ffffff"/>
      <style:paragraph-properties fo:margin-left="0cm" fo:margin-right="8.53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7" style:family="paragraph" style:parent-style-name="Body_20_text_20__28_2_29_">
      <loext:graphic-properties draw:fill="none" draw:fill-color="#ffffff"/>
      <style:paragraph-properties fo:margin-left="0cm" fo:margin-right="4.8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8" style:family="paragraph" style:parent-style-name="Body_20_text_20__28_2_29_">
      <loext:graphic-properties draw:fill="none" draw:fill-color="#ffffff"/>
      <style:paragraph-properties fo:margin-left="0cm" fo:margin-right="6.13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49" style:family="paragraph" style:parent-style-name="Body_20_text_20__28_2_29_">
      <loext:graphic-properties draw:fill="none" draw:fill-color="#ffffff"/>
      <style:paragraph-properties fo:margin-left="0cm" fo:margin-right="5.4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0" style:family="paragraph" style:parent-style-name="Body_20_text_20__28_2_29_">
      <loext:graphic-properties draw:fill="none" draw:fill-color="#ffffff"/>
      <style:paragraph-properties fo:margin-left="0cm" fo:margin-right="2.223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5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 style:position="2.078cm"/>
        </style:tab-stops>
      </style:paragraph-properties>
    </style:style>
    <style:style style:name="P152" style:family="paragraph" style:parent-style-name="Body_20_text_20__28_2_29_">
      <loext:graphic-properties draw:fill="none" draw:fill-color="#ffffff"/>
      <style:paragraph-properties fo:margin-left="0cm" fo:margin-right="5.57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15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154" style:family="paragraph" style:parent-style-name="Body_20_text_20__28_2_29_" style:list-style-name="WWNum37">
      <loext:graphic-properties draw:fill="none" draw:fill-color="#ffffff"/>
      <style:paragraph-properties fo:margin-left="10.407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1.081cm"/>
        </style:tab-stops>
      </style:paragraph-properties>
    </style:style>
    <style:style style:name="P155"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156"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108cm"/>
        </style:tab-stops>
      </style:paragraph-properties>
    </style:style>
    <style:style style:name="P157" style:family="paragraph" style:parent-style-name="Body_20_text_20__28_2_29_">
      <loext:graphic-properties draw:fill="none" draw:fill-color="#ffffff"/>
      <style:paragraph-properties fo:margin-left="0cm" fo:margin-right="5.25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158" style:family="paragraph" style:parent-style-name="Body_20_text_20__28_2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15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160"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161"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16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163"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22cm"/>
          <style:tab-stop style:position="2.118cm"/>
        </style:tab-stops>
      </style:paragraph-properties>
    </style:style>
    <style:style style:name="P164"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21cm"/>
          <style:tab-stop style:position="2.069cm"/>
        </style:tab-stops>
      </style:paragraph-properties>
    </style:style>
    <style:style style:name="P16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166"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167"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3cm" style:type="center"/>
          <style:tab-stop style:position="2.08cm"/>
        </style:tab-stops>
      </style:paragraph-properties>
    </style:style>
    <style:style style:name="P168"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3cm" style:type="center"/>
          <style:tab-stop style:position="2.08cm"/>
          <style:tab-stop style:position="3.452cm"/>
        </style:tab-stops>
      </style:paragraph-properties>
    </style:style>
    <style:style style:name="P169"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70"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71" style:family="paragraph" style:parent-style-name="Body_20_text_20__28_2_29_">
      <loext:graphic-properties draw:fill="none" draw:fill-color="#ffffff"/>
      <style:paragraph-properties fo:margin-left="0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172" style:family="paragraph" style:parent-style-name="Body_20_text_20__28_2_29_">
      <loext:graphic-properties draw:fill="none" draw:fill-color="#ffffff"/>
      <style:paragraph-properties fo:margin-left="0cm" fo:margin-right="0cm" fo:margin-top="0cm" fo:margin-bottom="0.198cm" style:contextual-spacing="false" fo:line-height="0.402cm" fo:text-align="justify" style:justify-single-word="false" fo:keep-together="auto" fo:orphans="0" fo:widows="0" fo:text-indent="0cm" style:auto-text-indent="false" fo:background-color="transparent" fo:keep-with-next="auto" style:writing-mode="lr-tb"/>
    </style:style>
    <style:style style:name="P17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44cm" style:type="right"/>
        </style:tab-stops>
      </style:paragraph-properties>
    </style:style>
    <style:style style:name="P174" style:family="paragraph" style:parent-style-name="Body_20_text_20__28_2_29_">
      <loext:graphic-properties draw:fill="none" draw:fill-color="#ffffff"/>
      <style:paragraph-properties fo:margin-left="0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page" fo:background-color="transparent" fo:keep-with-next="auto" style:writing-mode="lr-tb"/>
    </style:style>
    <style:style style:name="P178" style:family="paragraph" style:parent-style-name="Body_20_text_20__28_2_29_" style:master-page-name="Converted2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38" fo:background-color="transparent" fo:keep-with-next="auto" style:writing-mode="lr-tb"/>
    </style:style>
    <style:style style:name="P179" style:family="paragraph" style:parent-style-name="Body_20_text_20__28_2_29_">
      <loext:graphic-properties draw:fill="none" draw:fill-color="#ffffff"/>
      <style:paragraph-properties fo:margin-left="0cm" fo:margin-right="0cm" fo:margin-top="0cm" fo:margin-bottom="0.36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1"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2"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4"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5" style:family="paragraph" style:parent-style-name="Body_20_text_20__28_2_29_">
      <loext:graphic-properties draw:fill="none" draw:fill-color="#ffffff"/>
      <style:paragraph-properties fo:margin-left="0cm" fo:margin-right="0cm" fo:margin-top="0cm" fo:margin-bottom="0.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6"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7" style:family="paragraph" style:parent-style-name="Body_20_text_20__28_2_29_">
      <loext:graphic-properties draw:fill="none" draw:fill-color="#ffffff"/>
      <style:paragraph-properties fo:margin-left="0cm" fo:margin-right="0cm" fo:margin-top="0cm" fo:margin-bottom="0.18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8"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89"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0" style:family="paragraph" style:parent-style-name="Body_20_text_20__28_2_29_">
      <loext:graphic-properties draw:fill="none" draw:fill-color="#ffffff"/>
      <style:paragraph-properties fo:margin-left="0cm" fo:margin-right="0cm" fo:margin-top="0cm" fo:margin-bottom="0.11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1" style:family="paragraph" style:parent-style-name="Body_20_text_20__28_2_29_">
      <loext:graphic-properties draw:fill="none" draw:fill-color="#ffffff"/>
      <style:paragraph-properties fo:margin-left="0cm" fo:margin-right="0cm" fo:margin-top="0cm" fo:margin-bottom="0.13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92"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 style:position="2.113cm"/>
        </style:tab-stops>
      </style:paragraph-properties>
    </style:style>
    <style:style style:name="P193" style:family="paragraph" style:parent-style-name="Body_20_text_20__28_2_29_" style:list-style-name="WWNum17" style:master-page-name="Converted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4" fo:background-color="transparent" fo:keep-with-next="auto" style:writing-mode="lr-tb">
        <style:tab-stops>
          <style:tab-stop style:position="0.653cm"/>
        </style:tab-stops>
      </style:paragraph-properties>
    </style:style>
    <style:style style:name="P194"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195"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96" style:family="paragraph" style:parent-style-name="Body_20_text_20__28_2_29_" style:list-style-name="WWNum43">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197"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style>
    <style:style style:name="P198" style:family="paragraph" style:parent-style-name="Body_20_text_20__28_2_29_" style:list-style-name="WWNum67">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style>
    <style:style style:name="P199"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00"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108cm"/>
        </style:tab-stops>
      </style:paragraph-properties>
    </style:style>
    <style:style style:name="P201"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044cm"/>
          <style:tab-stop style:position="3.184cm"/>
        </style:tab-stops>
      </style:paragraph-properties>
    </style:style>
    <style:style style:name="P202"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203"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204"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205"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206" style:family="paragraph" style:parent-style-name="Body_20_text_20__28_2_29_" style:list-style-name="WWNum119">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207" style:family="paragraph" style:parent-style-name="Body_20_text_20__28_2_29_" style:list-style-name="WWNum1">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style>
    <style:style style:name="P208"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style>
    <style:style style:name="P209"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2.923cm" style:type="right"/>
        </style:tab-stops>
      </style:paragraph-properties>
    </style:style>
    <style:style style:name="P210" style:family="paragraph" style:parent-style-name="Body_20_text_20__28_2_29_">
      <loext:graphic-properties draw:fill="none" draw:fill-color="#ffffff"/>
      <style:paragraph-properties fo:margin-left="0cm" fo:margin-right="0cm" fo:margin-top="0cm" fo:margin-bottom="0.139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11" style:family="paragraph" style:parent-style-name="Body_20_text_20__28_2_29_" style:list-style-name="WWNum141">
      <loext:graphic-properties draw:fill="none" draw:fill-color="#ffffff"/>
      <style:paragraph-properties fo:margin-left="0cm" fo:margin-right="0cm" fo:margin-top="0cm" fo:margin-bottom="0.1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 style:position="2.043cm"/>
        </style:tab-stops>
      </style:paragraph-properties>
    </style:style>
    <style:style style:name="P212"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213"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214" style:family="paragraph" style:parent-style-name="Body_20_text_20__28_2_29_">
      <loext:graphic-properties draw:fill="none" draw:fill-color="#ffffff"/>
      <style:paragraph-properties fo:margin-left="0cm" fo:margin-right="0cm" fo:margin-top="0cm" fo:margin-bottom="0.18cm" style:contextual-spacing="false" fo:line-height="0.332cm" fo:text-align="start" style:justify-single-word="false" fo:keep-together="auto" fo:orphans="0" fo:widows="0" fo:text-indent="0cm" style:auto-text-indent="false" fo:background-color="transparent" fo:keep-with-next="auto" style:writing-mode="lr-tb"/>
    </style:style>
    <style:style style:name="P215" style:family="paragraph" style:parent-style-name="Body_20_text_20__28_2_29_">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style>
    <style:style style:name="P216" style:family="paragraph" style:parent-style-name="Body_20_text_20__28_2_29_">
      <loext:graphic-properties draw:fill="none" draw:fill-color="#ffffff"/>
      <style:paragraph-properties fo:margin-left="0cm" fo:margin-right="0cm" fo:margin-top="0cm" fo:margin-bottom="0.141cm" style:contextual-spacing="false" fo:line-height="0.332cm" fo:text-align="start" style:justify-single-word="false" fo:keep-together="auto" fo:orphans="0" fo:widows="0" fo:text-indent="0cm" style:auto-text-indent="false" fo:background-color="transparent" fo:keep-with-next="auto" style:writing-mode="lr-tb"/>
    </style:style>
    <style:style style:name="P217" style:family="paragraph" style:parent-style-name="Body_20_text_20__28_2_29_">
      <loext:graphic-properties draw:fill="none" draw:fill-color="#ffffff"/>
      <style:paragraph-properties fo:margin-left="0cm" fo:margin-right="0cm" fo:margin-top="0cm" fo:margin-bottom="0.111cm" style:contextual-spacing="false" fo:line-height="0.332cm" fo:text-align="start" style:justify-single-word="false" fo:keep-together="auto" fo:orphans="0" fo:widows="0" fo:text-indent="0cm" style:auto-text-indent="false" fo:background-color="transparent" fo:keep-with-next="auto" style:writing-mode="lr-tb"/>
    </style:style>
    <style:style style:name="P218" style:family="paragraph" style:parent-style-name="Body_20_text_20__28_2_29_">
      <loext:graphic-properties draw:fill="none" draw:fill-color="#ffffff"/>
      <style:paragraph-properties fo:margin-left="0.847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219" style:family="paragraph" style:parent-style-name="Body_20_text_20__28_2_29_">
      <loext:graphic-properties draw:fill="none" draw:fill-color="#ffffff"/>
      <style:paragraph-properties fo:margin-left="1.376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220"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cm"/>
          <style:tab-stop style:position="2.108cm"/>
        </style:tab-stops>
      </style:paragraph-properties>
    </style:style>
    <style:style style:name="P221" style:family="paragraph" style:parent-style-name="Body_20_text_20__28_2_29_" style:list-style-name="WWNum21">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222"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style>
    <style:style style:name="P224" style:family="paragraph" style:parent-style-name="Body_20_text_20__28_2_29_">
      <loext:graphic-properties draw:fill="none" draw:fill-color="#ffffff"/>
      <style:paragraph-properties fo:margin-left="0cm" fo:margin-right="0cm" fo:margin-top="0cm" fo:margin-bottom="0.194cm" style:contextual-spacing="false" fo:line-height="0.39cm" fo:text-align="justify" style:justify-single-word="false" fo:keep-together="auto" fo:orphans="0" fo:widows="0" fo:text-indent="0cm" style:auto-text-indent="false" fo:background-color="transparent" fo:keep-with-next="auto" style:writing-mode="lr-tb"/>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226" style:family="paragraph" style:parent-style-name="Body_20_text_20__28_2_29_">
      <loext:graphic-properties draw:fill="none" draw:fill-color="#ffffff"/>
      <style:paragraph-properties fo:margin-left="0cm" fo:margin-right="0cm" fo:margin-top="0cm" fo:margin-bottom="0.194cm" style:contextual-spacing="false" fo:line-height="0.39cm" fo:text-align="start" style:justify-single-word="false" fo:keep-together="auto" fo:orphans="0" fo:widows="0" fo:text-indent="0cm" style:auto-text-indent="false" fo:background-color="transparent" fo:keep-with-next="auto" style:writing-mode="lr-tb"/>
    </style:style>
    <style:style style:name="P227" style:family="paragraph" style:parent-style-name="Body_20_text_20__28_2_29_">
      <loext:graphic-properties draw:fill="none" draw:fill-color="#ffffff"/>
      <style:paragraph-properties fo:margin-left="0cm" fo:margin-right="0cm" fo:margin-top="0cm" fo:margin-bottom="0.191cm" style:contextual-spacing="false" fo:line-height="0.39cm" fo:text-align="start" style:justify-single-word="false" fo:keep-together="auto" fo:orphans="0" fo:widows="0" fo:text-indent="0cm" style:auto-text-indent="false" fo:background-color="transparent" fo:keep-with-next="auto" style:writing-mode="lr-tb"/>
    </style:style>
    <style:style style:name="P228" style:family="paragraph" style:parent-style-name="Body_20_text_20__28_2_29_">
      <loext:graphic-properties draw:fill="none" draw:fill-color="#ffffff"/>
      <style:paragraph-properties fo:margin-left="0cm" fo:margin-right="0.953cm" fo:margin-top="0cm" fo:margin-bottom="0.187cm" style:contextual-spacing="false" fo:line-height="0.39cm" fo:text-align="start" style:justify-single-word="false" fo:keep-together="auto" fo:orphans="0" fo:widows="0" fo:text-indent="0cm" style:auto-text-indent="false" fo:background-color="transparent" fo:keep-with-next="auto" style:writing-mode="lr-tb"/>
    </style:style>
    <style:style style:name="P229" style:family="paragraph" style:parent-style-name="Body_20_text_20__28_2_29_">
      <loext:graphic-properties draw:fill="none" draw:fill-color="#ffffff"/>
      <style:paragraph-properties fo:margin-left="0cm" fo:margin-right="6.315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230"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231"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44cm" style:type="right"/>
          <style:tab-stop style:position="3.447cm" style:type="center"/>
          <style:tab-stop style:position="4.145cm" style:type="center"/>
        </style:tab-stops>
      </style:paragraph-properties>
    </style:style>
    <style:style style:name="P23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23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234" style:family="paragraph" style:parent-style-name="Body_20_text_20__28_2_29_">
      <loext:graphic-properties draw:fill="none" draw:fill-color="#ffffff"/>
      <style:paragraph-properties fo:margin-left="0cm" fo:margin-right="0cm" fo:margin-top="0cm" fo:margin-bottom="0.62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235" style:family="paragraph" style:parent-style-name="Body_20_text_20__28_2_29_">
      <loext:graphic-properties draw:fill="none" draw:fill-color="#ffffff"/>
      <style:paragraph-properties fo:margin-left="0cm" fo:margin-right="0cm" fo:margin-top="0cm" fo:margin-bottom="0.215cm" style:contextual-spacing="false" fo:line-height="0.377cm" fo:text-align="justify" style:justify-single-word="false" fo:keep-together="auto" fo:orphans="0" fo:widows="0" fo:text-indent="0cm" style:auto-text-indent="false" fo:background-color="transparent" fo:keep-with-next="auto" style:writing-mode="lr-tb"/>
    </style:style>
    <style:style style:name="P236" style:family="paragraph" style:parent-style-name="Body_20_text_20__28_2_29_">
      <loext:graphic-properties draw:fill="none" draw:fill-color="#ffffff"/>
      <style:paragraph-properties fo:margin-left="0cm" fo:margin-right="0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237" style:family="paragraph" style:parent-style-name="Body_20_text_20__28_2_29_">
      <loext:graphic-properties draw:fill="none" draw:fill-color="#ffffff"/>
      <style:paragraph-properties fo:margin-left="0cm" fo:margin-right="0.388cm" fo:margin-top="0cm" fo:margin-bottom="0.212cm" style:contextual-spacing="false" fo:line-height="0.377cm" fo:text-align="justify" style:justify-single-word="false" fo:keep-together="auto" fo:orphans="0" fo:widows="0" fo:text-indent="0cm" style:auto-text-indent="false" fo:background-color="transparent" fo:keep-with-next="auto" style:writing-mode="lr-tb"/>
    </style:style>
    <style:style style:name="P238"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64cm"/>
        </style:tab-stops>
      </style:paragraph-properties>
    </style:style>
    <style:style style:name="P239"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40"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3cm"/>
          <style:tab-stop style:position="2.05cm"/>
        </style:tab-stops>
      </style:paragraph-properties>
    </style:style>
    <style:style style:name="P24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242"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4.531cm" style:type="right"/>
        </style:tab-stops>
      </style:paragraph-properties>
    </style:style>
    <style:style style:name="P24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 style:position="4.641cm"/>
          <style:tab-stop style:position="5.136cm" style:type="center"/>
          <style:tab-stop style:position="6.228cm" style:type="center"/>
          <style:tab-stop style:position="6.766cm" style:type="center"/>
        </style:tab-stops>
      </style:paragraph-properties>
    </style:style>
    <style:style style:name="P244"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24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24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92cm" style:type="center"/>
          <style:tab-stop style:position="7.205cm" style:type="right"/>
        </style:tab-stops>
      </style:paragraph-properties>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95cm" style:type="center"/>
          <style:tab-stop style:position="7.205cm" style:type="right"/>
        </style:tab-stops>
      </style:paragraph-properties>
    </style:style>
    <style:style style:name="P248"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4.667cm" style:type="right"/>
        </style:tab-stops>
      </style:paragraph-properties>
    </style:style>
    <style:style style:name="P24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 style:position="7.244cm" style:type="right"/>
        </style:tab-stops>
      </style:paragraph-properties>
    </style:style>
    <style:style style:name="P250"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4.667cm" style:type="right"/>
        </style:tab-stops>
      </style:paragraph-properties>
    </style:style>
    <style:style style:name="P251"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3.177cm" style:type="right"/>
        </style:tab-stops>
      </style:paragraph-properties>
    </style:style>
    <style:style style:name="P25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 style:position="5.454cm" style:type="center"/>
          <style:tab-stop style:position="6.558cm" style:type="right"/>
          <style:tab-stop style:position="7.117cm" style:type="right"/>
        </style:tab-stops>
      </style:paragraph-properties>
    </style:style>
    <style:style style:name="P253"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255"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83cm"/>
          <style:tab-stop style:position="6.092cm" style:type="right"/>
        </style:tab-stops>
      </style:paragraph-properties>
    </style:style>
    <style:style style:name="P25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 style:position="7.117cm" style:type="right"/>
        </style:tab-stops>
      </style:paragraph-properties>
    </style:style>
    <style:style style:name="P257"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31cm"/>
          <style:tab-stop style:position="2.071cm"/>
        </style:tab-stops>
      </style:paragraph-properties>
    </style:style>
    <style:style style:name="P25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7cm"/>
          <style:tab-stop style:position="6.558cm" style:type="right"/>
          <style:tab-stop style:position="7.218cm" style:type="right"/>
        </style:tab-stops>
      </style:paragraph-properties>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260"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096cm"/>
          <style:tab-stop style:position="3.418cm"/>
        </style:tab-stops>
      </style:paragraph-properties>
    </style:style>
    <style:style style:name="P26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262"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096cm"/>
        </style:tab-stops>
      </style:paragraph-properties>
    </style:style>
    <style:style style:name="P263"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07cm"/>
          <style:tab-stop style:position="3.184cm"/>
        </style:tab-stops>
      </style:paragraph-properties>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5cm"/>
          <style:tab-stop style:position="5.694cm" style:type="center"/>
        </style:tab-stops>
      </style:paragraph-properties>
    </style:style>
    <style:style style:name="P265"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4.636cm" style:type="right"/>
        </style:tab-stops>
      </style:paragraph-properties>
    </style:style>
    <style:style style:name="P26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26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 style:position="7.751cm" style:type="right"/>
        </style:tab-stops>
      </style:paragraph-properties>
    </style:style>
    <style:style style:name="P26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269"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97cm"/>
        </style:tab-stops>
      </style:paragraph-properties>
    </style:style>
    <style:style style:name="P27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 style:position="4.923cm" style:type="right"/>
          <style:tab-stop style:position="5.796cm" style:type="center"/>
          <style:tab-stop style:position="7.299cm" style:type="right"/>
        </style:tab-stops>
      </style:paragraph-properties>
    </style:style>
    <style:style style:name="P271"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21cm"/>
          <style:tab-stop style:position="2.069cm"/>
        </style:tab-stops>
      </style:paragraph-properties>
    </style:style>
    <style:style style:name="P27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8cm"/>
          <style:tab-stop style:position="4.865cm" style:type="right"/>
          <style:tab-stop style:position="5.948cm" style:type="right"/>
          <style:tab-stop style:position="6.301cm"/>
          <style:tab-stop style:position="7.103cm" style:type="right"/>
        </style:tab-stops>
      </style:paragraph-properties>
    </style:style>
    <style:style style:name="P273"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88cm"/>
        </style:tab-stops>
      </style:paragraph-properties>
    </style:style>
    <style:style style:name="P27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 style:position="6.179cm" style:type="center"/>
          <style:tab-stop style:position="7.137cm" style:type="right"/>
        </style:tab-stops>
      </style:paragraph-properties>
    </style:style>
    <style:style style:name="P27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 style:position="6.913cm" style:type="center"/>
        </style:tab-stops>
      </style:paragraph-properties>
    </style:style>
    <style:style style:name="P27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77"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88cm" style:type="right"/>
        </style:tab-stops>
      </style:paragraph-properties>
    </style:style>
    <style:style style:name="P27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cm"/>
          <style:tab-stop style:position="6.156cm" style:type="center"/>
        </style:tab-stops>
      </style:paragraph-properties>
    </style:style>
    <style:style style:name="P279"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4.549cm" style:type="right"/>
        </style:tab-stops>
      </style:paragraph-properties>
    </style:style>
    <style:style style:name="P28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281"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61cm" style:type="right"/>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283"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73cm"/>
        </style:tab-stops>
      </style:paragraph-properties>
    </style:style>
    <style:style style:name="P284"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078cm"/>
        </style:tab-stops>
      </style:paragraph-properties>
    </style:style>
    <style:style style:name="P28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286"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87"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923cm" style:type="right"/>
        </style:tab-stops>
      </style:paragraph-properties>
    </style:style>
    <style:style style:name="P288" style:family="paragraph" style:parent-style-name="Body_20_text_20__28_2_29_">
      <loext:graphic-properties draw:fill="none" draw:fill-color="#ffffff"/>
      <style:paragraph-properties fo:margin-left="0cm" fo:margin-right="6.27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89"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90" style:family="paragraph" style:parent-style-name="Body_20_text_20__28_2_29_" style:master-page-name="Converted10">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style:page-number="15" fo:background-color="transparent" fo:keep-with-next="auto" style:writing-mode="lr-tb"/>
    </style:style>
    <style:style style:name="P291"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292"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293"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294" style:family="paragraph" style:parent-style-name="Body_20_text_20__28_2_29_">
      <loext:graphic-properties draw:fill="none" draw:fill-color="#ffffff"/>
      <style:paragraph-properties fo:margin-left="0cm" fo:margin-right="0cm" fo:margin-top="0cm" fo:margin-bottom="0.145cm" style:contextual-spacing="false" fo:line-height="0.377cm" fo:text-align="start" style:justify-single-word="false" fo:keep-together="auto" fo:orphans="0" fo:widows="0" fo:text-indent="0cm" style:auto-text-indent="false" fo:background-color="transparent" fo:keep-with-next="auto" style:writing-mode="lr-tb"/>
    </style:style>
    <style:style style:name="P295" style:family="paragraph" style:parent-style-name="Body_20_text_20__28_2_29_">
      <loext:graphic-properties draw:fill="none" draw:fill-color="#ffffff"/>
      <style:paragraph-properties fo:margin-left="0cm" fo:margin-right="0cm" fo:margin-top="0cm" fo:margin-bottom="0.635cm" style:contextual-spacing="false" fo:line-height="0.377cm" fo:text-align="start" style:justify-single-word="false" fo:keep-together="auto" fo:orphans="0" fo:widows="0" fo:text-indent="0cm" style:auto-text-indent="false" fo:background-color="transparent" fo:keep-with-next="auto" style:writing-mode="lr-tb"/>
    </style:style>
    <style:style style:name="P296" style:family="paragraph" style:parent-style-name="Body_20_text_20__28_2_29_">
      <loext:graphic-properties draw:fill="none" draw:fill-color="#ffffff"/>
      <style:paragraph-properties fo:margin-left="0cm" fo:margin-right="0.847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297" style:family="paragraph" style:parent-style-name="Body_20_text_20__28_2_29_">
      <loext:graphic-properties draw:fill="none" draw:fill-color="#ffffff"/>
      <style:paragraph-properties fo:margin-left="0cm" fo:margin-right="5.6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298" style:family="paragraph" style:parent-style-name="Body_20_text_20__28_2_29_" style:list-style-name="WWNum81">
      <loext:graphic-properties draw:fill="none" draw:fill-color="#ffffff"/>
      <style:paragraph-properties fo:margin-left="0cm" fo:margin-right="6.95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63cm"/>
          <style:tab-stop style:position="2.997cm"/>
        </style:tab-stops>
      </style:paragraph-properties>
    </style:style>
    <style:style style:name="P299"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300"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301"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302" style:family="paragraph" style:parent-style-name="Body_20_text_20__28_2_29_">
      <loext:graphic-properties draw:fill="none" draw:fill-color="#ffffff"/>
      <style:paragraph-properties fo:margin-left="0cm" fo:margin-right="0.353cm" fo:margin-top="0cm" fo:margin-bottom="0.191cm" style:contextual-spacing="false" fo:line-height="0.393cm" fo:text-align="justify" style:justify-single-word="false" fo:keep-together="auto" fo:orphans="0" fo:widows="0" fo:text-indent="0cm" style:auto-text-indent="false" fo:background-color="transparent" fo:keep-with-next="auto" style:writing-mode="lr-tb"/>
    </style:style>
    <style:style style:name="P303"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style>
    <style:style style:name="P304" style:family="paragraph" style:parent-style-name="Body_20_text_20__28_2_29_">
      <loext:graphic-properties draw:fill="none" draw:fill-color="#ffffff"/>
      <style:paragraph-properties fo:margin-left="0cm" fo:margin-right="0cm" fo:margin-top="0cm" fo:margin-bottom="0.272cm" style:contextual-spacing="false" fo:line-height="0.406cm" fo:text-align="start" style:justify-single-word="false" fo:keep-together="auto" fo:orphans="0" fo:widows="0" fo:text-indent="0cm" style:auto-text-indent="false" fo:background-color="transparent" fo:keep-with-next="auto" style:writing-mode="lr-tb"/>
    </style:style>
    <style:style style:name="P305"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306" style:family="paragraph" style:parent-style-name="Body_20_text_20__28_2_29_">
      <loext:graphic-properties draw:fill="none" draw:fill-color="#ffffff"/>
      <style:paragraph-properties fo:margin-left="0cm" fo:margin-right="0cm" fo:margin-top="0cm" fo:margin-bottom="0.233cm" style:contextual-spacing="false" fo:line-height="0.399cm" fo:text-align="start" style:justify-single-word="false" fo:keep-together="auto" fo:orphans="0" fo:widows="0" fo:text-indent="0cm" style:auto-text-indent="false" fo:background-color="transparent" fo:keep-with-next="auto" style:writing-mode="lr-tb"/>
    </style:style>
    <style:style style:name="P307"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style>
    <style:style style:name="P308"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309"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style>
    <style:style style:name="P31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69cm"/>
          <style:tab-stop style:position="2.064cm"/>
        </style:tab-stops>
      </style:paragraph-properties>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31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313"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1.499cm" style:type="right"/>
          <style:tab-stop style:position="2.083cm"/>
          <style:tab-stop style:position="3.193cm"/>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cm"/>
          <style:tab-stop style:position="4.009cm"/>
          <style:tab-stop style:position="7.197cm" style:type="right"/>
        </style:tab-stops>
      </style:paragraph-properties>
    </style:style>
    <style:style style:name="P315"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316"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1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cm"/>
          <style:tab-stop style:position="4.653cm"/>
        </style:tab-stops>
      </style:paragraph-properties>
    </style:style>
    <style:style style:name="P31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19" style:family="paragraph" style:parent-style-name="Body_20_text_20__28_2_29_" style:master-page-name="Converted1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23" fo:background-color="transparent" fo:keep-with-next="auto" style:writing-mode="lr-tb"/>
    </style:style>
    <style:style style:name="P320"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1"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2"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3"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4" style:family="paragraph" style:parent-style-name="Body_20_text_20__28_2_29_">
      <loext:graphic-properties draw:fill="none" draw:fill-color="#ffffff"/>
      <style:paragraph-properties fo:margin-left="0cm" fo:margin-right="0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5" style:family="paragraph" style:parent-style-name="Body_20_text_20__28_2_29_">
      <loext:graphic-properties draw:fill="none" draw:fill-color="#ffffff"/>
      <style:paragraph-properties fo:margin-left="0cm" fo:margin-right="0cm" fo:margin-top="0cm" fo:margin-bottom="0.11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6" style:family="paragraph" style:parent-style-name="Body_20_text_20__28_2_29_">
      <loext:graphic-properties draw:fill="none" draw:fill-color="#ffffff"/>
      <style:paragraph-properties fo:margin-left="0cm" fo:margin-right="0cm" fo:margin-top="0cm" fo:margin-bottom="0.79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7" style:family="paragraph" style:parent-style-name="Body_20_text_20__28_2_29_">
      <loext:graphic-properties draw:fill="none" draw:fill-color="#ffffff"/>
      <style:paragraph-properties fo:margin-left="0cm" fo:margin-right="0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8" style:family="paragraph" style:parent-style-name="Body_20_text_20__28_2_29_">
      <loext:graphic-properties draw:fill="none" draw:fill-color="#ffffff"/>
      <style:paragraph-properties fo:margin-left="0cm" fo:margin-right="0cm" fo:margin-top="0cm" fo:margin-bottom="0.1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29" style:family="paragraph" style:parent-style-name="Body_20_text_20__28_2_29_">
      <loext:graphic-properties draw:fill="none" draw:fill-color="#ffffff"/>
      <style:paragraph-properties fo:margin-left="0cm" fo:margin-right="0cm" fo:margin-top="0cm" fo:margin-bottom="0.20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0"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1" style:family="paragraph" style:parent-style-name="Body_20_text_20__28_2_29_">
      <loext:graphic-properties draw:fill="none" draw:fill-color="#ffffff"/>
      <style:paragraph-properties fo:margin-left="0cm" fo:margin-right="0cm" fo:margin-top="0cm" fo:margin-bottom="0.162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2" style:family="paragraph" style:parent-style-name="Body_20_text_20__28_2_29_">
      <loext:graphic-properties draw:fill="none" draw:fill-color="#ffffff"/>
      <style:paragraph-properties fo:margin-left="0cm" fo:margin-right="0.282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3" style:family="paragraph" style:parent-style-name="Body_20_text_20__28_2_29_">
      <loext:graphic-properties draw:fill="none" draw:fill-color="#ffffff"/>
      <style:paragraph-properties fo:margin-left="0cm" fo:margin-right="0.282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4" style:family="paragraph" style:parent-style-name="Body_20_text_20__28_2_29_">
      <loext:graphic-properties draw:fill="none" draw:fill-color="#ffffff"/>
      <style:paragraph-properties fo:margin-left="0cm" fo:margin-right="0.247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5" style:family="paragraph" style:parent-style-name="Body_20_text_20__28_2_29_">
      <loext:graphic-properties draw:fill="none" draw:fill-color="#ffffff"/>
      <style:paragraph-properties fo:margin-left="0cm" fo:margin-right="0.882cm" fo:margin-top="0cm" fo:margin-bottom="0.79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6" style:family="paragraph" style:parent-style-name="Body_20_text_20__28_2_29_">
      <loext:graphic-properties draw:fill="none" draw:fill-color="#ffffff"/>
      <style:paragraph-properties fo:margin-left="0cm" fo:margin-right="0.388cm" fo:margin-top="0cm" fo:margin-bottom="0.20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337"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3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342"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reak-before="column" fo:background-color="transparent" fo:keep-with-next="auto" style:writing-mode="lr-tb">
        <style:tab-stops>
          <style:tab-stop style:position="0.667cm"/>
          <style:tab-stop style:position="2.094cm"/>
        </style:tab-stops>
      </style:paragraph-properties>
    </style:style>
    <style:style style:name="P343"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094cm"/>
        </style:tab-stops>
      </style:paragraph-properties>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345"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46"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89cm"/>
        </style:tab-stops>
      </style:paragraph-properties>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348"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87cm" style:type="right"/>
        </style:tab-stops>
      </style:paragraph-properties>
    </style:style>
    <style:style style:name="P349"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118cm"/>
        </style:tab-stops>
      </style:paragraph-properties>
    </style:style>
    <style:style style:name="P35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351"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52"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53"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5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55"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3.145cm" style:type="right"/>
        </style:tab-stops>
      </style:paragraph-properties>
    </style:style>
    <style:style style:name="P35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96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358" style:family="paragraph" style:parent-style-name="Body_20_text_20__28_2_29_">
      <loext:graphic-properties draw:fill="none" draw:fill-color="#ffffff"/>
      <style:paragraph-properties fo:margin-left="10.407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3.351cm"/>
          <style:tab-stop style:position="17.655cm" style:type="right"/>
        </style:tab-stops>
      </style:paragraph-properties>
    </style:style>
    <style:style style:name="P359"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96cm"/>
        </style:tab-stops>
      </style:paragraph-properties>
    </style:style>
    <style:style style:name="P36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598cm"/>
        </style:tab-stops>
      </style:paragraph-properties>
    </style:style>
    <style:style style:name="P361"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88cm"/>
        </style:tab-stops>
      </style:paragraph-properties>
    </style:style>
    <style:style style:name="P362" style:family="paragraph" style:parent-style-name="Body_20_text_20__28_2_29_" style:list-style-name="WWNum37" style:master-page-name="Converted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auto" fo:background-color="transparent" fo:keep-with-next="auto" style:writing-mode="lr-tb">
        <style:tab-stops>
          <style:tab-stop style:position="0.534cm"/>
        </style:tab-stops>
      </style:paragraph-properties>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2cm"/>
          <style:tab-stop style:position="5.027cm"/>
        </style:tab-stops>
      </style:paragraph-properties>
    </style:style>
    <style:style style:name="P36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365"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366" style:family="paragraph" style:parent-style-name="Body_20_text_20__28_2_29_" style:list-style-name="WWNum49">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367"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368" style:family="paragraph" style:parent-style-name="Body_20_text_20__28_2_29_" style:list-style-name="WWNum45" style:master-page-name="Converted8">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13" fo:background-color="transparent" fo:keep-with-next="auto" style:writing-mode="lr-tb">
        <style:tab-stops>
          <style:tab-stop style:position="0.674cm"/>
          <style:tab-stop style:position="2.057cm"/>
        </style:tab-stops>
      </style:paragraph-properties>
    </style:style>
    <style:style style:name="P369"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99cm"/>
        </style:tab-stops>
      </style:paragraph-properties>
    </style:style>
    <style:style style:name="P37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44cm"/>
        </style:tab-stops>
      </style:paragraph-properties>
    </style:style>
    <style:style style:name="P371"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115cm" style:type="center"/>
          <style:tab-stop style:position="2.831cm" style:type="right"/>
        </style:tab-stops>
      </style:paragraph-properties>
    </style:style>
    <style:style style:name="P372"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37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375"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4.667cm" style:type="right"/>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37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4.602cm"/>
        </style:tab-stops>
      </style:paragraph-properties>
    </style:style>
    <style:style style:name="P37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83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381"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31cm"/>
          <style:tab-stop style:position="2.071cm"/>
        </style:tab-stops>
      </style:paragraph-properties>
    </style:style>
    <style:style style:name="P38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31cm"/>
          <style:tab-stop style:position="2.071cm"/>
        </style:tab-stops>
      </style:paragraph-properties>
    </style:style>
    <style:style style:name="P383"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824cm" style:type="right"/>
        </style:tab-stops>
      </style:paragraph-properties>
    </style:style>
    <style:style style:name="P384"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4.602cm" style:type="right"/>
        </style:tab-stops>
      </style:paragraph-properties>
    </style:style>
    <style:style style:name="P385" style:family="paragraph" style:parent-style-name="Body_20_text_20__28_2_29_" style:list-style-name="WWNum73" style:master-page-name="Converted1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21" fo:background-color="transparent" fo:keep-with-next="auto" style:writing-mode="lr-tb">
        <style:tab-stops>
          <style:tab-stop style:position="0.663cm"/>
        </style:tab-stops>
      </style:paragraph-properties>
    </style:style>
    <style:style style:name="P386"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87" style:family="paragraph" style:parent-style-name="Body_20_text_20__28_2_29_" style:list-style-name="WWNum93" style:master-page-name="Converted1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25" fo:background-color="transparent" fo:keep-with-next="auto" style:writing-mode="lr-tb">
        <style:tab-stops>
          <style:tab-stop style:position="0.67cm"/>
        </style:tab-stops>
      </style:paragraph-properties>
    </style:style>
    <style:style style:name="P388"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89"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390"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391"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9cm"/>
        </style:tab-stops>
      </style:paragraph-properties>
    </style:style>
    <style:style style:name="P39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 style:position="5.297cm"/>
        </style:tab-stops>
      </style:paragraph-properties>
    </style:style>
    <style:style style:name="P39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394"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43cm"/>
        </style:tab-stops>
      </style:paragraph-properties>
    </style:style>
    <style:style style:name="P395" style:family="paragraph" style:parent-style-name="Body_20_text_20__28_2_29_" style:list-style-name="WWNum67">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39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9cm"/>
        </style:tab-stops>
      </style:paragraph-properties>
    </style:style>
    <style:style style:name="P398"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4cm"/>
          <style:tab-stop style:position="2.092cm"/>
        </style:tab-stops>
      </style:paragraph-properties>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6cm"/>
        </style:tab-stops>
      </style:paragraph-properties>
    </style:style>
    <style:style style:name="P400"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2.039cm"/>
        </style:tab-stops>
      </style:paragraph-properties>
    </style:style>
    <style:style style:name="P401"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39cm"/>
        </style:tab-stops>
      </style:paragraph-properties>
    </style:style>
    <style:style style:name="P402"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9cm"/>
          <style:tab-stop style:position="2.053cm"/>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9cm"/>
          <style:tab-stop style:position="2.053cm"/>
        </style:tab-stops>
      </style:paragraph-properties>
    </style:style>
    <style:style style:name="P404"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9cm"/>
          <style:tab-stop style:position="2.053cm"/>
        </style:tab-stops>
      </style:paragraph-properties>
    </style:style>
    <style:style style:name="P40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406"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07"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4.533cm" style:type="right"/>
        </style:tab-stops>
      </style:paragraph-properties>
    </style:style>
    <style:style style:name="P40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3cm"/>
          <style:tab-stop style:position="7.299cm" style:type="right"/>
        </style:tab-stops>
      </style:paragraph-properties>
    </style:style>
    <style:style style:name="P409"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41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cm"/>
        </style:tab-stops>
      </style:paragraph-properties>
    </style:style>
    <style:style style:name="P412"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cm"/>
          <style:tab-stop style:position="2.071cm"/>
        </style:tab-stops>
      </style:paragraph-properties>
    </style:style>
    <style:style style:name="P413" style:family="paragraph" style:parent-style-name="Body_20_text_20__28_2_29_" style:list-style-name="WWNum113">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41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7.782cm"/>
          <style:tab-stop style:position="8.641cm" style:type="center"/>
          <style:tab-stop style:position="9.513cm" style:type="center"/>
          <style:tab-stop style:position="12.1cm" style:type="right"/>
        </style:tab-stops>
      </style:paragraph-properties>
    </style:style>
    <style:style style:name="P41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7.758cm"/>
          <style:tab-stop style:position="8.124cm" style:type="center"/>
          <style:tab-stop style:position="12.1cm" style:type="right"/>
        </style:tab-stops>
      </style:paragraph-properties>
    </style:style>
    <style:style style:name="P416" style:family="paragraph" style:parent-style-name="Body_20_text_20__28_2_29_" style:list-style-name="WWNum113">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417"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22cm"/>
          <style:tab-stop style:position="2.118cm"/>
        </style:tab-stops>
      </style:paragraph-properties>
    </style:style>
    <style:style style:name="P41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cm"/>
          <style:tab-stop style:position="5.454cm" style:type="center"/>
          <style:tab-stop style:position="6.309cm" style:type="center"/>
          <style:tab-stop style:position="6.839cm"/>
        </style:tab-stops>
      </style:paragraph-properties>
    </style:style>
    <style:style style:name="P41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420"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21cm"/>
        </style:tab-stops>
      </style:paragraph-properties>
    </style:style>
    <style:style style:name="P421"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88cm"/>
        </style:tab-stops>
      </style:paragraph-properties>
    </style:style>
    <style:style style:name="P422" style:family="paragraph" style:parent-style-name="Body_20_text_20__28_2_29_" style:list-style-name="WWNum81" style:master-page-name="Converted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33" fo:background-color="transparent" fo:keep-with-next="auto" style:writing-mode="lr-tb">
        <style:tab-stops>
          <style:tab-stop style:position="0.669cm"/>
          <style:tab-stop style:position="2.088cm"/>
        </style:tab-stops>
      </style:paragraph-properties>
    </style:style>
    <style:style style:name="P423"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88cm"/>
        </style:tab-stops>
      </style:paragraph-properties>
    </style:style>
    <style:style style:name="P42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 style:position="6.158cm" style:type="center"/>
          <style:tab-stop style:position="10.299cm" style:type="right"/>
        </style:tab-stops>
      </style:paragraph-properties>
    </style:style>
    <style:style style:name="P42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26"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27"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2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3cm"/>
          <style:tab-stop style:position="7.264cm" style:type="right"/>
        </style:tab-stops>
      </style:paragraph-properties>
    </style:style>
    <style:style style:name="P42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3cm"/>
        </style:tab-stops>
      </style:paragraph-properties>
    </style:style>
    <style:style style:name="P430"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4.549cm" style:type="right"/>
        </style:tab-stops>
      </style:paragraph-properties>
    </style:style>
    <style:style style:name="P431" style:family="paragraph" style:parent-style-name="Body_20_text_20__28_2_29_">
      <loext:graphic-properties draw:fill="none" draw:fill-color="#ffffff"/>
      <style:paragraph-properties fo:margin-left="0cm" fo:margin-right="0cm" fo:margin-top="0cm" fo:margin-bottom="0.141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129cm"/>
        </style:tab-stops>
      </style:paragraph-properties>
    </style:style>
    <style:style style:name="P43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433"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43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61cm" style:type="right"/>
        </style:tab-stops>
      </style:paragraph-properties>
    </style:style>
    <style:style style:name="P43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3cm"/>
          <style:tab-stop style:position="6.382cm"/>
          <style:tab-stop style:position="7.341cm" style:type="right"/>
        </style:tab-stops>
      </style:paragraph-properties>
    </style:style>
    <style:style style:name="P436"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4.516cm" style:type="right"/>
        </style:tab-stops>
      </style:paragraph-properties>
    </style:style>
    <style:style style:name="P43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5cm"/>
          <style:tab-stop style:position="7.295cm" style:type="right"/>
        </style:tab-stops>
      </style:paragraph-properties>
    </style:style>
    <style:style style:name="P438" style:family="paragraph" style:parent-style-name="Body_20_text_20__28_2_29_" style:list-style-name="WWNum119">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4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441" style:family="paragraph" style:parent-style-name="Body_20_text_20__28_2_29_" style:list-style-name="WWNum139">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5cm"/>
        </style:tab-stops>
      </style:paragraph-properties>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6cm"/>
          <style:tab-stop style:position="7.084cm" style:type="center"/>
        </style:tab-stops>
      </style:paragraph-properties>
    </style:style>
    <style:style style:name="P443" style:family="paragraph" style:parent-style-name="Body_20_text_20__28_2_29_" style:list-style-name="WWNum141">
      <loext:graphic-properties draw:fill="none" draw:fill-color="#ffffff"/>
      <style:paragraph-properties fo:margin-left="0cm" fo:margin-right="0cm" fo:margin-top="0cm" fo:margin-bottom="0.141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5cm"/>
          <style:tab-stop style:position="2.043cm"/>
        </style:tab-stops>
      </style:paragraph-properties>
    </style:style>
    <style:style style:name="P44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 style:position="5.745cm" style:type="center"/>
          <style:tab-stop style:position="7.2cm" style:type="right"/>
        </style:tab-stops>
      </style:paragraph-properties>
    </style:style>
    <style:style style:name="P445" style:family="paragraph" style:parent-style-name="Body_20_text_20__28_2_29_">
      <loext:graphic-properties draw:fill="none" draw:fill-color="#ffffff"/>
      <style:paragraph-properties fo:margin-left="0cm" fo:margin-right="4.83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46"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47"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4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49" style:family="paragraph" style:parent-style-name="Body_20_text_20__28_2_29_">
      <loext:graphic-properties draw:fill="none" draw:fill-color="#ffffff"/>
      <style:paragraph-properties fo:margin-left="0cm" fo:margin-right="0cm" fo:margin-top="0cm" fo:margin-bottom="0.794cm" style:contextual-spacing="false" fo:line-height="0.369cm" fo:text-align="start" style:justify-single-word="false" fo:keep-together="auto" fo:orphans="0" fo:widows="0" fo:text-indent="0cm" style:auto-text-indent="false" fo:background-color="transparent" fo:keep-with-next="auto" style:writing-mode="lr-tb"/>
    </style:style>
    <style:style style:name="P450"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451"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52" style:family="paragraph" style:parent-style-name="Body_20_text_20__28_2_29_">
      <loext:graphic-properties draw:fill="none" draw:fill-color="#ffffff"/>
      <style:paragraph-properties fo:margin-left="0cm" fo:margin-right="0cm" fo:margin-top="0cm" fo:margin-bottom="0.212cm" style:contextual-spacing="false" fo:line-height="0.369cm" fo:text-align="start" style:justify-single-word="false" fo:keep-together="auto" fo:orphans="0" fo:widows="0" fo:text-indent="0cm" style:auto-text-indent="false" fo:background-color="transparent" fo:keep-with-next="auto" style:writing-mode="lr-tb"/>
    </style:style>
    <style:style style:name="P453" style:family="paragraph" style:parent-style-name="Body_20_text_20__28_2_29_">
      <loext:graphic-properties draw:fill="none" draw:fill-color="#ffffff"/>
      <style:paragraph-properties fo:margin-left="0cm" fo:margin-right="0cm" fo:margin-top="0cm" fo:margin-bottom="0.208cm" style:contextual-spacing="false" fo:line-height="0.369cm" fo:text-align="start" style:justify-single-word="false" fo:keep-together="auto" fo:orphans="0" fo:widows="0" fo:text-indent="0cm" style:auto-text-indent="false" fo:background-color="transparent" fo:keep-with-next="auto" style:writing-mode="lr-tb"/>
    </style:style>
    <style:style style:name="P454" style:family="paragraph" style:parent-style-name="Body_20_text_20__28_2_29_">
      <loext:graphic-properties draw:fill="none" draw:fill-color="#ffffff"/>
      <style:paragraph-properties fo:margin-left="0cm" fo:margin-right="0cm" fo:margin-top="0cm" fo:margin-bottom="0.617cm" style:contextual-spacing="false" fo:line-height="0.369cm" fo:text-align="start" style:justify-single-word="false" fo:keep-together="auto" fo:orphans="0" fo:widows="0" fo:text-indent="0cm" style:auto-text-indent="false" fo:background-color="transparent" fo:keep-with-next="auto" style:writing-mode="lr-tb"/>
    </style:style>
    <style:style style:name="P455" style:family="paragraph" style:parent-style-name="Body_20_text_20__28_2_29_">
      <loext:graphic-properties draw:fill="none" draw:fill-color="#ffffff"/>
      <style:paragraph-properties fo:margin-left="0cm" fo:margin-right="1.48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56" style:family="paragraph" style:parent-style-name="Body_20_text_20__28_2_29_">
      <loext:graphic-properties draw:fill="none" draw:fill-color="#ffffff"/>
      <style:paragraph-properties fo:margin-left="0cm" fo:margin-right="5.398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57" style:family="paragraph" style:parent-style-name="Body_20_text_20__28_2_29_">
      <loext:graphic-properties draw:fill="none" draw:fill-color="#ffffff"/>
      <style:paragraph-properties fo:margin-left="0cm" fo:margin-right="5.39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58" style:family="paragraph" style:parent-style-name="Body_20_text_20__28_2_29_">
      <loext:graphic-properties draw:fill="none" draw:fill-color="#ffffff"/>
      <style:paragraph-properties fo:margin-left="3.14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59" style:family="paragraph" style:parent-style-name="Body_20_text_20__28_2_29_">
      <loext:graphic-properties draw:fill="none" draw:fill-color="#ffffff"/>
      <style:paragraph-properties fo:margin-left="0cm" fo:margin-right="9.737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60" style:family="paragraph" style:parent-style-name="Body_20_text_20__28_2_29_">
      <loext:graphic-properties draw:fill="none" draw:fill-color="#ffffff"/>
      <style:paragraph-properties fo:margin-left="0cm" fo:margin-right="9.737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461" style:family="paragraph" style:parent-style-name="Body_20_text_20__28_2_29_">
      <loext:graphic-properties draw:fill="none" draw:fill-color="#ffffff"/>
      <style:paragraph-properties fo:margin-left="0cm" fo:margin-right="8.573cm" fo:margin-top="0cm" fo:margin-bottom="0.18cm" style:contextual-spacing="false" fo:line-height="0.369cm" fo:text-align="start" style:justify-single-word="false" fo:keep-together="auto" fo:orphans="0" fo:widows="0" fo:text-indent="0cm" style:auto-text-indent="false" fo:background-color="transparent" fo:keep-with-next="auto" style:writing-mode="lr-tb"/>
    </style:style>
    <style:style style:name="P462" style:family="paragraph" style:parent-style-name="Body_20_text_20__28_2_29_">
      <loext:graphic-properties draw:fill="none" draw:fill-color="#ffffff"/>
      <style:paragraph-properties fo:margin-left="0cm" fo:margin-right="3.66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63" style:family="paragraph" style:parent-style-name="Body_20_text_20__28_2_29_">
      <loext:graphic-properties draw:fill="none" draw:fill-color="#ffffff"/>
      <style:paragraph-properties fo:margin-left="0cm" fo:margin-right="1.58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64" style:family="paragraph" style:parent-style-name="Body_20_text_20__28_2_29_">
      <loext:graphic-properties draw:fill="none" draw:fill-color="#ffffff"/>
      <style:paragraph-properties fo:margin-left="10.407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65" style:family="paragraph" style:parent-style-name="Body_20_text_20__28_2_29_">
      <loext:graphic-properties draw:fill="none" draw:fill-color="#ffffff"/>
      <style:paragraph-properties fo:margin-left="3.704cm" fo:margin-right="0cm" fo:margin-top="0cm" fo:margin-bottom="0cm" style:contextual-spacing="false" fo:line-height="0.369cm" fo:text-align="start" style:justify-single-word="false" fo:keep-together="auto" fo:orphans="0" fo:widows="0" fo:text-indent="-3.704cm" style:auto-text-indent="false" fo:background-color="transparent" fo:keep-with-next="auto" style:writing-mode="lr-tb"/>
    </style:style>
    <style:style style:name="P466" style:family="paragraph" style:parent-style-name="Body_20_text_20__28_2_29_">
      <loext:graphic-properties draw:fill="none" draw:fill-color="#ffffff"/>
      <style:paragraph-properties fo:margin-left="0cm" fo:margin-right="4.51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67" style:family="paragraph" style:parent-style-name="Body_20_text_20__28_2_29_">
      <loext:graphic-properties draw:fill="none" draw:fill-color="#ffffff"/>
      <style:paragraph-properties fo:margin-left="0cm" fo:margin-right="0.6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68" style:family="paragraph" style:parent-style-name="Body_20_text_20__28_2_29_">
      <loext:graphic-properties draw:fill="none" draw:fill-color="#ffffff"/>
      <style:paragraph-properties fo:margin-left="0cm" fo:margin-right="0.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69" style:family="paragraph" style:parent-style-name="Body_20_text_20__28_2_29_">
      <loext:graphic-properties draw:fill="none" draw:fill-color="#ffffff"/>
      <style:paragraph-properties fo:margin-left="0cm" fo:margin-right="0.6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70" style:family="paragraph" style:parent-style-name="Body_20_text_20__28_2_29_">
      <loext:graphic-properties draw:fill="none" draw:fill-color="#ffffff"/>
      <style:paragraph-properties fo:margin-left="0cm" fo:margin-right="0.6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471" style:family="paragraph" style:parent-style-name="Body_20_text_20__28_2_29_">
      <loext:graphic-properties draw:fill="none" draw:fill-color="#ffffff"/>
      <style:paragraph-properties fo:margin-left="0cm" fo:margin-right="4.6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72" style:family="paragraph" style:parent-style-name="Body_20_text_20__28_2_29_">
      <loext:graphic-properties draw:fill="none" draw:fill-color="#ffffff"/>
      <style:paragraph-properties fo:margin-left="1.482cm" fo:margin-right="0cm" fo:margin-top="0cm" fo:margin-bottom="0.758cm" style:contextual-spacing="false" fo:line-height="0.369cm" fo:text-align="start" style:justify-single-word="false" fo:keep-together="auto" fo:orphans="0" fo:widows="0" fo:text-indent="-1.482cm" style:auto-text-indent="false" fo:background-color="transparent" fo:keep-with-next="auto" style:writing-mode="lr-tb"/>
    </style:style>
    <style:style style:name="P473" style:family="paragraph" style:parent-style-name="Body_20_text_20__28_2_29_">
      <loext:graphic-properties draw:fill="none" draw:fill-color="#ffffff"/>
      <style:paragraph-properties fo:margin-left="0cm" fo:margin-right="8.326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74" style:family="paragraph" style:parent-style-name="Body_20_text_20__28_2_29_">
      <loext:graphic-properties draw:fill="none" draw:fill-color="#ffffff"/>
      <style:paragraph-properties fo:margin-left="0cm" fo:margin-right="5.36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75" style:family="paragraph" style:parent-style-name="Body_20_text_20__28_2_29_">
      <loext:graphic-properties draw:fill="none" draw:fill-color="#ffffff"/>
      <style:paragraph-properties fo:margin-left="0cm" fo:margin-right="2.36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76" style:family="paragraph" style:parent-style-name="Body_20_text_20__28_2_29_">
      <loext:graphic-properties draw:fill="none" draw:fill-color="#ffffff"/>
      <style:paragraph-properties fo:margin-left="0cm" fo:margin-right="8.502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77" style:family="paragraph" style:parent-style-name="Body_20_text_20__28_2_29_">
      <loext:graphic-properties draw:fill="none" draw:fill-color="#ffffff"/>
      <style:paragraph-properties fo:margin-left="2.893cm" fo:margin-right="0cm" fo:margin-top="0cm" fo:margin-bottom="0cm" style:contextual-spacing="false" fo:line-height="0.369cm" fo:text-align="start" style:justify-single-word="false" fo:keep-together="auto" fo:orphans="0" fo:widows="0" fo:text-indent="-2.893cm" style:auto-text-indent="false" fo:background-color="transparent" fo:keep-with-next="auto" style:writing-mode="lr-tb"/>
    </style:style>
    <style:style style:name="P478" style:family="paragraph" style:parent-style-name="Body_20_text_20__28_2_29_">
      <loext:graphic-properties draw:fill="none" draw:fill-color="#ffffff"/>
      <style:paragraph-properties fo:margin-left="0cm" fo:margin-right="8.643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1.69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2.50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2.081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82"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9cm"/>
          <style:tab-stop style:position="2.078cm"/>
        </style:tab-stops>
      </style:paragraph-properties>
    </style:style>
    <style:style style:name="P48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9cm"/>
          <style:tab-stop style:position="2.078cm"/>
        </style:tab-stops>
      </style:paragraph-properties>
    </style:style>
    <style:style style:name="P484" style:family="paragraph" style:parent-style-name="Body_20_text_20__28_2_29_" style:list-style-name="WWNum37">
      <loext:graphic-properties draw:fill="none" draw:fill-color="#ffffff"/>
      <style:paragraph-properties fo:margin-left="10.407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1.081cm"/>
        </style:tab-stops>
      </style:paragraph-properties>
    </style:style>
    <style:style style:name="P485"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486"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 style:position="4.667cm" style:type="right"/>
        </style:tab-stops>
      </style:paragraph-properties>
    </style:style>
    <style:style style:name="P487"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488"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89"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490" style:family="paragraph" style:parent-style-name="Body_20_text_20__28_2_29_" style:list-style-name="WWNum105">
      <loext:graphic-properties draw:fill="none" draw:fill-color="#ffffff"/>
      <style:paragraph-properties fo:margin-left="0cm" fo:margin-right="8.18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491" style:family="paragraph" style:parent-style-name="Body_20_text_20__28_2_29_" style:list-style-name="WWNum105">
      <loext:graphic-properties draw:fill="none" draw:fill-color="#ffffff"/>
      <style:paragraph-properties fo:margin-left="0cm" fo:margin-right="8.39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492" style:family="paragraph" style:parent-style-name="Body_20_text_20__28_2_29_">
      <loext:graphic-properties draw:fill="none" draw:fill-color="#ffffff"/>
      <style:paragraph-properties fo:margin-left="0cm" fo:margin-right="5.715cm" fo:margin-top="0cm" fo:margin-bottom="0cm" style:contextual-spacing="false" fo:line-height="0.369cm" fo:text-align="start" style:justify-single-word="false" fo:keep-together="auto" fo:orphans="0" fo:widows="0" fo:text-indent="2.223cm" style:auto-text-indent="false" fo:background-color="transparent" fo:keep-with-next="auto" style:writing-mode="lr-tb">
        <style:tab-stops>
          <style:tab-stop style:position="2.953cm"/>
        </style:tab-stops>
      </style:paragraph-properties>
    </style:style>
    <style:style style:name="P493"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78cm" style:type="right"/>
          <style:tab-stop style:position="5.177cm" style:type="right"/>
        </style:tab-stops>
      </style:paragraph-properties>
    </style:style>
    <style:style style:name="P494" style:family="paragraph" style:parent-style-name="Body_20_text_20__28_2_29_" style:list-style-name="WWNum117">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495" style:family="paragraph" style:parent-style-name="Body_20_text_20__28_2_29_" style:list-style-name="WWNum117">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496"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78cm" style:type="right"/>
          <style:tab-stop style:position="3.353cm" style:type="right"/>
        </style:tab-stops>
      </style:paragraph-properties>
    </style:style>
    <style:style style:name="P497"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21cm"/>
        </style:tab-stops>
      </style:paragraph-properties>
    </style:style>
    <style:style style:name="P498"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83cm" style:type="center"/>
          <style:tab-stop style:position="2.08cm"/>
        </style:tab-stops>
      </style:paragraph-properties>
    </style:style>
    <style:style style:name="P499"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500"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style>
    <style:style style:name="P501" style:family="paragraph" style:parent-style-name="Body_20_text_20__28_2_29_">
      <loext:graphic-properties draw:fill="none" draw:fill-color="#ffffff"/>
      <style:paragraph-properties fo:margin-left="0cm" fo:margin-right="0cm" fo:margin-top="0cm" fo:margin-bottom="0.196cm" style:contextual-spacing="false" fo:line-height="0.351cm" fo:text-align="start" style:justify-single-word="false" fo:keep-together="auto" fo:orphans="0" fo:widows="0" fo:text-indent="0cm" style:auto-text-indent="false" fo:background-color="transparent" fo:keep-with-next="auto" style:writing-mode="lr-tb"/>
    </style:style>
    <style:style style:name="P502" style:family="paragraph" style:parent-style-name="Body_20_text_20__28_2_29_">
      <loext:graphic-properties draw:fill="none" draw:fill-color="#ffffff"/>
      <style:paragraph-properties fo:margin-left="0cm" fo:margin-right="6.279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503" style:family="paragraph" style:parent-style-name="Body_20_text_20__28_2_29_">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style>
    <style:style style:name="P504"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1.076cm" style:type="center"/>
          <style:tab-stop style:position="2.113cm"/>
        </style:tab-stops>
      </style:paragraph-properties>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06" style:family="paragraph" style:parent-style-name="Body_20_text_20__28_2_29_">
      <loext:graphic-properties draw:fill="none" draw:fill-color="#ffffff"/>
      <style:paragraph-properties fo:margin-left="0cm" fo:margin-right="8.855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508" style:family="paragraph" style:parent-style-name="Body_20_text_20__28_2_29_">
      <loext:graphic-properties draw:fill="none" draw:fill-color="#ffffff"/>
      <style:paragraph-properties fo:margin-left="0cm" fo:margin-right="9.419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09" style:family="paragraph" style:parent-style-name="Body_20_text_20__28_2_29_">
      <loext:graphic-properties draw:fill="none" draw:fill-color="#ffffff"/>
      <style:paragraph-properties fo:margin-left="0cm" fo:margin-right="2.117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510" style:family="paragraph" style:parent-style-name="Body_20_text_20__28_2_29_">
      <loext:graphic-properties draw:fill="none" draw:fill-color="#ffffff"/>
      <style:paragraph-properties fo:margin-left="0cm" fo:margin-right="2.469cm" fo:margin-top="0cm" fo:margin-bottom="0.145cm" style:contextual-spacing="false" fo:line-height="0.335cm" fo:text-align="start" style:justify-single-word="false" fo:keep-together="auto" fo:orphans="0" fo:widows="0" fo:text-indent="0cm" style:auto-text-indent="false" fo:background-color="transparent" fo:keep-with-next="auto" style:writing-mode="lr-tb"/>
    </style:style>
    <style:style style:name="P511" style:family="paragraph" style:parent-style-name="Body_20_text_20__28_2_29_">
      <loext:graphic-properties draw:fill="none" draw:fill-color="#ffffff"/>
      <style:paragraph-properties fo:margin-left="0cm" fo:margin-right="0.353cm" fo:margin-top="0cm" fo:margin-bottom="0.755cm" style:contextual-spacing="false" fo:line-height="0.363cm" fo:text-align="justify" style:justify-single-word="false" fo:keep-together="auto" fo:orphans="0" fo:widows="0" fo:text-indent="0cm" style:auto-text-indent="false" fo:background-color="transparent" fo:keep-with-next="auto" style:writing-mode="lr-tb"/>
    </style:style>
    <style:style style:name="P51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513" style:family="paragraph" style:parent-style-name="Body_20_text_20__28_2_29_">
      <loext:graphic-properties draw:fill="none" draw:fill-color="#ffffff"/>
      <style:paragraph-properties fo:margin-left="0cm" fo:margin-right="0cm" fo:margin-top="0cm" fo:margin-bottom="0.176cm" style:contextual-spacing="false" fo:line-height="0.363cm" fo:text-align="justify" style:justify-single-word="false" fo:keep-together="auto" fo:orphans="0" fo:widows="0" fo:text-indent="0cm" style:auto-text-indent="false" fo:background-color="transparent" fo:keep-with-next="auto" style:writing-mode="lr-tb"/>
    </style:style>
    <style:style style:name="P514" style:family="paragraph" style:parent-style-name="Body_20_text_20__28_2_29_">
      <loext:graphic-properties draw:fill="none" draw:fill-color="#ffffff"/>
      <style:paragraph-properties fo:margin-left="0cm" fo:margin-right="0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515" style:family="paragraph" style:parent-style-name="Body_20_text_20__28_2_29_">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516"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145cm" style:type="right"/>
        </style:tab-stops>
      </style:paragraph-properties>
    </style:style>
    <style:style style:name="P517"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4.602cm" style:type="right"/>
        </style:tab-stops>
      </style:paragraph-properties>
    </style:style>
    <style:style style:name="P518"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2.115cm"/>
        </style:tab-stops>
      </style:paragraph-properties>
    </style:style>
    <style:style style:name="P519"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520"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369cm"/>
        </style:tab-stops>
      </style:paragraph-properties>
    </style:style>
    <style:style style:name="P521"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49cm"/>
          <style:tab-stop style:position="2.053cm"/>
        </style:tab-stops>
      </style:paragraph-properties>
    </style:style>
    <style:style style:name="P52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523"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46cm"/>
        </style:tab-stops>
      </style:paragraph-properties>
    </style:style>
    <style:style style:name="P52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525"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526"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527"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style>
    <style:style style:name="P528" style:family="paragraph" style:parent-style-name="Body_20_text_20__28_2_29_" style:master-page-name="Converted2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style:page-number="36" fo:background-color="transparent" fo:keep-with-next="auto" style:writing-mode="lr-tb"/>
    </style:style>
    <style:style style:name="P529"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530"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531" style:family="paragraph" style:parent-style-name="Body_20_text_20__28_2_29_">
      <loext:graphic-properties draw:fill="none" draw:fill-color="#ffffff"/>
      <style:paragraph-properties fo:margin-left="0cm" fo:margin-right="0cm" fo:margin-top="0cm" fo:margin-bottom="0.208cm" style:contextual-spacing="false" fo:line-height="0.363cm" fo:text-align="start" style:justify-single-word="false" fo:keep-together="auto" fo:orphans="0" fo:widows="0" fo:text-indent="0cm" style:auto-text-indent="false" fo:background-color="transparent" fo:keep-with-next="auto" style:writing-mode="lr-tb"/>
    </style:style>
    <style:style style:name="P532" style:family="paragraph" style:parent-style-name="Body_20_text_20__28_2_29_">
      <loext:graphic-properties draw:fill="none" draw:fill-color="#ffffff"/>
      <style:paragraph-properties fo:margin-left="0cm" fo:margin-right="0cm" fo:margin-top="0cm" fo:margin-bottom="0.166cm" style:contextual-spacing="false" fo:line-height="0.363cm" fo:text-align="start" style:justify-single-word="false" fo:keep-together="auto" fo:orphans="0" fo:widows="0" fo:text-indent="0cm" style:auto-text-indent="false" fo:background-color="transparent" fo:keep-with-next="auto" style:writing-mode="lr-tb"/>
    </style:style>
    <style:style style:name="P533" style:family="paragraph" style:parent-style-name="Body_20_text_20__28_2_29_">
      <loext:graphic-properties draw:fill="none" draw:fill-color="#ffffff"/>
      <style:paragraph-properties fo:margin-left="0cm" fo:margin-right="0cm" fo:margin-top="0cm" fo:margin-bottom="0.134cm" style:contextual-spacing="false" fo:line-height="0.363cm" fo:text-align="start" style:justify-single-word="false" fo:keep-together="auto" fo:orphans="0" fo:widows="0" fo:text-indent="0cm" style:auto-text-indent="false" fo:background-color="transparent" fo:keep-with-next="auto" style:writing-mode="lr-tb"/>
    </style:style>
    <style:style style:name="P534" style:family="paragraph" style:parent-style-name="Body_20_text_20__28_2_29_">
      <loext:graphic-properties draw:fill="none" draw:fill-color="#ffffff"/>
      <style:paragraph-properties fo:margin-left="0cm" fo:margin-right="8.502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535" style:family="paragraph" style:parent-style-name="Body_20_text_20__28_2_29_">
      <loext:graphic-properties draw:fill="none" draw:fill-color="#ffffff"/>
      <style:paragraph-properties fo:margin-left="0cm" fo:margin-right="9.349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536" style:family="paragraph" style:parent-style-name="Body_20_text_20__28_2_29_" style:list-style-name="WWNum43">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537" style:family="paragraph" style:parent-style-name="Body_20_text_20__28_2_29_" style:list-style-name="WWNum105">
      <loext:graphic-properties draw:fill="none" draw:fill-color="#ffffff"/>
      <style:paragraph-properties fo:margin-left="0cm" fo:margin-right="9.737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38"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478cm" style:type="right"/>
          <style:tab-stop style:position="4.581cm" style:type="right"/>
        </style:tab-stops>
      </style:paragraph-properties>
    </style:style>
    <style:style style:name="P539" style:family="paragraph" style:parent-style-name="Body_20_text_20__28_2_29_">
      <loext:graphic-properties draw:fill="none" draw:fill-color="#ffffff"/>
      <style:paragraph-properties fo:margin-left="0cm" fo:margin-right="0cm" fo:margin-top="0cm" fo:margin-bottom="0.737cm" style:contextual-spacing="false" fo:line-height="0.342cm" fo:text-align="start" style:justify-single-word="false" fo:keep-together="auto" fo:orphans="0" fo:widows="0" fo:text-indent="0cm" style:auto-text-indent="false" fo:background-color="transparent" fo:keep-with-next="auto" style:writing-mode="lr-tb"/>
    </style:style>
    <style:style style:name="P540" style:family="paragraph" style:parent-style-name="Body_20_text_20__28_2_29_">
      <loext:graphic-properties draw:fill="none" draw:fill-color="#ffffff"/>
      <style:paragraph-properties fo:margin-left="0cm" fo:margin-right="0cm" fo:margin-top="0cm" fo:margin-bottom="0.15cm" style:contextual-spacing="false" fo:line-height="0.342cm" fo:text-align="start" style:justify-single-word="false" fo:keep-together="auto" fo:orphans="0" fo:widows="0" fo:text-indent="0cm" style:auto-text-indent="false" fo:background-color="transparent" fo:keep-with-next="auto" style:writing-mode="lr-tb"/>
    </style:style>
    <style:style style:name="P541"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style>
    <style:style style:name="P54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54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544" style:family="paragraph" style:parent-style-name="Body_20_text_20__28_2_29_">
      <loext:graphic-properties draw:fill="none" draw:fill-color="#ffffff"/>
      <style:paragraph-properties fo:margin-left="0cm" fo:margin-right="0cm" fo:margin-top="0cm" fo:margin-bottom="0.166cm" style:contextual-spacing="false" fo:text-align="justify" style:justify-single-word="false" fo:keep-together="auto" fo:orphans="0" fo:widows="0" fo:text-indent="0cm" style:auto-text-indent="false" fo:background-color="transparent" fo:keep-with-next="auto" style:writing-mode="lr-tb"/>
    </style:style>
    <style:style style:name="P545" style:family="paragraph" style:parent-style-name="Body_20_text_20__28_2_29_">
      <loext:graphic-properties draw:fill="none" draw:fill-color="#ffffff"/>
      <style:paragraph-properties fo:margin-left="0cm" fo:margin-right="0cm" fo:margin-top="0cm" fo:margin-bottom="0.155cm" style:contextual-spacing="false" fo:text-align="justify" style:justify-single-word="false" fo:keep-together="auto" fo:orphans="0" fo:widows="0" fo:text-indent="0cm" style:auto-text-indent="false" fo:background-color="transparent" fo:keep-with-next="auto" style:writing-mode="lr-tb"/>
    </style:style>
    <style:style style:name="P54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547" style:family="paragraph" style:parent-style-name="Body_20_text_20__28_2_29_">
      <loext:graphic-properties draw:fill="none" draw:fill-color="#ffffff"/>
      <style:paragraph-properties fo:margin-left="0cm" fo:margin-right="1.341cm" fo:margin-top="0cm" fo:margin-bottom="0.178cm" style:contextual-spacing="false" fo:line-height="0.33cm" fo:text-align="start" style:justify-single-word="false" fo:keep-together="auto" fo:orphans="0" fo:widows="0" fo:text-indent="0cm" style:auto-text-indent="false" fo:background-color="transparent" fo:keep-with-next="auto" style:writing-mode="lr-tb"/>
    </style:style>
    <style:style style:name="P548" style:family="paragraph" style:parent-style-name="Body_20_text_20__28_2_29_">
      <loext:graphic-properties draw:fill="none" draw:fill-color="#ffffff"/>
      <style:paragraph-properties fo:margin-left="0cm" fo:margin-right="0cm" fo:margin-top="0cm" fo:margin-bottom="0.139cm" style:contextual-spacing="false" fo:line-height="0.33cm" fo:text-align="justify" style:justify-single-word="false" fo:keep-together="auto" fo:orphans="0" fo:widows="0" fo:text-indent="0cm" style:auto-text-indent="false" fo:background-color="transparent" fo:keep-with-next="auto" style:writing-mode="lr-tb"/>
    </style:style>
    <style:style style:name="P549" style:family="paragraph" style:parent-style-name="Body_20_text_20__28_2_29_">
      <loext:graphic-properties draw:fill="none" draw:fill-color="#ffffff"/>
      <style:paragraph-properties fo:margin-left="0cm" fo:margin-right="1.341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550"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551" style:family="paragraph" style:parent-style-name="Body_20_text_20__28_2_29_" style:master-page-name="Converted5">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style:page-number="9" fo:background-color="transparent" fo:keep-with-next="auto" style:writing-mode="lr-tb"/>
    </style:style>
    <style:style style:name="P552"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674cm" style:type="right"/>
        </style:tab-stops>
      </style:paragraph-properties>
    </style:style>
    <style:style style:name="P553"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style>
    <style:style style:name="P554"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55"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923cm" style:type="right"/>
        </style:tab-stops>
      </style:paragraph-properties>
    </style:style>
    <style:style style:name="P556" style:family="paragraph" style:parent-style-name="Body_20_text_20__28_2_29_">
      <loext:graphic-properties draw:fill="none" draw:fill-color="#ffffff"/>
      <style:paragraph-properties fo:margin-left="0cm" fo:margin-right="9.278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57" style:family="paragraph" style:parent-style-name="Body_20_text_20__28_2_29_">
      <loext:graphic-properties draw:fill="none" draw:fill-color="#ffffff"/>
      <style:paragraph-properties fo:margin-left="0cm" fo:margin-right="0.6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558" style:family="paragraph" style:parent-style-name="Body_20_text_20__28_2_29_">
      <loext:graphic-properties draw:fill="none" draw:fill-color="#ffffff"/>
      <style:paragraph-properties fo:margin-left="0cm" fo:margin-right="0cm" fo:margin-top="0cm" fo:margin-bottom="0.187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1.52cm" style:type="right"/>
        </style:tab-stops>
      </style:paragraph-properties>
    </style:style>
    <style:style style:name="P559" style:family="paragraph" style:parent-style-name="Body_20_text_20__28_2_29_">
      <loext:graphic-properties draw:fill="none" draw:fill-color="#ffffff"/>
      <style:paragraph-properties fo:margin-left="0cm" fo:margin-right="0cm" fo:margin-top="0cm" fo:margin-bottom="0.254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61"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63cm"/>
          <style:tab-stop style:position="4.043cm"/>
          <style:tab-stop style:position="6.655cm" style:type="right"/>
          <style:tab-stop style:position="7.285cm" style:type="right"/>
        </style:tab-stops>
      </style:paragraph-properties>
    </style:style>
    <style:style style:name="P562"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63cm"/>
          <style:tab-stop style:position="5.733cm" style:type="center"/>
          <style:tab-stop style:position="7.193cm" style:type="right"/>
        </style:tab-stops>
      </style:paragraph-properties>
    </style:style>
    <style:style style:name="P563"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564" style:family="paragraph" style:parent-style-name="Body_20_text_20__28_2_29_">
      <loext:graphic-properties draw:fill="none" draw:fill-color="#ffffff"/>
      <style:paragraph-properties fo:margin-left="0cm" fo:margin-right="0.67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5.398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567" style:family="paragraph" style:parent-style-name="Body_20_text_20__28_2_29_">
      <loext:graphic-properties draw:fill="none" draw:fill-color="#ffffff"/>
      <style:paragraph-properties fo:margin-left="0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cm" fo:margin-right="0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cm" fo:margin-right="0cm" fo:margin-top="0cm" fo:margin-bottom="0.21cm" style:contextual-spacing="false" fo:line-height="0.42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245cm" style:contextual-spacing="false" fo:line-height="0.42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cm" fo:margin-right="0cm" fo:margin-top="0cm" fo:margin-bottom="0cm" style:contextual-spacing="false" fo:line-height="0.441cm" fo:text-align="justify"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style:master-page-name="Converted19">
      <loext:graphic-properties draw:fill="none" draw:fill-color="#ffffff"/>
      <style:paragraph-properties fo:margin-left="0cm" fo:margin-right="7.973cm" fo:margin-top="0cm" fo:margin-bottom="0cm" style:contextual-spacing="false" fo:line-height="0.55cm" fo:text-align="start" style:justify-single-word="false" fo:keep-together="auto" fo:orphans="0" fo:widows="0" fo:text-indent="0cm" style:auto-text-indent="false" style:page-number="27" fo:background-color="transparent" fo:keep-with-next="auto" style:writing-mode="lr-tb">
        <style:tab-stops>
          <style:tab-stop style:position="0.67cm"/>
        </style:tab-stops>
      </style:paragraph-properties>
    </style:style>
    <style:style style:name="P573" style:family="paragraph" style:parent-style-name="Body_20_text_20__28_2_29_">
      <loext:graphic-properties draw:fill="none" draw:fill-color="#ffffff"/>
      <style:paragraph-properties fo:margin-left="0cm" fo:margin-right="0cm" fo:margin-top="0cm" fo:margin-bottom="0cm" style:contextual-spacing="false" fo:line-height="0.568cm" fo:text-align="justify"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cm" fo:margin-right="0cm" fo:margin-top="0cm" fo:margin-bottom="0.658cm" style:contextual-spacing="false" fo:line-height="0.411cm" fo:text-align="justify"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0cm" fo:margin-right="0cm" fo:margin-top="0cm" fo:margin-bottom="0.153cm" style:contextual-spacing="false" fo:line-height="0.347cm" fo:text-align="start"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loext:graphic-properties draw:fill="none" draw:fill-color="#ffffff"/>
      <style:paragraph-properties fo:margin-left="0cm" fo:margin-right="0cm" fo:margin-top="0cm" fo:margin-bottom="0.146cm" style:contextual-spacing="false" fo:line-height="0.339cm" fo:text-align="start" style:justify-single-word="false" fo:keep-together="auto" fo:orphans="0" fo:widows="0" fo:text-indent="0cm" style:auto-text-indent="false" fo:background-color="transparent" fo:keep-with-next="auto" style:writing-mode="lr-tb"/>
    </style:style>
    <style:style style:name="P577" style:family="paragraph" style:parent-style-name="Body_20_text_20__28_3_29_" style:master-page-name="First_20_Page">
      <loext:graphic-properties draw:fill="none" draw:fill-color="#ffffff"/>
      <style:paragraph-properties fo:margin-left="0cm" fo:margin-right="0cm" fo:margin-top="0cm" fo:margin-bottom="0.42cm" style:contextual-spacing="false" fo:text-align="start" style:justify-single-word="false" fo:keep-together="auto" fo:orphans="0" fo:widows="0" fo:text-indent="0cm" style:auto-text-indent="false" style:page-number="auto" fo:background-color="transparent" fo:keep-with-next="auto" style:writing-mode="lr-tb"/>
    </style:style>
    <style:style style:name="P578" style:family="paragraph" style:parent-style-name="Body_20_text_20__28_3_29_" style:list-style-name="WWNum1">
      <loext:graphic-properties draw:fill="none" draw:fill-color="#ffffff"/>
      <style:paragraph-properties fo:margin-left="1.552cm" fo:margin-right="0cm" fo:margin-top="0cm" fo:margin-bottom="0.416cm" style:contextual-spacing="false" fo:text-align="start" style:justify-single-word="false" fo:keep-together="auto" fo:orphans="0" fo:widows="0" fo:text-indent="0cm" style:auto-text-indent="false" fo:background-color="transparent" fo:keep-with-next="auto" style:writing-mode="lr-tb">
        <style:tab-stops>
          <style:tab-stop style:position="1.517cm"/>
        </style:tab-stops>
      </style:paragraph-properties>
    </style:style>
    <style:style style:name="P579" style:family="paragraph" style:parent-style-name="Body_20_text_20__28_3_29_">
      <loext:graphic-properties draw:fill="none" draw:fill-color="#ffffff"/>
      <style:paragraph-properties fo:margin-left="0cm" fo:margin-right="0cm" fo:margin-top="0cm" fo:margin-bottom="0.423cm" style:contextual-spacing="false" fo:line-height="0.432cm" fo:text-align="start" style:justify-single-word="false" fo:keep-together="auto" fo:orphans="0" fo:widows="0" fo:text-indent="0.529cm" style:auto-text-indent="false" fo:background-color="transparent" fo:keep-with-next="auto" style:writing-mode="lr-tb"/>
    </style:style>
    <style:style style:name="P580" style:family="paragraph" style:parent-style-name="Body_20_text_20__28_3_29_">
      <loext:graphic-properties draw:fill="none" draw:fill-color="#ffffff"/>
      <style:paragraph-properties fo:margin-left="0cm" fo:margin-right="0cm" fo:margin-top="0cm" fo:margin-bottom="0cm" style:contextual-spacing="false" fo:line-height="0.432cm" fo:text-align="start" style:justify-single-word="false" fo:keep-together="auto" fo:orphans="0" fo:widows="0" fo:text-indent="0.529cm" style:auto-text-indent="false" fo:background-color="transparent" fo:keep-with-next="auto" style:writing-mode="lr-tb"/>
    </style:style>
    <style:style style:name="P581" style:family="paragraph" style:parent-style-name="Body_20_text_20__28_3_29_" style:list-style-name="WWNum1">
      <loext:graphic-properties draw:fill="none" draw:fill-color="#ffffff"/>
      <style:paragraph-properties fo:margin-left="1.552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tab-stops>
          <style:tab-stop style:position="1.517cm"/>
        </style:tab-stops>
      </style:paragraph-properties>
    </style:style>
    <style:style style:name="P582" style:family="paragraph" style:parent-style-name="Body_20_text_20__28_3_29_">
      <loext:graphic-properties draw:fill="none" draw:fill-color="#ffffff"/>
      <style:paragraph-properties fo:margin-left="0cm" fo:margin-right="0cm" fo:margin-top="0cm" fo:margin-bottom="0.427cm" style:contextual-spacing="false" fo:line-height="0.436cm" fo:text-align="start" style:justify-single-word="false" fo:keep-together="auto" fo:orphans="0" fo:widows="0" fo:text-indent="0.529cm" style:auto-text-indent="false" fo:background-color="transparent" fo:keep-with-next="auto" style:writing-mode="lr-tb"/>
    </style:style>
    <style:style style:name="P58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7cm"/>
        </style:tab-stops>
      </style:paragraph-properties>
    </style:style>
    <style:style style:name="P58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style>
    <style:style style:name="P585"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586"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58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588"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style>
    <style:style style:name="P58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59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591"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59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59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59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595"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7cm"/>
        </style:tab-stops>
      </style:paragraph-properties>
    </style:style>
    <style:style style:name="P596"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21cm"/>
        </style:tab-stops>
      </style:paragraph-properties>
    </style:style>
    <style:style style:name="P597"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93cm"/>
        </style:tab-stops>
      </style:paragraph-properties>
    </style:style>
    <style:style style:name="P598"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599"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600"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2cm"/>
        </style:tab-stops>
      </style:paragraph-properties>
    </style:style>
    <style:style style:name="P601"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8cm"/>
        </style:tab-stops>
      </style:paragraph-properties>
    </style:style>
    <style:style style:name="P602"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603" style:family="paragraph" style:parent-style-name="Body_20_text_20__28_4_29_">
      <loext:graphic-properties draw:fill="none" draw:fill-color="#ffffff"/>
      <style:paragraph-properties fo:margin-left="10.407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3.351cm"/>
        </style:tab-stops>
      </style:paragraph-properties>
    </style:style>
    <style:style style:name="P604"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s>
      </style:paragraph-properties>
    </style:style>
    <style:style style:name="P605"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5cm"/>
        </style:tab-stops>
      </style:paragraph-properties>
    </style:style>
    <style:style style:name="P606"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style>
    <style:style style:name="P607"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7cm"/>
        </style:tab-stops>
      </style:paragraph-properties>
    </style:style>
    <style:style style:name="P608"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3cm"/>
        </style:tab-stops>
      </style:paragraph-properties>
    </style:style>
    <style:style style:name="P609"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5cm"/>
        </style:tab-stops>
      </style:paragraph-properties>
    </style:style>
    <style:style style:name="P610"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44cm"/>
        </style:tab-stops>
      </style:paragraph-properties>
    </style:style>
    <style:style style:name="P611"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9cm"/>
        </style:tab-stops>
      </style:paragraph-properties>
    </style:style>
    <style:style style:name="P612"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613"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614"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615" style:family="paragraph" style:parent-style-name="Body_20_text_20__28_4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61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2cm"/>
        </style:tab-stops>
      </style:paragraph-properties>
    </style:style>
    <style:style style:name="P61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s>
      </style:paragraph-properties>
    </style:style>
    <style:style style:name="P61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8cm"/>
        </style:tab-stops>
      </style:paragraph-properties>
    </style:style>
    <style:style style:name="P61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s>
      </style:paragraph-properties>
    </style:style>
    <style:style style:name="P620"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4cm"/>
        </style:tab-stops>
      </style:paragraph-properties>
    </style:style>
    <style:style style:name="P621"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622"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623"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cm"/>
        </style:tab-stops>
      </style:paragraph-properties>
    </style:style>
    <style:style style:name="P62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7cm"/>
        </style:tab-stops>
      </style:paragraph-properties>
    </style:style>
    <style:style style:name="P62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62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62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9cm"/>
        </style:tab-stops>
      </style:paragraph-properties>
    </style:style>
    <style:style style:name="P62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s>
      </style:paragraph-properties>
    </style:style>
    <style:style style:name="P62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3cm"/>
        </style:tab-stops>
      </style:paragraph-properties>
    </style:style>
    <style:style style:name="P630"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631"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s>
      </style:paragraph-properties>
    </style:style>
    <style:style style:name="P632"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5cm"/>
        </style:tab-stops>
      </style:paragraph-properties>
    </style:style>
    <style:style style:name="P633"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3cm"/>
        </style:tab-stops>
      </style:paragraph-properties>
    </style:style>
    <style:style style:name="P63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9cm"/>
        </style:tab-stops>
      </style:paragraph-properties>
    </style:style>
    <style:style style:name="P63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63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63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s>
      </style:paragraph-properties>
    </style:style>
    <style:style style:name="P63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style>
    <style:style style:name="P639" style:family="paragraph" style:parent-style-name="Body_20_text_20__28_4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640"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14cm"/>
        </style:tab-stops>
      </style:paragraph-properties>
    </style:style>
    <style:style style:name="P641"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cm"/>
        </style:tab-stops>
      </style:paragraph-properties>
    </style:style>
    <style:style style:name="P642" style:family="paragraph" style:parent-style-name="Body_20_text_20__28_4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6cm"/>
        </style:tab-stops>
      </style:paragraph-properties>
    </style:style>
    <style:style style:name="P643" style:family="paragraph" style:parent-style-name="Body_20_text_20__28_4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55cm"/>
        </style:tab-stops>
      </style:paragraph-properties>
    </style:style>
    <style:style style:name="P644"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45" style:family="paragraph" style:parent-style-name="Body_20_text_20__28_4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97cm"/>
        </style:tab-stops>
      </style:paragraph-properties>
    </style:style>
    <style:style style:name="P646" style:family="paragraph" style:parent-style-name="Body_20_text_20__28_5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647"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648" style:family="paragraph" style:parent-style-name="Body_20_text_20__28_5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649" style:family="paragraph" style:parent-style-name="Body_20_text_20__28_5_29_">
      <loext:graphic-properties draw:fill="none" draw:fill-color="#ffffff"/>
      <style:paragraph-properties fo:margin-left="0cm" fo:margin-right="0cm" fo:margin-top="0cm" fo:margin-bottom="0.145cm" style:contextual-spacing="false" fo:keep-together="auto" fo:orphans="0" fo:widows="0" fo:text-indent="0cm" style:auto-text-indent="false" fo:background-color="transparent" fo:keep-with-next="auto" style:writing-mode="lr-tb"/>
    </style:style>
    <style:style style:name="P650" style:family="paragraph" style:parent-style-name="Body_20_text_20__28_5_29_">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fo:background-color="transparent" fo:keep-with-next="auto" style:writing-mode="lr-tb"/>
    </style:style>
    <style:style style:name="P65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3cm"/>
        </style:tab-stops>
      </style:paragraph-properties>
    </style:style>
    <style:style style:name="P652"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3cm"/>
        </style:tab-stops>
      </style:paragraph-properties>
    </style:style>
    <style:style style:name="P653"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3cm"/>
        </style:tab-stops>
      </style:paragraph-properties>
    </style:style>
    <style:style style:name="P65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5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92cm" style:type="center"/>
          <style:tab-stop style:position="2.117cm"/>
        </style:tab-stops>
      </style:paragraph-properties>
    </style:style>
    <style:style style:name="P656"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88cm" style:type="center"/>
          <style:tab-stop style:position="2.113cm"/>
        </style:tab-stops>
      </style:paragraph-properties>
    </style:style>
    <style:style style:name="P657"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658"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8cm" style:type="center"/>
          <style:tab-stop style:position="2.104cm"/>
        </style:tab-stops>
      </style:paragraph-properties>
    </style:style>
    <style:style style:name="P659"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5cm"/>
        </style:tab-stops>
      </style:paragraph-properties>
    </style:style>
    <style:style style:name="P660"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9cm"/>
          <style:tab-stop style:position="5.978cm"/>
          <style:tab-stop style:position="7.07cm" style:type="right"/>
        </style:tab-stops>
      </style:paragraph-properties>
    </style:style>
    <style:style style:name="P661"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9cm"/>
        </style:tab-stops>
      </style:paragraph-properties>
    </style:style>
    <style:style style:name="P662" style:family="paragraph" style:parent-style-name="Footnote_20__28_user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3cm"/>
          <style:tab-stop style:position="5.893cm" style:type="right"/>
          <style:tab-stop style:position="5.973cm"/>
        </style:tab-stops>
      </style:paragraph-properties>
    </style:style>
    <style:style style:name="P663"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1cm" style:type="center"/>
          <style:tab-stop style:position="2.023cm"/>
        </style:tab-stops>
      </style:paragraph-properties>
    </style:style>
    <style:style style:name="P664"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665"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cm"/>
          <style:tab-stop style:position="2.032cm"/>
        </style:tab-stops>
      </style:paragraph-properties>
    </style:style>
    <style:style style:name="P666"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 style:position="4.89cm"/>
          <style:tab-stop style:position="6.041cm"/>
        </style:tab-stops>
      </style:paragraph-properties>
    </style:style>
    <style:style style:name="P667"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668"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7cm"/>
          <style:tab-stop style:position="2.041cm"/>
        </style:tab-stops>
      </style:paragraph-properties>
    </style:style>
    <style:style style:name="P669"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 style:position="4.872cm"/>
          <style:tab-stop style:position="6.024cm"/>
          <style:tab-stop style:position="7.269cm" style:type="right"/>
        </style:tab-stops>
      </style:paragraph-properties>
    </style:style>
    <style:style style:name="P670"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671" style:family="paragraph" style:parent-style-name="Footnote_20__28_user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672" style:family="paragraph" style:parent-style-name="Footnote_20__28_user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673" style:family="paragraph" style:parent-style-name="Footnote_20__28_user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74"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s>
      </style:paragraph-properties>
    </style:style>
    <style:style style:name="P675"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676"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82cm" style:type="right"/>
          <style:tab-stop style:position="2.041cm"/>
        </style:tab-stops>
      </style:paragraph-properties>
    </style:style>
    <style:style style:name="P677"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style>
    <style:style style:name="P678"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679"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680"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78cm" style:type="right"/>
          <style:tab-stop style:position="2.023cm"/>
        </style:tab-stops>
      </style:paragraph-properties>
    </style:style>
    <style:style style:name="P681"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s>
      </style:paragraph-properties>
    </style:style>
    <style:style style:name="P682" style:family="paragraph" style:parent-style-name="Footnote_20__28_user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s>
      </style:paragraph-properties>
    </style:style>
    <style:style style:name="P683" style:family="paragraph" style:parent-style-name="Footnote_20__28_user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39cm"/>
        </style:tab-stops>
      </style:paragraph-properties>
    </style:style>
    <style:style style:name="P684" style:family="paragraph" style:parent-style-name="Footnote_20__28_user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68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68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16cm" style:type="right"/>
        </style:tab-stops>
      </style:paragraph-properties>
    </style:style>
    <style:style style:name="P68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46cm" style:type="right"/>
        </style:tab-stops>
      </style:paragraph-properties>
    </style:style>
    <style:style style:name="P68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42cm" style:type="right"/>
        </style:tab-stops>
      </style:paragraph-properties>
    </style:style>
    <style:style style:name="P68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52cm" style:type="right"/>
        </style:tab-stops>
      </style:paragraph-properties>
    </style:style>
    <style:style style:name="P69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43cm" style:type="right"/>
        </style:tab-stops>
      </style:paragraph-properties>
    </style:style>
    <style:style style:name="P69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35cm" style:type="right"/>
        </style:tab-stops>
      </style:paragraph-properties>
    </style:style>
    <style:style style:name="P69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5cm" style:type="right"/>
        </style:tab-stops>
      </style:paragraph-properties>
    </style:style>
    <style:style style:name="P69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71cm" style:type="right"/>
        </style:tab-stops>
      </style:paragraph-properties>
    </style:style>
    <style:style style:name="P69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52cm" style:type="right"/>
        </style:tab-stops>
      </style:paragraph-properties>
    </style:style>
    <style:style style:name="P69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92cm" style:type="right"/>
        </style:tab-stops>
      </style:paragraph-properties>
    </style:style>
    <style:style style:name="P69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3cm" style:type="right"/>
        </style:tab-stops>
      </style:paragraph-properties>
    </style:style>
    <style:style style:name="P69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06cm" style:type="right"/>
        </style:tab-stops>
      </style:paragraph-properties>
    </style:style>
    <style:style style:name="P698" style:family="paragraph" style:parent-style-name="Heading_20__23_1">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699" style:family="paragraph" style:parent-style-name="Heading_20__23_1">
      <loext:graphic-properties draw:fill="none" draw:fill-color="#ffffff"/>
      <style:paragraph-properties fo:margin-left="0cm" fo:margin-right="0cm" fo:margin-top="0cm" fo:margin-bottom="0.161cm" style:contextual-spacing="false" fo:keep-together="always" fo:orphans="0" fo:widows="0" fo:text-indent="0cm" style:auto-text-indent="false" fo:background-color="transparent" fo:keep-with-next="always" style:writing-mode="lr-tb"/>
    </style:style>
    <style:style style:name="P700" style:family="paragraph" style:parent-style-name="Heading_20__23_1">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style>
    <style:style style:name="P701" style:family="paragraph" style:parent-style-name="Heading_20__23_1">
      <loext:graphic-properties draw:fill="none" draw:fill-color="#ffffff"/>
      <style:paragraph-properties fo:margin-left="0cm" fo:margin-right="0cm" fo:margin-top="0cm" fo:margin-bottom="0.192cm" style:contextual-spacing="false" fo:keep-together="always" fo:orphans="0" fo:widows="0" fo:text-indent="0cm" style:auto-text-indent="false" fo:background-color="transparent" fo:keep-with-next="always" style:writing-mode="lr-tb"/>
    </style:style>
    <style:style style:name="P702" style:family="paragraph" style:parent-style-name="Heading_20__23_1">
      <loext:graphic-properties draw:fill="none" draw:fill-color="#ffffff"/>
      <style:paragraph-properties fo:margin-left="0cm" fo:margin-right="0cm" fo:margin-top="0cm" fo:margin-bottom="0.192cm" style:contextual-spacing="false" fo:keep-together="always" fo:orphans="0" fo:widows="0" fo:text-indent="0cm" style:auto-text-indent="false" fo:break-before="column" fo:background-color="transparent" fo:keep-with-next="always" style:writing-mode="lr-tb"/>
    </style:style>
    <style:style style:name="P703" style:family="paragraph" style:parent-style-name="Heading_20__23_1">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style>
    <style:style style:name="P704" style:family="paragraph" style:parent-style-name="Heading_20__23_1">
      <loext:graphic-properties draw:fill="none" draw:fill-color="#ffffff"/>
      <style:paragraph-properties fo:margin-left="0cm" fo:margin-right="0cm" fo:margin-top="0cm" fo:margin-bottom="0.236cm" style:contextual-spacing="false" fo:keep-together="always" fo:orphans="0" fo:widows="0" fo:text-indent="0cm" style:auto-text-indent="false" fo:background-color="transparent" fo:keep-with-next="always" style:writing-mode="lr-tb"/>
    </style:style>
    <style:style style:name="P705" style:family="paragraph" style:parent-style-name="Heading_20__23_1">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style>
    <style:style style:name="P706" style:family="paragraph" style:parent-style-name="Heading_20__23_1">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707" style:family="paragraph" style:parent-style-name="Heading_20__23_1">
      <loext:graphic-properties draw:fill="none" draw:fill-color="#ffffff"/>
      <style:paragraph-properties fo:margin-left="0cm" fo:margin-right="0cm" fo:margin-top="0cm" fo:margin-bottom="0.185cm" style:contextual-spacing="false" fo:keep-together="always" fo:orphans="0" fo:widows="0" fo:text-indent="0cm" style:auto-text-indent="false" fo:background-color="transparent" fo:keep-with-next="always" style:writing-mode="lr-tb"/>
    </style:style>
    <style:style style:name="P708" style:family="paragraph" style:parent-style-name="Heading_20__23_1">
      <loext:graphic-properties draw:fill="none" draw:fill-color="#ffffff"/>
      <style:paragraph-properties fo:margin-left="0cm" fo:margin-right="0cm" fo:margin-top="0cm" fo:margin-bottom="0.231cm" style:contextual-spacing="false" fo:keep-together="always" fo:orphans="0" fo:widows="0" fo:text-indent="0cm" style:auto-text-indent="false" fo:background-color="transparent" fo:keep-with-next="always" style:writing-mode="lr-tb"/>
    </style:style>
    <style:style style:name="P709" style:family="paragraph" style:parent-style-name="Heading_20__23_1">
      <loext:graphic-properties draw:fill="none" draw:fill-color="#ffffff"/>
      <style:paragraph-properties fo:margin-left="0cm" fo:margin-right="0cm" fo:margin-top="0cm" fo:margin-bottom="0.776cm" style:contextual-spacing="false" fo:keep-together="always" fo:orphans="0" fo:widows="0" fo:text-indent="0cm" style:auto-text-indent="false" fo:background-color="transparent" fo:keep-with-next="always" style:writing-mode="lr-tb"/>
    </style:style>
    <style:style style:name="P710" style:family="paragraph" style:parent-style-name="Heading_20__23_1">
      <loext:graphic-properties draw:fill="none" draw:fill-color="#ffffff"/>
      <style:paragraph-properties fo:margin-left="0cm" fo:margin-right="0cm" fo:margin-top="0cm" fo:margin-bottom="0.182cm" style:contextual-spacing="false" fo:keep-together="always" fo:orphans="0" fo:widows="0" fo:text-indent="0cm" style:auto-text-indent="false" fo:background-color="transparent" fo:keep-with-next="always" style:writing-mode="lr-tb"/>
    </style:style>
    <style:style style:name="P711" style:family="paragraph" style:parent-style-name="Heading_20__23_1">
      <loext:graphic-properties draw:fill="none" draw:fill-color="#ffffff"/>
      <style:paragraph-properties fo:margin-left="0cm" fo:margin-right="0cm" fo:margin-top="0cm" fo:margin-bottom="0.199cm" style:contextual-spacing="false" fo:keep-together="always" fo:orphans="0" fo:widows="0" fo:text-indent="0cm" style:auto-text-indent="false" fo:background-color="transparent" fo:keep-with-next="always" style:writing-mode="lr-tb"/>
    </style:style>
    <style:style style:name="P712" style:family="paragraph" style:parent-style-name="Heading_20__23_1">
      <loext:graphic-properties draw:fill="none" draw:fill-color="#ffffff"/>
      <style:paragraph-properties fo:margin-left="0cm" fo:margin-right="0cm" fo:margin-top="0cm" fo:margin-bottom="0.176cm" style:contextual-spacing="false" fo:keep-together="always" fo:orphans="0" fo:widows="0" fo:text-indent="0cm" style:auto-text-indent="false" fo:background-color="transparent" fo:keep-with-next="always" style:writing-mode="lr-tb"/>
    </style:style>
    <style:style style:name="P713" style:family="paragraph" style:parent-style-name="Heading_20__23_1">
      <loext:graphic-properties draw:fill="none" draw:fill-color="#ffffff"/>
      <style:paragraph-properties fo:margin-left="0cm" fo:margin-right="0cm" fo:margin-top="0cm" fo:margin-bottom="0cm" style:contextual-spacing="false" fo:line-height="0.563cm" fo:keep-together="always" fo:orphans="0" fo:widows="0" fo:text-indent="0cm" style:auto-text-indent="false" fo:background-color="transparent" fo:keep-with-next="always" style:writing-mode="lr-tb"/>
    </style:style>
    <style:style style:name="P714" style:family="paragraph" style:parent-style-name="Heading_20__23_1">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715" style:family="paragraph" style:parent-style-name="Heading_20__23_1">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reak-before="column" fo:background-color="transparent" fo:keep-with-next="always" style:writing-mode="lr-tb"/>
    </style:style>
    <style:style style:name="P716"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717" style:family="paragraph" style:parent-style-name="Heading_20__23_1" style:master-page-name="Converted2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style:page-number="30" fo:background-color="transparent" fo:keep-with-next="always" style:writing-mode="lr-tb"/>
    </style:style>
    <style:style style:name="P718"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719"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reak-before="column" fo:background-color="transparent" fo:keep-with-next="always" style:writing-mode="lr-tb"/>
    </style:style>
    <style:style style:name="P720" style:family="paragraph" style:parent-style-name="Heading_20__23_1">
      <loext:graphic-properties draw:fill="none" draw:fill-color="#ffffff"/>
      <style:paragraph-properties fo:margin-left="0cm" fo:margin-right="0cm" fo:margin-top="0cm" fo:margin-bottom="0.199cm" style:contextual-spacing="false" fo:text-align="start" style:justify-single-word="false" fo:keep-together="always" fo:orphans="0" fo:widows="0" fo:text-indent="0cm" style:auto-text-indent="false" fo:background-color="transparent" fo:keep-with-next="always" style:writing-mode="lr-tb"/>
    </style:style>
    <style:style style:name="P721"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722" style:family="paragraph" style:parent-style-name="Heading_20__23_1">
      <loext:graphic-properties draw:fill="none" draw:fill-color="#ffffff"/>
      <style:paragraph-properties fo:margin-left="0cm" fo:margin-right="0cm" fo:margin-top="0cm" fo:margin-bottom="0.259cm" style:contextual-spacing="false" fo:text-align="start" style:justify-single-word="false" fo:keep-together="always" fo:orphans="0" fo:widows="0" fo:text-indent="0cm" style:auto-text-indent="false" fo:background-color="transparent" fo:keep-with-next="always" style:writing-mode="lr-tb"/>
    </style:style>
    <style:style style:name="P723" style:family="paragraph" style:parent-style-name="Heading_20__23_1">
      <loext:graphic-properties draw:fill="none" draw:fill-color="#ffffff"/>
      <style:paragraph-properties fo:margin-left="0cm" fo:margin-right="0cm" fo:margin-top="0cm" fo:margin-bottom="0.235cm" style:contextual-spacing="false" fo:text-align="start" style:justify-single-word="false" fo:keep-together="always" fo:orphans="0" fo:widows="0" fo:text-indent="0cm" style:auto-text-indent="false" fo:background-color="transparent" fo:keep-with-next="always" style:writing-mode="lr-tb"/>
    </style:style>
    <style:style style:name="P724" style:family="paragraph" style:parent-style-name="Heading_20__23_1">
      <loext:graphic-properties draw:fill="none" draw:fill-color="#ffffff"/>
      <style:paragraph-properties fo:margin-left="0cm" fo:margin-right="0cm" fo:margin-top="0cm" fo:margin-bottom="0.189cm" style:contextual-spacing="false" fo:text-align="start" style:justify-single-word="false" fo:keep-together="always" fo:orphans="0" fo:widows="0" fo:text-indent="0cm" style:auto-text-indent="false" fo:background-color="transparent" fo:keep-with-next="always" style:writing-mode="lr-tb"/>
    </style:style>
    <style:style style:name="P725" style:family="paragraph" style:parent-style-name="Heading_20__23_1">
      <loext:graphic-properties draw:fill="none" draw:fill-color="#ffffff"/>
      <style:paragraph-properties fo:margin-left="0cm" fo:margin-right="5.786cm" fo:margin-top="0cm" fo:margin-bottom="0cm" style:contextual-spacing="false" fo:line-height="1.194cm" fo:text-align="start" style:justify-single-word="false" fo:keep-together="always" fo:orphans="0" fo:widows="0" fo:text-indent="0cm" style:auto-text-indent="false" fo:background-color="transparent" fo:keep-with-next="always" style:writing-mode="lr-tb"/>
    </style:style>
    <style:style style:name="P726" style:family="paragraph" style:parent-style-name="Heading_20__23_1">
      <loext:graphic-properties draw:fill="none" draw:fill-color="#ffffff"/>
      <style:paragraph-properties fo:margin-left="0cm" fo:margin-right="0cm" fo:margin-top="0cm" fo:margin-bottom="0cm" style:contextual-spacing="false" fo:line-height="0.554cm" fo:keep-together="always" fo:orphans="0" fo:widows="0" fo:text-indent="0cm" style:auto-text-indent="false" fo:background-color="transparent" fo:keep-with-next="always" style:writing-mode="lr-tb"/>
    </style:style>
    <style:style style:name="P727" style:family="paragraph" style:parent-style-name="Heading_20__23_1">
      <loext:graphic-properties draw:fill="none" draw:fill-color="#ffffff"/>
      <style:paragraph-properties fo:margin-left="0cm" fo:margin-right="5.574cm" fo:margin-top="0cm" fo:margin-bottom="0cm" style:contextual-spacing="false" fo:line-height="1.189cm" fo:text-align="start" style:justify-single-word="false" fo:keep-together="always" fo:orphans="0" fo:widows="0" fo:text-indent="0cm" style:auto-text-indent="false" fo:background-color="transparent" fo:keep-with-next="always" style:writing-mode="lr-tb"/>
    </style:style>
    <style:style style:name="P728" style:family="paragraph" style:parent-style-name="Heading_20__23_1">
      <loext:graphic-properties draw:fill="none" draw:fill-color="#ffffff"/>
      <style:paragraph-properties fo:margin-left="0cm" fo:margin-right="0cm" fo:margin-top="0cm" fo:margin-bottom="0cm" style:contextual-spacing="false" fo:line-height="0.568cm" fo:keep-together="always" fo:orphans="0" fo:widows="0" fo:text-indent="0cm" style:auto-text-indent="false" fo:background-color="transparent" fo:keep-with-next="always" style:writing-mode="lr-tb"/>
    </style:style>
    <style:style style:name="P729" style:family="paragraph" style:parent-style-name="Standard">
      <style:paragraph-properties fo:orphans="0" fo:widows="0"/>
      <style:text-properties fo:font-size="1pt" style:font-size-asian="1pt" style:font-size-complex="1pt"/>
    </style:style>
    <style:style style:name="P730" style:family="paragraph" style:parent-style-name="Standard">
      <style:paragraph-properties fo:margin-top="0.053cm" fo:margin-bottom="0.053cm" style:contextual-spacing="false" fo:line-height="0.423cm" fo:orphans="0" fo:widows="0"/>
      <style:text-properties fo:font-size="9.5pt" style:font-size-asian="9.5pt" style:font-size-complex="9.5pt"/>
    </style:style>
    <style:style style:name="P731" style:family="paragraph" style:parent-style-name="Standard">
      <style:paragraph-properties fo:orphans="0" fo:widows="0"/>
    </style:style>
    <style:style style:name="P732" style:family="paragraph">
      <loext:graphic-properties draw:fill="none"/>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2" fo:column-gap="3.517cm">
          <style:column style:rel-width="32767*" fo:start-indent="0cm" fo:end-indent="1.758cm"/>
          <style:column style:rel-width="32768*" fo:start-indent="1.75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3.556cm">
          <style:column style:rel-width="32767*" fo:start-indent="0cm" fo:end-indent="1.778cm"/>
          <style:column style:rel-width="32768*" fo:start-indent="1.778cm" fo:end-indent="0cm"/>
        </style:columns>
      </style:section-properties>
    </style:style>
    <style:style style:name="Sect4" style:family="section">
      <style:section-properties style:editable="false">
        <style:columns fo:column-count="2">
          <style:column style:rel-width="31197*" fo:start-indent="0cm" fo:end-indent="2.658cm"/>
          <style:column style:rel-width="34338*" fo:start-indent="2.658cm" fo:end-indent="0cm"/>
        </style:columns>
      </style:section-properties>
    </style:style>
    <style:style style:name="Sect5" style:family="section">
      <style:section-properties text:dont-balance-text-columns="true" style:editable="false">
        <style:columns fo:column-count="2" fo:column-gap="3.634cm">
          <style:column style:rel-width="32767*" fo:start-indent="0cm" fo:end-indent="1.817cm"/>
          <style:column style:rel-width="32768*" fo:start-indent="1.817cm" fo:end-indent="0cm"/>
        </style:columns>
      </style:section-properties>
    </style:style>
    <style:style style:name="Sect6" style:family="section">
      <style:section-properties text:dont-balance-text-columns="true" style:editable="false">
        <style:columns fo:column-count="2" fo:column-gap="3.588cm">
          <style:column style:rel-width="32767*" fo:start-indent="0cm" fo:end-indent="1.794cm"/>
          <style:column style:rel-width="32768*" fo:start-indent="1.794cm" fo:end-indent="0cm"/>
        </style:columns>
      </style:section-properties>
    </style:style>
    <style:style style:name="Sect7" style:family="section">
      <style:section-properties style:editable="false">
        <style:columns fo:column-count="2" fo:column-gap="3.588cm">
          <style:column style:rel-width="32767*" fo:start-indent="0cm" fo:end-indent="1.794cm"/>
          <style:column style:rel-width="32768*" fo:start-indent="1.794cm" fo:end-indent="0cm"/>
        </style:columns>
      </style:section-properties>
    </style:style>
    <style:style style:name="Sect8" style:family="section">
      <style:section-properties text:dont-balance-text-columns="true" style:editable="false">
        <style:columns fo:column-count="2" fo:column-gap="3.485cm">
          <style:column style:rel-width="32767*" fo:start-indent="0cm" fo:end-indent="1.742cm"/>
          <style:column style:rel-width="32768*" fo:start-indent="1.742cm" fo:end-indent="0cm"/>
        </style:columns>
      </style:section-properties>
    </style:style>
    <style:style style:name="Sect9" style:family="section">
      <style:section-properties text:dont-balance-text-columns="true" style:editable="false">
        <style:columns fo:column-count="2" fo:column-gap="3.471cm">
          <style:column style:rel-width="32767*" fo:start-indent="0cm" fo:end-indent="1.735cm"/>
          <style:column style:rel-width="32768*" fo:start-indent="1.735cm" fo:end-indent="0cm"/>
        </style:columns>
      </style:section-properties>
    </style:style>
    <style:style style:name="Sect10" style:family="section">
      <style:section-properties text:dont-balance-text-columns="true" style:editable="false">
        <style:columns fo:column-count="2" fo:column-gap="3.602cm">
          <style:column style:rel-width="32767*" fo:start-indent="0cm" fo:end-indent="1.801cm"/>
          <style:column style:rel-width="32768*" fo:start-indent="1.801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538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545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2.108cm" fo:margin-top="0cm" fo:margin-bottom="2.574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695cm" fo:margin-top="0cm" fo:margin-bottom="0.706cm" style:run-through="background" style:wrap="non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1.54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302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208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32cm" fo:margin-right="0.176cm" fo:margin-top="0cm" fo:margin-bottom="0.31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326cm" fo:margin-right="0.176cm" fo:margin-top="0cm" fo:margin-bottom="0.31cm" style:run-through="background" style:wrap="lef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769cm" fo:margin-top="3.45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439cm" fo:margin-bottom="2.953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87cm" fo:margin-right="0.176cm" fo:margin-top="0cm" fo:margin-bottom="0.312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77"><text:span text:style-name="T1">of Frederick Charles Danvers, Superintendent of the Registry &amp; Record Department 1884-98, who published a </text:span><text:span text:style-name="Body_20_text_20__28_3_29__20__2b__20_Italic">List of Marine Records</text:span><text:span text:style-name="T1"> in 1896.</text:span></text:p>
        <text:p text:style-name="P579"><text:span text:style-name="T1">The </text:span><text:span text:style-name="Body_20_text_20__28_3_29__20__2b__20_Bold">1896 </text:span><text:span text:style-name="T1">arrangement almost defies logical analysis. Listed chronologically according to the date of the first entry in each joumal/log, the volumes were divided into two sections: the seventeenth century, given roman numeral references; and the eighteenth-nineteenth centuries, given arabic numbers plus letters of the alphabet. Journals/logs of ships of the same name were confusedly bound together and were then followed by the account books, thus separating related volumes. The present arrange­ment by </text:span><text:span text:style-name="Body_20_text_20__28_3_29_">ship</text:span><text:span text:style-name="T1"> retains the </text:span><text:span text:style-name="Body_20_text_20__28_3_29__20__2b__20_Bold">1896 </text:span><text:span text:style-name="T1">references, with the prefixes </text:span><text:span text:style-name="Body_20_text_20__28_3_29__20__2b__20_Bold">L/MAR/A </text:span><text:span text:style-name="T1">and </text:span><text:span text:style-name="Body_20_text_20__28_3_29__20__2b__20_Bold">L/MAR/B </text:span><text:span text:style-name="T1">for the two sections, and provides a chronological overview of departures in each sailing ‘season’ in Appendix 1. Three other appendices detail one-way only voyages from Asia, Principal Managing Owners and the ships they represented between </text:span><text:span text:style-name="Body_20_text_20__28_3_29__20__2b__20_Bold">1760 </text:span><text:span text:style-name="T1">and </text:span><text:span text:style-name="Body_20_text_20__28_3_29__20__2b__20_Bold">1834, </text:span><text:span text:style-name="T1">and shipbuilders from the mid-eighteenth century.</text:span></text:p>
        <text:p text:style-name="P580"><text:span text:style-name="T1">The catalogue records 4563 voyages by 1577 separate ships, for which the Company’s archive has 3822 joumals/logs and 6305 account books. Ships and voyages for which there are no surviving journals or other books have been included in order to provide as complete a survey as possible. Unfortunately the seventeenth century is thinly represented - there are less than two hundred pre-1700 volumes. Depending upon the sources available the entry for each ship contains the following elements:</text:span></text:p>
        <text:list xml:id="list1784493532" text:style-name="WWNum1">
          <text:list-item>
            <text:p text:style-name="P581"><text:span text:style-name="T1">a number eg. (1) after the name, to distinguish ships of the same name operating successively or in some cases concurrently.</text:span></text:p>
          </text:list-item>
          <text:list-item>
            <text:p text:style-name="P581"><text:span text:style-name="T1">builder, launch date, measurements, number of crew, tonnage, name of Principal Managing Owner</text:span></text:p>
          </text:list-item>
          <text:list-item>
            <text:p text:style-name="P581"><text:span text:style-name="T1">a number for the voyage, eg. 1 = first voyage, and so on.</text:span></text:p>
          </text:list-item>
          <text:list-item>
            <text:p text:style-name="P581"><text:span text:style-name="T1">the ‘season’ of sailing; departures were normally between the autumn of one year and the late spring of the next, hence the formula eg. 1736/7.</text:span></text:p>
          </text:list-item>
          <text:list-item>
            <text:p text:style-name="P581"><text:span text:style-name="T1">the nominal destination(s), eg. </text:span><text:span text:style-name="Body_20_text_20__28_3_29__20__2b__20_Bold">Madras and Bengal.</text:span></text:p>
          </text:list-item>
          <text:list-item>
            <text:p text:style-name="P581"><text:span text:style-name="T1">references to surviving joumals/logs and account books in the India Office Records sequences </text:span><text:span text:style-name="Body_20_text_20__28_3_29__20__2b__20_Bold">L/MAR/A </text:span><text:span text:style-name="T1">and </text:span><text:span text:style-name="Body_20_text_20__28_3_29__20__2b__20_Bold">L/MAR/B. </text:span><text:span text:style-name="T1">There are occasional references to survivals in the British Library’s Manuscript Collections, the National Maritime Museum, and elsewhere.</text:span></text:p>
          </text:list-item>
          <text:list-item>
            <text:p text:style-name="P581"><text:span text:style-name="T1">the name of the commander.</text:span></text:p>
          </text:list-item>
          <text:list-item>
            <text:p text:style-name="P578"><text:span text:style-name="T1">a brief summary of the voyage; dates of depature are given </text:span><text:span text:style-name="Body_20_text_20__28_3_29_">after</text:span><text:span text:style-name="T1"> a place name, dates of arrival </text:span><text:span text:style-name="Body_20_text_20__28_3_29_">before</text:span><text:span text:style-name="T1">.</text:span></text:p>
          </text:list-item>
        </text:list>
        <text:p text:style-name="P582"><text:span text:style-name="T1">As well as the journals, logs and account books the Company’s archive also has several hundred ‘Marine Miscellaneous’ volumes, which have been given the prefix </text:span><text:span text:style-name="Body_20_text_20__28_3_29__20__2b__20_Bold">L/MAR/C </text:span><text:span text:style-name="T1">pending re-cataloguing. Various lists of ships between 1673 and 1832 in </text:span><text:span text:style-name="Body_20_text_20__28_3_29__20__2b__20_Bold">L/MAR/C/504a </text:span><text:span text:style-name="T1">and </text:span><text:span text:style-name="Body_20_text_20__28_3_29__20__2b__20_Bold">505-509 </text:span><text:span text:style-name="T1">have been checked for the present compilation, and much use has been made of </text:span><text:span text:style-name="Body_20_text_20__28_3_29__20__2b__20_Bold">L/MAR/C/529, </text:span><text:span text:style-name="T1">a register of shipbuilders and ship measurements between 1757 and 1825.</text:span></text:p>
        <text:p text:style-name="P580"><text:span text:style-name="T1">The invaluable secondary source alongside the actual journals and logs is Charles Hardy’s itegister </text:span><text:span text:style-name="Body_20_text_20__28_3_29__20__2b__20_Italic">of ships employed in the service of the Hon. the United Exist India Company from</text:span><text:span text:style-name="T1">... </text:span><text:span text:style-name="Body_20_text_20__28_3_29__20__2b__20_Italic">1707 to the year 1760</text:span><text:span text:style-name="T1"> (London, 1799), with subsequent revisions in four volumes up to 1834 by Horatio Charles Hardy.</text:span></text:p>
        <text:h text:style-name="P698" text:outline-level="1"><text:bookmark-start text:name="bookmark0"/><text:span text:style-name="T1">ABBERTON</text:span><text:bookmark-end text:name="bookmark0"/></text:h>
        <text:p text:style-name="P7"><text:span text:style-name="T1">Chartered ship, 32/35 crew, 450 tons Principal Managing Owner: William Bawtree</text:span></text:p>
        <text:list xml:id="list2058833288" text:style-name="WWNum3">
          <text:list-item>
            <text:p text:style-name="P8"><text:span text:style-name="T1">1818/9<text:tab/>Bengal</text:span></text:p>
          </text:list-item>
        </text:list>
        <text:p text:style-name="P9"><text:span text:style-name="T1">L/MAR/B/55A<text:tab/>Journal 23 Apr 1819-29 May 1820</text:span></text:p>
        <text:p text:style-name="P10"><text:span text:style-name="T1">Capt Lucas Percival</text:span></text:p>
        <text:p text:style-name="P171"><text:span text:style-name="T1">Downs 27 May 1819-30 Sep Bengal - 29 Dec Narsipur - 3 Jan 1820 Madras - 22 Mar St Helena - 13 May East India Dock</text:span></text:p>
        <text:list xml:id="list133056838695140" text:continue-numbering="true" text:style-name="WWNum3">
          <text:list-item>
            <text:p text:style-name="P173"><text:span text:style-name="T1">1822/3<text:tab/>Bengal</text:span></text:p>
          </text:list-item>
        </text:list>
        <text:p text:style-name="P222"><text:span text:style-name="T1">L/MAR/B/55B<text:tab/>Journal 18 Apr 1823-6 Jul 1824</text:span></text:p>
        <text:p text:style-name="P223"><text:span text:style-name="T1">Capt Lucas Percival</text:span></text:p>
        <text:p text:style-name="P171"><text:span text:style-name="T1">Downs 25 May 1829 - 21 Sep Hugh -14 Oct Calcutta - 29 Jan 1824 Saugor - 2 Apr St Helena - 17 Jun East India Dock</text:span></text:p>
        <text:list xml:id="list133057302567687" text:continue-numbering="true" text:style-name="WWNum3">
          <text:list-item>
            <text:p text:style-name="P231"><text:span text:style-name="T1">1825/6<text:tab/>Madras<text:tab/>and<text:tab/>Bengal</text:span></text:p>
          </text:list-item>
        </text:list>
        <text:p text:style-name="P232"><text:span text:style-name="T1">L/MAR/B/55C<text:tab/>Journal 17 Apr 1826-21 Jun 1827</text:span></text:p>
        <text:p text:style-name="P233"><text:span text:style-name="T1">Capt Lucas Percival</text:span></text:p>
        <text:p text:style-name="P171"><text:span text:style-name="T1">Downs 23 May 1826 -17 Sep Madras - 25 Oct Calcutta -18 Jan 1827 Madras - 7 Apr St Helena - 1 Jun Blackwall</text:span></text:p>
        <text:list xml:id="list133057171377984" text:continue-numbering="true" text:style-name="WWNum3">
          <text:list-item>
            <text:p text:style-name="P173"><text:span text:style-name="T1">1827/8<text:tab/>Bengal</text:span></text:p>
          </text:list-item>
        </text:list>
        <text:p text:style-name="P300"><text:span text:style-name="T1">L/MAR/B/55D<text:tab/>Journal 13 May 1828-2 Sep 1829</text:span></text:p>
        <text:p text:style-name="P301"><text:span text:style-name="T1">Capt Lucas Percival</text:span></text:p>
        <text:p text:style-name="P174"><text:span text:style-name="T1">Downs 23 Jun 1828 - 14 Sep Cape -1 Dec Bengal -15 Jun 1829 St Helena -17 Aug East India Dock</text:span></text:p>
        <text:h text:style-name="P698" text:outline-level="1"><text:bookmark-start text:name="bookmark1"/><text:span text:style-name="T1">ABERCROMBIE ROBINSON</text:span><text:bookmark-end text:name="bookmark1"/></text:h>
        <text:p text:style-name="P134"><text:span text:style-name="T1">Built by Wigram, launched 1825, 3 decks, 4in bottom, length 165ft lOin, keel 133ft 4in, breadth 43ft 3</text:span><text:span text:style-name="T2">3</text:span><text:span text:style-name="T1">/</text:span><text:span text:style-name="T3">4</text:span><text:span text:style-name="T1">in, hold 17ft 2in, wing transom 26ft, port cell 29ft Sin, waist 1ft 4in, between decks 6ft Sin &amp; 6ft 4in, roundhouse 6ft 3</text:span><text:span text:style-name="T2">1</text:span><text:span text:style-name="T1">/</text:span><text:span text:style-name="T3">2</text:span><text:span text:style-name="T1">in, ports 14 middle &amp; 13 upper, deck range 97ft 6in, 149/174 crew, 1331 tons Principal Managing Owners: 1-3 Henry Bonham, 4 John limes Sold to Palmers McKillop &amp; Co 9 Oct 1834, £8000</text:span></text:p>
        <text:list xml:id="list546189799" text:style-name="WWNum5">
          <text:list-item>
            <text:p text:style-name="P238"><text:span text:style-name="T1">1825/6<text:tab/>Bombay and China</text:span></text:p>
          </text:list-item>
        </text:list>
        <text:p text:style-name="P232"><text:span text:style-name="Body_20_text_20__28_2_29__20__2b__20_Bold">L/MAR/B/71A<text:tab/></text:span><text:span text:style-name="T1">Journal 18 Nov 1825-17 Apr 1827</text:span></text:p>
        <text:p text:style-name="P583"><text:span text:style-name="T1">L/MAR/B/71E(1)<text:tab/></text:span><text:span text:style-name="Body_20_text_20__28_4_29__20__2b__20_Not_20_Bold"><text:span text:style-name="T4">Ledger</text:span></text:span></text:p>
        <text:p text:style-name="P583"><text:span text:style-name="T1">L/MAR/B/71E(2)<text:tab/></text:span><text:span text:style-name="Body_20_text_20__28_4_29__20__2b__20_Not_20_Bold"><text:span text:style-name="T4">Pay Book</text:span></text:span></text:p>
        <text:p text:style-name="P233"><text:span text:style-name="T1">Capt John limes</text:span></text:p>
        <text:p text:style-name="P303"><text:span text:style-name="T1">Downs 13 Jan 1826 - 3 May Bombay -15 Jul Singapore - 31 Jul Whampoa - 25 Jan 1827 St Helena - 16 Mar Blackwall</text:span></text:p>
        <text:list xml:id="list133056703376573" text:continue-numbering="true" text:style-name="WWNum5">
          <text:list-item>
            <text:p text:style-name="P238"><text:span text:style-name="T1">1827/8<text:tab/>Bombay and China</text:span></text:p>
          </text:list-item>
        </text:list>
        <text:p text:style-name="P232"><text:span text:style-name="Body_20_text_20__28_2_29__20__2b__20_Bold">L/MAR/B/71B<text:tab/></text:span><text:span text:style-name="T1">Journal 3 Jan 1828-19 May 1829</text:span></text:p>
        <text:p text:style-name="P583"><text:span text:style-name="T1">L/MAR/B/71F(1)<text:tab/></text:span><text:span text:style-name="Body_20_text_20__28_4_29__20__2b__20_Not_20_Bold"><text:span text:style-name="T4">Ledger</text:span></text:span></text:p>
        <text:p text:style-name="P583"><text:span text:style-name="T1">L/MAR/B/71F(2)<text:tab/></text:span><text:span text:style-name="Body_20_text_20__28_4_29__20__2b__20_Not_20_Bold"><text:span text:style-name="T4">Pay Book</text:span></text:span></text:p>
        <text:p text:style-name="P233"><text:span text:style-name="T1">Capt John limes</text:span></text:p>
        <text:p text:style-name="P305"><text:span text:style-name="T1">Downs 21 Feb 1828 - 5 Jun Bombay - 3 Sep Malacca - 26 Sep Whampoa -12 Dec Macao - 22 Feb 1829 St Helena - 20 Apr Blackwall</text:span></text:p>
        <text:list xml:id="list133058390050672" text:continue-numbering="true" text:style-name="WWNum5">
          <text:list-item>
            <text:p text:style-name="P310"><text:span text:style-name="T1">1829/30<text:tab/>Bombay and China</text:span></text:p>
          </text:list-item>
        </text:list>
        <text:p text:style-name="P311"><text:span text:style-name="Body_20_text_20__28_2_29__20__2b__20_Bold">L/MAR/B/71C<text:tab/></text:span><text:span text:style-name="T1">Journal 3 Dec 1829-10 May 1831</text:span></text:p>
        <text:p text:style-name="P595"><text:span text:style-name="T1">L/MAR/B/71G(1)<text:tab/></text:span><text:span text:style-name="Body_20_text_20__28_4_29__20__2b__20_Not_20_Bold"><text:span text:style-name="T4">Ledger</text:span></text:span></text:p>
        <text:p text:style-name="P595"><text:span text:style-name="T1">L/MAR/B/71 G(2)<text:tab/></text:span><text:span text:style-name="Body_20_text_20__28_4_29__20__2b__20_Not_20_Bold"><text:span text:style-name="T4">Pay Book</text:span></text:span></text:p>
        <text:p text:style-name="P312"><text:span text:style-name="T1">Capt John limes</text:span></text:p>
        <text:p text:style-name="P305"><text:span text:style-name="T1">Downs 22 Jan 1830 - 15 May Bombay - 2 Sep Kowloon -19 Sep Whampoa - 27 Jan 1831 Cape - 19 Feb St Helena -12 Apr Blackwall</text:span></text:p>
        <text:list xml:id="list133057526325038" text:continue-numbering="true" text:style-name="WWNum5">
          <text:list-item>
            <text:p text:style-name="P316"><text:span text:style-name="T1">18312 Bombay and China</text:span></text:p>
          </text:list-item>
        </text:list>
        <text:p text:style-name="P317"><text:span text:style-name="Body_20_text_20__28_2_29__20__2b__20_Bold">L/MAR/B/71D<text:tab/></text:span><text:span text:style-name="T1">Journal 25<text:tab/>Jan 1832-11 May 1833</text:span></text:p>
        <text:p text:style-name="P598"><text:span text:style-name="T1">L/MAR/B/71H(1)<text:tab/></text:span><text:span text:style-name="Body_20_text_20__28_4_29__20__2b__20_Not_20_Bold"><text:span text:style-name="T4">Ledger</text:span></text:span></text:p>
        <text:p text:style-name="P598"><text:span text:style-name="T1">L/MAR/B/71H(2)<text:tab/></text:span><text:span text:style-name="Body_20_text_20__28_4_29__20__2b__20_Not_20_Bold"><text:span text:style-name="T4">Pay Book</text:span></text:span></text:p>
        <text:p text:style-name="P318"><text:span text:style-name="T1">Capt John Innes</text:span></text:p>
        <text:p text:style-name="P500"><text:span text:style-name="T1">Portsmouth 20 Mar 1832 - 19 Jun Bombay - 22 Sep Whampoa - Second Bar 27 Oct -13 Apr 1833 Blackwall</text:span></text:p>
        <text:h text:style-name="P699" text:outline-level="1"><text:bookmark-start text:name="bookmark2"/><text:soft-page-break/><text:span text:style-name="T1">ACHILLES</text:span><text:bookmark-end text:name="bookmark2"/></text:h>
        <text:list text:style-name="WWNum7">
          <text:list-item>
            <text:p text:style-name="P337"><text:span text:style-name="T1">1794/5 Bengal</text:span></text:p>
          </text:list-item>
        </text:list>
        <text:p text:style-name="P445"><text:span text:style-name="Body_20_text_20__28_2_29__20__2b__20_Bold">L/MAR/B/514A </text:span><text:span text:style-name="T1">Journal 24 Aug 1795-19 Jan 1797 Capt Robert Hogg</text:span></text:p>
        <text:p text:style-name="P318"><text:span text:style-name="T1">Liverpool 24 Aug 1795 - 11 Feb 1796 Bengal - 25 Mar Hugh - 4 Apr Culpee - 24 Jul St Helena - 26 Nov Crookhaven -15 Dec Blackwall</text:span></text:p>
      </text:section>
      <text:section text:style-name="Sect2" text:name="Bereich1">
        <text:p text:style-name="P730"/>
      </text:section>
      <text:section text:style-name="Sect3" text:name="Bereich2">
        <text:h text:style-name="P700" text:outline-level="1"><text:bookmark-start text:name="bookmark3"/><text:span text:style-name="T1">ABERCROMBY</text:span><text:bookmark-end text:name="bookmark3"/></text:h>
        <text:list text:style-name="WWNum9">
          <text:list-item>
            <text:p text:style-name="P239"><text:span text:style-name="T1">From Bengal 1796</text:span></text:p>
          </text:list-item>
        </text:list>
        <text:p text:style-name="P288"><text:span text:style-name="Body_20_text_20__28_2_29__20__2b__20_Bold">L/MAR/B/527A </text:span><text:span text:style-name="T1">Journal 31 Jan-4 Aug 1796 Capt John Gilmore</text:span></text:p>
        <text:p text:style-name="P234"><text:span text:style-name="T1">Kedgeree 1 Feb 1796 - 23 Apr St Helena - 21 Jun Falmouth -18 Jul Blackwall</text:span></text:p>
        <text:h text:style-name="P713" text:outline-level="1"><text:bookmark-start text:name="bookmark4"/><text:span text:style-name="T1">ABIGAIL</text:span><text:bookmark-end text:name="bookmark4"/></text:h>
        <text:p text:style-name="P502"><text:span text:style-name="T1">Built 1622, 200/300 tons 1<text:tab/>1621/2 Java and Sumatra</text:span></text:p>
        <text:p text:style-name="P2"><text:span text:style-name="T1">Downs Jul 1622 -17 Dec Cape - Batavia - Tiku - Dec 1623 Batavia - voyages to Sumatra 1624, Lagundy 1625, Coromandel 1626-27, Sumatra 1628 &amp; 1629 - laid up 1631, rotten</text:span></text:p>
        <text:h text:style-name="P714" text:outline-level="1"><text:bookmark-start text:name="bookmark5"/><text:span text:style-name="T1">ABINGDON</text:span><text:bookmark-end text:name="bookmark5"/></text:h>
        <text:p text:style-name="P503"><text:span text:style-name="T1">400 tons, 30 guns, 80 crew</text:span></text:p>
        <text:list xml:id="list1378133971" text:style-name="WWNum11">
          <text:list-item>
            <text:p text:style-name="P504"><text:span text:style-name="T1">1702/3<text:tab/>Surat</text:span></text:p>
          </text:list-item>
        </text:list>
        <text:p text:style-name="P339"><text:span text:style-name="Body_20_text_20__28_2_29__20__2b__20_Bold">L/MAR/B/713B<text:tab/></text:span><text:span text:style-name="T1">Journal 20 Nov 1704-10 Mar 1705, Robert Pye, Chief Mate</text:span></text:p>
        <text:p text:style-name="P339"><text:span text:style-name="Body_20_text_20__28_2_29__20__2b__20_Bold">L/MAR/B/687A<text:tab/></text:span><text:span text:style-name="T1">Journal 24 Feb 1703-14 May 1704, Hawes Newport</text:span></text:p>
        <text:p text:style-name="P599"><text:span text:style-name="T1">L/MAR/B/687E<text:tab/></text:span><text:span text:style-name="Body_20_text_20__28_4_29__20__2b__20_Not_20_Bold"><text:span text:style-name="T4">Ledger</text:span></text:span></text:p>
        <text:p text:style-name="P318"><text:span text:style-name="T1">Capt John Goodfellow</text:span></text:p>
        <text:p text:style-name="P446"><text:span text:style-name="T1">Downs 11 Jun 1703 - 11 Oct ‘Sandy Bay</text:span><text:span text:style-name="T2">5</text:span><text:span text:style-name="T1"> Guinea - 24 Nov Cape -18 Mar 1704 Anjengo - 31 Mar Calicut -10 Apr Tellicherry -16 Apr Karwar - 29 Apr Mangalore -14 May Bombay -11 Dec Surat - 4 Mar 1705 Bombay - voyage ended 31 May 1707</text:span></text:p>
        <text:list xml:id="list133057609574002" text:continue-numbering="true" text:style-name="WWNum11">
          <text:list-item>
            <text:p text:style-name="P22"><text:span text:style-name="T1">1707/8<text:tab/>Surat</text:span></text:p>
          </text:list-item>
        </text:list>
        <text:p text:style-name="P23"><text:span text:style-name="Body_20_text_20__28_2_29__20__2b__20_Bold">L/MAR/B/687C<text:tab/></text:span><text:span text:style-name="T1">Journal 24 Jan 1708-6 Feb 1711</text:span></text:p>
        <text:p text:style-name="P23"><text:span text:style-name="Body_20_text_20__28_2_29__20__2b__20_Bold">L/MAR/B/687B<text:tab/></text:span><text:span text:style-name="T1">Boatswain’s Book 19 Dec 1707-28 Apr 1710</text:span></text:p>
        <text:p text:style-name="P10"><text:span text:style-name="T1">Capt John Lesley</text:span></text:p>
        <text:p text:style-name="P3"><text:span text:style-name="T1">Downs 14 Apr 1708 - 3 Sep Cape - 9 Jan 1709 Anjengo - 20 Jan Calicut - 6 Feb Mangalore -11 Feb Karwar - 9 Mar Bombay -10 Apr Surat - 7 May Bombay -19 Jun Madras -10 Jul Balasore - 24 Jul Calcutta -16 Oct Rogues River - 6 Jan 1710 Bombay -17 Jan Surat - 2 Apr Bombay - 30 May Madras - 27 Sep Cape - 25 Oct St Helena - voyage ended 21 May</text:span></text:p>
        <text:list xml:id="list133057903148176" text:continue-numbering="true" text:style-name="WWNum11">
          <text:list-item>
            <text:p text:style-name="P192"><text:span text:style-name="T1">1711/2<text:tab/>St Helena and Benkulen</text:span></text:p>
          </text:list-item>
        </text:list>
        <text:p text:style-name="P509"><text:span text:style-name="Body_20_text_20__28_2_29__20__2b__20_Bold">L/MAR/B/687D </text:span><text:span text:style-name="T1">Journal 6 May 1712-6 Jun 1714, William Jordan, Third Mate Capt John Lesley</text:span></text:p>
        <text:p text:style-name="P511"><text:span text:style-name="T1">Downs 20 Jun 1712 - 3 Nov St Helena - 21 Feb 1713 Batavia - 20 Mar Benkulen - 27 Mar Silebar - 1 May Benkulen - 28 Sep Batavia -12 Feb 1714 Cape -1 Mar St Helena - 6 Jun Nore</text:span></text:p>
        <text:h text:style-name="P698" text:outline-level="1"><text:bookmark-start text:name="bookmark6"/><text:span text:style-name="T1">ACHILLES ^ SURAT</text:span><text:bookmark-end text:name="bookmark6"/></text:h>
        <text:h text:style-name="P716" text:outline-level="1"><text:bookmark-start text:name="bookmark7"/><text:span text:style-name="T1">ADDISON</text:span><text:bookmark-end text:name="bookmark7"/></text:h>
        <text:p text:style-name="P212"><text:span text:style-name="T1">470/490 tons, 30/34 guns, 94/98 crew</text:span></text:p>
        <text:list xml:id="list4054736414" text:style-name="WWNum13">
          <text:list-item>
            <text:p text:style-name="P482"><text:span text:style-name="T1">1717/8<text:tab/>Bombay</text:span></text:p>
          </text:list-item>
        </text:list>
        <text:p text:style-name="P455"><text:span text:style-name="Body_20_text_20__28_2_29__20__2b__20_Bold">L/MAR/B/703A </text:span><text:span text:style-name="T1">Journal 2 Jan 1718-24 Mar 1720, Richard Gosffight, Chief Mate </text:span><text:span text:style-name="Body_20_text_20__28_2_29__20__2b__20_Bold">L/MAR/B/703B(1) </text:span><text:span text:style-name="T1">Ledger </text:span><text:span text:style-name="Body_20_text_20__28_2_29__20__2b__20_Bold">L/MAR/B/703B(2) </text:span><text:span text:style-name="T1">Pay Book Capt Zachary Hicks</text:span></text:p>
        <text:p text:style-name="P446"><text:span text:style-name="T1">Downs 8 Mar 1718-2 Apr Sao Tiago -19 Jul Johanna - 7 Sep Bombay - 5 Nov Khanderi - 9 Nov Colaba - 2 Dec Karwar - 24 Dec Goa - 29 Dec Vijayadura -13 Jan 1719 Bombay - 30 Jan Surat - 9 Feb Bombay - 21 Feb Tellicherry - 3 Mar Calicut -1 May Cochin - 23 Jul Reunion -12 Oct Cape - 29 Nov St Helena - 24 Mar Nore 5 Nov 1718-13 Jan 1719 expedition against Angria</text:span></text:p>
        <text:list xml:id="list133057545702560" text:continue-numbering="true" text:style-name="WWNum13">
          <text:list-item>
            <text:p text:style-name="P151"><text:span text:style-name="T1">1720/1<text:tab/>Bombay and Bengal</text:span></text:p>
          </text:list-item>
        </text:list>
        <text:p text:style-name="P19"><text:span text:style-name="Body_20_text_20__28_2_29__20__2b__20_Bold">L/MAR/B/703C(1) </text:span><text:span text:style-name="T1">Imprest Book </text:span><text:span text:style-name="Body_20_text_20__28_2_29__20__2b__20_Bold">L/MAR/B/703C(2) </text:span><text:span text:style-name="T1">Receipt Book Capt Leonard Hicks</text:span></text:p>
        <text:p text:style-name="P135"><text:span text:style-name="T1">Downs 5 Nov 1720 - wrecked at the Cape Jun 1722</text:span></text:p>
        <text:h text:style-name="P718" text:outline-level="1"><text:bookmark-start text:name="bookmark8"/><text:span text:style-name="T1">ADMIRAL APLIN</text:span><text:bookmark-end text:name="bookmark8"/></text:h>
        <text:p text:style-name="P447"><text:span text:style-name="T1">Built by Temple at South Shields, measured 1802, 2 decks, length 122fl 2in, keel 98fl 4in, breadth 32ft, hold 14ft llin, wing transom 17ft, port cell 25ft Sin, waist lOin, between decks 6ft lOin, roundhouse 6ft 4in, ports 6 middle, 60 crew, 558 tons Principal Managing Owner: Moses Agar</text:span></text:p>
        <text:list xml:id="list1470110654" text:style-name="WWNum15">
          <text:list-item>
            <text:p text:style-name="P483"><text:span text:style-name="T1">1801/2<text:tab/>Madras</text:span></text:p>
          </text:list-item>
        </text:list>
        <text:p text:style-name="P340"><text:span text:style-name="Body_20_text_20__28_2_29__20__2b__20_Bold">L/MAR/B/337A<text:tab/></text:span><text:span text:style-name="T1">Journal 6 Apr 1802-13 Apr 1803</text:span></text:p>
        <text:p text:style-name="P600"><text:span text:style-name="T1">L/MAR/B/337B(1)<text:tab/></text:span><text:span text:style-name="Body_20_text_20__28_4_29__20__2b__20_Not_20_Bold"><text:span text:style-name="T4">Ledger</text:span></text:span></text:p>
        <text:p text:style-name="P600"><text:span text:style-name="T1">L/MAR/B/337B(2)<text:tab/></text:span><text:span text:style-name="Body_20_text_20__28_4_29__20__2b__20_Not_20_Bold"><text:span text:style-name="T4">Pay Book</text:span></text:span></text:p>
        <text:p text:style-name="P318"><text:span text:style-name="T1">Capt John Rogers</text:span></text:p>
        <text:p text:style-name="P320"><text:span text:style-name="T1">Downs 20 May 1802 - 25 Sep Madras - 3 Jan 1803 St Helena - 31 Mar Deptford</text:span></text:p>
        <text:list xml:id="list133058194319858" text:continue-numbering="true" text:style-name="WWNum15">
          <text:list-item>
            <text:p text:style-name="P24"><text:span text:style-name="T1">1802/3<text:tab/>Ceylon, Madras and Bengal</text:span></text:p>
          </text:list-item>
        </text:list>
        <text:p text:style-name="P616"><text:span text:style-name="T1">L/MAR/B/337C(1)<text:tab/></text:span><text:span text:style-name="Body_20_text_20__28_4_29__20__2b__20_Not_20_Bold"><text:span text:style-name="T4">Imprest Book</text:span></text:span></text:p>
        <text:p text:style-name="P616"><text:span text:style-name="T1">L/MAR/B/337C(2)<text:tab/></text:span><text:span text:style-name="Body_20_text_20__28_4_29__20__2b__20_Not_20_Bold"><text:span text:style-name="T4">Receipt Book</text:span></text:span></text:p>
        <text:p text:style-name="P11"><text:span text:style-name="T1">Portsmouth 28 Aug 1803 - captured by the French near Mauritius 9 Jan 1804</text:span></text:p>
        <text:h text:style-name="P701" text:outline-level="1"><text:bookmark-start text:name="bookmark9"/><text:span text:style-name="T1">ADMIRAL BARRINGTON</text:span><text:bookmark-end text:name="bookmark9"/></text:h>
        <text:p text:style-name="P134"><text:span text:style-name="T1">Extra ship, built by Butler, measured 1786, 3 decks, 3in bottom, length 119ft, keel 94ft lOin, breadth 32ft 4in, hold 13ft 9</text:span><text:span text:style-name="T2">3</text:span><text:span text:style-name="T1">/4in, wing transom 19ft 2in, port cell 22ft 9in, between decks 4ft 7</text:span><text:span text:style-name="T2">1</text:span><text:span text:style-name="T1">/</text:span><text:span text:style-name="T3">2</text:span><text:span text:style-name="T1">in &amp; 5ft 4</text:span><text:span text:style-name="T2">1</text:span><text:span text:style-name="T1">/</text:span><text:span text:style-name="T3">2</text:span><text:span text:style-name="T1">in, ports 12 middle &amp; upper, deck range 76ft, 18 guns, 84 crew, 527 tons Principal Managing Owner: Godfrey Thornton</text:span></text:p>
      </text:section>
      <text:section text:style-name="Sect3" text:name="Bereich3">
        <text:list text:style-name="WWNum17">
          <text:list-item>
            <text:p text:style-name="P193"><draw:custom-shape text:anchor-type="char" draw:z-index="50" draw:style-name="gr13" draw:text-style-name="P732" svg:width="8.672cm" svg:height="1.417cm" svg:x="25.926cm" svg:y="13.951cm"><text:p text:style-name="P134"><text:span text:style-name="Body_20_text_20__28_2_29__20_Exact">Journal 8 Feb 1762-20 Jul 1766</text:span></text:p><text:p text:style-name="P134"><text:span text:style-name="Body_20_text_20__28_2_29__20_Exact">Journal 22 Jun 1765-23 Jul 1766, Chief Mate Arthur Gore &amp; Philip Bromfield, Second Mate Ledger Pay Book</text:span></text:p><draw:enhanced-geometry draw:type="0"/></draw:custom-shape><text:span text:style-name="T1">1786/7 China</text:span></text:p>
          </text:list-item>
        </text:list>
        <text:p text:style-name="P341"><text:span text:style-name="T1">L/MAR/B/512A<text:tab/>Journal 18 Nov 1786-19 Aug 1788</text:span></text:p>
        <text:p text:style-name="P341"><text:span text:style-name="T1">L/MAR/B/512B(1)<text:tab/>Ledger</text:span></text:p>
        <text:p text:style-name="P341"><text:span text:style-name="T1">L/MAR/B/512B(2)<text:tab/>Pay Book</text:span></text:p>
        <text:p text:style-name="P318"><text:span text:style-name="T1">Capt Charles Lindegreen</text:span></text:p>
        <text:p text:style-name="P539"><text:span text:style-name="T1">Portsmouth 21 Feb 1787 - 11 May False Bay - 21 Aug Whampoa - 7 Jan 1788 Macao - 22 Apr St Helena -1 Aug Deptford</text:span></text:p>
        <text:h text:style-name="P703" text:outline-level="1"><text:bookmark-start text:name="bookmark10"/><text:span text:style-name="T1">ADMIRAL GAMBBER</text:span><text:bookmark-end text:name="bookmark10"/></text:h>
        <text:list xml:id="list307596387" text:style-name="WWNum19">
          <text:list-item>
            <text:p text:style-name="P194"><text:span text:style-name="T1">From China 1812</text:span></text:p>
          </text:list-item>
        </text:list>
        <text:p text:style-name="P542"><text:span text:style-name="T1">L/MAR/B/241A<text:tab/>Journal 5 Jul 1812-29 May 1813</text:span></text:p>
        <text:p text:style-name="P542"><text:span text:style-name="T1">L/MAR/B/241B<text:tab/>Journal 3 Jul 1812-29 May 1813, anon</text:span></text:p>
        <text:p text:style-name="P543"><text:span text:style-name="T1">Capt Edward Lindsey</text:span></text:p>
        <text:p text:style-name="P175"><text:span text:style-name="T1">Lintin 5 Jul 1812 - 21 Aug Macao - 31 Dec Cape - 27 Jan 1813 St Helena -18 May Blackwall</text:span></text:p>
        <text:h text:style-name="P704" text:outline-level="1"><text:bookmark-start text:name="bookmark11"/><text:span text:style-name="T1">ADMIRAL GARDNER</text:span><text:bookmark-end text:name="bookmark11"/></text:h>
        <text:p text:style-name="P4"><text:span text:style-name="T1">Built by Hill, launched 1797, 3 decks, 4in bottom, length 145ft Sin, keel 118ft 3</text:span><text:span text:style-name="T2">1</text:span><text:span text:style-name="T1">/2in, breadth 36ft 2</text:span><text:span text:style-name="T2">1</text:span><text:span text:style-name="T1">/</text:span><text:span text:style-name="T3">2</text:span><text:span text:style-name="T1">in, hold 14ft lOin, wing transom 24ft, port cell 26ft lOin, waist 3ft Sin, between decks 6ft 3in &amp; 6ft 6in, roundhouse 6ft 6in, ports 12 middle &amp; 11 upper, deck range 82ft 6in, 816 tons Principal Managing Owner: John Woolmore</text:span></text:p>
        <text:list xml:id="list3247592268" text:style-name="WWNum21">
          <text:list-item>
            <text:p text:style-name="P240"><text:span text:style-name="T1">1796/7<text:tab/>Bengal and Benkulen</text:span></text:p>
          </text:list-item>
        </text:list>
        <text:p text:style-name="P241"><text:span text:style-name="Body_20_text_20__28_2_29__20__2b__20_Bold">L/MAR/B/284A<text:tab/></text:span><text:span text:style-name="T1">Journal 21 Apr 1797-15 Jul 1799</text:span></text:p>
        <text:p text:style-name="P584"><text:span text:style-name="T1">L/MAR/B/284F(1)<text:tab/></text:span><text:span text:style-name="Body_20_text_20__28_4_29__20__2b__20_Not_20_Bold"><text:span text:style-name="T4">Ledger</text:span></text:span></text:p>
        <text:p text:style-name="P584"><text:span text:style-name="T1">L/MAR/B/284F(2)<text:tab/></text:span><text:span text:style-name="Body_20_text_20__28_4_29__20__2b__20_Not_20_Bold"><text:span text:style-name="T4">Pay Book</text:span></text:span></text:p>
        <text:p text:style-name="P233"><text:span text:style-name="T1">Capt Edward Bradford</text:span></text:p>
        <text:p text:style-name="P235"><text:span text:style-name="T1">Torbay 22 Sep 1797 - 16 Feb 1798 Kedgeree - 27 Jun Benkulen -11 Aug Kedgeree - 24 Sep Saugor - 5 Nov Benkulen - 27 Mar 1799 St Helena - 24 Apr returned to St Helena - 4 Aug Blackwall</text:span></text:p>
        <text:list xml:id="list133056566716671" text:continue-numbering="true" text:style-name="WWNum21">
          <text:list-item>
            <text:p text:style-name="P25"><text:span text:style-name="T1">1800/1<text:tab/>Madras and China</text:span></text:p>
          </text:list-item>
        </text:list>
        <text:p text:style-name="P26"><text:span text:style-name="Body_20_text_20__28_2_29__20__2b__20_Bold">L/MAR/B/284B<text:tab/></text:span><text:span text:style-name="T1">Journal 12 Dec 1800-28 Jul 1802</text:span></text:p>
        <text:p text:style-name="P617"><text:span text:style-name="T1">L/MAR/B/284G(1)<text:tab/></text:span><text:span text:style-name="Body_20_text_20__28_4_29__20__2b__20_Not_20_Bold"><text:span text:style-name="T4">Ledger</text:span></text:span></text:p>
        <text:p text:style-name="P617"><text:span text:style-name="T1">L/MAR/B/284G(2)<text:tab/></text:span><text:span text:style-name="Body_20_text_20__28_4_29__20__2b__20_Not_20_Bold"><text:span text:style-name="T4">Pay Book</text:span></text:span></text:p>
        <text:p text:style-name="P176"><text:span text:style-name="T1">Capt Edward Bradford</text:span></text:p>
        <text:p text:style-name="P547"><text:span text:style-name="T1">Portsmouth 31 Mar 1801 - 26 Jul Madras - 28 Aug Penang - 6 Oct Whampoa -12 Apr 1802 St Helena -12 Jul Blackwall</text:span></text:p>
        <text:list xml:id="list133058303330998" text:continue-numbering="true" text:style-name="WWNum21">
          <text:list-item>
            <text:p text:style-name="P25"><text:span text:style-name="T1">1802/3<text:tab/>Madras and Bengal</text:span></text:p>
          </text:list-item>
        </text:list>
        <text:p text:style-name="P152"><text:span text:style-name="Body_20_text_20__28_2_29__20__2b__20_Bold">L/MAR/B/284C </text:span><text:span text:style-name="T1">Journal 22 Nov 1802-26 Jun 1804 </text:span><text:span text:style-name="Body_20_text_20__28_2_29__20__2b__20_Bold">L/MAR/B/284H(1)<text:tab/></text:span><text:span text:style-name="T1">Ledger</text:span></text:p>
        <text:p text:style-name="P617"><text:span text:style-name="T1">L/MAR/B/284H(2)<text:tab/></text:span><text:span text:style-name="Body_20_text_20__28_4_29__20__2b__20_Not_20_Bold"><text:span text:style-name="T4">Pay Book</text:span></text:span></text:p>
        <text:p text:style-name="P10"><text:span text:style-name="T1">Capt Edward Bradford</text:span></text:p>
        <text:p text:style-name="P501"><text:span text:style-name="T1">Downs 1 Feb 1803 - 12 Feb Madeira -23 Apr Cape -13 Jun Madras - 22 Jul Diamond Harbour - 7 Nov Saugor -12 Mar 1804 St Helena -11 Jun Blackwall</text:span></text:p>
        <text:list xml:id="list133058064224477" text:continue-numbering="true" text:style-name="WWNum21">
          <text:list-item>
            <text:p text:style-name="P25"><text:span text:style-name="T1">1804/5<text:tab/>St Helena and Madras</text:span></text:p>
          </text:list-item>
        </text:list>
        <text:p text:style-name="P152"><text:span text:style-name="Body_20_text_20__28_2_29__20__2b__20_Bold">L/MAR/B/284D </text:span><text:span text:style-name="T1">Journal 31 Dec 1804-30 Aug 1806 </text:span><text:span text:style-name="Body_20_text_20__28_2_29__20__2b__20_Bold">L/MAR/B/284-I(l)<text:tab/></text:span><text:span text:style-name="T1">Ledger</text:span></text:p>
        <text:p text:style-name="P617"><text:span text:style-name="T1">L/MAR/B/284-I(2)<text:tab/></text:span><text:span text:style-name="Body_20_text_20__28_4_29__20__2b__20_Not_20_Bold"><text:span text:style-name="T4">Pay Book</text:span></text:span></text:p>
        <text:p text:style-name="P176"><text:span text:style-name="T1">Capt George Saltwell</text:span></text:p>
        <text:p text:style-name="P549"><text:span text:style-name="T1">Portsmouth 25 Apr 1805 - 4 Dec Madras - 21 Feb 1806 Colombo -14 May St Helena - 1 Aug Blackwall</text:span></text:p>
        <text:p text:style-name="P176"><text:span text:style-name="T1">27 Nov 1805 ten crew injured in skirmish with French ship</text:span></text:p>
        <text:list xml:id="list133057461613155" text:continue-numbering="true" text:style-name="WWNum21">
          <text:list-item>
            <text:p text:style-name="P342"><text:span text:style-name="T1">1806/7<text:tab/>Madras and Bengal</text:span></text:p>
          </text:list-item>
        </text:list>
        <text:p text:style-name="P344"><text:span text:style-name="T1">L/MAR/B/284E<text:tab/>Journal 15 Nov 1806-31 May 1808</text:span></text:p>
        <text:p text:style-name="P344"><text:span text:style-name="T1">L/MAR/B/284J(1)<text:tab/>Ledger</text:span></text:p>
        <text:p text:style-name="P344"><text:span text:style-name="T1">L/MAR/B/284J(2)<text:tab/>Pay Book</text:span></text:p>
        <text:p text:style-name="P318"><text:span text:style-name="T1">Capt William John Eastfield</text:span></text:p>
        <text:p text:style-name="P321"><text:span text:style-name="T1">Portsmouth 26 Feb 1807 - 3 Jul Madras - 21 Jul Kedgeree - 26 Jul Diamond Harbour -16 Sep Saugor - 22 Oct Madras - 30 Dec Cape - 25 Jan 1808 St Helena - 28 Apr Blackwall</text:span></text:p>
        <text:list xml:id="list133056904225830" text:continue-numbering="true" text:style-name="WWNum21">
          <text:list-item>
            <text:p text:style-name="P343"><text:span text:style-name="T1">1808/9<text:tab/>Madras and Bengal</text:span></text:p>
          </text:list-item>
        </text:list>
        <text:p text:style-name="P344"><text:span text:style-name="T1">L/MAR/B/284K<text:tab/>Imprest Book</text:span></text:p>
        <text:p text:style-name="P318"><text:span text:style-name="T1">Capt William John Eastfield</text:span></text:p>
        <text:p text:style-name="P322"><text:span text:style-name="T1">Downs 24 Jan 1809 - lost on Goodwin Sands off South Foreland 25 Jan</text:span></text:p>
        <text:h text:style-name="P705" text:outline-level="1"><text:bookmark-start text:name="bookmark12"/><text:span text:style-name="T1">ADMIRAL POCOCK</text:span><text:bookmark-end text:name="bookmark12"/></text:h>
        <text:p text:style-name="P318"><text:span text:style-name="T1">Built by Wells, launched 1762, 3 decks, 3in bottom, keel 110ft 6in, breadth 33ft Sin, 26 guns, 123/138 crew, 666 tons</text:span></text:p>
        <text:p text:style-name="P323"><text:span text:style-name="T1">Principal Managing Owner: John Durand</text:span></text:p>
        <text:p text:style-name="P218"><text:span text:style-name="T1">1761/2 Bombay, Philippines and China</text:span></text:p>
        <text:p text:style-name="P176"><text:span text:style-name="T1">L/MAR/B/498B-C</text:span></text:p>
        <text:p text:style-name="P179"><text:span text:style-name="T1">L/MAR/B/498F</text:span></text:p>
        <text:p text:style-name="P512"><text:span text:style-name="T1">L/MAR/B/498J(1)</text:span></text:p>
        <text:p text:style-name="P512"><text:span text:style-name="T1">L/MAR/B/498J(2)</text:span></text:p>
        <text:p text:style-name="P512"><text:span text:style-name="T1">Capt Thomas Riddell</text:span></text:p>
        <text:p text:style-name="P525"><text:span text:style-name="T1">Portsmouth 6 May 1762 - 16 Sep Moheli -11 Dec Bombay - 27 Jan 1763 Surat - 1 Mar Bombay - 30 Apr Surat -11 May Bombay - 26 Jul Madras -17 Sep Malacca -17 Oct Cavite - 28 Nov Manila - 16 Jan 1764 Pangasinan - 30 Jan Manila - 26 May Sulu -19 Nov Da-nang 2 Jun 1765 - 21 Jun Whampoa 14 Dec - 23 Mar 1766 St Helena - 25 Jun Deptford</text:span></text:p>
        <text:list xml:id="list133057685346262" text:continue-list="list307596387" text:style-name="WWNum19">
          <text:list-item>
            <text:p text:style-name="P27"><text:span text:style-name="T1">1766/7 Bengal</text:span></text:p>
          </text:list-item>
        </text:list>
        <text:p text:style-name="P28"><text:span text:style-name="T1">L/MAR/B/498G<text:tab/>Journal 2 Jan 1767-25<text:tab/>Nov 1768</text:span></text:p>
        <text:p text:style-name="P29"><text:span text:style-name="T1">L/MAR/B/498L(1)<text:tab/>Ledger</text:span></text:p>
        <text:p text:style-name="P29"><text:span text:style-name="T1">L/MAR/B/498L(2)<text:tab/>Pay Book</text:span></text:p>
        <text:p text:style-name="P10"><text:span text:style-name="T1">Capt Thomas Riddell</text:span></text:p>
        <text:p text:style-name="P136"><text:span text:style-name="T1">Downs 8 Apr 1767 - 13 Jim Rio de Janeiro - 4 Sep Johanna -11 Nov Bengal - 27 Feb 1768 Kedgeree 7 Apr - 31 Jul St Helena -12 Nov Deptford</text:span></text:p>
        <text:list xml:id="list133058238794074" text:continue-numbering="true" text:style-name="WWNum19">
          <text:list-item>
            <text:p text:style-name="P27"><text:span text:style-name="T1">1769/70 Bombay</text:span></text:p>
          </text:list-item>
        </text:list>
        <text:p text:style-name="P142"><text:span text:style-name="T1">L/MAR/B/498H Journal 13 Dec 1769-19 Aug 1771 L/MAR/B/498M(1) Ledger L/MAR/B/498M(2) Pay Book Capt Thomas Riddell</text:span></text:p>
        <text:p text:style-name="P135"><text:span text:style-name="T1">Downs 14 Mar 1770 - 8 Jul Johanna - 2 Aug Bombay -18 Dec Tellicherry - 28 Dec Anjengo - 6 Mar 1771 Cape - 30 Mar St Helena - 27 Jul Deptford</text:span></text:p>
        <text:h text:style-name="P705" text:outline-level="1"><text:bookmark-start text:name="bookmark13"/><text:span text:style-name="T1">ADMIRAL RAINIER</text:span><text:bookmark-end text:name="bookmark13"/></text:h>
        <text:p text:style-name="P456"><text:span text:style-name="T1">Built by Hudson &amp; Bacon at Calcutta 1798, 511 tons Sold in England for a store ship</text:span></text:p>
        <text:list xml:id="list1965743545" text:style-name="WWNum23">
          <text:list-item>
            <text:p text:style-name="P345"><text:span text:style-name="T1">From Bengal 1799</text:span></text:p>
          </text:list-item>
        </text:list>
        <text:p text:style-name="P457"><text:span text:style-name="T1">L/MAR/B/342A Journal 28 Dec 1799-28 Oct 1800 Capt William Lay</text:span></text:p>
        <text:p text:style-name="P318"><text:span text:style-name="T1">Calcutta 28 Dec 1799 - 15 Jun 1800 St Helena - 2 Sep Falmouth - 5 Oct Deptford</text:span></text:p>
      </text:section>
      <text:section text:style-name="Sect3" text:name="Bereich4">
        <text:list xml:id="list133058320527942" text:continue-numbering="true" text:style-name="WWNum23">
          <text:list-item>
            <text:p text:style-name="P30"><text:span text:style-name="T1">From Bengal 1803</text:span></text:p>
          </text:list-item>
        </text:list>
        <text:p text:style-name="P31"><text:span text:style-name="T1">L/MAR/B/342B<text:tab/>Journal 1 Jan-26 Sep 1803</text:span></text:p>
        <text:p text:style-name="P31"><text:span text:style-name="T1">L/MAR/B/342C<text:tab/>Journal 1 Jan-27 Sep 1803, George Walden, Second Mate</text:span></text:p>
        <text:p text:style-name="P11"><text:span text:style-name="T1">Calcutta 1 Jan 1803 - 1 Feb Kedgeree -16 Jul St Helena -27 Sep Gravesend</text:span></text:p>
        <text:h text:style-name="P705" text:outline-level="1"><text:bookmark-start text:name="bookmark14"/><text:span text:style-name="T1">ADMIRAL STEVENS</text:span><text:bookmark-end text:name="bookmark14"/></text:h>
        <text:list text:style-name="WWNum25">
          <text:list-item>
            <text:p text:style-name="P346"><text:span text:style-name="T1">From Bengal 1765</text:span></text:p>
          </text:list-item>
        </text:list>
        <text:p text:style-name="P347"><text:span text:style-name="T1">L/MAR/B/566B<text:tab/>Journal 3 Jul 1765-29 May 1766</text:span></text:p>
        <text:p text:style-name="P347"><text:span text:style-name="T1">L/MAR/B/566A<text:tab/>Journal 3 Jul 1765-29 May 1766, Chief Mate James Angus &amp; James Lennox,</text:span></text:p>
        <text:p text:style-name="P458"><text:span text:style-name="T1">Second Mate</text:span></text:p>
        <text:p text:style-name="P318"><text:span text:style-name="T1">Capt John Griffin</text:span></text:p>
        <text:p text:style-name="P332"><text:span text:style-name="T1">Bengal 3 Jul 1765 - 28 Sep Kedgeree - 6 Oct Ingeli - 30 Dec Cape - 23 Jan 1766 St Helena -10 Feb Ascension - 31 Mar Belem -18 May Deptford</text:span></text:p>
        <text:h text:style-name="P706" text:outline-level="1"><text:bookmark-start text:name="bookmark15"/><text:span text:style-name="T1">ADMIRAL VERNON</text:span><text:bookmark-end text:name="bookmark15"/></text:h>
        <text:p text:style-name="P180"><text:span text:style-name="T1">Rated at 499 tons, 30 guns, 99/105 crew</text:span></text:p>
        <text:list xml:id="list350168220" text:style-name="WWNum27">
          <text:list-item>
            <text:p text:style-name="P348"><text:span text:style-name="T1">1740/1<text:tab/>Madras</text:span></text:p>
          </text:list-item>
        </text:list>
        <text:p text:style-name="P347"><text:span text:style-name="Body_20_text_20__28_2_29__20__2b__20_Bold">L/MAR/B/623A<text:tab/></text:span><text:span text:style-name="T1">Journal 23 Feb 1741-8 Aug 1743</text:span></text:p>
        <text:p text:style-name="P601"><text:span text:style-name="T1">L/MAR/B/623E(1)<text:tab/></text:span><text:span text:style-name="Body_20_text_20__28_4_29__20__2b__20_Not_20_Bold"><text:span text:style-name="T4">Ledger</text:span></text:span></text:p>
        <text:p text:style-name="P601"><text:span text:style-name="T1">L/MAR/B/623E(2)<text:tab/></text:span><text:span text:style-name="Body_20_text_20__28_4_29__20__2b__20_Not_20_Bold"><text:span text:style-name="T4">Pay Book</text:span></text:span></text:p>
        <text:p text:style-name="P318"><text:span text:style-name="T1">Capt Benjamin Webster</text:span></text:p>
        <text:p text:style-name="P320"><text:span text:style-name="T1">Downs 1 May 1741 -14 Aug Cape - 23 Dec Madras - 24 Dec 1742 Cape -1 Aug 1743 Scarborough - 8 Aug Erith</text:span></text:p>
        <text:list xml:id="list133057816863814" text:continue-numbering="true" text:style-name="WWNum27">
          <text:list-item>
            <text:p text:style-name="P32"><text:span text:style-name="T1">1744/5<text:tab/>Madras</text:span></text:p>
          </text:list-item>
        </text:list>
        <text:p text:style-name="P10"><text:span text:style-name="Body_20_text_20__28_2_29__20__2b__20_Bold">L/MAR/B/623B </text:span><text:span text:style-name="T1">Journal 27 Oct 1744-8 Oct 1746, Edmund Cooke, Chief Mate</text:span></text:p>
        <text:p text:style-name="P618"><text:span text:style-name="T1">L/MAR/B/623F(1)<text:tab/></text:span><text:span text:style-name="Body_20_text_20__28_4_29__20__2b__20_Not_20_Bold"><text:span text:style-name="T4">Ledger</text:span></text:span></text:p>
        <text:p text:style-name="P618"><text:span text:style-name="T1">L/MAR/B/623F(2)<text:tab/></text:span><text:span text:style-name="Body_20_text_20__28_4_29__20__2b__20_Not_20_Bold"><text:span text:style-name="T4">Pay Book</text:span></text:span></text:p>
        <text:p text:style-name="P618"><text:span text:style-name="T1">L/MAR/B/623F(3)<text:tab/></text:span><text:span text:style-name="Body_20_text_20__28_4_29__20__2b__20_Not_20_Bold"><text:span text:style-name="T4">Receipt Book</text:span></text:span></text:p>
        <text:p text:style-name="P10"><text:span text:style-name="T1">Capt Benjamin Webster</text:span></text:p>
        <text:p text:style-name="P324"><text:span text:style-name="T1">Downs 15 Feb 1745 - 27 Apr Madeira -14 Aug Cape -12 Dec Madras -18 Jan 1746 Fort St David - 5 May St Helena -1 Sep Downs</text:span></text:p>
        <text:list xml:id="list133056944987484" text:continue-numbering="true" text:style-name="WWNum27">
          <text:list-item>
            <text:p text:style-name="P242"><text:span text:style-name="T1">1747/8<text:tab/>Madras and China</text:span></text:p>
          </text:list-item>
        </text:list>
        <text:p text:style-name="P243"><text:span text:style-name="Body_20_text_20__28_2_29__20__2b__20_Bold">L/MAR/B/623C<text:tab/></text:span><text:span text:style-name="T1">Journal 11<text:tab/>Jul<text:tab/>1747-23<text:tab/>Jun<text:tab/>1750</text:span></text:p>
        <text:p text:style-name="P585"><text:span text:style-name="T1">L/MAR/B/623G(1)<text:tab/></text:span><text:span text:style-name="Body_20_text_20__28_4_29__20__2b__20_Not_20_Bold"><text:span text:style-name="T4">Ledger</text:span></text:span></text:p>
        <text:p text:style-name="P585"><text:span text:style-name="T1">L/MAR/B/623G(2)<text:tab/></text:span><text:span text:style-name="Body_20_text_20__28_4_29__20__2b__20_Not_20_Bold"><text:span text:style-name="T4">Pay Book</text:span></text:span></text:p>
        <text:p text:style-name="P318"><text:span text:style-name="T1">Capt Edmund Cooke</text:span></text:p>
        <text:p text:style-name="P446"><text:span text:style-name="T1">Downs 5 Oct 1747 - 12 Dec Madeira -16 Jan 1748 Sao Tiago - 28 Mar Cape - 24 Jun Mauritius - 28 Jul Fort St David - 23 Oct Benkulen -1 Dec Batavia -15 Jun 1749 Whampoa - 11 Feb 1750 St Helena - 3 Jun Deptford</text:span></text:p>
        <text:list xml:id="list133058508715981" text:continue-numbering="true" text:style-name="WWNum27">
          <text:list-item>
            <text:p text:style-name="P33"><text:span text:style-name="T1">1751/2<text:tab/>Madras and Bengal</text:span></text:p>
          </text:list-item>
        </text:list>
        <text:p text:style-name="P34"><text:span text:style-name="Body_20_text_20__28_2_29__20__2b__20_Bold">L/MAR/B/623D<text:tab/></text:span><text:span text:style-name="T1">Journal 10<text:tab/>Nov<text:tab/>1751-13<text:tab/>Sep<text:tab/>1753, James Cox, Second Mate</text:span></text:p>
        <text:p text:style-name="P618"><text:span text:style-name="T1">L/MAR/B/623H(1)<text:tab/></text:span><text:span text:style-name="Body_20_text_20__28_4_29__20__2b__20_Not_20_Bold"><text:span text:style-name="T4">Ledger</text:span></text:span></text:p>
        <text:p text:style-name="P618"><text:span text:style-name="T1">L/MAR/B/623H(2)<text:tab/></text:span><text:span text:style-name="Body_20_text_20__28_4_29__20__2b__20_Not_20_Bold"><text:span text:style-name="T4">Pay Book</text:span></text:span></text:p>
        <text:p text:style-name="P10"><text:span text:style-name="T1">Capt Edmund Cooke</text:span></text:p>
        <text:p text:style-name="P10"><text:span text:style-name="T1">Downs 17 Jan 1752 - 26 May Johanna - 5 Jul Fort St David - 1 Aug Vizagapatam - 22 Aug Culpee - 3 Oct Calcutta -15 Jan 1753 Hugh - 8 Feb Madras -1 Jun St Helena - 2 Sep Deptford</text:span></text:p>
        <text:h text:style-name="P707" text:outline-level="1"><text:bookmark-start text:name="bookmark16"/><text:span text:style-name="T1">ADMIRAL WATSON</text:span><text:bookmark-end text:name="bookmark16"/></text:h>
        <text:p text:style-name="P315"><text:span text:style-name="T1">Company’s own ship, built by Woolcombe, launched 1758, 3 decks, 3in bottom, keel 90fl, breadth 40ft, 430 tons</text:span></text:p>
        <text:list xml:id="list2931367891" text:style-name="WWNum29">
          <text:list-item>
            <text:p text:style-name="P35"><text:span text:style-name="T1">1757/8<text:tab/>Persia and Bombay</text:span></text:p>
          </text:list-item>
        </text:list>
        <text:p text:style-name="P36"><text:span text:style-name="Body_20_text_20__28_2_29__20__2b__20_Bold">L/MAR/B/624A<text:tab/></text:span><text:span text:style-name="T1">Journal 11 Jan 1758-6 Nov<text:tab/>1759</text:span></text:p>
        <text:p text:style-name="P619"><text:span text:style-name="T1">L/MAR/B/624D(1)<text:tab/></text:span><text:span text:style-name="Body_20_text_20__28_4_29__20__2b__20_Not_20_Bold"><text:span text:style-name="T4">Ledger</text:span></text:span></text:p>
        <text:p text:style-name="P619"><text:span text:style-name="T1">L/MAR/B/624D(2)<text:tab/></text:span><text:span text:style-name="Body_20_text_20__28_4_29__20__2b__20_Not_20_Bold"><text:span text:style-name="T4">Pay Book</text:span></text:span></text:p>
        <text:p text:style-name="P176"><text:span text:style-name="T1">Capt William Cooke</text:span></text:p>
        <text:p text:style-name="P226"><text:span text:style-name="T1">Downs 21 Apr 1758 - 17 Nov Bandar Abbas - 23 Jan 1759 Bombay - 30 Jul St Helena - 22 Oct Deptford</text:span></text:p>
        <text:list xml:id="list133058607521290" text:continue-numbering="true" text:style-name="WWNum29">
          <text:list-item>
            <text:p text:style-name="P349"><text:span text:style-name="T1">1759/60<text:tab/>Bengal</text:span></text:p>
          </text:list-item>
        </text:list>
        <text:p text:style-name="P350"><text:span text:style-name="Body_20_text_20__28_2_29__20__2b__20_Bold">L/MAR/B/624B<text:tab/></text:span><text:span text:style-name="T1">Journal 3 Dec 1762-21 May 1763, anon</text:span></text:p>
        <text:p text:style-name="P602"><text:span text:style-name="T1">L/MAR/B/624E(1)<text:tab/></text:span><text:span text:style-name="Body_20_text_20__28_4_29__20__2b__20_Not_20_Bold"><text:span text:style-name="T4">Ledger</text:span></text:span></text:p>
        <text:p text:style-name="P602"><text:span text:style-name="T1">L/MAR/B/624E(2)<text:tab/></text:span><text:span text:style-name="Body_20_text_20__28_4_29__20__2b__20_Not_20_Bold"><text:span text:style-name="T4">Pay Book</text:span></text:span></text:p>
        <text:p text:style-name="P318"><text:span text:style-name="T1">Capt Francis Fowler</text:span></text:p>
        <text:p text:style-name="P446"><text:span text:style-name="T1">Downs 18 Mar 1760 - Bengal - ‘towards England’ 3 Dec 1762 - 16 Feb 1763 St Helena - 7 May Limehouse</text:span></text:p>
        <text:list xml:id="list133058436971175" text:continue-numbering="true" text:style-name="WWNum29">
          <text:list-item>
            <text:p text:style-name="P37"><text:span text:style-name="T1">1763/4<text:tab/>Benkulen, Madras<text:tab/>and Bengal</text:span></text:p>
          </text:list-item>
        </text:list>
        <text:p text:style-name="P38"><text:span text:style-name="Body_20_text_20__28_2_29__20__2b__20_Bold">L/MAR/B/624C<text:tab/></text:span><text:span text:style-name="T1">Journal </text:span><text:span text:style-name="Body_20_text_20__28_2_29__20__2b__20_Bold">5 </text:span><text:span text:style-name="T1">Nov 1763-30 Jan 1767, William Money, Second Mate</text:span></text:p>
        <text:p text:style-name="P619"><text:span text:style-name="T1">L/MAR/B/624F(1)<text:tab/></text:span><text:span text:style-name="Body_20_text_20__28_4_29__20__2b__20_Not_20_Bold"><text:span text:style-name="T4">Ledger</text:span></text:span></text:p>
        <text:p text:style-name="P619"><text:span text:style-name="T1">L/MAR/B/624F(2)<text:tab/></text:span><text:span text:style-name="Body_20_text_20__28_4_29__20__2b__20_Not_20_Bold"><text:span text:style-name="T4">Pay Book</text:span></text:span></text:p>
        <text:p text:style-name="P10"><text:span text:style-name="T1">Capt John Blewitt</text:span></text:p>
        <text:p text:style-name="P136"><text:span text:style-name="T1">Portsmouth 20 Feb 1764 - 4 Jul Benkulen -12 Sep Batavia -15 Nov Malacca - 4 Jan 1765 Madras - 21 Jan Fort St David -12 Feb Madras -18 Apr Benkulen -19 Aug Moco Moco - 2 Oct Madras - 20 Dec Calcutta - 23 Mar 1766 Kedgeree -18 May Acheh - 5 Sep St Helena - 21 Nov Plymouth - 28 Dec Limehouse</text:span></text:p>
        <text:list xml:id="list133057793465093" text:continue-numbering="true" text:style-name="WWNum29">
          <text:list-item>
            <text:p text:style-name="P35"><text:span text:style-name="T1">1766/7<text:tab/>Bengal, to remain</text:span></text:p>
          </text:list-item>
        </text:list>
        <text:p text:style-name="P619"><text:span text:style-name="T1">L/MAR/B/624G<text:tab/></text:span><text:span text:style-name="Body_20_text_20__28_4_29__20__2b__20_Not_20_Bold"><text:span text:style-name="T4">Receipt Book</text:span></text:span></text:p>
        <text:p text:style-name="P10"><text:span text:style-name="T1">Capt John Griffin</text:span></text:p>
        <text:p text:style-name="P11"><text:span text:style-name="T1">Downs 8 Jun 1767 - Plymouth 23 Nov -</text:span></text:p>
        <text:h text:style-name="P705" text:outline-level="1"><text:bookmark-start text:name="bookmark17"/><text:span text:style-name="T1">ADVANCE</text:span><text:bookmark-end text:name="bookmark17"/></text:h>
        <text:p text:style-name="P459"><text:span text:style-name="T1">Frigate, 230 tons Owner Thomas Lucas</text:span></text:p>
        <text:list text:style-name="WWNum31">
          <text:list-item>
            <text:p text:style-name="P351"><text:span text:style-name="T1">1670/1 Bantam, Cambodia and Taiwan</text:span></text:p>
          </text:list-item>
        </text:list>
        <text:p text:style-name="P318"><text:span text:style-name="T1">Capt Roger Bennett</text:span></text:p>
        <text:p text:style-name="P325"><text:span text:style-name="T1">Downs Jan 1671 - 3 Jan 1673 Downs</text:span></text:p>
        <text:h text:style-name="P725" text:outline-level="1"><text:bookmark-start text:name="bookmark18"/><text:span text:style-name="T1">ADVENTURE ^ LOYAL ADVENTURE ADVICE (1)</text:span><text:bookmark-end text:name="bookmark18"/></text:h>
        <text:p text:style-name="P180"><text:span text:style-name="T1">Bought in 1614, former name </text:span><text:span text:style-name="Body_20_text_20__28_2_29__20__2b__20_Italic">Judith,</text:span><text:span text:style-name="T1"> 350 tons</text:span></text:p>
        <text:list text:style-name="WWNum33">
          <text:list-item>
            <text:p text:style-name="P352"><text:span text:style-name="T1">1614/5 Bantam and Japan</text:span></text:p>
          </text:list-item>
        </text:list>
        <text:p text:style-name="P318"><text:span text:style-name="T1">Master John Totten/Richard Wickham</text:span></text:p>
        <text:p text:style-name="P318"><text:span text:style-name="T1">Downs Dec 1614 - Cape 18 May 1615 - 24 Jul Bantam 12 Aug - Pattani - Bantam Jun 1616 -12 Jul Hirado 1 Feb 1617 - Bantam - 2 Aug Hirado 20 Feb 1618 - abandoned at Masulipatam Sep 1619</text:span></text:p>
      </text:section>
      <text:section text:style-name="Sect4" text:name="Bereich5">
        <text:p text:style-name="P551"><text:span text:style-name="T1">350/375 tons, 25/30 guns, 75 crew</text:span></text:p>
        <text:list xml:id="list1458231661" text:style-name="WWNum35">
          <text:list-item>
            <text:p text:style-name="P552"><text:span text:style-name="T1">1636/7<text:tab/>Coromandel</text:span></text:p>
          </text:list-item>
        </text:list>
        <text:p text:style-name="P181"><text:span text:style-name="T1">Downs -12 Aug 1637 Masulipatam - 7 Jan 1639 Plymouth</text:span></text:p>
        <text:list xml:id="list133057666189149" text:continue-numbering="true" text:style-name="WWNum35">
          <text:list-item>
            <text:p text:style-name="P195"><text:span text:style-name="T1">1639/40 Bantam, Persia and Coromandel</text:span></text:p>
          </text:list-item>
        </text:list>
        <text:p text:style-name="P321"><text:span text:style-name="T1">Downs - Bantam Dec 1640 - Bandar Abbas - Masulipatam - 24 Sep 1641 Madras - 3 Dec Masulipatam - 21 Dec Madras - 9 Feb 1642 Bandar Abbas - voyages between Bantam and Coromandel 1642-1647 - returned home 1648/9 ?</text:span></text:p>
        <text:list xml:id="list133058596000182" text:continue-numbering="true" text:style-name="WWNum35">
          <text:list-item>
            <text:p text:style-name="P355"><text:span text:style-name="T1">1649/50<text:tab/>Bantam</text:span></text:p>
          </text:list-item>
        </text:list>
        <text:p text:style-name="P461"><text:span text:style-name="T1">Capt John Arnold Downs 23 Feb 1650 -</text:span></text:p>
        <text:list xml:id="list133056886772178" text:continue-numbering="true" text:style-name="WWNum35">
          <text:list-item>
            <text:p text:style-name="P516"><text:span text:style-name="T1">1657/8<text:tab/>Bantam</text:span></text:p>
          </text:list-item>
        </text:list>
        <text:p text:style-name="P512"><text:span text:style-name="T1">Capt Robert May</text:span></text:p>
        <text:p text:style-name="P512"><text:span text:style-name="T1">Downs May 1658 - Bantam - Mauritius - Jan 1660 Downs</text:span></text:p>
        <text:list xml:id="list3161188624" text:style-name="WWNum37">
          <text:list-item>
            <text:p text:style-name="P39"><text:span text:style-name="T1">1787/8<text:tab/>Bengal and Benkulen</text:span></text:p>
          </text:list-item>
        </text:list>
        <text:p text:style-name="P41"><text:span text:style-name="Body_20_text_20__28_2_29__20__2b__20_Bold">L/MAR/B/321A<text:tab/></text:span><text:span text:style-name="T1">Journal 8 Jan<text:tab/>1788-1<text:tab/>Sep 1789</text:span></text:p>
        <text:p text:style-name="P620"><text:span text:style-name="T1">L/MAR/B/321K(1)<text:tab/></text:span><text:span text:style-name="Body_20_text_20__28_4_29__20__2b__20_Not_20_Bold"><text:span text:style-name="T4">Ledger</text:span></text:span></text:p>
        <text:p text:style-name="P620"><text:span text:style-name="T1">L/MAR/B/321K(2)<text:tab/></text:span><text:span text:style-name="Body_20_text_20__28_4_29__20__2b__20_Not_20_Bold"><text:span text:style-name="T4">Pay Book</text:span></text:span></text:p>
        <text:p text:style-name="P10"><text:span text:style-name="T1">Capt Charles Stewart</text:span></text:p>
        <text:p text:style-name="P5"><text:span text:style-name="T1">Downs 14 Apr 1788 - 30 Apr Madeira - 24 Aug Diamond Harbour - 2 Jan 1789 Culpee -13 Jan Madras - 21 Feb Benkulen -14 Mar Pring - 28 Mar Benkulen - 31 Mar Rat Island - 26 Jun St Helena - 1 Sep Downs</text:span></text:p>
        <text:list xml:id="list133056541813998" text:continue-numbering="true" text:style-name="WWNum37">
          <text:list-item>
            <text:p text:style-name="P40"><text:span text:style-name="T1">1790/1<text:tab/>Madras and China</text:span></text:p>
          </text:list-item>
        </text:list>
        <text:p text:style-name="P42"><text:span text:style-name="Body_20_text_20__28_2_29__20__2b__20_Bold">L/MAR/B/321B<text:tab/></text:span><text:span text:style-name="T1">Journal 12<text:tab/>Mar<text:tab/>1791-8 Feb<text:tab/>1793</text:span></text:p>
        <text:p text:style-name="P620"><text:span text:style-name="T1">L/MAR/B/321L(1)<text:tab/></text:span><text:span text:style-name="Body_20_text_20__28_4_29__20__2b__20_Not_20_Bold"><text:span text:style-name="T4">Ledger</text:span></text:span></text:p>
        <text:p text:style-name="P640"><text:span text:style-name="T1">L/MAR/B/321L(2)<text:tab/></text:span><text:span text:style-name="Body_20_text_20__28_4_29__20__2b__20_Not_20_Bold"><text:span text:style-name="T4">Pay Book</text:span></text:span></text:p>
        <text:p text:style-name="P512"><text:span text:style-name="T1">Capt Charles Stewart</text:span></text:p>
        <text:p text:style-name="P526"><text:span text:style-name="T1">Downs 10 May 1791 - 20 Sep Madras - 5 Nov Diamond Harbour -19 Jan 1792 Cox’s Island - 4 Mar Tellicherry -12 Apr Cannanore -10 May Bombay - 6 Sep Malacca -18 Oct Whampoa - 11 Dec Second Bar -16 Jun 1793 Downs</text:span></text:p>
      </text:section>
      <text:section text:style-name="Sect2" text:name="Bereich6">
        <text:list xml:id="list133058163676534" text:continue-numbering="true" text:style-name="WWNum37">
          <text:list-item>
            <text:p text:style-name="P154"><text:span text:style-name="T1">1793/4 Madras and Bengal</text:span></text:p>
          </text:list-item>
        </text:list>
        <text:p text:style-name="P143"><draw:custom-shape text:anchor-type="char" draw:z-index="51" draw:style-name="gr12" draw:text-style-name="P732" svg:width="6.277cm" svg:height="2.869cm" svg:x="4.882cm" svg:y="5.041cm"><text:p text:style-name="P646"><text:span text:style-name="Body_20_text_20__28_5_29__20_Exact"><text:span text:style-name="T5">ADVICE (3)</text:span></text:span></text:p><text:p text:style-name="P180"><text:span text:style-name="Body_20_text_20__28_2_29__20_Exact">Pinnace, former name </text:span><text:span text:style-name="Body_20_text_20__28_2_29__20__2b__20_Italic_20_Exact">Canary Bird,</text:span><text:span text:style-name="Body_20_text_20__28_2_29__20_Exact"> 100/150 tons</text:span></text:p><text:p text:style-name="P356"><text:span text:style-name="Body_20_text_20__28_2_29__20_Exact">1<text:tab/>1673/4<text:tab/>Madras and Bengal</text:span></text:p><text:p text:style-name="P462"><text:span text:style-name="Body_20_text_20__28_2_29__20_Exact">Capt William Gaich Plymouth Feb 1674 -</text:span></text:p><draw:enhanced-geometry draw:type="0"/></draw:custom-shape><draw:custom-shape text:anchor-type="char" draw:z-index="52" draw:style-name="gr16" draw:text-style-name="P732" svg:width="4.499cm" svg:height="3.2cm" svg:x="1.642cm" svg:y="4.803cm"><text:p text:style-name="P646"><text:span text:style-name="Body_20_text_20__28_5_29__20_Exact"><text:span text:style-name="T5">ADVICE (4)</text:span></text:span></text:p><text:p text:style-name="P180"><text:span text:style-name="Body_20_text_20__28_2_29__20_Exact">Frigate, 130 tons, 12 guns, 26 crew</text:span></text:p><text:p text:style-name="P357"><text:span text:style-name="Body_20_text_20__28_2_29__20_Exact">1<text:tab/>1700/1 Madras</text:span></text:p><text:p text:style-name="P463"><text:span text:style-name="Body_20_text_20__28_2_29__20_Exact">Capt William Redhead Downs 7 Jul 1700 -</text:span></text:p><draw:enhanced-geometry draw:type="0"/></draw:custom-shape><text:span text:style-name="Body_20_text_20__28_2_29__20__2b__20_Bold">L/MAR/B/32 ID </text:span><text:span text:style-name="T1">Journal 7 Nov 1793-8 May 1794</text:span></text:p>
        <text:p text:style-name="P145"><text:span text:style-name="Body_20_text_20__28_2_29__20__2b__20_Bold">L/MAR/B/321C </text:span><text:span text:style-name="T1">Journal 7 Nov 1793-30 Nov 1795, Chief Mate Samuel Barnard </text:span><text:span text:style-name="Body_20_text_20__28_2_29__20__2b__20_Bold">L/MAR/B/321M(1) </text:span><text:span text:style-name="T1">Ledger </text:span><text:span text:style-name="Body_20_text_20__28_2_29__20__2b__20_Bold">L/MAR/B/321M(2) </text:span><text:span text:style-name="T1">Pay Book Capt John Gale</text:span></text:p>
        <text:p text:style-name="P144"><text:span text:style-name="T1">Portsmouth 2 May 1794 - 28 Jul Cape - 7 Sep Madras -15 Oct Diamond Harbour - 30 Dec Saugor - 3 Mar 1795 Madras - 24 May St Helena -13 Sep River Shannon - 27 Oct Deptford</text:span></text:p>
        <text:list xml:id="list133058124853897" text:continue-numbering="true" text:style-name="WWNum37">
          <text:list-item>
            <text:p text:style-name="P484"><text:span text:style-name="T1">1795/6 Madras</text:span></text:p>
          </text:list-item>
        </text:list>
        <text:p text:style-name="P358"><text:span text:style-name="Body_20_text_20__28_2_29__20__2b__20_Bold">L/MAR/B/321E<text:tab/></text:span><text:span text:style-name="T1">Journal 11<text:tab/>Mar 1796-24 Jan 1798</text:span></text:p>
        <text:p text:style-name="P603"><text:span text:style-name="T1">L/MAR/B/321N(1)<text:tab/></text:span><text:span text:style-name="Body_20_text_20__28_4_29__20__2b__20_Not_20_Bold"><text:span text:style-name="T4">Ledger</text:span></text:span></text:p>
        <text:p text:style-name="P603"><text:span text:style-name="T1">L/MAR/B/321N(2)<text:tab/></text:span><text:span text:style-name="Body_20_text_20__28_4_29__20__2b__20_Not_20_Bold"><text:span text:style-name="T4">Pay Book</text:span></text:span></text:p>
        <text:p text:style-name="P464"><text:span text:style-name="T1">Capt John Esplin</text:span></text:p>
        <text:p text:style-name="P464"><text:span text:style-name="T1">Portsmouth 27 Jun 1796 - 19 Sep Cape - 9 Jan 1797 Madras - 12 Apr Trincomalee - 12 Jul Cape - 11 Sep St Helena - 2 Jan 1798 Deptford</text:span></text:p>
      </text:section>
      <text:section text:style-name="Sect5" text:name="Bereich7">
        <text:p text:style-name="P729"><draw:custom-shape text:anchor-type="char" draw:z-index="53" draw:style-name="gr10" draw:text-style-name="P732" svg:width="8.113cm" svg:height="1.811cm" svg:x="19.54cm" svg:y="0.295cm"><text:p text:style-name="P289"><text:span text:style-name="Body_20_text_20__28_2_29__20_Exact">Journal 19 Feb-21 Jul 1798</text:span></text:p><text:p text:style-name="P289"><text:span text:style-name="Body_20_text_20__28_2_29__20_Exact">Journal 19 Feb 1798-19 Sep 1799, Chief Mate Alexander Nash Journal 30 Jul-19 Sep 1799, Thomas Wells, Third Mate Ledger Pay Book</text:span></text:p><draw:enhanced-geometry draw:type="0"/></draw:custom-shape></text:p>
        <text:h text:style-name="P706" text:outline-level="1"><text:bookmark-start text:name="bookmark19"/><text:span text:style-name="T1">AFRICAN</text:span><text:bookmark-end text:name="bookmark19"/></text:h>
        <text:p text:style-name="P180"><text:span text:style-name="T1">240 tons</text:span></text:p>
        <text:list xml:id="list165054445" text:style-name="WWNum39">
          <text:list-item>
            <text:p text:style-name="P359"><text:span text:style-name="T1">1660/1<text:tab/>St Helena and Bantam</text:span></text:p>
          </text:list-item>
        </text:list>
        <text:p text:style-name="P465"><text:span text:style-name="T1">BL: </text:span><text:span text:style-name="Body_20_text_20__28_2_29__20__2b__20_Bold">Lansdowne Ms 213 </text:span><text:span text:style-name="T1">Journal on </text:span><text:span text:style-name="Body_20_text_20__28_2_29__20__2b__20_Italic">Xhz African</text:span><text:span text:style-name="T1"> and </text:span><text:span text:style-name="Body_20_text_20__28_2_29__20__2b__20_Italic">London</text:span><text:span text:style-name="T1"> 6 May 1661-24 Apr 1663, Capt John Dutton, Governor of St Helena</text:span></text:p>
        <text:p text:style-name="P321"><text:span text:style-name="T1">Downs 26 Jan 1661 - St Helena 6 May - 29 Jul Bantam - May 1662 Downs</text:span></text:p>
        <text:list xml:id="list133057294579676" text:continue-numbering="true" text:style-name="WWNum39">
          <text:list-item>
            <text:p text:style-name="P353"><text:span text:style-name="T1">1662/3</text:span></text:p>
          </text:list-item>
        </text:list>
        <text:p text:style-name="P318"><text:span text:style-name="T1">Capt Robert Fisher</text:span></text:p>
        <text:p text:style-name="P321"><text:span text:style-name="T1">Downs Mar 1663 - 10 Jul 1664 Downs</text:span></text:p>
        <text:list xml:id="list133058500949909" text:continue-numbering="true" text:style-name="WWNum39">
          <text:list-item>
            <text:p text:style-name="P359"><text:span text:style-name="T1">1664/5<text:tab/>Surat</text:span></text:p>
          </text:list-item>
        </text:list>
        <text:p text:style-name="P360"><text:span text:style-name="T1">BL: </text:span><text:span text:style-name="Body_20_text_20__28_2_29__20__2b__20_Bold">Harleian Ms 4252<text:tab/></text:span><text:span text:style-name="T1">Abstract of journal 23 Mar 1665-13 Feb 1667</text:span></text:p>
        <text:p text:style-name="P318"><text:span text:style-name="T1">Capt Thomas Harman</text:span></text:p>
        <text:p text:style-name="P326"><text:span text:style-name="T1">Downs 23 Mar 1665 - 3 Sep Surat 10 Sep 1666 - Mar 1667 Downs</text:span></text:p>
        <text:h text:style-name="P705" text:outline-level="1"><text:bookmark-start text:name="bookmark20"/><text:span text:style-name="T1">AIRLY CASTLE</text:span><text:bookmark-end text:name="bookmark20"/></text:h>
        <text:p text:style-name="P448"><text:span text:style-name="T1">Built by Barnard, launched 1787, 3 decks, 4in bottom, length 143ft Sin, keel 116ft, breadth 36ft </text:span><text:span text:style-name="Body_20_text_20__28_2_29__20__2b__20_Italic">VAin, </text:span><text:span text:style-name="T1">hold 14ft llin, wing transom 23ft 4in, port cell 26ft 5in, waist 1ft </text:span><text:span text:style-name="Body_20_text_20__28_2_29__20__2b__20_Italic">VAin,</text:span><text:span text:style-name="T1"> between decks 6ft &amp; 6ft 3in, roundhouse 6ft 3 in, ports 13 middle &amp; upper, deck range 80ft 9in, 813 tons Principal Managing Owner: Robert Williams</text:span></text:p>
        <text:list xml:id="list133057716020780" text:continue-list="list133058124853897" text:style-name="WWNum37">
          <text:list-item>
            <text:p text:style-name="P43"><text:span text:style-name="T1">1797/8 China</text:span></text:p>
          </text:list-item>
        </text:list>
        <text:p text:style-name="P639"><text:span text:style-name="T1">L/MAR/B/321F L/MAR/B/321G(1)</text:span></text:p>
        <text:p text:style-name="P621"><text:span text:style-name="T1">L/MAR/B/321G(2)</text:span></text:p>
        <text:p text:style-name="P621"><text:span text:style-name="T1">L/MAR/B/321-0(1)</text:span></text:p>
        <text:p text:style-name="P621"><text:span text:style-name="T1">L/MAR/B/321-0(2)</text:span></text:p>
        <text:p text:style-name="P10"><text:span text:style-name="T1">Capt John Esplin</text:span></text:p>
        <text:p text:style-name="P136"><text:span text:style-name="T1">Portsmouth 29 Apr 1798 - 6 Jul Rio de Janeiro - 21 Nov Lintin - 27 Nov Whampoa - 25 Jan 1799 below Second Bar - 22 Feb Malacca -17 May St Helena - 29 Aug Woolwich</text:span></text:p>
        <text:list xml:id="list133058389802985" text:continue-numbering="true" text:style-name="WWNum37">
          <text:list-item>
            <text:p text:style-name="P44"><text:span text:style-name="T1">1800/1<text:tab/>Bombay</text:span></text:p>
          </text:list-item>
        </text:list>
        <text:p text:style-name="P45"><text:span text:style-name="Body_20_text_20__28_2_29__20__2b__20_Bold">L/MAR/B/321H<text:tab/></text:span><text:span text:style-name="T1">Journal 1 Dec 1800-21 Jul 1802</text:span></text:p>
        <text:p text:style-name="P622"><text:span text:style-name="T1">L/MAR/B/321P(1)<text:tab/></text:span><text:span text:style-name="Body_20_text_20__28_4_29__20__2b__20_Not_20_Bold"><text:span text:style-name="T4">Ledger</text:span></text:span></text:p>
        <text:p text:style-name="P622"><text:span text:style-name="T1">L/MAR/B/321P(2)<text:tab/></text:span><text:span text:style-name="Body_20_text_20__28_4_29__20__2b__20_Not_20_Bold"><text:span text:style-name="T4">Pay Book</text:span></text:span></text:p>
        <text:p text:style-name="P10"><text:span text:style-name="T1">Capt Alexander Nash</text:span></text:p>
        <text:p text:style-name="P137"><text:span text:style-name="T1">Portsmouth 31 Mar 1801 - 23 Jul Bombay - 23 Nov Tellicherry - 31 Dec Cochin - 3 Jan 1802 Anjengo - 5 Jan Quilon - 21 Jan Anjengo - 3 Apr St Helena - 21 Jun Deptford</text:span></text:p>
        <text:list xml:id="list133057161405073" text:continue-numbering="true" text:style-name="WWNum37">
          <text:list-item>
            <text:p text:style-name="P361"><text:span text:style-name="T1">1803/4<text:tab/>Bengal and Madras</text:span></text:p>
          </text:list-item>
        </text:list>
        <text:p text:style-name="P485"><text:span text:style-name="Body_20_text_20__28_2_29__20__2b__20_Bold">L/MAR/B/321-I </text:span><text:span text:style-name="T1">Journal 16 Apr 1804-9 Jul 1806, Chief Mate William Burgess </text:span><text:span text:style-name="Body_20_text_20__28_2_29__20__2b__20_Bold">L/MAR/B/321Q(1)<text:tab/></text:span><text:span text:style-name="T1">Ledger</text:span></text:p>
        <text:p text:style-name="P604"><text:span text:style-name="T1">L/MAR/B/321Q(2)<text:tab/></text:span><text:span text:style-name="Body_20_text_20__28_4_29__20__2b__20_Not_20_Bold"><text:span text:style-name="T4">Pay Book</text:span></text:span></text:p>
        <text:p text:style-name="P318"><text:span text:style-name="T1">Capt John Mackintosh</text:span></text:p>
        <text:p text:style-name="P318"><text:span text:style-name="T1">Portsmouth 10 Jul 1804 - 25 Jul Madeira - 2 Dec Kedgeree -14 Jan 1805 Saugor -12 Feb Madras - 14 Mar Ganjam -1 May Madras - 3 Dec St Helena -19 Jun Deptford</text:span></text:p>
      </text:section>
      <text:section text:style-name="Sect6" text:name="Bereich8">
        <text:list xml:id="list133057607754417" text:continue-numbering="true" text:style-name="WWNum37">
          <text:list-item>
            <text:p text:style-name="P362"><text:span text:style-name="T1">1806/7 St Helena, Bengal and Madras</text:span></text:p>
          </text:list-item>
        </text:list>
        <text:p text:style-name="P363"><text:span text:style-name="T1">L/MAR/B/321J<text:tab/>Journal 8 Jan<text:tab/>1807-13 Oct 1808</text:span></text:p>
        <text:p text:style-name="P341"><text:span text:style-name="T1">L/MAR/B/321R(1)<text:tab/>Ledger</text:span></text:p>
        <text:p text:style-name="P341"><text:span text:style-name="T1">L/MAR/B/321R(2)<text:tab/>Pay Book</text:span></text:p>
        <text:p text:style-name="P318"><text:span text:style-name="T1">Capt William Burgess</text:span></text:p>
        <text:p text:style-name="P322"><text:span text:style-name="T1">Portsmouth 18 Apr 1807 - 13 Jul St Helena - 27 Nov Diamond Harbour -14 Jan 1808 Saugor - 16 Feb Madras -12 Jun St Helena -12 Oct East India Dock</text:span></text:p>
        <text:h text:style-name="P706" text:outline-level="1"><text:bookmark-start text:name="bookmark21"/><text:span text:style-name="T1">AISLABIE</text:span><text:bookmark-end text:name="bookmark21"/></text:h>
        <text:p text:style-name="P182"><text:span text:style-name="T1">380/400 tons, 26 guns, 76/80 crew</text:span></text:p>
        <text:list xml:id="list1126772942" text:style-name="WWNum41">
          <text:list-item>
            <text:p text:style-name="P46"><text:span text:style-name="T1">1720/1<text:tab/>Mokha</text:span></text:p>
          </text:list-item>
        </text:list>
        <text:p text:style-name="P146"><text:span text:style-name="Body_20_text_20__28_2_29__20__2b__20_Bold">L/MAR/B/683C(1) </text:span><text:span text:style-name="T1">Ledger </text:span><text:span text:style-name="Body_20_text_20__28_2_29__20__2b__20_Bold">L/MAR/B/683C(2) </text:span><text:span text:style-name="T1">Pay Book Capt Henry Wilson</text:span></text:p>
        <text:p text:style-name="P12"><text:span text:style-name="T1">Falmouth 5 Jan 1721 - 22 Apr 1722</text:span></text:p>
        <text:list xml:id="list133058067608877" text:continue-numbering="true" text:style-name="WWNum41">
          <text:list-item>
            <text:p text:style-name="P46"><text:span text:style-name="T1">1723/4<text:tab/>Bengal</text:span></text:p>
          </text:list-item>
        </text:list>
        <text:p text:style-name="P26"><text:span text:style-name="Body_20_text_20__28_2_29__20__2b__20_Bold">L/MAR/B/683A<text:tab/></text:span><text:span text:style-name="T1">Journal 21 Dec 1723-5 Jul 1725, Chief Mate Samuel Short</text:span></text:p>
        <text:p text:style-name="P617"><text:span text:style-name="T1">L/MAR/B/683D(1)<text:tab/></text:span><text:span text:style-name="Body_20_text_20__28_4_29__20__2b__20_Not_20_Bold"><text:span text:style-name="T4">Ledger</text:span></text:span></text:p>
        <text:p text:style-name="P617"><text:span text:style-name="T1">L/MAR/B/683D(2)<text:tab/></text:span><text:span text:style-name="Body_20_text_20__28_4_29__20__2b__20_Not_20_Bold"><text:span text:style-name="T4">Pay Book</text:span></text:span></text:p>
        <text:p text:style-name="P10"><text:span text:style-name="T1">Capt Henry Wilson</text:span></text:p>
        <text:p text:style-name="P10"><text:span text:style-name="T1">Downs 15 Feb 1724 - 26 May Cape - 31 Jul Fort St David - 5 Aug Madras - 25 Aug Rogues River -</text:span></text:p>
        <text:list xml:id="list3428325762" text:style-name="WWNum43">
          <text:list-item>
            <text:p text:style-name="P536"><text:span text:style-name="T1">Sep Calcutta -10 Dec Madras - 5 Jan 1725 Fort St David - 7 Apr St Helena - 5 Jul Woolwich ff.6-7 sailing directions for the convoy leaving England</text:span></text:p>
          </text:list-item>
        </text:list>
        <text:list xml:id="list133056756324865" text:continue-list="list133058067608877" text:style-name="WWNum41">
          <text:list-item>
            <text:p text:style-name="P47"><text:span text:style-name="T1">1727/8<text:tab/>Madras and Bengal</text:span></text:p>
          </text:list-item>
        </text:list>
        <text:p text:style-name="P617"><text:span text:style-name="T1">L/MAR/B/683E(1)<text:tab/></text:span><text:span text:style-name="Body_20_text_20__28_4_29__20__2b__20_Not_20_Bold"><text:span text:style-name="T4">Ledger</text:span></text:span></text:p>
        <text:p text:style-name="P617"><text:span text:style-name="T1">L/MAR/B/683E(2)<text:tab/></text:span><text:span text:style-name="Body_20_text_20__28_4_29__20__2b__20_Not_20_Bold"><text:span text:style-name="T4">Pay Book</text:span></text:span></text:p>
        <text:p text:style-name="P10"><text:span text:style-name="T1">Capt William Birch</text:span></text:p>
        <text:list xml:id="list133058562179248" text:continue-list="list3428325762" text:style-name="WWNum43">
          <text:list-item>
            <text:p text:style-name="P196"><text:span text:style-name="T1">Jan 1728 - 27 Aug 1729</text:span></text:p>
          </text:list-item>
        </text:list>
        <text:list xml:id="list133056996836043" text:continue-list="list133056756324865" text:style-name="WWNum41">
          <text:list-item>
            <text:p text:style-name="P47"><text:span text:style-name="T1">1730/1<text:tab/>Madras and Bengal</text:span></text:p>
          </text:list-item>
        </text:list>
        <text:p text:style-name="P26"><text:span text:style-name="Body_20_text_20__28_2_29__20__2b__20_Bold">L/MAR/B/683B<text:tab/></text:span><text:span text:style-name="T1">Journal 3 Dec 1730-4 Aug 1733, Arthur Wardroper, Second Mate</text:span></text:p>
        <text:p text:style-name="P617"><text:span text:style-name="T1">L/MAR/B/683F(1)<text:tab/></text:span><text:span text:style-name="Body_20_text_20__28_4_29__20__2b__20_Not_20_Bold"><text:span text:style-name="T4">Ledger</text:span></text:span></text:p>
        <text:p text:style-name="P617"><text:span text:style-name="T1">L/MAR/B/683F(2)<text:tab/></text:span><text:span text:style-name="Body_20_text_20__28_4_29__20__2b__20_Not_20_Bold"><text:span text:style-name="T4">Attorneys Book</text:span></text:span></text:p>
        <text:p text:style-name="P10"><text:span text:style-name="T1">Capt William Birch</text:span></text:p>
        <text:p text:style-name="P135"><text:span text:style-name="T1">Downs 16 Mar 1731 - 26 Jul Madras - 21 Aug Calcutta - 24 Oct Rogues River - 3 Dec Balasore - Rogues River 17 Dec 1732 - 25 Dec Madras - 20 Mar 1733 Cape - 28 May Barbados - 27 Jul Downs</text:span></text:p>
        <text:h text:style-name="P705" text:outline-level="1"><text:bookmark-start text:name="bookmark22"/><text:span text:style-name="T1">AJAX</text:span><text:bookmark-end text:name="bookmark22"/></text:h>
        <text:p text:style-name="P446"><text:span text:style-name="T1">Built by Perry, launched 1759, 3 decks, 3in bottom, keel 107fl 3in, breadth 33ft lOin, 26 guns, 106 crew, 655 tons</text:span></text:p>
        <text:list xml:id="list3482062744" text:style-name="WWNum45">
          <text:list-item>
            <text:p text:style-name="P48"><text:span text:style-name="T1">1758/9 Madras and Bengal</text:span></text:p>
          </text:list-item>
        </text:list>
        <text:p text:style-name="P153"><text:span text:style-name="T1">L/MAR/B/620A Journal 13 Jan 1759-19 Feb 1761, Chief Mate Patrick Maitland L/MAR/B/620B(1)<text:tab/>Imprest Book</text:span></text:p>
        <text:p text:style-name="P26"><text:span text:style-name="T1">L/MAR/B/620B(2)<text:tab/>Receipt Book</text:span></text:p>
        <text:p text:style-name="P10"><text:span text:style-name="T1">Capt George Lindsay</text:span></text:p>
        <text:p text:style-name="P134"><text:span text:style-name="T1">Downs 30 Mar 1759 - 1 May Madeira -10 Aug St Augustine’s Bay - 28 Oct Madras - 25 Dec Balasore -1 Jan 1760 Culpee - Ingeli 16 Mar - 24 Apr Moco Moco - 30 May Madras 18 Aug - 28 Nov St Helena - captured by the French 6 Mar 1761 off Scilly</text:span></text:p>
        <text:h text:style-name="P726" text:outline-level="1"><text:bookmark-start text:name="bookmark23"/><text:span text:style-name="T1">ALBEMARLE</text:span><text:bookmark-end text:name="bookmark23"/></text:h>
        <text:p text:style-name="P556"><text:span text:style-name="T1">330 tons, 30 guns, 66 crew 1<text:tab/>1704/5 Bombay</text:span></text:p>
        <text:p text:style-name="P364"><text:span text:style-name="T1">L/MAR/B/718A<text:tab/>Journal 1 Oct 1707-14 Aug 1708</text:span></text:p>
        <text:p text:style-name="P318"><text:span text:style-name="T1">Capt William Beawes</text:span></text:p>
        <text:p text:style-name="P449"><text:span text:style-name="T1">Downs 31 Jan 1705 - Bombay 3 Oct 1707 - 29 Jan 1708 Cape -19 Mar St Helena -1 Aug Rio de Janeiro - wrecked 9 Dec 1708 Polperro, Cornwall</text:span></text:p>
        <text:h text:style-name="P705" text:outline-level="1"><text:bookmark-start text:name="bookmark24"/><text:span text:style-name="T1">ALBION (1)</text:span><text:bookmark-end text:name="bookmark24"/></text:h>
        <text:p text:style-name="P448"><text:span text:style-name="T1">Built by West, launched 1762, 3 decks, 3in bottom, keel 116ft, breadth 33ft, 26 guns, 99 crew, 668 tons</text:span></text:p>
        <text:p text:style-name="P320"><text:span text:style-name="T1">Principal Managing Owner: John Hyde</text:span></text:p>
        <text:list xml:id="list1718784128" text:style-name="WWNum47">
          <text:list-item>
            <text:p text:style-name="P49"><text:span text:style-name="T1">1761/2<text:tab/>China</text:span></text:p>
          </text:list-item>
        </text:list>
        <text:p text:style-name="P51"><text:span text:style-name="T1">L/MAR/B/81A<text:tab/>Journal 31 Mar 1762-27 Oct 1763, Chief Mate Emerson Tidy</text:span></text:p>
        <text:p text:style-name="P51"><text:span text:style-name="T1">L/MAR/B/81 L(l)<text:tab/>Ledger</text:span></text:p>
        <text:p text:style-name="P51"><text:span text:style-name="T1">L/MAR/B/81L(2)<text:tab/>Pay Book</text:span></text:p>
        <text:p text:style-name="P10"><text:span text:style-name="T1">Capt William Larkins</text:span></text:p>
        <text:p text:style-name="P447"><text:span text:style-name="T1">Downs 25 Apr 1762 - Portsmouth 6 May -19 Oct Whampoa - 24 Jan 1763 Second Bar -15 Feb Manila - 20 Mar Malacca - 7 Jul St Helena - 27 Sep Woolwich</text:span></text:p>
        <text:list xml:id="list133057121620008" text:continue-numbering="true" text:style-name="WWNum47">
          <text:list-item>
            <text:p text:style-name="P365"><text:span text:style-name="T1">1764/5<text:tab/>Madras and China</text:span></text:p>
          </text:list-item>
        </text:list>
        <text:p text:style-name="P364"><text:span text:style-name="T1">L/MAR/B/81M<text:tab/>Imprest Book</text:span></text:p>
        <text:p text:style-name="P318"><text:span text:style-name="T1">Capt William Larkins</text:span></text:p>
        <text:p text:style-name="P183"><text:span text:style-name="T1">Wrecked outward-bound 15 Jan 1765 off the North Foreland</text:span></text:p>
        <text:h text:style-name="P705" text:outline-level="1"><text:bookmark-start text:name="bookmark25"/><text:span text:style-name="T1">ALBION (2)</text:span><text:bookmark-end text:name="bookmark25"/></text:h>
        <text:p text:style-name="P450"><text:span text:style-name="T1">Built by Perry, launched 1787, 3 decks, 4in bottom, length 153ft llin, keel 125ft, breadth 38ft, hold 15th 7in, wing transom 23ft Sin, port cell 27ft 3in, waist 1ft lin, between decks 6ft 4in, roundhouse 6ft 4in, ports 14 middle &amp; upper, deck range 87ft lOin, 116/140 crew, 961 tons Principal Managing Owners: 1-6 Richard Lewin, 7-8 Andrew Timbrell</text:span></text:p>
        <text:list xml:id="list3765927188" text:style-name="WWNum49">
          <text:list-item>
            <text:p text:style-name="P244"><text:span text:style-name="T1">1787/8<text:tab/>Madras and China</text:span></text:p>
          </text:list-item>
        </text:list>
        <text:p text:style-name="P246"><text:span text:style-name="Body_20_text_20__28_2_29__20__2b__20_Bold">L/MAR/B/81B<text:tab/></text:span><text:span text:style-name="T1">Journal 25<text:tab/>Nov<text:tab/>1787-22 Jul 1780</text:span></text:p>
        <text:p text:style-name="P586"><text:span text:style-name="T1">L/MAR/B/81N(1)<text:tab/></text:span><text:span text:style-name="Body_20_text_20__28_4_29__20__2b__20_Not_20_Bold"><text:span text:style-name="T4">Ledger</text:span></text:span></text:p>
        <text:p text:style-name="P586"><text:span text:style-name="T1">L/MAR/B/81N(2)<text:tab/></text:span><text:span text:style-name="Body_20_text_20__28_4_29__20__2b__20_Not_20_Bold"><text:span text:style-name="T4">Pay Book</text:span></text:span></text:p>
        <text:p text:style-name="P318"><text:span text:style-name="T1">Captain Thomas Allen</text:span></text:p>
        <text:p text:style-name="P318"><text:span text:style-name="T1">Downs 26 Mar 1788 - 29 Jul Madras - 8 Oct Whampoa - 9 Jan 1789 Second Bar - 24 Apr St Helena -</text:span></text:p>
        <text:list xml:id="list133056971990769" text:continue-numbering="true" text:style-name="WWNum49">
          <text:list-item>
            <text:p text:style-name="P366"><text:span text:style-name="T1">Jul Blackwall</text:span></text:p>
          </text:list-item>
        </text:list>
        <text:list xml:id="list133058173156609" text:continue-list="list3482062744" text:style-name="WWNum45">
          <text:list-item>
            <text:p text:style-name="P50"><text:span text:style-name="T1">1790/1<text:tab/>Madras and China</text:span></text:p>
          </text:list-item>
        </text:list>
        <text:p text:style-name="P52"><text:span text:style-name="Body_20_text_20__28_2_29__20__2b__20_Bold">L/MAR/B/81C<text:tab/></text:span><text:span text:style-name="T1">Journal 23<text:tab/>Oct<text:tab/>1790-14 Jun 1792</text:span></text:p>
        <text:p text:style-name="P623"><text:span text:style-name="T1">L/MAR/B/81-0(1)<text:tab/></text:span><text:span text:style-name="Body_20_text_20__28_4_29__20__2b__20_Not_20_Bold"><text:span text:style-name="T4">Ledger</text:span></text:span></text:p>
        <text:p text:style-name="P623"><text:span text:style-name="T1">L/MAR/B/81-0(2)<text:tab/></text:span><text:span text:style-name="Body_20_text_20__28_4_29__20__2b__20_Not_20_Bold"><text:span text:style-name="T4">Pay Book</text:span></text:span></text:p>
        <text:p text:style-name="P10"><text:span text:style-name="T1">Capt William Parker</text:span></text:p>
        <text:p text:style-name="P13"><text:span text:style-name="T1">Blackwall 23 Oct 1790 - Torbay 23 Jan 1791 - 28 May Madras -12 Jul Penang - 27 Aug Whampoa - 22 Oct Second Bar - 29 Feb 1792 St Helena - 25 May Blackwall</text:span></text:p>
        <text:list xml:id="list133057182516677" text:continue-numbering="true" text:style-name="WWNum45">
          <text:list-item>
            <text:p text:style-name="P245"><text:span text:style-name="T1">1793/4<text:tab/>Bombay and China</text:span></text:p>
          </text:list-item>
        </text:list>
        <text:p text:style-name="P247"><text:span text:style-name="Body_20_text_20__28_2_29__20__2b__20_Bold">L/MAR/B/81D<text:tab/></text:span><text:span text:style-name="T1">Journal 14<text:tab/>Nov<text:tab/>1793-16 Feb 1796</text:span></text:p>
        <text:p text:style-name="P586"><text:span text:style-name="T1">L/MAR/B/81P(1)<text:tab/></text:span><text:span text:style-name="Body_20_text_20__28_4_29__20__2b__20_Not_20_Bold"><text:span text:style-name="T4">Ledger</text:span></text:span></text:p>
        <text:p text:style-name="P641"><text:span text:style-name="T1">L/MAR/B/81P(2)<text:tab/></text:span><text:span text:style-name="Body_20_text_20__28_4_29__20__2b__20_Not_20_Bold"><text:span text:style-name="T4">Pay Book</text:span></text:span></text:p>
        <text:p text:style-name="P512"><text:span text:style-name="T1">Capt William Wells</text:span></text:p>
        <text:p text:style-name="P526"><text:span text:style-name="T1">Blackwall 14 Nov 1793 - Portsmouth 2 May 1794 - 4 Sep Bombay -11 Dec Bantam - 26 Feb 1794 Whampoa -19 Apr Second Bar - 6 Aug Batavia -16 Oct St Helena - 22 Jan 1796 Blackwall</text:span></text:p>
      </text:section>
      <text:section text:style-name="Sect7" text:name="Bereich9">
        <text:list xml:id="list133058005351023" text:continue-numbering="true" text:style-name="WWNum45">
          <text:list-item>
            <text:p text:style-name="P368"><text:span text:style-name="T1">1795/6<text:tab/>Bombay and China</text:span></text:p>
          </text:list-item>
        </text:list>
        <text:p text:style-name="P344"><text:span text:style-name="T1">L/MAR/B/81E<text:tab/>Journal 11 May 1796-24 Dec 1798</text:span></text:p>
        <text:p text:style-name="P344"><text:span text:style-name="T1">L/MAR/B/81Q(1)<text:tab/>Ledger</text:span></text:p>
        <text:p text:style-name="P344"><text:span text:style-name="T1">L/MAR/B/81Q(2)<text:tab/>Pay Book</text:span></text:p>
        <text:p text:style-name="P318"><text:span text:style-name="T1">Capt Andrew Timbrell</text:span></text:p>
        <text:p text:style-name="P447"><text:span text:style-name="T1">Portsmouth 11 Aug 1796 - 18 Nov Cape -14 Feb 1797 Colombo - 24 Feb Cochin - 28 Feb Tellicherry -16 Mar Bombay - 30 Apr Tellicherry - 25 May Bombay -11 Aug Madras - 5 Sep Penang -15 Oct Malacca - 20 Dec Whampoa - 27 Feb 1798 Second Bar - 27 Mar Macao - 5 Aug St Helena - 8 Nov Blackwall</text:span></text:p>
        <text:list xml:id="list133058605613909" text:continue-numbering="true" text:style-name="WWNum45">
          <text:list-item>
            <text:p text:style-name="P367"><text:span text:style-name="T1">1798/9<text:tab/>Bombay</text:span></text:p>
          </text:list-item>
        </text:list>
        <text:p text:style-name="P344"><text:span text:style-name="T1">L/MAR/B/81G<text:tab/>Journal 27 Feb 1799-6 Aug 1800</text:span></text:p>
        <text:p text:style-name="P344"><text:span text:style-name="T1">L/MAR/B/81R(1)<text:tab/>Ledger</text:span></text:p>
        <text:p text:style-name="P344"><text:span text:style-name="T1">L/MAR/B/81R(2)<text:tab/>Pay Book</text:span></text:p>
        <text:p text:style-name="P318"><text:span text:style-name="T1">Capt Andrew Timbrell</text:span></text:p>
        <text:p text:style-name="P333"><text:span text:style-name="T1">Portsmouth 18 Jun 1799 - 14 Aug Rio de Janeiro - 25 Nov Tellicherry - 6 Dec Bombay - 2 Feb 1800 Anjengo - 5 Feb Quilon -15 Feb Anjengo -15 May St Helena - 6 Aug Long Reach</text:span></text:p>
        <text:list xml:id="list133056652902225" text:continue-numbering="true" text:style-name="WWNum45">
          <text:list-item>
            <text:p text:style-name="P53"><text:span text:style-name="T1">1800/1</text:span></text:p>
          </text:list-item>
        </text:list>
        <text:p text:style-name="P55"><text:span text:style-name="T1">L/MAR/B/81H<text:tab/>Journal 16 Jan<text:tab/>1801-18 Oct 1802</text:span></text:p>
        <text:p text:style-name="P29"><text:span text:style-name="T1">L/MAR/B/81S(1)<text:tab/>Ledger</text:span></text:p>
        <text:p text:style-name="P29"><text:span text:style-name="T1">L/MAR/B/81S(2)<text:tab/>Pay Book</text:span></text:p>
        <text:p text:style-name="P10"><text:span text:style-name="T1">Capt Andrew Timbrell</text:span></text:p>
        <text:p text:style-name="P136"><text:span text:style-name="T1">Portsmouth 19 May 1801 -1 Aug Rio de Janeiro - 31 Oct Penang - 25 Nov Malacca - 30 Jan 1802 Whampoa - 8 Mar Second Bar -10 Jul St Helena - 27 Sep Deptford</text:span></text:p>
        <text:list xml:id="list133058451958862" text:continue-numbering="true" text:style-name="WWNum45">
          <text:list-item>
            <text:p text:style-name="P56"><text:span text:style-name="T1">1804/5<text:tab/>Madras, Bengal and China</text:span></text:p>
          </text:list-item>
        </text:list>
        <text:p text:style-name="P57"><text:span text:style-name="T1">L/MAR/B/81-I<text:tab/>Journal 20 Jul<text:tab/>1805-23 Feb 1808</text:span></text:p>
        <text:p text:style-name="P29"><text:span text:style-name="T1">L/MAR/B/81T(1)<text:tab/>Ledger</text:span></text:p>
        <text:p text:style-name="P29"><text:span text:style-name="T1">L/MAR/B/81T(2)<text:tab/>Pay Book</text:span></text:p>
        <text:p text:style-name="P10"><text:span text:style-name="T1">Capt Benjamin Richardson</text:span></text:p>
        <text:p text:style-name="P525"><text:span text:style-name="T1">Portsmouth 27 Sep 1805 - 21 Oct Sao Tiago -11 Feb 1806 Madras -13 Mar Masulipatam - 23 Mar Kedgeree - 6 May Saugor -12 Jun Penang - 26 Jul Saugor - 22 Nov Penang - 7 Feb 1807 Whampoa - 13 Mar Second Bar - 3 May Lintin -1 Jul Penang -19 Sep Cape -13 Oct St Helena - 2 Jan 1808 Long Reach</text:span></text:p>
        <text:list xml:id="list133057774778929" text:continue-numbering="true" text:style-name="WWNum45">
          <text:list-item>
            <text:p text:style-name="P56"><text:span text:style-name="T1">1808/9<text:tab/>China</text:span></text:p>
          </text:list-item>
        </text:list>
        <text:p text:style-name="P58"><text:span text:style-name="T1">L/MAR/B/81J<text:tab/>Journal 14 Jan<text:tab/>1809-28 Sep 1810</text:span></text:p>
        <text:p text:style-name="P29"><text:span text:style-name="T1">L/MAR/B/81U(1)<text:tab/>Ledger</text:span></text:p>
        <text:p text:style-name="P29"><text:span text:style-name="T1">L/MAR/B/81U(2)<text:tab/>Pay Book</text:span></text:p>
        <text:p text:style-name="P10"><text:span text:style-name="T1">Capt Benjamin Richardson</text:span></text:p>
        <text:p text:style-name="P10"><text:span text:style-name="T1">Portsmouth 5 Apr 1809 - 27 Jul Penang - 8 Oct Second Bar - 4 Nov Whampoa - 22 Dec Second Bar - 22 May 1810 St Helena -1 Aug Gravesend</text:span></text:p>
        <text:h text:style-name="P706" text:outline-level="1"><text:bookmark-start text:name="bookmark26"/><text:span text:style-name="T1">ALBION (4)</text:span><text:bookmark-end text:name="bookmark26"/></text:h>
        <text:p text:style-name="P181"><text:span text:style-name="T1">Chartered ship, 35/44 crew, 470 tons</text:span></text:p>
        <text:p text:style-name="P180"><text:span text:style-name="T1">Principal Managing Owners: 1 Samuel Granger, 2 Charles Weller</text:span></text:p>
        <text:list xml:id="list3849181975" text:style-name="WWNum51">
          <text:list-item>
            <text:p text:style-name="P369"><text:span text:style-name="T1">1820/1<text:tab/>Madras and Bengal</text:span></text:p>
          </text:list-item>
        </text:list>
        <text:p text:style-name="P466"><text:span text:style-name="T1">L/MAR/B/81J(A) Deck Log 17 Apr 1821-30 Sep 1822 Capt Charles Weller</text:span></text:p>
        <text:p text:style-name="P321"><text:span text:style-name="T1">City Canal 17 Apr 1821 - 20 Day Downs -16 Sep Madras -11 Nov Calcutta -14 Jan 1822 Kedgeree - 3 Feb Madras - 27 Cape -1 Jul St Helena -1 Sep Blackwall</text:span></text:p>
        <text:list xml:id="list133058374463587" text:continue-numbering="true" text:style-name="WWNum51">
          <text:list-item>
            <text:p text:style-name="P369"><text:span text:style-name="T1">1824/5<text:tab/>Bengal</text:span></text:p>
          </text:list-item>
        </text:list>
        <text:p text:style-name="P370"><text:span text:style-name="T1">L/MAR/B/81K<text:tab/>Deck Log 2 May 1825-12 Jul 1826</text:span></text:p>
        <text:p text:style-name="P318"><text:span text:style-name="T1">Capt Charles Weller</text:span></text:p>
        <text:p text:style-name="P451"><text:span text:style-name="T1">West India Dock 2 May 1825 - Downs 8 Jun - 21 Oct Calcutta - 24 Dec Kedgeree -11 Jan 1826 Madras - 5 Apr St Helena - 23 Jun East India Dock</text:span></text:p>
        <text:h text:style-name="P701" text:outline-level="1"><text:bookmark-start text:name="bookmark27"/><text:span text:style-name="T1">ALEPPO MERCHANT</text:span><text:bookmark-end text:name="bookmark27"/></text:h>
        <text:p text:style-name="P136"><text:span text:style-name="T1">Chartered ship, 350 tons Managing Owners: John Millet</text:span></text:p>
        <text:list xml:id="list394922427" text:style-name="WWNum53">
          <text:list-item>
            <text:p text:style-name="P59"><text:span text:style-name="T1">1641/2<text:tab/>Surat</text:span></text:p>
          </text:list-item>
        </text:list>
        <text:p text:style-name="P10"><text:span text:style-name="T1">Capt John Millet</text:span></text:p>
        <text:p text:style-name="P320"><text:span text:style-name="T1">Downs 6 Apr 1642 - 2 Aug St Augustine’s Bay -16 Aug Johanna - 21 Sep Surat 13 Oct - 23 Oct Goa - 8 Nov Cochin - 22 Dec Surat 19 Jan 1643 - 31 Mar Cape - 26 Apr St Helena -19 Jul Downs</text:span></text:p>
        <text:list xml:id="list133057986022605" text:continue-numbering="true" text:style-name="WWNum53">
          <text:list-item>
            <text:p text:style-name="P59"><text:span text:style-name="T1">1647/8<text:tab/>Surat</text:span></text:p>
          </text:list-item>
        </text:list>
        <text:p text:style-name="P10"><text:span text:style-name="T1">Capt John Millet</text:span></text:p>
        <text:p text:style-name="P180"><text:span text:style-name="T1">Downs Apr 1648 - 27 Sep Surat 1 Feb 1649 - Downs</text:span></text:p>
        <text:list xml:id="list133057100819364" text:continue-numbering="true" text:style-name="WWNum53">
          <text:list-item>
            <text:p text:style-name="P371"><text:span text:style-name="T1">1649/50<text:tab/>Surat</text:span></text:p>
          </text:list-item>
        </text:list>
        <text:p text:style-name="P318"><text:span text:style-name="T1">Capt John Millet</text:span></text:p>
        <text:p text:style-name="P322"><text:span text:style-name="T1">Downs 20 Mar 1650 - Surat - Sep 1652 Downs</text:span></text:p>
        <text:h text:style-name="P705" text:outline-level="1"><text:bookmark-start text:name="bookmark28"/><text:span text:style-name="T1">ALEXANDER (1)</text:span><text:bookmark-end text:name="bookmark28"/></text:h>
        <text:p text:style-name="P447"><text:span text:style-name="T1">Extra ship, measured 1786, 2 decks, 3in bottom, length 111ft 6in, keel 88ft </text:span><text:span text:style-name="Body_20_text_20__28_2_29__20__2b__20_Italic">SViin,</text:span><text:span text:style-name="T1"> breadth 30ft 9in, hold 13ft 9in, wing transom 18ft 5in, between decks 6ft 9in, 444 tons</text:span></text:p>
        <text:list text:style-name="WWNum55">
          <text:list-item>
            <text:p text:style-name="P372"><text:span text:style-name="T1">1788/9 Guinea</text:span></text:p>
          </text:list-item>
        </text:list>
        <text:p text:style-name="P318"><text:span text:style-name="T1">L/MAR/B/174A Journal Mar-Aug 1789</text:span></text:p>
        <text:p text:style-name="P318"><text:span text:style-name="T1">Capt Richards</text:span></text:p>
        <text:p text:style-name="P448"><text:span text:style-name="T1">From England Mar 1789 - Cape Coast Castle - Accra - Ouidah - captured by the French 9/10 Aug 1789</text:span></text:p>
      </text:section>
      <text:section text:style-name="Sect8" text:name="Bereich10">
        <text:h text:style-name="P720" text:outline-level="1"><text:bookmark-start text:name="bookmark30"/><text:span text:style-name="T1">ALBION (3)</text:span><text:bookmark-end text:name="bookmark30"/></text:h>
        <text:p text:style-name="P525"><text:span text:style-name="T1">Extra ship, repaired by Perry, measured 1797, 3 decks, 3in bottom, length 109fl 4in, keel 86ft 9</text:span><text:span text:style-name="T2">1</text:span><text:span text:style-name="T1">/2in, breadth 30ft 6!4in, hold 12ft llin, wing transom 16ft lOin, waist 3in, between decks 5ft 2in &amp; 5ft 6in, ports 8 upper, 45 crew, 430 tons</text:span></text:p>
        <text:list text:style-name="WWNum63">
          <text:list-item>
            <text:p text:style-name="P155"><text:span text:style-name="T1">1796/7 Bengal</text:span></text:p>
          </text:list-item>
        </text:list>
        <text:p text:style-name="P60"><text:span text:style-name="T1">L/MAR/B/8 IF<text:tab/>Journal 29 Mar 1797-3 Jul 1798</text:span></text:p>
        <text:p text:style-name="P10"><text:span text:style-name="T1">Capt John Pearson</text:span></text:p>
        <text:p text:style-name="P134"><text:span text:style-name="T1">Downs 24 May 1797 - 5 Sep Calcutta - 28 Oct Culpee - 3 Dec Saugor -14 Feb 1798 Cape - 4 Mar St Helena -19 Jun Blackwall</text:span></text:p>
        <text:h text:style-name="P721" text:outline-level="1"><text:bookmark-start text:name="bookmark31"/><text:span text:style-name="T1">ALEXANDER (2)</text:span><text:bookmark-end text:name="bookmark31"/></text:h>
        <text:list xml:id="list103306867" text:style-name="WWNum65">
          <text:list-item>
            <text:p text:style-name="P220"><text:span text:style-name="T1">1796/7<text:tab/>Bengal</text:span></text:p>
          </text:list-item>
        </text:list>
        <text:p text:style-name="P147"><text:span text:style-name="T1">L/MAR/B/174B Journal 12 Aug 1796-15 Jan 1798 Capt William Wallace</text:span></text:p>
        <text:p text:style-name="P134"><text:span text:style-name="T1">Portsmouth 12 Aug 1796 - 23 Jan 1797 Saugor - 29 Jan Calcutta - Culpee 27 Mar -12 Jul Cape - 11 Sep St Helena -18 Dec Long Reach</text:span></text:p>
        <text:list xml:id="list133057595965854" text:continue-numbering="true" text:style-name="WWNum65">
          <text:list-item>
            <text:p text:style-name="P156"><text:span text:style-name="T1">1801/2<text:tab/>New South Wales and Bombay</text:span></text:p>
          </text:list-item>
        </text:list>
        <text:p text:style-name="P134"><text:span text:style-name="T1">L/MAR/B/174C Journal 8 Feb 1802-18 Dec 1803 Capt James Normand</text:span></text:p>
        <text:p text:style-name="P448"><text:span text:style-name="T1">From England 28 Apr 1802 - 30 Jun Rio de Janeiro -16 Oct Port Jackson 3 Jan 1803 - 20 Mar Colombo - 27 Apr Bombay - 5 Oct St Helena -18 Dec Downs</text:span></text:p>
      </text:section>
      <text:section text:style-name="Sect8" text:name="Bereich11">
        <text:p text:style-name="P290"><draw:custom-shape text:anchor-type="char" draw:z-index="54" draw:style-name="gr16" draw:text-style-name="P732" svg:width="4.523cm" svg:height="2.188cm" svg:x="20.248cm" svg:y="10.047cm"><text:p text:style-name="P289"><text:span text:style-name="Body_20_text_20__28_2_29__20_Exact">Journal 19 Nov 1778-14 Apr 1781</text:span></text:p><text:p text:style-name="P289"><text:span text:style-name="Body_20_text_20__28_2_29__20_Exact">Ledger</text:span></text:p><text:p text:style-name="P289"><text:span text:style-name="Body_20_text_20__28_2_29__20_Exact">Pay Book</text:span></text:p><text:p text:style-name="P289"><text:span text:style-name="Body_20_text_20__28_2_29__20_Exact">Imprest Book</text:span></text:p><text:p text:style-name="P289"><text:span text:style-name="Body_20_text_20__28_2_29__20_Exact">Receipt Book</text:span></text:p><draw:enhanced-geometry draw:type="0"/></draw:custom-shape><draw:custom-shape text:anchor-type="char" draw:z-index="56" draw:style-name="gr7" draw:text-style-name="P732" svg:width="7.302cm" svg:height="2.162cm" svg:x="17.2cm" svg:y="13.25cm"><text:p text:style-name="P61"><text:span text:style-name="Body_20_text_20__28_2_29__20__2b__20_Bold_20_Exact">4<text:tab/></text:span><text:span text:style-name="Body_20_text_20__28_2_29__20_Exact">1781/2 Bombay, Madras, Bengal and China</text:span></text:p><text:p text:style-name="P64"><text:span text:style-name="Body_20_text_20__28_2_29__20__2b__20_Bold_20_Exact">L/MAR/B/140D-E<text:tab/></text:span><text:span text:style-name="Body_20_text_20__28_2_29__20_Exact">Journal 27<text:tab/>Jul<text:tab/>1781-28 Jul 1786</text:span></text:p><text:p text:style-name="P624"><text:span text:style-name="Body_20_text_20__28_4_29__20_Exact"><text:span text:style-name="T5">L/MAR/B/140R(1)<text:tab/></text:span></text:span><text:span text:style-name="Body_20_text_20__28_4_29__20__2b__20_Not_20_Bold_20_Exact"><text:span text:style-name="T4">Ledger</text:span></text:span></text:p><text:p text:style-name="P624"><text:span text:style-name="Body_20_text_20__28_4_29__20_Exact"><text:span text:style-name="T5">L/MAR/B/140R(2)<text:tab/></text:span></text:span><text:span text:style-name="Body_20_text_20__28_4_29__20__2b__20_Not_20_Bold_20_Exact"><text:span text:style-name="T4">Pay Book</text:span></text:span></text:p><text:p text:style-name="P65"><text:span text:style-name="Body_20_text_20__28_2_29__20__2b__20_Bold_20_Exact">L/MAR/B/140S<text:tab/></text:span><text:span text:style-name="Body_20_text_20__28_2_29__20_Exact">Ledger (Lascars)*</text:span></text:p><draw:enhanced-geometry draw:type="0"/></draw:custom-shape><draw:custom-shape text:anchor-type="char" draw:z-index="57" draw:style-name="gr6" draw:text-style-name="P732" svg:width="8.79cm" svg:height="0.964cm" svg:x="17.293cm" svg:y="16.621cm"><text:p text:style-name="P213"><text:span text:style-name="Body_20_text_20__28_2_29__20_Exact">1786 St Helena - 20 Jun Downs</text:span></text:p><text:p text:style-name="P213"><text:span text:style-name="Body_20_text_20__28_2_29__20_Exact">* From an initial crew of 141, 97 either died, deserted or were pressed</text:span></text:p><draw:enhanced-geometry draw:type="0"/></draw:custom-shape><text:span text:style-name="T1">Extra ship, built at Liverpool, measured 1804, 3 decks, 4in bottom, length 128ft, keel 102ft Sin, breadth 33ft 7in, hold 12ft lOin, wing transom 21ft 9in, waist 1ft 6</text:span><text:span text:style-name="T2">1</text:span><text:span text:style-name="T1">/£in, between decks 5ft 6in &amp; 6ft, roundhouse 6ft 3 in, 614 tons</text:span></text:p>
        <text:p text:style-name="P213"><text:span text:style-name="T1">Principal Managing Owners: 1 George Clay, 2-3 Felix Clay, 4 John Hotson, 5-6 James Mangles,</text:span></text:p>
        <text:list xml:id="list133058162807117" text:continue-list="list133056904225830" text:style-name="WWNum21">
          <text:list-item>
            <text:p text:style-name="P221"><text:span text:style-name="T1">Robert Mangles</text:span></text:p>
          </text:list-item>
        </text:list>
        <text:list xml:id="list3767292485" text:style-name="WWNum67">
          <text:list-item>
            <text:p text:style-name="P486"><text:span text:style-name="T1">1803/4<text:tab/>Bengal and Madras</text:span></text:p>
          </text:list-item>
        </text:list>
        <text:p text:style-name="P374"><text:span text:style-name="Body_20_text_20__28_2_29__20__2b__20_Bold">L/MAR/B/174D<text:tab/></text:span><text:span text:style-name="T1">Journal 30 Apr 1804-23 Oct 1805</text:span></text:p>
        <text:p text:style-name="P605"><text:span text:style-name="T1">L/MAR/B/174K(1)<text:tab/></text:span><text:span text:style-name="Body_20_text_20__28_4_29__20__2b__20_Not_20_Bold"><text:span text:style-name="T4">Ledger</text:span></text:span></text:p>
        <text:p text:style-name="P605"><text:span text:style-name="T1">L/MAR/B/174K(2)<text:tab/></text:span><text:span text:style-name="Body_20_text_20__28_4_29__20__2b__20_Not_20_Bold"><text:span text:style-name="T4">Pay Book</text:span></text:span></text:p>
        <text:p text:style-name="P318"><text:span text:style-name="T1">Capt John Robinson Franklin</text:span></text:p>
        <text:p text:style-name="P447"><text:span text:style-name="T1">Portsmouth 10 Jul 1804 - 23 Jul Funchal - 3 Dec Diamond Harbour -13 Jan 1805 Saugor 2 Feb - 12 Feb Madras - 20 Jun St Helena -15 Sep Long Reach</text:span></text:p>
        <text:list xml:id="list133057675548112" text:continue-numbering="true" text:style-name="WWNum67">
          <text:list-item>
            <text:p text:style-name="P375"><text:span text:style-name="T1">1805/6<text:tab/>Madras and Bengal</text:span></text:p>
          </text:list-item>
        </text:list>
        <text:p text:style-name="P374"><text:span text:style-name="Body_20_text_20__28_2_29__20__2b__20_Bold">L/MAR/B/174E<text:tab/></text:span><text:span text:style-name="T1">Journal 9 Dec 1805-12 Oct 1807</text:span></text:p>
        <text:p text:style-name="P605"><text:span text:style-name="T1">L/MAR/B/174L(1)<text:tab/></text:span><text:span text:style-name="Body_20_text_20__28_4_29__20__2b__20_Not_20_Bold"><text:span text:style-name="T4">Ledger</text:span></text:span></text:p>
        <text:p text:style-name="P605"><text:span text:style-name="T1">L/MAR/B/174L(2)<text:tab/></text:span><text:span text:style-name="Body_20_text_20__28_4_29__20__2b__20_Not_20_Bold"><text:span text:style-name="T4">Pay Book</text:span></text:span></text:p>
        <text:p text:style-name="P318"><text:span text:style-name="T1">Capt John Robinson Franklin</text:span></text:p>
        <text:p text:style-name="P446"><text:span text:style-name="T1">Portsmouth 30 Mar 1806 - 22 Apr Porto Praya - 26 Aug Madras -10 Sep Masulipatam -18 Sep Diamond Harbour - 23 Feb 1807 Saugor -13 Jun St Helena - 9 Sep Gravesend</text:span></text:p>
        <text:list xml:id="list133058343427119" text:continue-numbering="true" text:style-name="WWNum67">
          <text:list-item>
            <text:p text:style-name="P66"><text:span text:style-name="T1">1807/8<text:tab/>Bombay</text:span></text:p>
          </text:list-item>
        </text:list>
        <text:p text:style-name="P625"><text:span text:style-name="T1">L/MAR/B/174F<text:tab/></text:span><text:span text:style-name="Body_20_text_20__28_4_29__20__2b__20_Not_20_Bold"><text:span text:style-name="T4">Journal </text:span></text:span><text:span text:style-name="T1">28 </text:span><text:span text:style-name="Body_20_text_20__28_4_29__20__2b__20_Not_20_Bold"><text:span text:style-name="T4">Jan </text:span></text:span><text:span text:style-name="T1">1808-17 </text:span><text:span text:style-name="Body_20_text_20__28_4_29__20__2b__20_Not_20_Bold"><text:span text:style-name="T4">Jun </text:span></text:span><text:span text:style-name="T1">1809</text:span></text:p>
        <text:p text:style-name="P625"><text:span text:style-name="T1">L/MAR/B/174M(1)<text:tab/></text:span><text:span text:style-name="Body_20_text_20__28_4_29__20__2b__20_Not_20_Bold"><text:span text:style-name="T4">Ledger</text:span></text:span></text:p>
        <text:p text:style-name="P625"><text:span text:style-name="T1">L/MAR/B/174M(2)<text:tab/></text:span><text:span text:style-name="Body_20_text_20__28_4_29__20__2b__20_Not_20_Bold"><text:span text:style-name="T4">Pay Book</text:span></text:span></text:p>
        <text:p text:style-name="P10"><text:span text:style-name="T1">Capt Thomas Price</text:span></text:p>
        <text:p text:style-name="P302"><text:span text:style-name="T1">Portsmouth 15 Apr 1808 - 1 May Madeira -13 Sep Bombay 4 Jan 1809 - 4 Mar St Helena - 21 May Woolwich</text:span></text:p>
        <text:list xml:id="list133057418486474" text:continue-numbering="true" text:style-name="WWNum67">
          <text:list-item>
            <text:p text:style-name="P248"><text:span text:style-name="T1">1809/10<text:tab/>Bombay and Madras</text:span></text:p>
          </text:list-item>
        </text:list>
        <text:p text:style-name="P249"><text:span text:style-name="Body_20_text_20__28_2_29__20__2b__20_Bold">L/MAR/B/174G<text:tab/></text:span><text:span text:style-name="T1">Journal 21 Dec 1809-27 Dec<text:tab/>1811</text:span></text:p>
        <text:p text:style-name="P587"><text:span text:style-name="T1">L/MAR/B/174N(1)<text:tab/></text:span><text:span text:style-name="Body_20_text_20__28_4_29__20__2b__20_Not_20_Bold"><text:span text:style-name="T4">Ledger</text:span></text:span></text:p>
        <text:p text:style-name="P587"><text:span text:style-name="T1">L/MAR/B/174N(2)<text:tab/></text:span><text:span text:style-name="Body_20_text_20__28_4_29__20__2b__20_Not_20_Bold"><text:span text:style-name="T4">Pay Book</text:span></text:span></text:p>
        <text:p text:style-name="P233"><text:span text:style-name="T1">Capt William Younghusband</text:span></text:p>
        <text:p text:style-name="P138"><text:span text:style-name="T1">Portsmouth 14 Mar 1810-2 Jul Bombay - 25 Aug Madras - 6 Nov Rodrigues - 29 Dec Mauritius - 27 Jul 1811 Acheh -14 Mar Madras -13 Jul Cape -19 Aug St Helena - 21 Nov Blackwall</text:span></text:p>
        <text:list xml:id="list133057911582262" text:continue-numbering="true" text:style-name="WWNum67">
          <text:list-item>
            <text:p text:style-name="P250"><text:span text:style-name="T1">1811/2<text:tab/>Bengal and Benkulen</text:span></text:p>
          </text:list-item>
        </text:list>
        <text:p text:style-name="P249"><text:span text:style-name="Body_20_text_20__28_2_29__20__2b__20_Bold">L/MAR/B/174H<text:tab/></text:span><text:span text:style-name="T1">Journal 17 Mar 1812-17 Sep<text:tab/>1813</text:span></text:p>
        <text:p text:style-name="P587"><text:span text:style-name="T1">L/MAR/B/174-0(1)<text:tab/></text:span><text:span text:style-name="Body_20_text_20__28_4_29__20__2b__20_Not_20_Bold"><text:span text:style-name="T4">Ledger</text:span></text:span></text:p>
        <text:p text:style-name="P587"><text:span text:style-name="T1">L/MAR/B/174-0(2)<text:tab/></text:span><text:span text:style-name="Body_20_text_20__28_4_29__20__2b__20_Not_20_Bold"><text:span text:style-name="T4">Pay Book</text:span></text:span></text:p>
        <text:p text:style-name="P233"><text:span text:style-name="T1">Capt Charles Hazell Newell</text:span></text:p>
        <text:p text:style-name="P558"><text:span text:style-name="T1">Portsmouth 4 Jun 1812 -18 Jun Madeira - 28 Nov Calcutta - 19 Jan 1813 Kedgeree - 4 Mar Benkulen - 31<text:tab/>May St Helena -14 Aug Blackwall</text:span></text:p>
        <text:list xml:id="list133058037496484" text:continue-numbering="true" text:style-name="WWNum67">
          <text:list-item>
            <text:p text:style-name="P67"><text:span text:style-name="T1">1813/4<text:tab/>Madras and Bengal</text:span></text:p>
          </text:list-item>
        </text:list>
        <text:p text:style-name="P68"><text:span text:style-name="Body_20_text_20__28_2_29__20__2b__20_Bold">L/MAR/B/174-1<text:tab/></text:span><text:span text:style-name="T1">Journal 31 Jan-9 Oct 1814</text:span></text:p>
        <text:p text:style-name="P625"><text:span text:style-name="T1">L/MAR/B/174P(1)<text:tab/></text:span><text:span text:style-name="Body_20_text_20__28_4_29__20__2b__20_Not_20_Bold"><text:span text:style-name="T4">Ledger</text:span></text:span></text:p>
        <text:p text:style-name="P625"><text:span text:style-name="T1">L/MAR/B/</text:span><text:span text:style-name="Body_20_text_20__28_4_29__20__2b__20_Not_20_Bold"><text:span text:style-name="T4">1</text:span></text:span><text:span text:style-name="T1">74P(2)<text:tab/></text:span><text:span text:style-name="Body_20_text_20__28_4_29__20__2b__20_Not_20_Bold"><text:span text:style-name="T4">Pay Book</text:span></text:span></text:p>
        <text:p text:style-name="P10"><text:span text:style-name="T1">Capt Charles Hazell Newell</text:span></text:p>
        <text:p text:style-name="P184"><text:span text:style-name="T1">Portsmouth 9 Apr 1814 - 26 Apr Madeira -19 Sep Madras - Oct Bengal - voyage ended 25 Jun 1815</text:span></text:p>
        <text:list xml:id="list133058226539916" text:continue-numbering="true" text:style-name="WWNum67">
          <text:list-item>
            <text:p text:style-name="P251"><text:span text:style-name="T1">1815/6<text:tab/>Bombay</text:span></text:p>
          </text:list-item>
        </text:list>
        <text:p text:style-name="P249"><text:span text:style-name="Body_20_text_20__28_2_29__20__2b__20_Bold">L/MAR/B/174J<text:tab/></text:span><text:span text:style-name="T1">Journal 15 Mar 1816-10 Jul<text:tab/>1817</text:span></text:p>
        <text:p text:style-name="P587"><text:span text:style-name="T1">L/MAR/B/174Q(1)<text:tab/></text:span><text:span text:style-name="Body_20_text_20__28_4_29__20__2b__20_Not_20_Bold"><text:span text:style-name="T4">Ledger</text:span></text:span></text:p>
        <text:p text:style-name="P587"><text:span text:style-name="T1">L/MAR/B/174Q(2)<text:tab/></text:span><text:span text:style-name="Body_20_text_20__28_4_29__20__2b__20_Not_20_Bold"><text:span text:style-name="T4">Pay Book</text:span></text:span></text:p>
        <text:p text:style-name="P527"><text:span text:style-name="T1">Capt Henry Cobb</text:span></text:p>
        <text:p text:style-name="P529"><text:span text:style-name="T1">Downs 19 May 1816-31 May Madeira - 23 Sep Bombay 7 Dec -14 Dec Tellicheny - 30 Dec Cochin -18 Feb 1817 Cape -14 Mar St Helena - 29 May Blackwall</text:span></text:p>
        <text:h text:style-name="P720" text:outline-level="1"><text:bookmark-start text:name="bookmark32"/><text:span text:style-name="T1">ALFRED (1)</text:span><text:bookmark-end text:name="bookmark32"/></text:h>
        <text:p text:style-name="P530"><text:span text:style-name="T1">Built by Barnard, launched 1772, 3 decks, 4in bottom, length 136ft 7in, keel 110ft, breadth 36ft, hold 14ft 5</text:span><text:span text:style-name="T2">1</text:span><text:span text:style-name="T1">/</text:span><text:span text:style-name="T3">2</text:span><text:span text:style-name="T1">in, wing transom 23ft 2in, between decks 6ft 2in, 763 tons Principal Managing Owner: George Willson</text:span></text:p>
        <text:list text:style-name="WWNum69">
          <text:list-item>
            <text:p text:style-name="P487"><text:span text:style-name="T1">1772/3 St Helena and Benkulen</text:span></text:p>
          </text:list-item>
        </text:list>
        <text:p text:style-name="P376"><text:span text:style-name="Body_20_text_20__28_2_29__20__2b__20_Bold">L/MAR/B/140A<text:tab/></text:span><text:span text:style-name="T1">Journal 11 Nov 1772-24 Mar 1775, Chief Mate William Gowland</text:span></text:p>
        <text:p text:style-name="P615"><text:span text:style-name="T1">L/MAR/B/140-O(l) </text:span><text:span text:style-name="Body_20_text_20__28_4_29__20__2b__20_Not_20_Bold"><text:span text:style-name="T4">Ledger </text:span></text:span><text:span text:style-name="T1">L/MAR/B/140-O(2) </text:span><text:span text:style-name="Body_20_text_20__28_4_29__20__2b__20_Not_20_Bold"><text:span text:style-name="T4">Pay Book Capt John Lauder</text:span></text:span></text:p>
        <text:p text:style-name="P447"><text:span text:style-name="T1">Downs 29 Jan 1773 - 1 May St Helena -18 Aug Batavia - 30 Sep Benkulen 5 Apr 1774 -14 May ‘Allas’ -16 Jun ‘Saloomah’ - 2 Jul Benkulen - 8 Oct Cape -13 Nov St Helena -12 Feb 1775 Gravesend</text:span></text:p>
        <text:p text:style-name="P377"><text:span text:style-name="T1">2<text:tab/>1776/7 St Helena, Benkulen and China</text:span></text:p>
        <text:p text:style-name="P378"><text:span text:style-name="Body_20_text_20__28_2_29__20__2b__20_Bold">L/MAR/B/140B<text:tab/></text:span><text:span text:style-name="T1">Journal 27<text:tab/>Sep 1776-1 Oct 1778</text:span></text:p>
        <text:p text:style-name="P606"><text:span text:style-name="T1">L/MAR/B/140P(1)<text:tab/></text:span><text:span text:style-name="Body_20_text_20__28_4_29__20__2b__20_Not_20_Bold"><text:span text:style-name="T4">Ledger</text:span></text:span></text:p>
        <text:p text:style-name="P606"><text:span text:style-name="T1">L/MAR/B/140P(2)<text:tab/></text:span><text:span text:style-name="Body_20_text_20__28_4_29__20__2b__20_Not_20_Bold"><text:span text:style-name="T4">Pay Book</text:span></text:span></text:p>
        <text:p text:style-name="P318"><text:span text:style-name="T1">Capt James Williamson</text:span></text:p>
        <text:p text:style-name="P446"><text:span text:style-name="T1">Portsmouth 14 Dec 1776 - 9 Mar St Helena -19 Jun Benkulen -19 Aug Whampoa 11 Jan 1778 - 23 Mar Cape -16 Apr St Helena - 23 Aug Downs</text:span></text:p>
        <text:list xml:id="list133056823980902" text:continue-list="list133057595965854" text:style-name="WWNum65">
          <text:list-item>
            <text:p text:style-name="P69"><text:span text:style-name="T1">1778/9 China</text:span></text:p>
          </text:list-item>
        </text:list>
        <text:p text:style-name="P639"><text:span text:style-name="T1">L/MAR/B/140C L/MAR/B/140Q(1)</text:span></text:p>
        <text:p text:style-name="P621"><text:span text:style-name="T1">L/MAR/B/140Q(2)</text:span></text:p>
        <text:p text:style-name="P621"><text:span text:style-name="T1">L/MAR/B/140Q(3)</text:span></text:p>
        <text:p text:style-name="P621"><text:span text:style-name="T1">L/MAR/B/140Q(4)</text:span></text:p>
        <text:p text:style-name="P10"><text:span text:style-name="T1">Capt James Brown</text:span></text:p>
        <text:p text:style-name="P134"><text:span text:style-name="T1">Portsmouth 7 Mar 1779 - 5 Apr Madeira - 3 Oct Whampoa 20 Jan 1780 - 8 Feb Malacca - 22 Jun Madagascar - 25 Aug Cape - 29 Oct St Helena - 9 Jan 1781 Crookhaven - 22 Feb Long Reach</text:span></text:p>
        <text:p text:style-name="P318"><text:span text:style-name="T1">Capt James Brown</text:span></text:p>
        <text:p text:style-name="P451"><text:span text:style-name="T1">Portsmouth 6 Feb 1782 - 28 Apr Rio de Janeiro - 5 Sep Bombay -19 Oct Madras -15 Jan 1783 Kedgeree -13 May Ingeli - 6 Sep Bombay - 9 Jan 1784 Cochin -18 Apr Bombay 18 Nov - 9 Dec Anjengo - 3 Jan 1785 Bombay - 9 Jun Malacca -10 Jul Whampoa - Second Bar 30 Nov -17 Mar</text:span></text:p>
        <text:h text:style-name="P705" text:outline-level="1"><text:bookmark-start text:name="bookmark33"/><text:span text:style-name="T1">ALFRED (2)</text:span><text:bookmark-end text:name="bookmark33"/></text:h>
        <text:p text:style-name="P448"><text:span text:style-name="T1">Built by Todd &amp; Pitcher, launched 1790, 3 decks, 4in bottom, length 165ft </text:span><text:span text:style-name="Body_20_text_20__28_2_29__20__2b__20_Italic">lYiin,</text:span><text:span text:style-name="T1"> keel 134ft, breadth 41ft 5in, hold 17ft 2</text:span><text:span text:style-name="T2">1</text:span><text:span text:style-name="T1">A, wing transom 26ft, port cell 29ft lin, waist 3ft 6</text:span><text:span text:style-name="T2">1</text:span><text:span text:style-name="T1">/2in, between decks 6ft 4in &amp; 6ft 6in, roundhouse 6ft 6in, ports 14 middle &amp; 13 upper, deck range 95ft 6in, 1221 tons Principal Managing Owners: 1 James Farquharson, 2-6 William Fraser, 7-8 Andrew Timbrell</text:span></text:p>
      </text:section>
      <text:section text:style-name="Sect8" text:name="Bereich12">
        <text:list xml:id="list3951746574" text:style-name="WWNum71">
          <text:list-item>
            <text:p text:style-name="P71"><text:span text:style-name="T1">1790/1<text:tab/>St Helena, Madras and China</text:span></text:p>
          </text:list-item>
        </text:list>
        <text:p text:style-name="P157"><text:span text:style-name="Body_20_text_20__28_2_29__20__2b__20_Bold">L/MAR/B/140F </text:span><text:span text:style-name="T1">Journal 10 Nov 1790-25 May 1792 </text:span><text:span text:style-name="Body_20_text_20__28_2_29__20__2b__20_Bold">L/MAR/B/140T(1)<text:tab/></text:span><text:span text:style-name="T1">Ledger</text:span></text:p>
        <text:p text:style-name="P626"><text:span text:style-name="T1">L/MAR/B/140T(2)<text:tab/></text:span><text:span text:style-name="Body_20_text_20__28_4_29__20__2b__20_Not_20_Bold"><text:span text:style-name="T4">Pay Book</text:span></text:span></text:p>
        <text:p text:style-name="P10"><text:span text:style-name="T1">Capt James Farquharson</text:span></text:p>
        <text:p text:style-name="P559"><text:span text:style-name="T1">Torbay 2 Feb 1791 - 28 Mar St Helena -13 Jun Madras -17 Jul Penang - 25 Aug Whampoa - 23 Oct Second Bar - 22 Feb 1792 St Helena -18 Apr Long Reach</text:span></text:p>
        <text:list xml:id="list133056919486340" text:continue-numbering="true" text:style-name="WWNum71">
          <text:list-item>
            <text:p text:style-name="P197"><text:span text:style-name="T1">1793/4<text:tab/>China</text:span></text:p>
          </text:list-item>
        </text:list>
        <text:p text:style-name="P252"><text:span text:style-name="Body_20_text_20__28_2_29__20__2b__20_Bold">L/MAR/B/140G<text:tab/></text:span><text:span text:style-name="T1">Journal 17 Feb<text:tab/>1794-10<text:tab/>Oct<text:tab/>1795</text:span></text:p>
        <text:p text:style-name="P588"><text:span text:style-name="T1">L/MAR/B/140U(1)<text:tab/></text:span><text:span text:style-name="Body_20_text_20__28_4_29__20__2b__20_Not_20_Bold"><text:span text:style-name="T4">Ledger</text:span></text:span></text:p>
        <text:p text:style-name="P588"><text:span text:style-name="T1">L/MAR/B/ 140U(2)<text:tab/></text:span><text:span text:style-name="Body_20_text_20__28_4_29__20__2b__20_Not_20_Bold"><text:span text:style-name="T4">Pay Book</text:span></text:span></text:p>
        <text:p text:style-name="P233"><text:span text:style-name="T1">Capt James Farquharson</text:span></text:p>
        <text:p text:style-name="P306"><text:span text:style-name="T1">Portsmouth 2 May 1794 - 6 Oct Whampoa - 23 Dec Second Bar -13 Apr 1795 St Helena - 25 Jul Long Reach</text:span></text:p>
        <text:list xml:id="list133057083004691" text:continue-numbering="true" text:style-name="WWNum71">
          <text:list-item>
            <text:p text:style-name="P70"><text:span text:style-name="T1">1795/6<text:tab/>Madras and China</text:span></text:p>
          </text:list-item>
        </text:list>
        <text:p text:style-name="P72"><text:span text:style-name="Body_20_text_20__28_2_29__20__2b__20_Bold">L/MAR/B/140H<text:tab/></text:span><text:span text:style-name="T1">Journal 8 Feb<text:tab/>1796-16 May<text:tab/>1798</text:span></text:p>
        <text:p text:style-name="P626"><text:span text:style-name="T1">L/MAR/B/140 V (1)<text:tab/></text:span><text:span text:style-name="Body_20_text_20__28_4_29__20__2b__20_Not_20_Bold"><text:span text:style-name="T4">Ledger</text:span></text:span></text:p>
        <text:p text:style-name="P626"><text:span text:style-name="T1">L/MAR/B/140V(2)<text:tab/></text:span><text:span text:style-name="Body_20_text_20__28_4_29__20__2b__20_Not_20_Bold"><text:span text:style-name="T4">Pay Book</text:span></text:span></text:p>
        <text:p text:style-name="P10"><text:span text:style-name="T1">Capt James Farquharson</text:span></text:p>
        <text:p text:style-name="P176"><text:span text:style-name="T1">Portsmouth 17 May 1796 - 2 Aug Cape -11 Nov Madras - 28 Nov Colombo - 9 Feb 1797 Amboina -</text:span></text:p>
        <text:list xml:id="list133057590599022" text:continue-list="list133058226539916" text:style-name="WWNum67">
          <text:list-item>
            <text:p text:style-name="P198"><text:span text:style-name="T1">Apr Whampoa - 9 Jun Second Bar - 2 Dec Cape - 3 Jan 1793 St Helena - 3 Apr Gravesend</text:span></text:p>
          </text:list-item>
        </text:list>
        <text:list xml:id="list133057238919772" text:continue-list="list133057083004691" text:style-name="WWNum71">
          <text:list-item>
            <text:p text:style-name="P253"><text:span text:style-name="T1">1798/9<text:tab/>Madras and China</text:span></text:p>
          </text:list-item>
        </text:list>
        <text:p text:style-name="P254"><text:span text:style-name="Body_20_text_20__28_2_29__20__2b__20_Bold">L/MAR/B/140-I<text:tab/></text:span><text:span text:style-name="T1">Journal 20 Dec 1798-6 Dec 1800</text:span></text:p>
        <text:p text:style-name="P588"><text:span text:style-name="T1">L/MAR/B/140W(1)<text:tab/></text:span><text:span text:style-name="Body_20_text_20__28_4_29__20__2b__20_Not_20_Bold"><text:span text:style-name="T4">Ledger</text:span></text:span></text:p>
        <text:p text:style-name="P588"><text:span text:style-name="T1">L/MAR/B/140W(2)<text:tab/></text:span><text:span text:style-name="Body_20_text_20__28_4_29__20__2b__20_Not_20_Bold"><text:span text:style-name="T4">Pay Book</text:span></text:span></text:p>
        <text:p text:style-name="P233"><text:span text:style-name="T1">Capt James Farquharson</text:span></text:p>
        <text:p text:style-name="P452"><text:span text:style-name="T1">Portsmouth 2 Apr 1799 - 31 Jul Madras -18 Sep Penang -10 Oct Malacca - 6 Dec Balambangan - 25 Dec Sulu -16 Feb 1800 Whampoa - 27 Feb Second Bar -15 Jul St Helena - 30 Sep Northfleet</text:span></text:p>
        <text:list xml:id="list133058300648972" text:continue-numbering="true" text:style-name="WWNum71">
          <text:list-item>
            <text:p text:style-name="P379"><text:span text:style-name="T1">1800/1<text:tab/>China</text:span></text:p>
          </text:list-item>
        </text:list>
        <text:p text:style-name="P380"><text:span text:style-name="Body_20_text_20__28_2_29__20__2b__20_Bold">L/MAR/B/140J<text:tab/></text:span><text:span text:style-name="T1">Journal 19 Jan 1801-27 Oct 1802</text:span></text:p>
        <text:p text:style-name="P607"><text:span text:style-name="T1">L/MAR/B/140X(1)<text:tab/></text:span><text:span text:style-name="Body_20_text_20__28_4_29__20__2b__20_Not_20_Bold"><text:span text:style-name="T4">Ledger</text:span></text:span></text:p>
        <text:p text:style-name="P607"><text:span text:style-name="T1">L/MAR/B/140X(2)<text:tab/></text:span><text:span text:style-name="Body_20_text_20__28_4_29__20__2b__20_Not_20_Bold"><text:span text:style-name="T4">Pay Book</text:span></text:span></text:p>
        <text:p text:style-name="P318"><text:span text:style-name="T1">Capt James Farquharson</text:span></text:p>
        <text:p text:style-name="P453"><text:span text:style-name="T1">Portsmouth 19 May 1801 - 31 Jul Rio de Janeiro - 31 Oct Penang - 25 Nov Malacca - 31 Jan 1802 Whampoa - 20 Mar Second Bar - 10 Jul St Helena -17 Sep Northfleet</text:span></text:p>
        <text:list xml:id="list133056734717974" text:continue-numbering="true" text:style-name="WWNum71">
          <text:list-item>
            <text:p text:style-name="P70"><text:span text:style-name="T1">1802/3<text:tab/>China</text:span></text:p>
          </text:list-item>
        </text:list>
        <text:p text:style-name="P73"><text:span text:style-name="Body_20_text_20__28_2_29__20__2b__20_Bold">L/MAR/B/140K<text:tab/></text:span><text:span text:style-name="T1">Journal 24 Mar 1803-24 Sep 1804</text:span></text:p>
        <text:p text:style-name="P626"><text:span text:style-name="T1">L/MAR/B/140 Y (1)<text:tab/></text:span><text:span text:style-name="Body_20_text_20__28_4_29__20__2b__20_Not_20_Bold"><text:span text:style-name="T4">Ledger</text:span></text:span></text:p>
        <text:p text:style-name="P626"><text:span text:style-name="T1">L/MAR/B/140Y(2)<text:tab/></text:span><text:span text:style-name="Body_20_text_20__28_4_29__20__2b__20_Not_20_Bold"><text:span text:style-name="T4">Pay Book</text:span></text:span></text:p>
        <text:p text:style-name="P10"><text:span text:style-name="T1">Capt James Farquharson</text:span></text:p>
        <text:p text:style-name="P176"><text:span text:style-name="T1">Downs 6 May 1803 - 13 Oct Whampoa - 31 Jan 1804 Second Bar -19 Feb Malacca -1 Mar Penang •</text:span></text:p>
        <text:list xml:id="list133058100793160" text:continue-list="list133057590599022" text:style-name="WWNum67">
          <text:list-item>
            <text:p text:style-name="P198"><text:span text:style-name="T1">Jun St Helena -16 Aug Northfleet</text:span></text:p>
          </text:list-item>
        </text:list>
        <text:list xml:id="list133058273929592" text:continue-list="list133056734717974" text:style-name="WWNum71">
          <text:list-item>
            <text:p text:style-name="P255"><text:span text:style-name="T1">1806/7<text:tab/>St Helena,<text:tab/>Benkulen and China</text:span></text:p>
          </text:list-item>
        </text:list>
        <text:p text:style-name="P256"><text:span text:style-name="Body_20_text_20__28_2_29__20__2b__20_Bold">L/MAR/B/140L<text:tab/></text:span><text:span text:style-name="T1">Journal 27 Oct 1806-2 Oct<text:tab/>1808</text:span></text:p>
        <text:p text:style-name="P588"><text:span text:style-name="T1">L/MAR/B/140Z(1)<text:tab/></text:span><text:span text:style-name="Body_20_text_20__28_4_29__20__2b__20_Not_20_Bold"><text:span text:style-name="T4">Ledger</text:span></text:span></text:p>
        <text:p text:style-name="P588"><text:span text:style-name="T1">L/MAR/B/140Z(2)<text:tab/></text:span><text:span text:style-name="Body_20_text_20__28_4_29__20__2b__20_Not_20_Bold"><text:span text:style-name="T4">Pay Book</text:span></text:span></text:p>
        <text:p text:style-name="P233"><text:span text:style-name="T1">Capt George Welstead</text:span></text:p>
        <text:p text:style-name="P235"><text:span text:style-name="T1">Portsmouth 26 Feb 1807 - 15 May St Helena - 9 Sep Benkulen - 28 Nov Penang - 20 Dec Malacca - 14 Feb 1808 Whampoa - 4 Apr Penang - 8 Jul St Helena -14 Sep Long Reach</text:span></text:p>
        <text:list xml:id="list133058643011596" text:continue-numbering="true" text:style-name="WWNum71">
          <text:list-item>
            <text:p text:style-name="P70"><text:span text:style-name="T1">1809/10<text:tab/>Madras and China</text:span></text:p>
          </text:list-item>
        </text:list>
        <text:p text:style-name="P74"><text:span text:style-name="Body_20_text_20__28_2_29__20__2b__20_Bold">L/MAR/B/140M<text:tab/></text:span><text:span text:style-name="T1">Journal 23 Nov<text:tab/>1809-9 Oct<text:tab/>1811</text:span></text:p>
        <text:p text:style-name="P627"><text:span text:style-name="T1">L/MAR/B/140AA(1)<text:tab/></text:span><text:span text:style-name="Body_20_text_20__28_4_29__20__2b__20_Not_20_Bold"><text:span text:style-name="T4">Ledger</text:span></text:span></text:p>
        <text:p text:style-name="P627"><text:span text:style-name="T1">L/MAR/B/140AA(2)<text:tab/></text:span><text:span text:style-name="Body_20_text_20__28_4_29__20__2b__20_Not_20_Bold"><text:span text:style-name="T4">Pay Book</text:span></text:span></text:p>
        <text:p text:style-name="P318"><text:span text:style-name="T1">Capt George Welstead</text:span></text:p>
        <text:p text:style-name="P467"><text:span text:style-name="T1">Portsmouth 19 Feb 1810 -18 Mar Tenerife - 7 Jul Madras -18 Aug Penang -10 Sep Malacca - 11 Oct Whampoa - 25 Dec Second Bar - 26 May 1811 St Helena -13 Aug Northfleet</text:span></text:p>
        <text:p text:style-name="P646"><text:span text:style-name="T1">ALFRED (3)</text:span></text:p>
        <text:p text:style-name="P176"><text:span text:style-name="T1">Chartered ship, 716 tons</text:span></text:p>
        <text:p text:style-name="P557"><text:span text:style-name="T1">Principal Managing Owners: Fraser, Living &amp; Co 1<text:tab/>1826/7 China</text:span></text:p>
        <text:p text:style-name="P468"><text:span text:style-name="T1">L/MAR/B/140N Deck Log 13 Mar 1827-8 Mar 1828 Capt John Pearson</text:span></text:p>
        <text:p text:style-name="P322"><text:span text:style-name="T1">Downs 16 Apr 1827 - 7 Aug Whampoa 10 Oct - 28 Dec St Helena - 20 Feb 1828 Blackwall</text:span></text:p>
        <text:p text:style-name="P647"><text:span text:style-name="T1">ALLIGATOR</text:span></text:p>
        <text:p text:style-name="P447"><text:span text:style-name="T1">Extra ship, built by Cox, measured 1798, 2 decks, 3in bottom, length 102ft 4</text:span><text:span text:style-name="T2">1</text:span><text:span text:style-name="T1">/4in, keel 80ft 6in, breadth 28ft 4</text:span><text:span text:style-name="T2">1</text:span><text:span text:style-name="T1">/2in, hold 12ft 5in, wing transom 19ft 4in, between decks 6ft 6in, 345 tons</text:span></text:p>
        <text:list xml:id="list771980492" text:style-name="WWNum73">
          <text:list-item>
            <text:p text:style-name="P381"><text:span text:style-name="T1">1797/8<text:tab/>Madras and Bengal</text:span></text:p>
          </text:list-item>
        </text:list>
        <text:p text:style-name="P468"><text:span text:style-name="T1">L/MAR/B/519A Journal 2 Jul 1798-2 May 1800, Chief Mate John Gibson Capt Robert Curling</text:span></text:p>
        <text:p text:style-name="P467"><text:span text:style-name="T1">Falmouth 13 Sep 1798 - 28 Sep Lisbon - 30 Dec Cape -12 Apr 1799 Madras -11 May Calcutta - 13 Feb 1800 St Helena -18 Apr Deptford</text:span></text:p>
        <text:p text:style-name="P646"><text:span text:style-name="T1">ALMORAH</text:span></text:p>
        <text:p text:style-name="P176"><text:span text:style-name="T1">Chartered ship, 416 tons</text:span></text:p>
        <text:p text:style-name="P180"><text:span text:style-name="T1">Principal Managing Owner: Matthew Boyd</text:span></text:p>
        <text:p text:style-name="P382"><text:span text:style-name="T1">1<text:tab/>1818/9<text:tab/>Madras and Bengal</text:span></text:p>
        <text:p text:style-name="P318"><text:span text:style-name="T1">L/MAR/B/243A Deck Log 23 Apr 1819-3 Jun 1820</text:span></text:p>
        <text:p text:style-name="P318"><text:span text:style-name="T1">Capt Thomas Winter</text:span></text:p>
        <text:p text:style-name="P322"><text:span text:style-name="T1">Downs 27 May 1819 -17 Sep Madras - 29 Sep Fulta - 21 Dec Diamond Harbour - 3 Jan 1820 Madras -12 Mar Cape - 20 May Blackwall</text:span></text:p>
        <text:p text:style-name="P647"><text:span text:style-name="T1">ALNWICK CASTLE</text:span></text:p>
        <text:p text:style-name="P469"><text:span text:style-name="T1">Built by Perry, launched 1801, 3 decks, 5in bottom, length 165ft </text:span><text:span text:style-name="Body_20_text_20__28_2_29__20__2b__20_Italic">IViin,</text:span><text:span text:style-name="T1"> keel 133ft IPAin, breadth 42ft, hold 17ft, wing transom 25ft lO^in, port cell 29ft 4in, waist 3ft lOin, between decks 6ft 6in, roundhouse 6ft 6in, ports 14 middle &amp; 13 upper, deck range 96ft 4in, 1256 tons Principal Managing Owner: John Locke</text:span></text:p>
        <text:list xml:id="list1726546946" text:style-name="WWNum75">
          <text:list-item>
            <text:p text:style-name="P75"><text:span text:style-name="T1">1801/2<text:tab/>Madras and China</text:span></text:p>
          </text:list-item>
        </text:list>
        <text:p text:style-name="P76"><text:span text:style-name="T1">L/MAR/B/189A<text:tab/>Journal 21 Nov<text:tab/>1801-17 Jun<text:tab/>1803</text:span></text:p>
        <text:p text:style-name="P38"><text:span text:style-name="T1">L/MAR/B/189H(1)<text:tab/>Ledger</text:span></text:p>
        <text:p text:style-name="P38"><text:span text:style-name="T1">L/MAR/B/189H(2)<text:tab/>Pay Book</text:span></text:p>
        <text:p text:style-name="P318"><text:span text:style-name="T1">Capt Charles Elton Prescott</text:span></text:p>
        <text:p text:style-name="P470"><text:span text:style-name="T1">Portsmouth 25 Feb 1802 - 15 Jun Madras -1 Aug Penang - 25 Aug Malacca -14 Sep Whampoa - 21 Nov Second Bar - 25 Feb 1803 St Helena - 25 Apr Long Reach</text:span></text:p>
        <text:list xml:id="list133057322444821" text:continue-numbering="true" text:style-name="WWNum75">
          <text:list-item>
            <text:p text:style-name="P257"><text:span text:style-name="T1">1803/4<text:tab/>China</text:span></text:p>
          </text:list-item>
        </text:list>
        <text:p text:style-name="P258"><text:span text:style-name="T1">L/MAR/B/189B<text:tab/>Journal 27 Feb 1804-28<text:tab/>Oct<text:tab/>1805</text:span></text:p>
        <text:p text:style-name="P259"><text:span text:style-name="T1">L/MAR/B/189-I(1)<text:tab/>Ledger</text:span></text:p>
        <text:p text:style-name="P259"><text:span text:style-name="T1">L/MAR/B/189-I(2)<text:tab/>Pay Book</text:span></text:p>
        <text:p text:style-name="P177"><text:span text:style-name="T1">Capt Albert Gledstanes</text:span></text:p>
        <text:p text:style-name="P228"><text:span text:style-name="T1">Portsmouth 9 Jun 1804 - 17 Aug Rio de Janeiro -14 Jan 1805 Whampoa -15 Feb Second Bar - 21 Mar Malacca - 30 Jun St Helena -16 Sep Long Reach</text:span></text:p>
        <text:list xml:id="list133056770397091" text:continue-numbering="true" text:style-name="WWNum75">
          <text:list-item>
            <text:p text:style-name="P260"><text:span text:style-name="T1">1805/6<text:tab/>Madras<text:tab/>and China</text:span></text:p>
          </text:list-item>
        </text:list>
        <text:p text:style-name="P261"><text:span text:style-name="Body_20_text_20__28_2_29__20__2b__20_Bold">L/MAR/B/189C<text:tab/></text:span><text:span text:style-name="T1">Journal 9 Dec 1805-25 Aug 1807</text:span></text:p>
        <text:p text:style-name="P589"><text:span text:style-name="T1">L/MAR/B/189J(1)<text:tab/></text:span><text:span text:style-name="Body_20_text_20__28_4_29__20__2b__20_Not_20_Bold"><text:span text:style-name="T4">Ledger</text:span></text:span></text:p>
        <text:p text:style-name="P628"><text:span text:style-name="T1">L/MAR/B/189 J(2)<text:tab/></text:span><text:span text:style-name="Body_20_text_20__28_4_29__20__2b__20_Not_20_Bold"><text:span text:style-name="T4">Pay Book</text:span></text:span></text:p>
        <text:p text:style-name="P10"><text:span text:style-name="T1">Capt Charles Elton Prescott</text:span></text:p>
        <text:p text:style-name="P296"><text:span text:style-name="T1">Portsmouth 4 Mar 1806 - 29 Jun Madras -15 Aug Penang - 8 Sep Malacca -18 Oct Whampoa - 7 Dec Second Bar - 23 Jan 1807 Penang -18 Apr St Helena - 5 Jul Long Reach</text:span></text:p>
        <text:list xml:id="list133056893197012" text:continue-numbering="true" text:style-name="WWNum75">
          <text:list-item>
            <text:p text:style-name="P77"><text:span text:style-name="T1">1807/8<text:tab/>Madras<text:tab/>and China</text:span></text:p>
          </text:list-item>
        </text:list>
        <text:p text:style-name="P78"><text:span text:style-name="Body_20_text_20__28_2_29__20__2b__20_Bold">L/MAR/B/189D<text:tab/></text:span><text:span text:style-name="T1">Journal 30 Nov 1807-1 Nov 1809</text:span></text:p>
        <text:p text:style-name="P628"><text:span text:style-name="T1">L/MAR/B/189K(1)<text:tab/></text:span><text:span text:style-name="Body_20_text_20__28_4_29__20__2b__20_Not_20_Bold"><text:span text:style-name="T4">Ledger</text:span></text:span></text:p>
        <text:p text:style-name="P628"><text:span text:style-name="T1">L/MAR/B/189K(2)<text:tab/></text:span><text:span text:style-name="Body_20_text_20__28_4_29__20__2b__20_Not_20_Bold"><text:span text:style-name="T4">Pay Book</text:span></text:span></text:p>
        <text:p text:style-name="P10"><text:span text:style-name="T1">Capt Charles Elton Prescott</text:span></text:p>
        <text:p text:style-name="P236"><text:span text:style-name="T1">Portsmouth 5 Mar 1808 - 25 Jun Madras -1 Aug Penang - 29 Aug Malacca - 6 Oct Whampoa - 2 Feb 1809 Second Bar - 28 Feb Lintin - 30 Mar Penang - 7 Jul St Helena -14 Sep Long Reach</text:span></text:p>
        <text:list xml:id="list133057156449806" text:continue-numbering="true" text:style-name="WWNum75">
          <text:list-item>
            <text:p text:style-name="P79"><text:span text:style-name="T1">1809/10<text:tab/>China</text:span></text:p>
          </text:list-item>
        </text:list>
        <text:p text:style-name="P158"><text:span text:style-name="Body_20_text_20__28_2_29__20__2b__20_Bold">L/MAR/B/189E </text:span><text:span text:style-name="T1">Journal 22 Jan 1810-18 Nov 1811 </text:span><text:span text:style-name="Body_20_text_20__28_2_29__20__2b__20_Bold">L/MAR/B/189L(1)<text:tab/></text:span><text:span text:style-name="T1">Ledger</text:span></text:p>
        <text:p text:style-name="P628"><text:span text:style-name="T1">L/MAR/B/189L(2)<text:tab/></text:span><text:span text:style-name="Body_20_text_20__28_4_29__20__2b__20_Not_20_Bold"><text:span text:style-name="T4">Pay Book</text:span></text:span></text:p>
        <text:p text:style-name="P10"><text:span text:style-name="T1">Capt Peter Rolland</text:span></text:p>
        <text:p text:style-name="P564"><text:span text:style-name="T1">Portsmouth 28 Apr 1810-5 Sep Penang - 25 Sep Malacca -11 Nov Manila -11 Dec Whampoa - 21 Mar 1811 Macao -11 Jul St Helena - 30 Sep Long Reach</text:span></text:p>
        <text:list xml:id="list133057272052813" text:continue-numbering="true" text:style-name="WWNum75">
          <text:list-item>
            <text:p text:style-name="P79"><text:span text:style-name="T1">1811/2<text:tab/>China</text:span></text:p>
          </text:list-item>
        </text:list>
        <text:p text:style-name="P158"><text:span text:style-name="Body_20_text_20__28_2_29__20__2b__20_Bold">L/MAR/B/189F </text:span><text:span text:style-name="T1">Journal 13 Jan 1812-28 Aug 1813 </text:span><text:span text:style-name="Body_20_text_20__28_2_29__20__2b__20_Bold">L/MAR/B/189M(1)<text:tab/></text:span><text:span text:style-name="T1">Ledger</text:span></text:p>
        <text:p text:style-name="P628"><text:span text:style-name="T1">L/MAR/B/189M(2)<text:tab/></text:span><text:span text:style-name="Body_20_text_20__28_4_29__20__2b__20_Not_20_Bold"><text:span text:style-name="T4">Pay Book</text:span></text:span></text:p>
        <text:p text:style-name="P10"><text:span text:style-name="T1">Capt Peter Rolland</text:span></text:p>
        <text:p text:style-name="P172"><text:span text:style-name="T1">Portsmouth 25 Mar 1812 - 24 Apr Funchal -10 Aug Batavia - 20 Sep Whampoa - 4 Dec Second Bar - 28 Mar 1813 St Helena - 8 Jun Long Reach</text:span></text:p>
        <text:list xml:id="list133057598981560" text:continue-numbering="true" text:style-name="WWNum75">
          <text:list-item>
            <text:p text:style-name="P262"><text:span text:style-name="T1">1814/5<text:tab/>China</text:span></text:p>
          </text:list-item>
        </text:list>
        <text:p text:style-name="P297"><text:span text:style-name="Body_20_text_20__28_2_29__20__2b__20_Bold">L/MAR/B/189G </text:span><text:span text:style-name="T1">Journal 24 Jan 1815-3 Jun 1816 </text:span><text:span text:style-name="Body_20_text_20__28_2_29__20__2b__20_Bold">L/MAR/B/189N(1)<text:tab/></text:span><text:span text:style-name="T1">Ledger</text:span></text:p>
        <text:p text:style-name="P589"><text:span text:style-name="T1">L/MAR/B/189N(2)<text:tab/></text:span><text:span text:style-name="Body_20_text_20__28_4_29__20__2b__20_Not_20_Bold"><text:span text:style-name="T4">Pay Book</text:span></text:span></text:p>
        <text:p text:style-name="P233"><text:span text:style-name="T1">Capt Peter Rolland</text:span></text:p>
        <text:p text:style-name="P185"><text:span text:style-name="T1">Downs 27 Apr 1815 - 25 Sep Whampoa 14 Jan 1816 - 23 Mar St Helena -15 May Long Reach</text:span></text:p>
        <text:h text:style-name="P714" text:outline-level="1"><text:bookmark-start text:name="bookmark34"/><text:span text:style-name="T1">ALTHEA</text:span><text:bookmark-end text:name="bookmark34"/></text:h>
        <text:p text:style-name="P506"><text:span text:style-name="T1">Built at Calcutta 1801, 810 tons 1 From Bengal 1802</text:span></text:p>
        <text:p text:style-name="P229"><text:span text:style-name="T1">L/MAR/B/521A Journal 24 Jan-2 Dec 1802 Capt Arundel Roberts</text:span></text:p>
        <text:p text:style-name="P176"><text:span text:style-name="T1">Calcutta 24 Jan 1802 - 13 Apr Saugor - 24 Jul St Helena -15 Oct Deptford</text:span></text:p>
        <text:h text:style-name="P715" text:outline-level="1"><text:bookmark-start text:name="bookmark35"/><text:span text:style-name="T1">AMERICA</text:span><text:bookmark-end text:name="bookmark35"/></text:h>
        <text:p text:style-name="P508"><text:span text:style-name="T1">210 tons, 24 guns, 42 crew 1<text:tab/>1694/5 Bombay</text:span></text:p>
        <text:p text:style-name="P471"><text:span text:style-name="T1">L/MAR/A/LXXm Journal 15 Mar 1695-28 Oct 1697, anon Capt Richard Laycock</text:span></text:p>
        <text:p text:style-name="P451"><text:span text:style-name="T1">Down 24 Mar 1695 - 4 Jun Tenerife - 5 Jan 1696 Calicut - 29 Feb Bombay -16 Dec Cape -16 Feb 1697 St Helena -16 Mar Ascension -13 Jun Cadiz - 28 Oct Downs</text:span></text:p>
        <text:h text:style-name="P706" text:outline-level="1"><text:bookmark-start text:name="bookmark36"/><text:span text:style-name="T1">AMERICAN (1)</text:span><text:bookmark-end text:name="bookmark36"/></text:h>
        <text:p text:style-name="P180"><text:span text:style-name="T1">225 tons</text:span></text:p>
        <text:list xml:id="list604810709" text:style-name="WWNum77">
          <text:list-item>
            <text:p text:style-name="P383"><text:span text:style-name="T1">1659/60<text:tab/>Surat</text:span></text:p>
          </text:list-item>
        </text:list>
        <text:p text:style-name="P318"><text:span text:style-name="T1">Capt John Mallison</text:span></text:p>
        <text:p text:style-name="P321"><text:span text:style-name="T1">Downs Mar 1660 - Surat - Persia - 30 May 1662 Downs</text:span></text:p>
        <text:list xml:id="list133058101579637" text:continue-numbering="true" text:style-name="WWNum77">
          <text:list-item>
            <text:p text:style-name="P384"><text:span text:style-name="T1">1662/3<text:tab/>Guinea and Madras</text:span></text:p>
          </text:list-item>
        </text:list>
        <text:p text:style-name="P318"><text:span text:style-name="T1">Capt John Mallison</text:span></text:p>
        <text:p text:style-name="P513"><text:span text:style-name="T1">Downs Nov 1662 - 20 Jan 1663 Guinea - 9 Jul Madras -16 Aug Balasore - 27 Dec Madras 7 Jan 1664 -10 Jul Downs</text:span></text:p>
        <text:list xml:id="list133057496524730" text:continue-numbering="true" text:style-name="WWNum77">
          <text:list-item>
            <text:p text:style-name="P517"><text:span text:style-name="T1">1664/5<text:tab/>Madras and Bengal</text:span></text:p>
          </text:list-item>
        </text:list>
        <text:p text:style-name="P514"><text:span text:style-name="T1">Capt Turges</text:span></text:p>
        <text:list xml:id="list133056943685396" text:continue-numbering="true" text:style-name="WWNum77">
          <text:list-item>
            <text:p text:style-name="P384"><text:span text:style-name="T1">1668/9<text:tab/>Madras and Bengal</text:span></text:p>
          </text:list-item>
        </text:list>
        <text:p text:style-name="P322"><text:span text:style-name="T1">Capt Turges/Thomas Ball</text:span></text:p>
        <text:h text:style-name="P706" text:outline-level="1"><text:bookmark-start text:name="bookmark37"/><text:span text:style-name="T1">AMERICAN (2)</text:span><text:bookmark-end text:name="bookmark37"/></text:h>
        <text:p text:style-name="P180"><text:span text:style-name="T1">140 tons</text:span></text:p>
        <text:p text:style-name="P354"><text:span text:style-name="T1">1<text:tab/>1663/4 Madagascar and Surat</text:span></text:p>
        <text:p text:style-name="P472"><text:span text:style-name="T1">Capt Charles Higginson (former Second Mate) -19 Dec 1665 Isle of Wight</text:span></text:p>
        <text:h text:style-name="P706" text:outline-level="1"><text:bookmark-start text:name="bookmark38"/><text:span text:style-name="T1">AMITY</text:span><text:bookmark-end text:name="bookmark38"/></text:h>
        <text:p text:style-name="P186"><text:span text:style-name="T1">120 tons, 10 guns, 24 crew</text:span></text:p>
        <text:list xml:id="list3229004152" text:style-name="WWNum79">
          <text:list-item>
            <text:p text:style-name="P518"><text:span text:style-name="T1">1693/4<text:tab/>St Helena</text:span></text:p>
          </text:list-item>
        </text:list>
        <text:p text:style-name="P512"><text:span text:style-name="T1">Capt James Minty</text:span></text:p>
        <text:p text:style-name="P515"><text:span text:style-name="T1">14 Feb 1694 - 2 Jul 1696</text:span></text:p>
        <text:list xml:id="list133058572815934" text:continue-numbering="true" text:style-name="WWNum79">
          <text:list-item>
            <text:p text:style-name="P80"><text:span text:style-name="T1">1696/7<text:tab/>Benkulen</text:span></text:p>
          </text:list-item>
        </text:list>
        <text:p text:style-name="P81"><text:span text:style-name="T1">L/MAR/A/CIX<text:tab/>Journal 8 Jan 1697-5 Jun 1698, anon</text:span></text:p>
        <text:p text:style-name="P10"><text:span text:style-name="T1">Capt John Heath</text:span></text:p>
        <text:p text:style-name="P10"><draw:custom-shape text:anchor-type="char" draw:z-index="58" draw:style-name="gr15" draw:text-style-name="P732" svg:width="6.624cm" svg:height="2.558cm" svg:x="16.942cm" svg:y="18.339cm"><text:p text:style-name="P648"><text:span text:style-name="Body_20_text_20__28_5_29__20_Exact"><text:span text:style-name="T5">AMOY MERCHANT</text:span></text:span></text:p><text:p text:style-name="P187"><text:span text:style-name="Body_20_text_20__28_2_29__20_Exact">310 tons, 28 guns, 49/62 crew</text:span></text:p><text:list text:style-name="WWNum57"><text:list-item><text:p text:style-name="P519"><text:span text:style-name="Body_20_text_20__28_2_29__20_Exact">1681/2 Bantam, Amoy, Persia and Madras Capt John Nicholson</text:span></text:p></text:list-item><text:list-item><text:p text:style-name="P520"><text:span text:style-name="Body_20_text_20__28_2_29__20_Exact">Sep 1681-13 Mar 1683</text:span></text:p></text:list-item></text:list><draw:enhanced-geometry draw:type="0"/></draw:custom-shape><draw:custom-shape text:anchor-type="char" draw:z-index="59" draw:style-name="gr4" draw:text-style-name="P732" svg:width="12.059cm" svg:height="2.814cm" svg:x="0.161cm" svg:y="18.976cm"><text:h text:style-name="P706" text:outline-level="1"><text:bookmark-start text:name="bookmark29"/><text:span text:style-name="Heading_20__23_1_20_Exact"><text:span text:style-name="T5">AMAZON</text:span></text:span><text:bookmark-end text:name="bookmark29"/></text:h><text:list text:style-name="WWNum59"><text:list-item><text:p text:style-name="P199"><text:span text:style-name="Body_20_text_20__28_2_29__20_Exact">1796/7 China</text:span></text:p></text:list-item></text:list><text:p text:style-name="P308"><text:span text:style-name="Body_20_text_20__28_2_29__20_Exact">L/MAR/B/523A<text:tab/>Journal 31 Dec 1796-11 Jul 1798, Charles Hooper</text:span></text:p><text:p text:style-name="P309"><text:span text:style-name="Body_20_text_20__28_2_29__20_Exact">Capt William Waring/Charles Hooper</text:span></text:p><text:p text:style-name="P560"><text:span text:style-name="Body_20_text_20__28_2_29__20_Exact">Falmouth 16 Feb 1797 - 11 Jul Whampoa -1 Jan 1798 Lintin -16 Jan Malacca -18 Mar Cape - 14 Apr St Helena - 25 Jun Cork -11 Jul Long Reach</text:span></text:p><draw:enhanced-geometry draw:type="0"/></draw:custom-shape><text:span text:style-name="T1">Downs 10 Jul 1696 - Lizard 8 Jan 1697 - Cape 5 May - Benkulen 29 Oct - 23 Dec Cape - 26 Feb 1698 St Helena - Jun Downs</text:span></text:p>
      </text:section>
      <text:section text:style-name="Sect8" text:name="Bereich13">
        <text:list xml:id="list133058181986900" text:continue-list="list771980492" text:style-name="WWNum73">
          <text:list-item>
            <text:p text:style-name="P385"><draw:custom-shape text:anchor-type="char" draw:z-index="60" draw:style-name="gr15" draw:text-style-name="P732" svg:width="12.946cm" svg:height="13.306cm" svg:x="0.411cm" svg:y="6.103cm"><text:p text:style-name="P649"><text:span text:style-name="Body_20_text_20__28_5_29__20_Exact"><text:span text:style-name="T5">ANKERWYKE</text:span></text:span></text:p><text:p text:style-name="P567"><text:span text:style-name="Body_20_text_20__28_2_29__20_Exact">Built by Wells, launched 1764, 3 decks, 3in bottom, keel 110ft, breadth 34ft, rated at 26 guns &amp; 99 crew, 676 tons</text:span></text:p><text:p text:style-name="P181"><text:span text:style-name="Body_20_text_20__28_2_29__20_Exact">Principal Managing Owner: Barrington Buggin</text:span></text:p><text:list xml:id="list1979341324" text:style-name="WWNum61"><text:list-item><text:p text:style-name="P200"><text:span text:style-name="Body_20_text_20__28_2_29__20_Exact">1764/5<text:tab/>China</text:span></text:p></text:list-item></text:list><text:p text:style-name="P561"><text:span text:style-name="Body_20_text_20__28_2_29__20__2b__20_Bold_20_Exact">L/MAR/B/126A<text:tab/></text:span><text:span text:style-name="Body_20_text_20__28_2_29__20_Exact">Journal<text:tab/>11 Nov 1764-13<text:tab/>Sep<text:tab/>1766</text:span></text:p><text:p text:style-name="P642"><text:span text:style-name="Body_20_text_20__28_4_29__20_Exact"><text:span text:style-name="T5">L/MAR/B/126E(1)<text:tab/></text:span></text:span><text:span text:style-name="Body_20_text_20__28_4_29__20__2b__20_Not_20_Bold_20_Exact"><text:span text:style-name="T4">Ledger</text:span></text:span></text:p><text:p text:style-name="P643"><text:span text:style-name="Body_20_text_20__28_4_29__20_Exact"><text:span text:style-name="T5">L/MAR/B/126E(2)<text:tab/></text:span></text:span><text:span text:style-name="Body_20_text_20__28_4_29__20__2b__20_Not_20_Bold_20_Exact"><text:span text:style-name="T4">Pay Book</text:span></text:span></text:p><text:p text:style-name="P560"><text:span text:style-name="Body_20_text_20__28_2_29__20_Exact">Capt Andrew Ross</text:span></text:p><text:p text:style-name="P568"><text:span text:style-name="Body_20_text_20__28_2_29__20_Exact">Downs 23 Jan 1765 - 27 Jul Whampoa - 25 Jan 1766 Second Bar - 26 May St Helena -10 Aug Woolwich</text:span></text:p><text:list xml:id="list133057963631200" text:continue-numbering="true" text:style-name="WWNum61"><text:list-item><text:p text:style-name="P313"><text:span text:style-name="Body_20_text_20__28_2_29__20_Exact">1767/8<text:tab/>Bengal,<text:tab/>Madras and Bombay</text:span></text:p></text:list-item></text:list><text:p text:style-name="P314"><text:span text:style-name="Body_20_text_20__28_2_29__20__2b__20_Bold_20_Exact">L/MAR/B/126B<text:tab/></text:span><text:span text:style-name="Body_20_text_20__28_2_29__20_Exact">Journal<text:tab/>5 Dec 1767-29 May<text:tab/>1770</text:span></text:p><text:p text:style-name="P596"><text:span text:style-name="Body_20_text_20__28_4_29__20_Exact"><text:span text:style-name="T5">L/MAR/B/126F(1)<text:tab/></text:span></text:span><text:span text:style-name="Body_20_text_20__28_4_29__20__2b__20_Not_20_Bold_20_Exact"><text:span text:style-name="T4">Ledger</text:span></text:span></text:p><text:p text:style-name="P597"><text:span text:style-name="Body_20_text_20__28_4_29__20_Exact"><text:span text:style-name="T5">L/MAR/B/126F(2)<text:tab/></text:span></text:span><text:span text:style-name="Body_20_text_20__28_4_29__20__2b__20_Not_20_Bold_20_Exact"><text:span text:style-name="T4">Pay Book</text:span></text:span></text:p><text:p text:style-name="P312"><text:span text:style-name="Body_20_text_20__28_2_29__20_Exact">Capt Andrew Ross</text:span></text:p><text:p text:style-name="P307"><text:span text:style-name="Body_20_text_20__28_2_29__20_Exact">Downs 21 Mar 1768 - 15 Jul Johanna -1 Sep Calcutta - 5 Dec Ingeli - 28 Jan 1769 Colombo - 4 Feb Cochin - 27 Feb Bombay -16 May Madras - 3 Jul Culpee - 22 Sep Ingeli -12 Jan 1770 Cape -11 Feb St Helena - 5 May Blackwall</text:span></text:p><text:list xml:id="list133057825296041" text:continue-numbering="true" text:style-name="WWNum61"><text:list-item><text:p text:style-name="P201"><text:span text:style-name="Body_20_text_20__28_2_29__20_Exact">1770/1<text:tab/>Madras<text:tab/>and China</text:span></text:p></text:list-item></text:list><text:p text:style-name="P562"><text:span text:style-name="Body_20_text_20__28_2_29__20__2b__20_Bold_20_Exact">L/MAR/B/126C<text:tab/></text:span><text:span text:style-name="Body_20_text_20__28_2_29__20_Exact">Journal </text:span><text:span text:style-name="Body_20_text_20__28_2_29__20__2b__20_Bold_20_Exact">5 </text:span><text:span text:style-name="Body_20_text_20__28_2_29__20_Exact">Nov<text:tab/>1770-17 Nov<text:tab/>1772</text:span></text:p><text:p text:style-name="P642"><text:span text:style-name="Body_20_text_20__28_4_29__20_Exact"><text:span text:style-name="T5">L/MAR/B/126G(1)<text:tab/></text:span></text:span><text:span text:style-name="Body_20_text_20__28_4_29__20__2b__20_Not_20_Bold_20_Exact"><text:span text:style-name="T4">Ledger</text:span></text:span></text:p><text:p text:style-name="P643"><text:span text:style-name="Body_20_text_20__28_4_29__20_Exact"><text:span text:style-name="T5">L/MAR/B/126G(2)<text:tab/></text:span></text:span><text:span text:style-name="Body_20_text_20__28_4_29__20__2b__20_Not_20_Bold_20_Exact"><text:span text:style-name="T4">Pay Book</text:span></text:span></text:p><text:p text:style-name="P560"><text:span text:style-name="Body_20_text_20__28_2_29__20_Exact">Capt James Barwell</text:span></text:p><text:p text:style-name="P569"><text:span text:style-name="Body_20_text_20__28_2_29__20_Exact">Downs 14 Feb 1771 - 22 Jun Johanna - 28 Jul Madras - 29 Oct Whampoa 12 Mar 1772 - 21 Jul St Helena - 6 Oct Blackwall</text:span></text:p><text:list xml:id="list133056971827070" text:continue-numbering="true" text:style-name="WWNum61"><text:list-item><text:p text:style-name="P263"><text:span text:style-name="Body_20_text_20__28_2_29__20_Exact">1774/5<text:tab/>Madras<text:tab/>and Bengal</text:span></text:p></text:list-item></text:list><text:p text:style-name="P264"><text:span text:style-name="Body_20_text_20__28_2_29__20__2b__20_Bold_20_Exact">L/MAR/B/126D<text:tab/></text:span><text:span text:style-name="Body_20_text_20__28_2_29__20_Exact">Journal </text:span><text:span text:style-name="Body_20_text_20__28_2_29__20__2b__20_Bold_20_Exact">5 </text:span><text:span text:style-name="Body_20_text_20__28_2_29__20_Exact">Nov<text:tab/>1774-4 Oct 1776</text:span></text:p><text:p text:style-name="P590"><text:span text:style-name="Body_20_text_20__28_4_29__20_Exact"><text:span text:style-name="T5">L/MAR/B/126H(1)<text:tab/></text:span></text:span><text:span text:style-name="Body_20_text_20__28_4_29__20__2b__20_Not_20_Bold_20_Exact"><text:span text:style-name="T4">Ledger</text:span></text:span></text:p><text:p text:style-name="P590"><text:span text:style-name="Body_20_text_20__28_4_29__20_Exact"><text:span text:style-name="T5">L/MAR/B/126H(2)<text:tab/></text:span></text:span><text:span text:style-name="Body_20_text_20__28_4_29__20__2b__20_Not_20_Bold_20_Exact"><text:span text:style-name="T4">Pay Book</text:span></text:span></text:p><text:p text:style-name="P233"><text:span text:style-name="Body_20_text_20__28_2_29__20_Exact">Capt James Barwell</text:span></text:p><text:p text:style-name="P301"><text:span text:style-name="Body_20_text_20__28_2_29__20_Exact">Downs 16 Jan 1775 - 15 Feb Madeira - 25 May Cape -15 Aug Madras - 7 Sep Culpee - 6 Dec Ingeli - 13 Jan 1776 Madras -19 May St Helena -16 Aug Falmouth -15 Sep Deptford</text:span></text:p><draw:enhanced-geometry draw:type="0"/></draw:custom-shape><text:span text:style-name="T1">1683/4 Madras</text:span></text:p>
          </text:list-item>
        </text:list>
        <text:p text:style-name="P473"><text:span text:style-name="T1">Capt Robert Pybee 29 Oct 1683 - 14 Mar 1686</text:span></text:p>
        <text:h text:style-name="P706" text:outline-level="1"><text:bookmark-start text:name="bookmark39"/><text:span text:style-name="T1">ANGLESEY</text:span><text:bookmark-end text:name="bookmark39"/></text:h>
        <text:p text:style-name="P184"><text:span text:style-name="T1">Rated at 490 tons, 30 guns, 98 crew</text:span></text:p>
        <text:list xml:id="list42552914" text:style-name="WWNum81">
          <text:list-item>
            <text:p text:style-name="P298"><text:span text:style-name="T1">Bombay, Madras and Bengal L/MAR/B/785A(1)<text:tab/>Imprest Book</text:span></text:p>
          </text:list-item>
        </text:list>
        <text:p text:style-name="P254"><text:span text:style-name="T1">L/MAR/B/785A(2)<text:tab/>Receipt Book</text:span></text:p>
        <text:p text:style-name="P233"><text:span text:style-name="T1">Capt William Studholm</text:span></text:p>
        <text:p text:style-name="P571"><text:span text:style-name="T1">Downs 2 Feb 1738 - wrecked 23 Jul 1738 north of Goa, in ‘the Mallwan’s country’, survivors imprisoned</text:span></text:p>
        <text:h text:style-name="P719" text:outline-level="1"><text:bookmark-start text:name="bookmark40"/><text:span text:style-name="T1">ANN (I)</text:span><text:bookmark-end text:name="bookmark40"/></text:h>
        <text:p text:style-name="P448"><text:span text:style-name="T1">Extra ship, built by Randall, measured 1801, 2 decks, 3in bottom, length 128ft 7in, keel 105ft lOVfcin, breadth 30ft 2!4in, hold 15ft </text:span><text:span text:style-name="Body_20_text_20__28_2_29__20__2b__20_Italic">4</text:span><text:span text:style-name="Body_20_text_20__28_2_29__20__2b__20_Italic"><text:span text:style-name="T6">1</text:span></text:span><text:span text:style-name="Body_20_text_20__28_2_29__20__2b__20_Italic">Ain,</text:span><text:span text:style-name="T1"> wing transom 18ft 9in, port cell 25ft 4in, waist 1ft 1 </text:span><text:span text:style-name="Body_20_text_20__28_2_29__20__2b__20_Italic">'Ain, </text:span><text:span text:style-name="T1">roundhouse 6ft 3in, ports 10 upper, 508 tons</text:span></text:p>
        <text:p text:style-name="P447"><text:span text:style-name="T1">Principal Managing Owners: 1 Matthew White, 2-6 William Masson, 7 Shakespeare Read, 8 James Masson</text:span></text:p>
        <text:list xml:id="list3471607797" text:style-name="WWNum83">
          <text:list-item>
            <text:p text:style-name="P488"><text:span text:style-name="T1">1800/1 Madras and Bengal</text:span></text:p>
          </text:list-item>
        </text:list>
        <text:p text:style-name="P374"><text:span text:style-name="T1">L/MAR/B/211A<text:tab/>Journal 22 Jun 1801-17 Dec 1802</text:span></text:p>
        <text:p text:style-name="P374"><text:span text:style-name="T1">L/MAR/B/211J(1)<text:tab/>Ledger</text:span></text:p>
        <text:p text:style-name="P374"><text:span text:style-name="T1">L/MAR/B/211 J(2)<text:tab/>Pay Book</text:span></text:p>
        <text:p text:style-name="P318"><text:span text:style-name="T1">Capt Alexander Sinclair</text:span></text:p>
        <text:p text:style-name="P447"><text:span text:style-name="T1">Portsmouth 9 Sep 1801 - 4 Feb 1802 Madras - 5 Mar Calcutta - 25 May Kedgeree -17 Sep St Helena - 26 Nov Long Reach</text:span></text:p>
        <text:list xml:id="list133056705951100" text:continue-numbering="true" text:style-name="WWNum83">
          <text:list-item>
            <text:p text:style-name="P386"><text:span text:style-name="T1">1802/3 Madras and Bombay</text:span></text:p>
          </text:list-item>
        </text:list>
        <text:p text:style-name="P374"><text:span text:style-name="T1">L/MAR/B/211C<text:tab/>Journal 13 May 1803-6 Mar 1805</text:span></text:p>
        <text:p text:style-name="P374"><text:span text:style-name="T1">L/MAR/B/211K(1)<text:tab/>Ledger</text:span></text:p>
        <text:p text:style-name="P374"><text:span text:style-name="T1">L/MAR/B/211K(2)<text:tab/>Pay Book</text:span></text:p>
        <text:p text:style-name="P318"><text:span text:style-name="T1">Capt Thomas Price</text:span></text:p>
        <text:p text:style-name="P446"><text:span text:style-name="T1">Plymouth 17 Jul 1803 - 23 Sep Rio de Janeiro - 2 Feb 1804 Madras - 25 May Bombay - 4 Nov St Helena -11 Feb 1805 Long Reach</text:span></text:p>
        <text:list xml:id="list133057623485306" text:continue-numbering="true" text:style-name="WWNum83">
          <text:list-item>
            <text:p text:style-name="P82"><text:span text:style-name="T1">1804/5<text:tab/>Madras and Bengal</text:span></text:p>
          </text:list-item>
        </text:list>
        <text:p text:style-name="P68"><text:soft-page-break/><text:span text:style-name="T1">L/MAR/B/21 ID<text:tab/>Journal 4 Apr 1805-19 May 1807</text:span></text:p>
        <text:p text:style-name="P68"><text:span text:style-name="T1">L/MAR/B/211L(1)<text:tab/>Ledger</text:span></text:p>
        <text:p text:style-name="P68"><text:span text:style-name="T1">L/MAR/B/211L(2)<text:tab/>Pay Book</text:span></text:p>
        <text:p text:style-name="P10"><text:span text:style-name="T1">Capt James Masson</text:span></text:p>
        <text:p text:style-name="P83"><text:span text:style-name="T1">Downs 7 Jun 1805 - Cork 31 Aug - 29 Sep Madeira - 20 Nov Fernando<text:tab/>de Noronha - 2 Mar<text:tab/>1806</text:span></text:p>
        <text:p text:style-name="P84"><text:span text:style-name="T1">Madras - 5 Apr Diamond Harbour - 20 Sep Saugor - 10 Oct Madras -<text:tab/>31<text:tab/>Dec Cape<text:tab/>- 24 Jan<text:tab/>1807</text:span></text:p>
        <text:p text:style-name="P12"><text:span text:style-name="T1">St Helena -15 Apr Purfleet</text:span></text:p>
        <text:list xml:id="list133056856336425" text:continue-numbering="true" text:style-name="WWNum83">
          <text:list-item>
            <text:p text:style-name="P82"><text:span text:style-name="T1">1806/7<text:tab/>Madras and Bengal</text:span></text:p>
          </text:list-item>
        </text:list>
        <text:p text:style-name="P160"><text:span text:style-name="T1">L/MAR/B/211E Journal 10 Jul 1807-21 Jun 1809 L/MAR/B/211M(1)<text:tab/>Ledger</text:span></text:p>
        <text:p text:style-name="P68"><text:span text:style-name="T1">L/MAR/B/211M(2)<text:tab/>Pay Book</text:span></text:p>
        <text:p text:style-name="P10"><text:span text:style-name="T1">Capt James Masson</text:span></text:p>
        <text:p text:style-name="P446"><text:span text:style-name="T1">Portsmouth 15 Sep 1807 - 28 Sep Madeira -17 Feb 1808 Madras -18 Mar Calcutta - Diamond Harbour 23 Aug - 9 Sep Madras -19 Jan 1809 Cape - 25 Feb St Helena - 24 May Long Reach</text:span></text:p>
        <text:list xml:id="list133057469068685" text:continue-numbering="true" text:style-name="WWNum83">
          <text:list-item>
            <text:p text:style-name="P82"><text:span text:style-name="T1">1809/10<text:tab/>Madras and Bengal</text:span></text:p>
          </text:list-item>
        </text:list>
        <text:p text:style-name="P68"><text:span text:style-name="T1">L/MAR/B/21 IF<text:tab/>Journal 5 Feb 1810-4 Nov 1811</text:span></text:p>
        <text:p text:style-name="P68"><text:span text:style-name="T1">L/MAR/B/211N(1)<text:tab/>Ledger</text:span></text:p>
        <text:p text:style-name="P68"><text:span text:style-name="T1">L/MAR/B/211N(2)<text:tab/>Pay Book</text:span></text:p>
        <text:p text:style-name="P176"><text:span text:style-name="T1">Capt Peter Cameron</text:span></text:p>
        <text:p text:style-name="P450"><text:span text:style-name="T1">Portsmouth 13 Apr 1810 -17 May Madeira -13 Oct Madras - 20 Nov Calcutta - 29 Dec Saugor - 31 Jan 1811 Vizagapatam - 26 Feb Madras -16 Jun St Helena - 2 Sep Long Reach</text:span></text:p>
        <text:list xml:id="list133056790059802" text:continue-numbering="true" text:style-name="WWNum83">
          <text:list-item>
            <text:p text:style-name="P265"><text:span text:style-name="T1">1811/2<text:tab/>Madras and Bengal</text:span></text:p>
          </text:list-item>
        </text:list>
        <text:p text:style-name="P266"><text:span text:style-name="T1">L/MAR/B/211H<text:tab/>Journal 14 Jan 1812-13 Dec 1813</text:span></text:p>
        <text:p text:style-name="P266"><text:span text:style-name="T1">L/MAR/B/211-0(1)<text:tab/>Ledger</text:span></text:p>
        <text:p text:style-name="P266"><text:span text:style-name="T1">L/MAR/B/211-0(2)<text:tab/>Pay Book</text:span></text:p>
        <text:p text:style-name="P176"><text:span text:style-name="T1">Capt Peter Cameron</text:span></text:p>
        <text:p text:style-name="P136"><text:span text:style-name="T1">Portsmouth 8 Apr 1812 - 25 Apr Madeira -16 Sep Madras - 3 Nov Calcutta - 21 Jan 1813 Saugor - 4 May Mauritius - 3 Aug St Helena -10 Nov Blackwall</text:span></text:p>
        <text:list xml:id="list133057736267522" text:continue-numbering="true" text:style-name="WWNum83">
          <text:list-item>
            <text:p text:style-name="P82"><text:soft-page-break/><text:span text:style-name="T1">1813/4<text:tab/>Bengal and Benkulen</text:span></text:p>
          </text:list-item>
        </text:list>
        <text:p text:style-name="P85"><text:span text:style-name="T1">L/MAR/B/211H(A)<text:tab/>Journal 19 Mar<text:tab/>1814-9 Nov 1815</text:span></text:p>
        <text:p text:style-name="P68"><text:span text:style-name="T1">L/MAR/B/211P(1)<text:tab/>Ledger</text:span></text:p>
        <text:p text:style-name="P202"><text:span text:style-name="T1">L/MAR/B/211(P2)<text:tab/>Pay Book</text:span></text:p>
      </text:section>
      <text:section text:style-name="Sect8" text:name="Bereich14">
        <text:p text:style-name="P319"><text:span text:style-name="T1">Capt Peter Cameron</text:span></text:p>
        <text:p text:style-name="P447"><text:span text:style-name="T1">Portsmouth 8 Jun 1814 - 23 Jun Madeira -1 Dec Diamond Harbour -16 Mar 1815 Benkulen -14 Jul St Helena - 20 Sep Blackwall</text:span></text:p>
        <text:list xml:id="list133058019454349" text:continue-numbering="true" text:style-name="WWNum83">
          <text:list-item>
            <text:p text:style-name="P389"><text:span text:style-name="T1">1815/6 Bombay</text:span></text:p>
          </text:list-item>
        </text:list>
        <text:p text:style-name="P392"><text:span text:style-name="T1">L/MAR/B/211-I<text:tab/>Journal 22 Mar<text:tab/>1816-3 Jul 1817</text:span></text:p>
        <text:p text:style-name="P393"><text:span text:style-name="T1">L/MAR/B/211Q(1)<text:tab/>Ledger</text:span></text:p>
        <text:p text:style-name="P393"><text:span text:style-name="T1">L/MAR/B/211Q(2)<text:tab/>Pay Book</text:span></text:p>
        <text:p text:style-name="P318"><text:span text:style-name="T1">Capt James Masson</text:span></text:p>
        <text:p text:style-name="P451"><text:span text:style-name="T1">Downs 19 May 1816 - 31 May Madeira - 22 Sep Bombay - 31 Dec Cochin -19 Feb 1817 Cape - 14 Mar St Helena - 29 May Northfleet</text:span></text:p>
        <text:h text:style-name="P705" text:outline-level="1"><text:bookmark-start text:name="bookmark41"/><text:span text:style-name="T1">ANN (2)</text:span><text:bookmark-end text:name="bookmark41"/></text:h>
        <text:list xml:id="list1616774529" text:style-name="WWNum85">
          <text:list-item>
            <text:p text:style-name="P390"><text:span text:style-name="T1">From Bengal 1802</text:span></text:p>
          </text:list-item>
        </text:list>
        <text:p text:style-name="P448"><text:span text:style-name="T1">L/MAR/B/211B Journal 19 Nov 1801-25 Jun 1802 Capt James Stewart</text:span></text:p>
        <text:p text:style-name="P321"><text:span text:style-name="T1">Calcutta 19 Nov 1801 - 31 Jan 1802 Saugor - 20 Apr St Helena - 25 Jun Gravesend</text:span></text:p>
        <text:list xml:id="list133058234642598" text:continue-numbering="true" text:style-name="WWNum85">
          <text:list-item>
            <text:p text:style-name="P390"><text:span text:style-name="T1">From Bengal 1810</text:span></text:p>
          </text:list-item>
        </text:list>
        <text:p text:style-name="P448"><text:span text:style-name="T1">L/MAR/B/211G Journal 21 Sep 1810-14 May 1811, William Ballard, Second Mate Capt Charles Clarke</text:span></text:p>
        <text:p text:style-name="P322"><text:span text:style-name="T1">Calcutta 21 Sep 1810 - 24 Nov Saugor - 20 Feb 1811 St Helena - 26 Apr East India Dock</text:span></text:p>
        <text:h text:style-name="P706" text:outline-level="1"><text:bookmark-start text:name="bookmark42"/><text:span text:style-name="T1">ANNA (1)</text:span><text:bookmark-end text:name="bookmark42"/></text:h>
        <text:p text:style-name="P180"><text:span text:style-name="T1">350 tons, 26 guns, 70 crew</text:span></text:p>
        <text:list xml:id="list1020587763" text:style-name="WWNum87">
          <text:list-item>
            <text:p text:style-name="P394"><text:span text:style-name="T1">1697/8<text:tab/>Bengal</text:span></text:p>
          </text:list-item>
        </text:list>
        <text:p text:style-name="P448"><text:span text:style-name="T1">L/MAR/A/CXXVI Journal 12 Apr-1 Sep 1699, anon Capt William Bridges</text:span></text:p>
        <text:list xml:id="list133057466089114" text:continue-list="list133058100793160" text:style-name="WWNum67">
          <text:list-item>
            <text:p text:style-name="P395"><text:span text:style-name="T1">Feb 1698 - from Bengal 12 Apr 1699 - 8 Jun St Helena -1 Sep Blackwall</text:span></text:p>
          </text:list-item>
        </text:list>
        <text:list xml:id="list133058719201974" text:continue-list="list1020587763" text:style-name="WWNum87">
          <text:list-item>
            <text:p text:style-name="P86"><text:span text:style-name="T1">1699/1700 Bengal</text:span></text:p>
          </text:list-item>
        </text:list>
        <text:p text:style-name="P87"><text:span text:style-name="T1">L/MAR/A/CXLIV<text:tab/>Journal 5 Feb<text:tab/>1700-31<text:tab/>Jan<text:tab/>1702</text:span></text:p>
        <text:p text:style-name="P88"><text:span text:style-name="T1">L/MAR/A/CXXVI<text:tab/>Journal 14 Mar-12 Aug 1700, anon</text:span></text:p>
        <text:p text:style-name="P10"><text:span text:style-name="T1">Capt William Bridges</text:span></text:p>
        <text:p text:style-name="P137"><text:soft-page-break/><text:span text:style-name="T1">Downs 13 Mar 1700 - 28 Mar Faro -18 Jul Madras -12 Aug Balasore - 3 Sep Hugh 21 Feb 1701 - 24 Jun Mauritius - 21 Sep St Helena - 3 Dec Blackwall</text:span></text:p>
        <text:list xml:id="list133057405912464" text:continue-numbering="true" text:style-name="WWNum87">
          <text:list-item>
            <text:p text:style-name="P394"><text:span text:style-name="T1">1702/3<text:tab/>St Helena and Benkulen</text:span></text:p>
          </text:list-item>
        </text:list>
        <text:p text:style-name="P318"><text:span text:style-name="T1">Capt Francis Nelly</text:span></text:p>
        <text:p text:style-name="P320"><text:span text:style-name="T1">16 Apr 1703 - 20 Nov 1705</text:span></text:p>
        <text:list xml:id="list133056790334711" text:continue-numbering="true" text:style-name="WWNum87">
          <text:list-item>
            <text:p text:style-name="P89"><text:span text:style-name="T1">1706/7<text:tab/>Borneo</text:span></text:p>
          </text:list-item>
        </text:list>
        <text:p text:style-name="P88"><text:span text:style-name="T1">L/MAR/B/292F(1)<text:tab/>Imprest Book</text:span></text:p>
        <text:p text:style-name="P88"><text:span text:style-name="T1">L/MAR/B/292F(2)<text:tab/>Receipt Book</text:span></text:p>
        <text:p text:style-name="P10"><text:span text:style-name="T1">Capt Francis Nelly</text:span></text:p>
        <text:p text:style-name="P11"><text:span text:style-name="T1">Spithead 2 Aug 1707 - not heard of after leaving Bengal about the end of Jan 1709</text:span></text:p>
        <text:h text:style-name="P705" text:outline-level="1"><text:bookmark-start text:name="bookmark43"/><text:span text:style-name="T1">ANNA (2)</text:span><text:bookmark-end text:name="bookmark43"/></text:h>
        <text:list xml:id="list1984959026" text:style-name="WWNum89">
          <text:list-item>
            <text:p text:style-name="P391"><text:span text:style-name="T1">From Bengal 1796</text:span></text:p>
          </text:list-item>
        </text:list>
        <text:p text:style-name="P474"><text:span text:style-name="T1">L/MAR/B/292A Journal 23 Dec 1795-12 Sep 1796 Capt Mungo Gilmore</text:span></text:p>
        <text:p text:style-name="P323"><text:span text:style-name="T1">Calcutta 23 Dec 1795 - 15 Feb 1796 Saugor -19 Apr Cape - 5 May St Helena -18 Aug Deptford</text:span></text:p>
        <text:list xml:id="list133057142835148" text:continue-numbering="true" text:style-name="WWNum89">
          <text:list-item>
            <text:p text:style-name="P203"><text:span text:style-name="T1">From Bengal 1800</text:span></text:p>
          </text:list-item>
        </text:list>
        <text:p text:style-name="P176"><text:span text:style-name="T1">L/MAR/B/292C Journal 1 Jul 1800-6 May 1801</text:span></text:p>
        <text:p text:style-name="P213"><text:span text:style-name="T1">Capt Patrick Clark</text:span></text:p>
        <text:p text:style-name="P507"><text:span text:style-name="T1">Calcutta 1 Jul 1800 - 10 Oct Saugor -14 Jan 1801 St Helena -16 Apr Long Reach 3 From Bengal 1804</text:span></text:p>
        <text:p text:style-name="P448"><text:span text:style-name="T1">L/MAR/B/292E Journal 28 Feb 1804-11 Jan 1805 Capt Thomas Scott</text:span></text:p>
        <text:p text:style-name="P451"><text:span text:style-name="T1">Kedgeree 28 Feb 1804 - 2 Jul Saugor - 29 Sep St Helena - 22 Dec Deptford</text:span></text:p>
        <text:h text:style-name="P722" text:outline-level="1"><text:bookmark-start text:name="bookmark44"/><text:span text:style-name="T1">ANNA (3)</text:span><text:bookmark-end text:name="bookmark44"/></text:h>
        <text:p text:style-name="P213"><text:span text:style-name="T1">Built at Bombay 1790</text:span></text:p>
        <text:p text:style-name="P214"><text:span text:style-name="T1">Principal Managing Owners: Bruce, Fawcett &amp; Co</text:span></text:p>
        <text:list xml:id="list3850911303" text:style-name="WWNum91">
          <text:list-item>
            <text:p text:style-name="P161"><text:span text:style-name="T1">From China 1799</text:span></text:p>
          </text:list-item>
        </text:list>
        <text:p text:style-name="P134"><text:span text:style-name="T1">L/MAR/B/292B Journal 20 Nov 1798-30 Aug 1799 Capt James Horsburgh</text:span></text:p>
        <text:p text:style-name="P139"><text:soft-page-break/><text:span text:style-name="T1">Whampoa 20 Nov 1798 - 7 Feb 1799 Lintin - 22 Feb Malacca - 8 May St Helena -17 Jul Long Reach</text:span></text:p>
        <text:list xml:id="list133057984675169" text:continue-numbering="true" text:style-name="WWNum91">
          <text:list-item>
            <text:p text:style-name="P489"><text:span text:style-name="T1">From Bombay</text:span></text:p>
          </text:list-item>
        </text:list>
        <text:p text:style-name="P448"><text:span text:style-name="T1">L/MAR/B/292D Journal 6 May-24 Dec 1801 Capt James Horsburgh</text:span></text:p>
        <text:p text:style-name="P451"><text:span text:style-name="T1">Bombay 6 May 1801 - 26 Aug St Helena - 30 Oct Downs</text:span></text:p>
        <text:h text:style-name="P723" text:outline-level="1"><text:bookmark-start text:name="bookmark45"/><text:span text:style-name="T1">ANN AND AMELIA (1)</text:span><text:bookmark-end text:name="bookmark45"/></text:h>
        <text:p text:style-name="P531"><text:span text:style-name="T1">Extra ship, built by Wells, measured 1781, 3 decks, 4in bottom, length 126ft llin, keel 102ft Sin, breadth 33ft 2in, hold 13ft lin, wing transom 17ft S^in, port cell 24ft 3in, between decks 6ft 3in &amp; 6ft 9in, ports 14 middle &amp; upper, 600 tons Principal Managing Owner: John Julius Angerstin</text:span></text:p>
        <text:p text:style-name="P396"><text:span text:style-name="T1">1<text:tab/>1781/2 To remain in India</text:span></text:p>
        <text:p text:style-name="P451"><text:span text:style-name="T1">Capt John Popham Downs 30 Jan 1782 -</text:span></text:p>
        <text:h text:style-name="P708" text:outline-level="1"><text:bookmark-start text:name="bookmark46"/><text:span text:style-name="T1">ANN AND AMELIA (2)</text:span><text:bookmark-end text:name="bookmark46"/></text:h>
        <text:p text:style-name="P318"><text:span text:style-name="T1">1 From Bengal 1803</text:span></text:p>
        <text:p text:style-name="P397"><text:span text:style-name="T1">L/MAR/B/80A<text:tab/>Journal 29 Jan-10 Oct 1803, anon</text:span></text:p>
        <text:p text:style-name="P318"><text:span text:style-name="T1">Capt Galloway</text:span></text:p>
        <text:p text:style-name="P451"><text:span text:style-name="T1">Saugor 29 Jan 1803 - 27 Feb Coringa -11 Mar Madras -10 Jul St Helena - 29 Sep Yarmouth - 3 Oct Downs</text:span></text:p>
        <text:h text:style-name="P703" text:outline-level="1"><text:bookmark-start text:name="bookmark47"/><text:span text:style-name="T1">ANN AND AMELIA (3)</text:span><text:bookmark-end text:name="bookmark47"/></text:h>
        <text:p text:style-name="P176"><text:span text:style-name="T1">Chartered ship, 587 tons</text:span></text:p>
        <text:p text:style-name="P188"><text:span text:style-name="T1">Principal Managing Owner: Joseph Somes</text:span></text:p>
        <text:list xml:id="list2494956390" text:style-name="WWNum93">
          <text:list-item>
            <text:p text:style-name="P398"><text:span text:style-name="T1">1825/6<text:tab/>China and Quebec</text:span></text:p>
          </text:list-item>
        </text:list>
        <text:p text:style-name="P397"><text:span text:style-name="T1">L/MAR/B/80B<text:tab/>Deck Log 27 May 1826-23 Jun 1827</text:span></text:p>
        <text:p text:style-name="P318"><text:span text:style-name="T1">Capt Henry William Ford</text:span></text:p>
        <text:p text:style-name="P327"><text:span text:style-name="T1">Downs 10 Jun 1826 - 11 Dec Whampoa -10 Jun 1827 Quebec -14 Sep moorings</text:span></text:p>
        <text:list xml:id="list133056785859073" text:continue-numbering="true" text:style-name="WWNum93">
          <text:list-item>
            <text:p text:style-name="P398"><text:span text:style-name="T1">1829/30<text:tab/>China, Halifax and Quebec</text:span></text:p>
          </text:list-item>
        </text:list>
        <text:p text:style-name="P397"><text:span text:style-name="T1">L/MAR/B/80C<text:tab/>Deck Log 10 May 1830-22 Jun 1831</text:span></text:p>
        <text:p text:style-name="P318"><text:span text:style-name="T1">Capt William Richards</text:span></text:p>
        <text:p text:style-name="P448"><text:span text:style-name="T1">Downs 3 Jun 1830 - 3 Dec Whampoa - 24 Jan 1831 Lintin - 3 Apr St Helena -18 May Halifax - 8 Jun Quebec - 26 Aug moorings</text:span></text:p>
      </text:section>
      <text:section text:style-name="Sect8" text:name="Bereich15">
        <text:list xml:id="list133058099012558" text:continue-numbering="true" text:style-name="WWNum93">
          <text:list-item>
            <text:p text:style-name="P387"><text:span text:style-name="T1">1831/2 Bengal</text:span></text:p>
          </text:list-item>
        </text:list>
        <text:p text:style-name="P399"><text:span text:style-name="T1">L/MAR/B/80D<text:tab/>Deck Log 14 Jul 1832-15 Sep 1833</text:span></text:p>
        <text:p text:style-name="P318"><text:span text:style-name="T1">Capt William Compton</text:span></text:p>
        <text:p text:style-name="P328"><text:span text:style-name="T1">Portsmouth 17 Aug 1832 - 6 Nov Cape - 22 Jan 1833 Saugor - 22 Jun St Helena - went on shore 1 Sep at Berck nr Boulogne, abandoned</text:span></text:p>
        <text:h text:style-name="P727" text:outline-level="1"><text:bookmark-start text:name="bookmark48"/><text:span text:style-name="T1">ANNE see COURTEEN ASSOCIATION ANNE (1)</text:span><text:bookmark-end text:name="bookmark48"/></text:h>
        <text:p text:style-name="P188"><text:span text:style-name="T1">Frigate, 230 tons, 20 guns, 48 crew</text:span></text:p>
        <text:list xml:id="list1050258982" text:style-name="WWNum95">
          <text:list-item>
            <text:p text:style-name="P400"><text:span text:style-name="T1">1650/1<text:tab/>Bantam</text:span></text:p>
          </text:list-item>
        </text:list>
        <text:p text:style-name="P475"><text:span text:style-name="T1">BL: Sloane Ms 3231 Journal 4 Jan-28 Jul 1652, Charles Wylde, passenger Capt Richard Swan</text:span></text:p>
        <text:p text:style-name="P329"><text:span text:style-name="T1">From Bantam 4 Jan 1652 - 27 Apr St Helena - Ascension - 29 Jul Plymouth</text:span></text:p>
        <text:list xml:id="list133057308052075" text:continue-numbering="true" text:style-name="WWNum95">
          <text:list-item>
            <text:p text:style-name="P90"><text:span text:style-name="T1">1657/8<text:tab/>Guinea, Coromandel and Bengal</text:span></text:p>
          </text:list-item>
        </text:list>
        <text:p text:style-name="P10"><text:span text:style-name="T1">Capt Robert Knox</text:span></text:p>
        <text:p text:style-name="P14"><text:span text:style-name="T1">Captured by the Sinhalese</text:span></text:p>
        <text:h text:style-name="P726" text:outline-level="1"><text:bookmark-start text:name="bookmark49"/><text:span text:style-name="T1">ANNE (2)</text:span><text:bookmark-end text:name="bookmark49"/></text:h>
        <text:list xml:id="list133058715844210" text:continue-numbering="true" text:style-name="WWNum95">
          <text:list-item>
            <text:p text:style-name="P553"><text:span text:style-name="T1">decks, 430/530 tons, 34/36 guns, 80/108 crew</text:span></text:p>
          </text:list-item>
        </text:list>
        <text:list xml:id="list482077796" text:style-name="WWNum97">
          <text:list-item>
            <text:p text:style-name="P554"><text:span text:style-name="T1">1669/70</text:span></text:p>
          </text:list-item>
        </text:list>
        <text:p text:style-name="P176"><text:span text:style-name="T1">Capt Zachary Browne</text:span></text:p>
        <text:p text:style-name="P189"><text:span text:style-name="T1">Mar 1670 - 17 Apr 1671 Plymouth</text:span></text:p>
        <text:list xml:id="list133057422985809" text:continue-numbering="true" text:style-name="WWNum97">
          <text:list-item>
            <text:p text:style-name="P91"><text:span text:style-name="T1">1670/1 Bantam</text:span></text:p>
          </text:list-item>
        </text:list>
        <text:p text:style-name="P10"><text:span text:style-name="T1">BL: Sloane Ms 3668 Abstract of journal 28 Jun-12 Sep 1671</text:span></text:p>
        <text:p text:style-name="P10"><text:span text:style-name="T1">Capt Zachary Browne</text:span></text:p>
        <text:p text:style-name="P15"><text:span text:style-name="T1">Jul 1671-19 Jun 1672 Downs</text:span></text:p>
        <text:list xml:id="list133057424953390" text:continue-numbering="true" text:style-name="WWNum97">
          <text:list-item>
            <text:p text:style-name="P401"><text:span text:style-name="T1">1672/3<text:tab/>Madras and Surat</text:span></text:p>
          </text:list-item>
        </text:list>
        <text:p text:style-name="P318"><text:span text:style-name="T1">Capt Zachary Browne</text:span></text:p>
        <text:p text:style-name="P327"><text:span text:style-name="T1">Dec 1672 -</text:span></text:p>
        <text:list xml:id="list133056677920080" text:continue-numbering="true" text:style-name="WWNum97">
          <text:list-item>
            <text:p text:style-name="P401"><text:soft-page-break/><text:span text:style-name="T1">1674/5<text:tab/>Madras and Bengal</text:span></text:p>
          </text:list-item>
        </text:list>
        <text:p text:style-name="P318"><text:span text:style-name="T1">Capt Zachary Browne</text:span></text:p>
        <text:p text:style-name="P318"><text:span text:style-name="T1">10 Jan 1675 - 27 Jun 1676 </text:span><text:span text:style-name="T2"><text:note text:id="ftn1" text:note-class="footnote"><text:note-citation>0</text:note-citation><text:note-body><text:p text:style-name="P655"><text:span text:style-name="T1"><text:tab/>1676/7<text:tab/>Bantam</text:span></text:p><text:p text:style-name="P654"><text:span text:style-name="T1">Capt Zachary Browne</text:span></text:p><text:p text:style-name="P654"><text:span text:style-name="T1">1 Mar 1677 - Oct 1678 Downs</text:span></text:p></text:note-body></text:note></text:span><text:span text:style-name="T2"><text:s/></text:span><text:span text:style-name="T2"><text:note text:id="ftn12" text:note-class="footnote"><text:note-citation>0</text:note-citation><text:note-body><text:p text:style-name="P656"><text:span text:style-name="T1"><text:tab/>1678/9<text:tab/>Surat</text:span></text:p><text:p text:style-name="P657"><text:span text:style-name="T1">Capt James Cooke</text:span></text:p><text:p text:style-name="P657"><text:span text:style-name="T1">25 Mar 1679 - 4 Jul 1680</text:span></text:p></text:note-body></text:note></text:span><text:span text:style-name="T2"><text:s/></text:span><text:span text:style-name="T2"><text:note text:id="ftn13" text:note-class="footnote"><text:note-citation>0</text:note-citation><text:note-body><text:p text:style-name="P663"><text:span text:style-name="T1"><text:tab/>1680/1<text:tab/>Ceylon and Bengal</text:span></text:p><text:p text:style-name="P664"><text:span text:style-name="T1">Capt Leonard Browne</text:span></text:p><text:p text:style-name="P664"><text:span text:style-name="T1">16 Jan 1681 - 28 Aug 1682</text:span></text:p></text:note-body></text:note></text:span><text:span text:style-name="T2"><text:s/></text:span><text:span text:style-name="T2"><text:note text:id="ftn14" text:note-class="footnote"><text:note-citation>0</text:note-citation><text:note-body><text:p text:style-name="P658"><text:span text:style-name="T1"><text:tab/>1682/3<text:tab/>Bengal</text:span></text:p><text:p text:style-name="P657"><text:span text:style-name="T1">Capt Leonard Browne</text:span></text:p><text:p text:style-name="P657"><text:span text:style-name="T1">27 Jun 1683 - 23 Sep 1685</text:span></text:p></text:note-body></text:note></text:span></text:p>
        <text:h text:style-name="P706" text:outline-level="1"><text:bookmark-start text:name="bookmark50"/><text:span text:style-name="T1">ANNE (3)</text:span><text:bookmark-end text:name="bookmark50"/></text:h>
        <text:p text:style-name="P186"><text:span text:style-name="T1">300/360 tons, 30 guns, 66 crew</text:span></text:p>
        <text:list xml:id="list1044916265" text:style-name="WWNum99">
          <text:list-item>
            <text:p text:style-name="P521"><text:span text:style-name="T1">1669/70<text:tab/>Bantam</text:span></text:p>
          </text:list-item>
        </text:list>
        <text:p text:style-name="P534"><text:span text:style-name="T1">Capt Abraham Dawes Downs 21 Jul 1670 - 5 Aug 1671</text:span></text:p>
        <text:list xml:id="list133058780549515" text:continue-numbering="true" text:style-name="WWNum99">
          <text:list-item>
            <text:p text:style-name="P92"><text:span text:style-name="T1">1672/3<text:tab/>Madras and Bantam</text:span></text:p>
          </text:list-item>
        </text:list>
        <text:p text:style-name="P10"><text:span text:style-name="T1">Capt Abraham Dawes</text:span></text:p>
        <text:p text:style-name="P219"><text:span text:style-name="T1">- 27 Sep 1673</text:span></text:p>
        <text:list xml:id="list133058078062327" text:continue-numbering="true" text:style-name="WWNum99">
          <text:list-item>
            <text:p text:style-name="P402"><text:span text:style-name="T1">1674/5<text:tab/>Surat and Bombay</text:span></text:p>
          </text:list-item>
        </text:list>
        <text:p text:style-name="P476"><text:span text:style-name="T1">Capt Samuel Chamblet 3 Apr 1675 - 27 Jun 1676</text:span></text:p>
        <text:h text:style-name="P706" text:outline-level="1"><text:bookmark-start text:name="bookmark51"/><text:span text:style-name="T1">ANNE (4)</text:span><text:bookmark-end text:name="bookmark51"/></text:h>
        <text:p text:style-name="P180"><text:span text:style-name="T1">Licensed ship, 120 tons, 18 guns, 25 crew</text:span></text:p>
        <text:p text:style-name="P403"><text:span text:style-name="T1">1<text:tab/>1687/8<text:tab/>Madras</text:span></text:p>
        <text:p text:style-name="P405"><text:span text:style-name="T1">E/3/48 no.5690<text:tab/>Freke’s account of the wreck and subsequent adventures</text:span></text:p>
        <text:p text:style-name="P318"><text:span text:style-name="T1">Capt William Freke</text:span></text:p>
        <text:p text:style-name="P451"><text:span text:style-name="T1">Downs 21 Feb 1688 - Delagoa river 24 Apr 1689 - 9 May wrecked at Madagascar - crew reached Johanna in sloop and longboat 31 May - 9 Jun met pirates and 8 men deserted to them - left Johanna in sloop 2 Aug -14 Sep reached Indian coast nr Vingula -15 Sep captured and plundered by Shivaji’ forces</text:span></text:p>
        <text:h text:style-name="P709" text:outline-level="1"><text:bookmark-start text:name="bookmark52"/><text:span text:style-name="T1">ANNE AND JOYCE </text:span><text:span text:style-name="Heading_20__23_1_20__2b__20_Not_20_Bold_2c_Italic"><text:span text:style-name="T4">see</text:span></text:span><text:span text:style-name="Heading_20__23_1_20__2b__20_Not_20_Bold"><text:span text:style-name="T4"> </text:span></text:span><text:span text:style-name="T1">RESTORATION</text:span><text:bookmark-end text:name="bookmark52"/></text:h>
        <text:h text:style-name="P706" text:outline-level="1"><text:bookmark-start text:name="bookmark53"/><text:span text:style-name="T1">ANNE ROYAL</text:span><text:bookmark-end text:name="bookmark53"/></text:h>
        <text:p text:style-name="P180"><text:span text:style-name="T1">700/900 tons</text:span></text:p>
        <text:list xml:id="list1792121976" text:style-name="WWNum101">
          <text:list-item>
            <text:p text:style-name="P404"><text:span text:style-name="T1">1616/7<text:tab/>Surat and Red Sea</text:span></text:p>
          </text:list-item>
        </text:list>
        <text:p text:style-name="P318"><text:span text:style-name="T1">Capt Andrew Shilling</text:span></text:p>
        <text:p text:style-name="P334"><text:span text:style-name="T1">Gravesend 4 Feb 1617 - 22 Jun Cape -12 Aug Moheli - 20 Sep Surat - Mokha 19 Aug 1618 - Surat 17 Feb 1619, carried Sir Thomas Roe home - Sep Downs</text:span></text:p>
        <text:list xml:id="list133058296333882" text:continue-numbering="true" text:style-name="WWNum101">
          <text:list-item>
            <text:p text:style-name="P406"><text:soft-page-break/><text:span text:style-name="T1">1619/20</text:span></text:p>
          </text:list-item>
        </text:list>
        <text:p text:style-name="P318"><text:span text:style-name="T1">Capt Richard Swanley</text:span></text:p>
        <text:p text:style-name="P321"><text:span text:style-name="T1">Voyage lost, ship ‘cast away’ between London and Gravesend 20 Mar 1620 - buoyed up and towed to Northfleet</text:span></text:p>
        <text:list xml:id="list133056853175079" text:continue-numbering="true" text:style-name="WWNum101">
          <text:list-item>
            <text:p text:style-name="P404"><text:span text:style-name="T1">1620/1<text:tab/>East Indies</text:span></text:p>
          </text:list-item>
        </text:list>
        <text:p text:style-name="P318"><text:span text:style-name="T1">L/MAR/A/XXXV f.15 Fragment of journal 22 Feb-11 Apr 1624, Edmund Sayers</text:span></text:p>
        <text:p text:style-name="P318"><text:span text:style-name="T1">Masters: Walter Bennett/Bartholomew Goodall/Peter Elliot/Eustace Man</text:span></text:p>
        <text:p text:style-name="P318"><text:span text:style-name="T1">Downs - Sep 1621 Batavia - joined Anglo-Dutch Fleet of Defence off Goa - Apr 1622 sent for</text:span></text:p>
        <text:p text:style-name="P318"><text:span text:style-name="T1">Mozambique Channel - Malabar - Oct Dabhol - 24 Oct Surat - Nov Goa - May 1623 Batavia - Jambi</text:span></text:p>
        <text:p text:style-name="P318"><text:span text:style-name="T1">Batavia Feb 1624 - Apr Surat - Mar 1625 Mokha - Bandar Abbas - Surat - 3 Jun 1626 Batavia -</text:span></text:p>
        <text:p text:style-name="P318"><text:span text:style-name="T1">broken up, rotten</text:span></text:p>
      </text:section>
      <text:section text:style-name="Sect9" text:name="Bereich16">
        <text:p text:style-name="P572"><text:span text:style-name="T1">Rated at 499 tons, 28 guns, 99 crew 1<text:tab/>1746/7 Bombay</text:span></text:p>
        <text:p text:style-name="P267"><text:span text:style-name="T1">L/MAR/B/549A<text:tab/>Journal 2 Nov<text:tab/>1746-1 Sep 1747, anon</text:span></text:p>
        <text:p text:style-name="P268"><text:span text:style-name="T1">L/MAR/B/549-0(l)<text:tab/>Imprest Book</text:span></text:p>
        <text:p text:style-name="P268"><text:span text:style-name="T1">L/MAR/B/549-0(2)<text:tab/>Receipt Book</text:span></text:p>
        <text:p text:style-name="P233"><text:span text:style-name="T1">Capt Charles Foulls</text:span></text:p>
        <text:p text:style-name="P183"><text:span text:style-name="T1">Downs 23 Jan 1747 - 24 May St Augustine’s Bay - captured by French 2 Sep off Bombay</text:span></text:p>
        <text:h text:style-name="P706" text:outline-level="1"><text:bookmark-start text:name="bookmark54"/><text:span text:style-name="T1">ANSON (2)</text:span><text:bookmark-end text:name="bookmark54"/></text:h>
        <text:p text:style-name="P180"><text:span text:style-name="T1">370/400 tons, 18/20 guns, 82/113 crew</text:span></text:p>
        <text:list xml:id="list450428027" text:style-name="WWNum103">
          <text:list-item>
            <text:p text:style-name="P388"><text:span text:style-name="T1">1750/1 China</text:span></text:p>
          </text:list-item>
        </text:list>
        <text:p text:style-name="P477"><text:span text:style-name="Body_20_text_20__28_2_29__20__2b__20_Bold">L/MAR/B/549C </text:span><text:span text:style-name="T1">Journal 18 Oct 1750-21 Jun 1752, with drawings by William Phillips, midshipman</text:span></text:p>
        <text:p text:style-name="P601"><text:span text:style-name="T1">L/MAR/B/549Q(1)<text:tab/></text:span><text:span text:style-name="Body_20_text_20__28_4_29__20__2b__20_Not_20_Bold"><text:span text:style-name="T4">Ledger</text:span></text:span></text:p>
        <text:p text:style-name="P601"><text:span text:style-name="T1">L/MAR/B/549Q(2)<text:tab/></text:span><text:span text:style-name="Body_20_text_20__28_4_29__20__2b__20_Not_20_Bold"><text:span text:style-name="T4">Pay Book</text:span></text:span></text:p>
        <text:p text:style-name="P318"><text:span text:style-name="T1">Capt John Ramsay</text:span></text:p>
        <text:p text:style-name="P224"><text:span text:style-name="T1">Downs 3 Jan 1751 - 9 Jun Batavia - 27 Jul Whampoa -11 Feb 1752 Mauritius -10 Apr St Helena - 21 Jun Deptford</text:span></text:p>
        <text:list xml:id="list133057692180431" text:continue-numbering="true" text:style-name="WWNum103">
          <text:list-item>
            <text:p text:style-name="P388"><text:span text:style-name="T1">1753/5 Madras, Bengal and Bombay</text:span></text:p>
          </text:list-item>
        </text:list>
        <text:p text:style-name="P347"><text:span text:style-name="Body_20_text_20__28_2_29__20__2b__20_Bold">L/MAR/B/549E-F<text:tab/></text:span><text:span text:style-name="T1">Journal 10 Dec 1753-8 Oct 1756, Chief Mate Thomas Debuke</text:span></text:p>
        <text:p text:style-name="P601"><text:span text:style-name="T1">L/MAR/B/549S(1)<text:tab/></text:span><text:span text:style-name="Body_20_text_20__28_4_29__20__2b__20_Not_20_Bold"><text:span text:style-name="T4">Ledger</text:span></text:span></text:p>
        <text:p text:style-name="P601"><text:span text:style-name="T1">L/MAR/B/549S(2)<text:tab/></text:span><text:span text:style-name="Body_20_text_20__28_4_29__20__2b__20_Not_20_Bold"><text:span text:style-name="T4">Pay Book</text:span></text:span></text:p>
        <text:p text:style-name="P318"><text:span text:style-name="T1">Capt Robert Veitch</text:span></text:p>
        <text:p text:style-name="P449"><text:span text:style-name="T1">Downs 6 Mar 1754 - 30 Mar Sao Tiago - 24 Jun St Augustine’s Bay - 29 Aug Madras - 22 Sep Vizagapatam - 8 Oct Balasore - 9 Nov Calcutta -12 Feb 1755 Kedgeree - 29 Mar Cochin - 30 Apr Mangalore - 29 May Bombay - 3 Oct Culpee - 20 Nov Kedgeree - 31 Dec Benkulen -15 May 1756 St Helena -13 Sep Deptford</text:span></text:p>
        <text:h text:style-name="P710" text:outline-level="1"><text:bookmark-start text:name="bookmark55"/><text:span text:style-name="T1">ANSON (3)</text:span><text:bookmark-end text:name="bookmark55"/></text:h>
        <text:p text:style-name="P565"><text:span text:style-name="T1">Built by Perry, launched 1763, 3 decks, 3in bottom, keel 107ft, breadth 34ft, 26/30 guns, 102/106 crew, 657 tons</text:span></text:p>
        <text:p text:style-name="P176"><text:span text:style-name="T1">Principal Managing Owner: Charles Foulis </text:span><text:span text:style-name="T2"><text:note text:id="ftn15" text:note-class="footnote"><text:note-citation>0</text:note-citation><text:note-body><text:p text:style-name="P665"><text:span text:style-name="T1"><text:tab/>1763/4<text:tab/>Bombay</text:span></text:p><text:p text:style-name="P666"><text:span text:style-name="T1">L/MAR/B/549J<text:tab/>Journal 20 Jan<text:tab/>1764-22<text:tab/>Jun 1765</text:span></text:p><text:p text:style-name="P667"><text:span text:style-name="T1">L/MAR/B/549V (1)<text:tab/>Ledger</text:span></text:p><text:p text:style-name="P667"><text:span text:style-name="T1">L/MAR/B/549V(2)<text:tab/>Pay Book</text:span></text:p><text:p text:style-name="P664"><text:span text:style-name="T1">Capt Edward Lord Chick</text:span></text:p><text:p text:style-name="P673"><text:span text:style-name="T1">Downs 2 Apr 1764 - 26 Apr Madeira - 29 Aug Moheli - 30 Sep Bombay - 22 Feb 1765 St Helena - 30 May Blackwall</text:span></text:p></text:note-body></text:note></text:span><text:span text:style-name="T2"><text:s/></text:span><text:span text:style-name="T2"><text:note text:id="ftn16" text:note-class="footnote"><text:note-citation>0</text:note-citation><text:note-body><text:p text:style-name="P668"><text:span text:style-name="T1"><text:tab/>1765/6<text:tab/>Madras and Bengal</text:span></text:p><text:p text:style-name="P669"><text:span text:style-name="T1">L/MAR/B/549K<text:tab/>Journal 10 Feb<text:tab/>1766-27<text:tab/>Nov<text:tab/>1767</text:span></text:p><text:p text:style-name="P670"><text:span text:style-name="T1">L/MAR/B/549W (1)<text:tab/>Ledger</text:span></text:p><text:p text:style-name="P671"><text:span text:style-name="T1">L/MAR/B/549W(2)<text:tab/>Pay Book</text:span></text:p><text:p text:style-name="P664"><text:span text:style-name="T1">Capt John Lennox</text:span></text:p><text:p text:style-name="P672"><text:span text:style-name="T1">Downs 6 Apr 1766 - 4 Aug Johanna -12 Sep Madras - 21 Nov Kedgeree -13 Jan 1767 Ingeli - 16 Feb Madras - 31 Jul St Helena - 28 Oct Blackwall</text:span></text:p></text:note-body></text:note></text:span></text:p>
        <text:list xml:id="list133058050037562" text:continue-numbering="true" text:style-name="WWNum103">
          <text:list-item>
            <text:p text:style-name="P407"><text:span text:style-name="T1">1768/9<text:tab/>Madras and Bengal</text:span></text:p>
          </text:list-item>
        </text:list>
        <text:p text:style-name="P408"><text:soft-page-break/><text:span text:style-name="Body_20_text_20__28_2_29__20__2b__20_Bold">L/MAR/B/549L<text:tab/></text:span><text:span text:style-name="T1">Journal 24 Dec<text:tab/>1768-26 Nov 1770</text:span></text:p>
        <text:p text:style-name="P608"><text:span text:style-name="T1">L/MAR/B/549X(1)<text:tab/></text:span><text:span text:style-name="Body_20_text_20__28_4_29__20__2b__20_Not_20_Bold"><text:span text:style-name="T4">Ledger</text:span></text:span></text:p>
        <text:p text:style-name="P608"><text:span text:style-name="T1">L/MAR/B/549X(2)<text:tab/></text:span><text:span text:style-name="Body_20_text_20__28_4_29__20__2b__20_Not_20_Bold"><text:span text:style-name="T4">Pay Book</text:span></text:span></text:p>
        <text:p text:style-name="P318"><text:span text:style-name="T1">Capt John Lennox</text:span></text:p>
        <text:p text:style-name="P446"><text:span text:style-name="T1">Downs 22 Mar 1769 - 27 Jul Johanna - 9 Sep Madras - 31 Oct Culpee - 6 Feb 1770 Ingeli -17 Mar Madras - 9 Jun Reunion - 29 Jul St Helena -17 Oct Blackwall</text:span></text:p>
        <text:list xml:id="list133057419513783" text:continue-numbering="true" text:style-name="WWNum103">
          <text:list-item>
            <text:p text:style-name="P93"><text:span text:style-name="T1">1771/2<text:tab/>Madras and China</text:span></text:p>
          </text:list-item>
        </text:list>
        <text:p text:style-name="P94"><text:span text:style-name="Body_20_text_20__28_2_29__20__2b__20_Bold">L/MAR/B/549M<text:tab/></text:span><text:span text:style-name="T1">Journal 6 Dec 1771-17 Sep 1773</text:span></text:p>
        <text:p text:style-name="P629"><text:span text:style-name="T1">L/MAR/B/549Y (1)<text:tab/></text:span><text:span text:style-name="Body_20_text_20__28_4_29__20__2b__20_Not_20_Bold"><text:span text:style-name="T4">Ledger</text:span></text:span></text:p>
        <text:p text:style-name="P608"><text:span text:style-name="T1">L/MAR/B/549Y(2)<text:tab/></text:span><text:span text:style-name="Body_20_text_20__28_4_29__20__2b__20_Not_20_Bold"><text:span text:style-name="T4">Pay Book</text:span></text:span></text:p>
        <text:p text:style-name="P318"><text:span text:style-name="T1">Capt John Lennox</text:span></text:p>
        <text:p text:style-name="P320"><text:span text:style-name="T1">Downs 5 Feb 1772 - 3 May Cape - 22 Jun Madras - 8 Aug Acheh - 31 Aug Malacca - 8 Oct Whampoa - 26 Jan 1773 Second Bar-1 Apr Cape -10 May St Helena - 24 May Ascension - 5 Aug Blackwall</text:span></text:p>
        <text:list xml:id="list133058267875211" text:continue-numbering="true" text:style-name="WWNum103">
          <text:list-item>
            <text:p text:style-name="P95"><text:span text:style-name="T1">1773/4<text:tab/>Bengal</text:span></text:p>
          </text:list-item>
        </text:list>
        <text:p text:style-name="P96"><text:span text:style-name="Body_20_text_20__28_2_29__20__2b__20_Bold">L/MAR/B/549N<text:tab/></text:span><text:span text:style-name="T1">Journal 19 Dec<text:tab/>1774-20 Apr 1776</text:span></text:p>
        <text:p text:style-name="P629"><text:span text:style-name="T1">L/MAR/B/549Z(1)<text:tab/></text:span><text:span text:style-name="Body_20_text_20__28_4_29__20__2b__20_Not_20_Bold"><text:span text:style-name="T4">Ledger</text:span></text:span></text:p>
        <text:p text:style-name="P629"><text:span text:style-name="T1">L/MAR/B/549Z(2)<text:tab/></text:span><text:span text:style-name="Body_20_text_20__28_4_29__20__2b__20_Not_20_Bold"><text:span text:style-name="T4">Pay Book</text:span></text:span></text:p>
        <text:p text:style-name="P10"><text:span text:style-name="T1">Capt Robert Monro</text:span></text:p>
        <text:p text:style-name="P140"><text:span text:style-name="T1">Spithead 19 Nov 1773 - Bengal river 19 Dec 1774 - 31 Mar 1775 Kedgeree -15 Apr Ingeli -19 May Acheh - 21 Aug Cape - 9 Oct St Helena - 24 Dec Kinsale -17 Apr 1776 Blackwall</text:span></text:p>
        <text:h text:style-name="P706" text:outline-level="1"><text:bookmark-start text:name="bookmark56"/><text:span text:style-name="T1">ANTELOPE (1)</text:span><text:bookmark-end text:name="bookmark56"/></text:h>
        <text:p text:style-name="P204"><text:span text:style-name="T1">1<text:tab/>1645/6 Surat and Persia</text:span></text:p>
        <text:p text:style-name="P449"><text:span text:style-name="T1">Downs Apr 1646 - 6 Sep St Augustine’s Bay - 24 Jan 1647 Surat - 4 Apr Bandar Abbas - 7 Jun Madras - Masulipatam 19 Sep - 7 Oct Madras - 7 Dec Surat 7 Jan 1648 - Downs</text:span></text:p>
        <text:h text:style-name="P706" text:outline-level="1"><text:bookmark-start text:name="bookmark57"/><text:span text:style-name="T1">ANTELOPE (2)</text:span><text:bookmark-end text:name="bookmark57"/></text:h>
        <text:p text:style-name="P180"><text:span text:style-name="T1">2</text:span><text:span text:style-name="T2">1</text:span><text:span text:style-name="T1">/</text:span><text:span text:style-name="T3">2</text:span><text:span text:style-name="T1"> decks, 30 guns, 91 crew, 400 tons</text:span></text:p>
        <text:list xml:id="list3464803748" text:style-name="WWNum105">
          <text:list-item>
            <text:p text:style-name="P490"><text:span text:style-name="T1">1668/9 Madras and Bengal Capt John Andrews</text:span></text:p>
          </text:list-item>
        </text:list>
        <text:p text:style-name="P330"><text:span text:style-name="T1">Dec 1668 - 15 Jul 1670</text:span></text:p>
        <text:list xml:id="list133056975053971" text:continue-numbering="true" text:style-name="WWNum105">
          <text:list-item>
            <text:p text:style-name="P537"><text:soft-page-break/><text:span text:style-name="T1">1670/1 Surat Capt John Goldsborough Feb 1671 -</text:span></text:p>
          </text:list-item>
          <text:list-item>
            <text:p text:style-name="P491"><text:span text:style-name="T1">1672/3 Madras and Surat Capt John Goldsborough</text:span></text:p>
          </text:list-item>
        </text:list>
        <text:p text:style-name="P183"><text:span text:style-name="T1">Downs Dec 1672 - Jul 1673 Madras - captured by the Dutch 22 Aug 1673</text:span></text:p>
        <text:h text:style-name="P706" text:outline-level="1"><text:bookmark-start text:name="bookmark58"/><text:span text:style-name="T1">ANTELOPE (3)</text:span><text:bookmark-end text:name="bookmark58"/></text:h>
        <text:p text:style-name="P180"><text:span text:style-name="T1">450 tons, 30 guns</text:span></text:p>
        <text:list xml:id="list3946865800" text:style-name="WWNum107">
          <text:list-item>
            <text:p text:style-name="P409"><text:span text:style-name="T1">1695/6<text:tab/>Bengal</text:span></text:p>
          </text:list-item>
        </text:list>
        <text:p text:style-name="P460"><text:span text:style-name="T1">Capt Henry Hammond Downs 8 Dec 1695 -</text:span></text:p>
        <text:list xml:id="list133058741967338" text:continue-numbering="true" text:style-name="WWNum107">
          <text:list-item>
            <text:p text:style-name="P205"><text:span text:style-name="T1">1698/9<text:tab/>Bengal</text:span></text:p>
          </text:list-item>
        </text:list>
        <text:p text:style-name="P176"><text:span text:style-name="T1">L/MAR/A/CXX Journal 1 Jan 1699-12 May 1701</text:span></text:p>
        <text:p text:style-name="P448"><text:span text:style-name="T1">Capt Hemy Hammond</text:span></text:p>
        <text:p text:style-name="P451"><text:span text:style-name="T1">Downs 26 Jan 1699 - Plymouth 24 Feb - 8 Mar Madeira - 24 Jul Balasore -13 Oct Rogues River - 28 Nov Hugli - 1 May 1700 Bedthar -12 Jul Hugh - 1 Nov Cox’s Island - 7 Feb 1701 St Helena - May Downs</text:span></text:p>
        <text:h text:style-name="P724" text:outline-level="1"><text:bookmark-start text:name="bookmark59"/><text:span text:style-name="T1">ANTELOPE (4)</text:span><text:bookmark-end text:name="bookmark59"/></text:h>
        <text:p text:style-name="P291"><text:span text:style-name="T1">Company’s packet, built by Barnard, measured 1781, length 96fl Sin, keel 77fl 6in, breadth 25fl 7</text:span><text:span text:style-name="T2">1</text:span><text:span text:style-name="T1">/2in, hold 12ft, wing transom 15ft 3in, port cell 16ft llin, ports 9 middle &amp; upper, 8 guns, 52 crew, 270 tons</text:span></text:p>
        <text:p text:style-name="P373"><text:span text:style-name="T1">1<text:tab/>1781/2 China</text:span></text:p>
        <text:p text:style-name="P492"><text:span text:style-name="T1">To carry despatches by the Pacific route L/MAR/B/570A<text:tab/>Journal 31 Dec 1781-4 Jun 1783</text:span></text:p>
        <text:p text:style-name="P410"><text:span text:style-name="T1">L/MAR/B/570C(1)<text:tab/>Ledger</text:span></text:p>
        <text:p text:style-name="P410"><text:span text:style-name="T1">L/MAR/B/570C(2)<text:tab/>Imprest Book</text:span></text:p>
        <text:p text:style-name="P410"><text:span text:style-name="T1">L/MAR/B/570C(3)<text:tab/>Receipt Book</text:span></text:p>
        <text:p text:style-name="P318"><text:span text:style-name="T1">Capt Henry Wilson</text:span></text:p>
        <text:p text:style-name="P451"><text:span text:style-name="T1">Downs 6 Feb 1782 - Falmouth 2 Sep -16 Dec off Cape San Diego, Argentina - 2 Jan 1783 off Cape Horn - 23 Apr in Sulu Sea - 30 Apr Cagayan Sulu -14 May Balambangan - 4 Jun Macao 20 Jul - wrecked 10 Aug Pelew Islands - built a boat, sailed 12 Nov - 30 Nov Macao Seevl/7 </text:span><text:span text:style-name="Body_20_text_20__28_2_29__20__2b__20_Italic">account of the Pelew Islands</text:span><text:span text:style-name="T1"> ... George Keate (London, 1788)</text:span></text:p>
        <text:h text:style-name="P705" text:outline-level="1"><text:bookmark-start text:name="bookmark60"/><text:span text:style-name="T1">APOLLO (1)</text:span><text:bookmark-end text:name="bookmark60"/></text:h>
        <text:p text:style-name="P318"><text:span text:style-name="T1">1 From Madras 1800</text:span></text:p>
        <text:p text:style-name="P448"><text:span text:style-name="T1">L/MAR/B/159A-B Journal 22 Aug 1800-23 Jan 1801 Capt Benjamin Brown</text:span></text:p>
        <text:p text:style-name="P322"><text:span text:style-name="T1">Madras 22 Aug 1800 - 31 Oct Cape - 8 Jan 1801 Long Reach</text:span></text:p>
        <text:h text:style-name="P701" text:outline-level="1"><text:bookmark-start text:name="bookmark61"/><text:soft-page-break/><text:span text:style-name="T1">APOLLO (2)</text:span><text:bookmark-end text:name="bookmark61"/></text:h>
        <text:p text:style-name="P136"><text:span text:style-name="T1">Built by Stemson at Pauli nr Hull, launched 1812, 3 decks, 3 in bottom, length 127ft 2in, keel 100ft b^in, breadth, 34ft llin, hold 13ft lin, wing transom 22ft Sin, port cell 29ft 7in, waist S^in, between decks 6ft, ports 10 upper, 12 guns, 65 crew, 652 tons</text:span></text:p>
        <text:list xml:id="list769341667" text:style-name="WWNum109">
          <text:list-item>
            <text:p text:style-name="P62"><text:span text:style-name="T1">1811/2 Bengal and Batavia</text:span></text:p>
          </text:list-item>
        </text:list>
        <text:p text:style-name="P97"><text:span text:style-name="Body_20_text_20__28_2_29__20__2b__20_Bold">L/MAR/B/159C<text:tab/></text:span><text:span text:style-name="T1">Journal 26<text:tab/>Feb<text:tab/>1812-27 Jun 1814</text:span></text:p>
        <text:p text:style-name="P630"><text:span text:style-name="T1">L/MAR/B/159F(1)<text:tab/></text:span><text:span text:style-name="Body_20_text_20__28_4_29__20__2b__20_Not_20_Bold"><text:span text:style-name="T4">Ledger</text:span></text:span></text:p>
        <text:p text:style-name="P630"><text:span text:style-name="T1">L/MAR/B/159F(2)<text:tab/></text:span><text:span text:style-name="Body_20_text_20__28_4_29__20__2b__20_Not_20_Bold"><text:span text:style-name="T4">Pay Book</text:span></text:span></text:p>
        <text:p text:style-name="P176"><text:span text:style-name="T1">Capt Charles Bryan Tarbutt</text:span></text:p>
        <text:p text:style-name="P292"><text:span text:style-name="T1">Portsmouth 4 Jun 1812-8 Sep Mauritius -17 Nov Kedgeree -18 Jan 1813 Saugor -14 Feb Malacca - 24 Feb Batavia -19 Apr Banda - 23 May Amboina - 27 Jun Batavia - 3 Sep St Helena - 21 May Blackwall</text:span></text:p>
        <text:list xml:id="list133057030956828" text:continue-numbering="true" text:style-name="WWNum109">
          <text:list-item>
            <text:p text:style-name="P269"><text:span text:style-name="T1">1814/5<text:tab/>Bengal and Bombay</text:span></text:p>
          </text:list-item>
        </text:list>
        <text:p text:style-name="P270"><text:span text:style-name="Body_20_text_20__28_2_29__20__2b__20_Bold">L/MAR/B/159D<text:tab/></text:span><text:span text:style-name="T1">Journal 18<text:tab/>Feb<text:tab/>1815-27 Aug<text:tab/>1816</text:span></text:p>
        <text:p text:style-name="P591"><text:span text:style-name="T1">L/MAR/B/159G(1)<text:tab/></text:span><text:span text:style-name="Body_20_text_20__28_4_29__20__2b__20_Not_20_Bold"><text:span text:style-name="T4">Ledger</text:span></text:span></text:p>
        <text:p text:style-name="P591"><text:span text:style-name="T1">L/MAR/B/159G(2)<text:tab/></text:span><text:span text:style-name="Body_20_text_20__28_4_29__20__2b__20_Not_20_Bold"><text:span text:style-name="T4">Pay Book</text:span></text:span></text:p>
        <text:p text:style-name="P512"><text:span text:style-name="T1">Capt Charles Bryan Tarbutt</text:span></text:p>
        <text:p text:style-name="P525"><text:span text:style-name="T1">Downs 15 Apr 1815 - 25 Apr Madeira -10 Sep Calcutta -11 Nov Saugor - 2 Jan 1816 Bombay - 5 Feb Tellicheny - 22 Apr Cape -11 May St Helena -17 Jul Blackwall</text:span></text:p>
        <text:list xml:id="list133057980863556" text:continue-numbering="true" text:style-name="WWNum109">
          <text:list-item>
            <text:p text:style-name="P98"><text:span text:style-name="T1">1818/9<text:tab/>China</text:span></text:p>
          </text:list-item>
        </text:list>
        <text:p text:style-name="P162"><text:span text:style-name="Body_20_text_20__28_2_29__20__2b__20_Bold">L/MAR/B/159E </text:span><text:span text:style-name="T1">Journal 16 Mar 1819-29 Apr 1820 </text:span><text:span text:style-name="Body_20_text_20__28_2_29__20__2b__20_Bold">L/MAR/B/159H(1)<text:tab/></text:span><text:span text:style-name="T1">Ledger</text:span></text:p>
        <text:p text:style-name="P630"><text:span text:style-name="T1">L/MAR/B/159H(2)<text:tab/></text:span><text:span text:style-name="Body_20_text_20__28_4_29__20__2b__20_Not_20_Bold"><text:span text:style-name="T4">Pay Book</text:span></text:span></text:p>
        <text:p text:style-name="P176"><text:span text:style-name="T1">Capt George Tennent</text:span></text:p>
        <text:p text:style-name="P175"><text:span text:style-name="T1">Downs 22 Apr 1819 - 23 Aug Whampoa - 22 Nov Macao - 6 Feb 1820 St Helena -10 Apr Blackwall</text:span></text:p>
        <text:h text:style-name="P706" text:outline-level="1"><text:bookmark-start text:name="bookmark62"/><text:span text:style-name="T1">ARABELLA</text:span><text:bookmark-end text:name="bookmark62"/></text:h>
        <text:p text:style-name="P180"><text:span text:style-name="T1">140 tons, 18 guns, 28 crew</text:span></text:p>
        <text:p text:style-name="P411"><text:span text:style-name="T1">1<text:tab/>1713/4 Madagascar and Benkulen</text:span></text:p>
        <text:p text:style-name="P478"><text:span text:style-name="T1">L/MAR/B/767A Ledger Capt Alexander Reid 27 Jan 1714 -16 May 1717</text:span></text:p>
        <text:h text:style-name="P706" text:outline-level="1"><text:bookmark-start text:name="bookmark63"/><text:span text:style-name="T1">ARABIA FACTOR</text:span><text:bookmark-end text:name="bookmark63"/></text:h>
        <text:p text:style-name="P180"><text:soft-page-break/><text:span text:style-name="T1">160 tons, 14 guns, 32 crew</text:span></text:p>
        <text:list xml:id="list467146040" text:style-name="WWNum111">
          <text:list-item>
            <text:p text:style-name="P412"><text:span text:style-name="T1">1701/2<text:tab/>Mokha</text:span></text:p>
          </text:list-item>
        </text:list>
        <text:p text:style-name="P350"><text:span text:style-name="T1">L/MAR/A/CLXX<text:tab/>Ledger</text:span></text:p>
        <text:p text:style-name="P318"><text:span text:style-name="T1">Capt Abraham Jackson</text:span></text:p>
        <text:list xml:id="list1183431816" text:style-name="WWNum113">
          <text:list-item>
            <text:p text:style-name="P413"><text:span text:style-name="T1">Nov 1701 - 23 Oct 1703</text:span></text:p>
          </text:list-item>
        </text:list>
        <text:list xml:id="list133057553351871" text:continue-list="list467146040" text:style-name="WWNum111">
          <text:list-item>
            <text:p text:style-name="P412"><text:span text:style-name="T1">1704/5<text:tab/>Mokha, Bombay and Calicut</text:span></text:p>
          </text:list-item>
        </text:list>
        <text:p text:style-name="P479"><text:span text:style-name="T1">L/MAR/B/752A Journal 26 Aug 1704-30 Apr 1707, Mr Young, Surgeon’s Mate Capt Abraham Jackson</text:span></text:p>
        <text:p text:style-name="P454"><text:span text:style-name="T1">Downs 12 Dec 1704 - 28 Jun 1705 Mokha -19 Oct Bombay -19 Nov Gogha - 31 Dec Bombay - 23 Jan 1706 Calicut - 24 Mar Bombay - 30 Apr Surat - 5 May Bombay - 20 May Karwar - 20 Oct Bombay - 5 Jan 1707 Karwar - 27 Jan Tellicheny - 3 Feb Calicut - 24 Apr Mauritius -11 Sep 1708 Downs</text:span></text:p>
        <text:h text:style-name="P728" text:outline-level="1"><text:bookmark-start text:name="bookmark64"/><text:span text:style-name="T1">ARCHDUKE CHARLES</text:span><text:bookmark-end text:name="bookmark64"/></text:h>
        <text:p text:style-name="P573"><text:span text:style-name="T1">1 From China 1814</text:span></text:p>
        <text:p text:style-name="P148"><text:span text:style-name="T1">L/MAR/B/216A Journal 24 Jan-14 Dec 1814 Capt J P Jeffreys</text:span></text:p>
        <text:p text:style-name="P11"><text:span text:style-name="T1">Whampoa 24 Jan 1814 - 26 Feb Linton -19 Jun Cape - 6 Sep St Helena - 24 Nov Blackwall</text:span></text:p>
        <text:h text:style-name="P701" text:outline-level="1"><text:bookmark-start text:name="bookmark65"/><text:span text:style-name="T1">ARDASEER</text:span><text:bookmark-end text:name="bookmark65"/></text:h>
        <text:p text:style-name="P10"><text:span text:style-name="T1">1 From Bombay 1799</text:span></text:p>
        <text:p text:style-name="P149"><text:span text:style-name="T1">L/MAR/B/518A Journal 28 Apr 1798-1 Aug 1799 Capt George Smith</text:span></text:p>
        <text:p text:style-name="P11"><text:span text:style-name="T1">Bombay 6 Feb 1799 - 27 Apr Cape -15 May St Helena -1 Aug Long Reach</text:span></text:p>
        <text:h text:style-name="P701" text:outline-level="1"><text:bookmark-start text:name="bookmark66"/><text:span text:style-name="T1">ARIADNE</text:span><text:bookmark-end text:name="bookmark66"/></text:h>
        <text:p text:style-name="P99"><text:span text:style-name="T1">1<text:tab/>1796/7 Madras and Bengal</text:span></text:p>
        <text:p text:style-name="P10"><text:span text:style-name="T1">L/MAR/B/515A Journal 13 Jan-26 Jun 1797</text:span></text:p>
        <text:p text:style-name="P134"><text:span text:style-name="T1">L/MAR/B/515B Journal 8 Feb 1797-7 Aug 1798 Alexander Stirling, Chief Mate Falmouth 16 Feb 1797 - 8 Jun Madras - 29 Jun Calcutta -16 Oct Culpee - 4 Jan 1798 Cape - 23 Jan St Helena 1 May - 24 Jun Cork -15 Jul Deptford</text:span></text:p>
      </text:section>
      <text:section text:style-name="Sect9" text:name="Bereich17">
        <text:h text:style-name="P717" text:outline-level="1"><text:bookmark-start text:name="bookmark67"/><text:span text:style-name="T1">ARMENIAN MERCHANT</text:span><text:bookmark-end text:name="bookmark67"/></text:h>
        <text:p text:style-name="P215"><text:span text:style-name="T1">200/240 tons, 16/26 guns, 40/48 crew</text:span></text:p>
        <text:list xml:id="list2451600502" text:style-name="WWNum115">
          <text:list-item>
            <text:p text:style-name="P538"><text:span text:style-name="T1">1692/3<text:tab/>Madras and Bengal</text:span></text:p>
          </text:list-item>
        </text:list>
        <text:p text:style-name="P526"><text:span text:style-name="T1">Capt Thomas Newman</text:span></text:p>
        <text:p text:style-name="P530"><text:span text:style-name="T1">30 Apr 1693 - 8 Jun 1696</text:span></text:p>
        <text:list xml:id="list133057467374443" text:continue-numbering="true" text:style-name="WWNum115">
          <text:list-item>
            <text:p text:style-name="P493"><text:span text:style-name="T1">1698/9<text:tab/>St Helena and Benkulen</text:span></text:p>
          </text:list-item>
        </text:list>
        <text:p text:style-name="P448"><text:span text:style-name="T1">Capt John Carswell</text:span></text:p>
        <text:list xml:id="list681933106" text:style-name="WWNum117">
          <text:list-item>
            <text:p text:style-name="P494"><text:span text:style-name="T1">Jan 1699 - 19 Aug 1700</text:span></text:p>
          </text:list-item>
        </text:list>
        <text:p text:style-name="P212"><text:span text:style-name="T1">renamed JOHN AND MARY</text:span></text:p>
        <text:list xml:id="list133058677933975" text:continue-list="list133057467374443" text:style-name="WWNum115">
          <text:list-item>
            <text:p text:style-name="P496"><text:span text:style-name="T1">1700/1<text:tab/>Benkulen</text:span></text:p>
          </text:list-item>
        </text:list>
        <text:p text:style-name="P448"><text:span text:style-name="T1">Capt Bailey Kent</text:span></text:p>
        <text:list xml:id="list133056859440639" text:continue-list="list681933106" text:style-name="WWNum117">
          <text:list-item>
            <text:p text:style-name="P495"><text:span text:style-name="T1">Jul 1701 -19 Nov 1703</text:span></text:p>
          </text:list-item>
        </text:list>
        <text:h text:style-name="P718" text:outline-level="1"><text:bookmark-start text:name="bookmark68"/><text:span text:style-name="T1">ARNISTON</text:span><text:bookmark-end text:name="bookmark68"/></text:h>
        <text:p text:style-name="P446"><text:span text:style-name="T1">Built by Barnard, launched 1794, 3 decks, 5in bottom, length 176fl 4in, keel 143fl lOin, breadth 43ft 3</text:span><text:span text:style-name="T2">1</text:span><text:span text:style-name="T1">/2in, hold 17ft 6in, wing transom 26ft 4in, port cell 32ft, waist 3ft lOin, between decks 6ft lOin, roundhouse 6ft 7in, ports 15 middle &amp; 14 upper, deck range 103ft 6in, 1200 tons Principal Managing Owners: 1-6 John Wedderbum, 7-8 Robert Hudson</text:span></text:p>
        <text:list xml:id="list4270239772" text:style-name="WWNum119">
          <text:list-item>
            <text:p text:style-name="P163"><text:span text:style-name="T1">1794/5<text:tab/>St Helena, Madras and China</text:span></text:p>
          </text:list-item>
        </text:list>
        <text:p text:style-name="P134"><text:span text:style-name="T1">L/MAR/B/149A Journal 26 Nov 1794-27 Mar 1797 L/MAR/B/149-I(1) Ledger L/MAR/B/149-I(2) Pay Book</text:span></text:p>
        <text:p text:style-name="P134"><text:span text:style-name="T1">Capt Campbell Maijoribanks</text:span></text:p>
        <text:p text:style-name="P414"><text:span text:style-name="T1">Portsmouth 3 Apr 1795 - 14 Apr Tenerife - 2 Jun St Helena<text:tab/>2 Jul -<text:tab/>9<text:tab/>Aug Cape - 27<text:tab/>Sep Madras -</text:span></text:p>
        <text:p text:style-name="P415"><text:span text:style-name="T1">14 Nov Penang - 3 Dec Malacca -11 Mar 1796 Whampoa -<text:tab/>23<text:tab/>Apr Second Bar - 29<text:tab/>Jun Macao -</text:span></text:p>
        <text:list xml:id="list133058494003006" text:continue-list="list1183431816" text:style-name="WWNum113">
          <text:list-item>
            <text:p text:style-name="P416"><text:span text:style-name="T1">Nov St Helena -1 Mar 1797 Deptford</text:span></text:p>
          </text:list-item>
        </text:list>
        <text:list xml:id="list133058306885814" text:continue-list="list4270239772" text:style-name="WWNum119">
          <text:list-item>
            <text:p text:style-name="P417"><text:span text:style-name="T1">1796/7<text:tab/>China</text:span></text:p>
          </text:list-item>
        </text:list>
        <text:p text:style-name="P418"><text:span text:style-name="T1">L/MAR/B/149B<text:tab/>Journal 1 Apr<text:tab/>1797-20<text:tab/>Feb<text:tab/>1799</text:span></text:p>
        <text:p text:style-name="P419"><text:span text:style-name="T1">L/MAR/B/149J(1)<text:tab/>Ledger</text:span></text:p>
        <text:p text:style-name="P419"><text:span text:style-name="T1">L/MAR/B/149J(2)<text:tab/>Pay Book</text:span></text:p>
        <text:p text:style-name="P318"><text:soft-page-break/><text:span text:style-name="T1">Capt William Macnamara</text:span></text:p>
        <text:p text:style-name="P320"><text:span text:style-name="T1">Portsmouth 5 Jun 1797 - 29 Aug Cape - 9 Dec Whampoa -14 Feb 1798 Second Bar - 26 Mar Macao - 5 Aug St Helena - 23 Oct Long Reach</text:span></text:p>
        <text:list xml:id="list133058711353645" text:continue-numbering="true" text:style-name="WWNum119">
          <text:list-item>
            <text:p text:style-name="P100"><text:span text:style-name="T1">1799/1800 St Helena, Benkulen and China</text:span></text:p>
          </text:list-item>
        </text:list>
        <text:p text:style-name="P101"><text:span text:style-name="T1">L/MAR/B/149C<text:tab/>Journal 31 Oct<text:tab/>1799-29<text:tab/>Jul<text:tab/>1801</text:span></text:p>
        <text:p text:style-name="P78"><text:span text:style-name="T1">L/MAR/B/149K(1)<text:tab/>Ledger</text:span></text:p>
        <text:p text:style-name="P78"><text:span text:style-name="T1">L/MAR/B/149K(2)<text:tab/>Pay Book</text:span></text:p>
        <text:p text:style-name="P10"><text:span text:style-name="T1">Capt Campbell Maijoribanks</text:span></text:p>
        <text:p text:style-name="P10"><text:span text:style-name="T1">Portsmouth 7 Jan 1800 - 4 Apr St Helena - 27 Jun Benkulen - 29 Jul Penang - 27 Aug Malacca -</text:span></text:p>
        <text:list xml:id="list133056818938787" text:continue-list="list133058494003006" text:style-name="WWNum113">
          <text:list-item>
            <text:p text:style-name="P102"><text:span text:style-name="T1">Sep Whampoa - 29 Nov Second Bar -18 Jan 1801 Macao -15 Apr St Helena -17 Jun Long Reach</text:span></text:p>
          </text:list-item>
        </text:list>
        <text:list xml:id="list133057546312032" text:continue-list="list133058711353645" text:style-name="WWNum119">
          <text:list-item>
            <text:p text:style-name="P100"><text:span text:style-name="T1">1801/2 St Helena, Benkulen and China</text:span></text:p>
          </text:list-item>
        </text:list>
        <text:p text:style-name="P159"><text:span text:style-name="T1">L/MAR/B/149D Journal 22 Oct 1801-15 May 1803 L/MAR/B/149L(1)<text:tab/>Ledger</text:span></text:p>
        <text:p text:style-name="P78"><text:span text:style-name="T1">L/MAR/B/149L(2)<text:tab/>Pay Book</text:span></text:p>
        <text:p text:style-name="P10"><text:span text:style-name="T1">Capt Campbell Maijoribanks</text:span></text:p>
        <text:p text:style-name="P10"><text:span text:style-name="T1">Downs 31 Dec 1801-9 Mar 1802 St Helena -10 Jun Benkulen -12 Jul Penang - 31 Aug Whampoa - 24 Oct Second Bar -11 Feb 1803 St Helena - 26 Apr Long Reach</text:span></text:p>
        <text:list xml:id="list133058082883836" text:continue-numbering="true" text:style-name="WWNum119">
          <text:list-item>
            <text:p text:style-name="P164"><text:span text:style-name="T1">1803/4<text:tab/>China</text:span></text:p>
          </text:list-item>
        </text:list>
        <text:p text:style-name="P149"><text:span text:style-name="Body_20_text_20__28_2_29__20__2b__20_Bold">L/MAR/B/149E </text:span><text:span text:style-name="T1">Journal 25 Feb 1804-13 Nov 1805 </text:span><text:span text:style-name="Body_20_text_20__28_2_29__20__2b__20_Bold">L/MAR/B/149M(1) </text:span><text:span text:style-name="T1">Ledger </text:span><text:span text:style-name="Body_20_text_20__28_2_29__20__2b__20_Bold">L/MAR/B/149M(2) </text:span><text:span text:style-name="T1">Pay Book Capt James Jameson</text:span></text:p>
        <text:p text:style-name="P136"><text:span text:style-name="T1">Portsmouth 9 Jun 1804 - 17 Aug Rio de Janeiro -14 Jan 1805 Whampoa -14 Feb Second Bar - 21 Mar Malacca - 30 Jun St Helena -15 Sep Long Reach</text:span></text:p>
        <text:list xml:id="list133057274362428" text:continue-numbering="true" text:style-name="WWNum119">
          <text:list-item>
            <text:p text:style-name="P164"><text:span text:style-name="T1">1805/6<text:tab/>China</text:span></text:p>
          </text:list-item>
        </text:list>
        <text:p text:style-name="P165"><text:span text:style-name="Body_20_text_20__28_2_29__20__2b__20_Bold">L/MAR/B/149F </text:span><text:span text:style-name="T1">Journal </text:span><text:span text:style-name="Body_20_text_20__28_2_29__20__2b__20_Bold">4 </text:span><text:span text:style-name="T1">Feb 1806-6 Jan 1808 </text:span><text:span text:style-name="Body_20_text_20__28_2_29__20__2b__20_Bold">L/MAR/B/149N(1)<text:tab/></text:span><text:span text:style-name="T1">Ledger</text:span></text:p>
        <text:p text:style-name="P631"><text:span text:style-name="T1">L/MAR/B/149N(2)<text:tab/></text:span><text:span text:style-name="Body_20_text_20__28_4_29__20__2b__20_Not_20_Bold"><text:span text:style-name="T4">Pay Book</text:span></text:span></text:p>
        <text:p text:style-name="P10"><text:span text:style-name="T1">Capt Peter Wedderbum</text:span></text:p>
        <text:p text:style-name="P525"><text:span text:style-name="T1">Portsmouth 14 May 1806 - 7 Aug Cape -10 Oct Penang - 21 Jan 1807 Whampoa - 4 May off Lintin - 1 Jul Penang -17 Jul Acheh -19 Sep Cape -13 Oct St Helena - 6 Jan 1808 Lower Hope</text:span></text:p>
        <text:list xml:id="list133057909674731" text:continue-numbering="true" text:style-name="WWNum119">
          <text:list-item>
            <text:p text:style-name="P103"><text:span text:style-name="T1">1809/10<text:tab/>Bombay and China</text:span></text:p>
          </text:list-item>
        </text:list>
        <text:p text:style-name="P104"><text:span text:style-name="Body_20_text_20__28_2_29__20__2b__20_Bold">L/MAR/B/149G<text:tab/></text:span><text:span text:style-name="T1">Journal 3 Nov 1809-19<text:tab/>Sep<text:tab/>1811</text:span></text:p>
        <text:p text:style-name="P632"><text:soft-page-break/><text:span text:style-name="T1">L/MAR/B/149-0(1)<text:tab/></text:span><text:span text:style-name="Body_20_text_20__28_4_29__20__2b__20_Not_20_Bold"><text:span text:style-name="T4">Ledger</text:span></text:span></text:p>
        <text:p text:style-name="P632"><text:span text:style-name="T1">L/MAR/B/149-0(2)<text:tab/></text:span><text:span text:style-name="Body_20_text_20__28_4_29__20__2b__20_Not_20_Bold"><text:span text:style-name="T4">Pay Book</text:span></text:span></text:p>
        <text:p text:style-name="P10"><text:span text:style-name="T1">Capt Samuel Landon</text:span></text:p>
        <text:p text:style-name="P532"><text:span text:style-name="T1">Portsmouth 21 Jan 1810 - 9 Apr Cape - 26 May Bombay -1 Sep Penang -12 Oct Whampoa - 29 Dec Second Bar - 28 May 1811 St Helena -13 Aug Long Reach</text:span></text:p>
        <text:list xml:id="list133056870672455" text:continue-numbering="true" text:style-name="WWNum119">
          <text:list-item>
            <text:p text:style-name="P271"><text:span text:style-name="T1">1811/2<text:tab/>Bombay and China</text:span></text:p>
          </text:list-item>
        </text:list>
        <text:p text:style-name="P272"><text:span text:style-name="Body_20_text_20__28_2_29__20__2b__20_Bold">L/MAR/B/149H<text:tab/></text:span><text:span text:style-name="T1">Journal 17<text:tab/>Oct<text:tab/>1811-30<text:tab/>Jul<text:tab/>1813</text:span></text:p>
        <text:p text:style-name="P592"><text:span text:style-name="T1">L/MAR/B/149P(1)<text:tab/></text:span><text:span text:style-name="Body_20_text_20__28_4_29__20__2b__20_Not_20_Bold"><text:span text:style-name="T4">Ledger</text:span></text:span></text:p>
        <text:p text:style-name="P592"><text:span text:style-name="T1">L/MAR/B/149P(2)<text:tab/></text:span><text:span text:style-name="Body_20_text_20__28_4_29__20__2b__20_Not_20_Bold"><text:span text:style-name="T4">Pay Book</text:span></text:span></text:p>
        <text:p text:style-name="P512"><text:span text:style-name="T1">Capt Walter Campbell</text:span></text:p>
        <text:p text:style-name="P525"><text:span text:style-name="T1">Torbay 4 Jan 1812 - 5 Apr Johanna - 7 May Bombay -11 Sep Whampoa - 4 Jan 1813 Macao - 27 Mar St Helena - 7 Jun Long Reach</text:span></text:p>
        <text:p text:style-name="P10"><text:span text:style-name="T1">Wrecked 30 May 1815 nr Cape Lagullas, South Africa, while chartered as a British Government</text:span></text:p>
        <text:p text:style-name="P10"><text:span text:style-name="T1">transport - </text:span><text:span text:style-name="Body_20_text_20__28_2_29__20__2b__20_Italic_2c_Small_20_Caps">sqq</text:span><text:span text:style-name="Body_20_text_20__28_2_29__20__2b__20_Italic"> Asiatic Journal</text:span><text:span text:style-name="T1"> 2 (1816) pp.32-34</text:span></text:p>
        <text:p text:style-name="P11"><text:span text:style-name="Body_20_text_20__28_2_29__20__2b__20_Italic">See also</text:span><text:span text:style-name="T1"> PRO: C.108/115 for owner’s accounts 1794-1804</text:span></text:p>
        <text:h text:style-name="P706" text:outline-level="1"><text:bookmark-start text:name="bookmark69"/><text:span text:style-name="T1">ARRAN</text:span><text:bookmark-end text:name="bookmark69"/></text:h>
        <text:p text:style-name="P176"><text:span text:style-name="T1">Built at Calcutta, 350 tons</text:span></text:p>
        <text:p text:style-name="P182"><text:span text:style-name="T1">Principal Managing Owners: Fairlie, Gilmore &amp; Co</text:span></text:p>
        <text:p text:style-name="P10"><text:span text:style-name="T1">1 From Bengal 1800</text:span></text:p>
        <text:p text:style-name="P134"><text:span text:style-name="T1">L/MAR/B/520A Journal 28 Jan-30 Sep 1800 Capt John Baker</text:span></text:p>
        <text:p text:style-name="P11"><text:span text:style-name="T1">Calcutta 28 Jan 1800 - 11 Mar Kedgeree -19 Jun St Helena -17 Sep Deptford</text:span></text:p>
        <text:h text:style-name="P706" text:outline-level="1"><text:bookmark-start text:name="bookmark70"/><text:span text:style-name="T1">ASCENSION</text:span><text:bookmark-end text:name="bookmark70"/></text:h>
        <text:p text:style-name="P180"><text:span text:style-name="T1">Formerly in Levant trade, 260 tons, 24 guns, 75/82 crew</text:span></text:p>
        <text:list xml:id="list2358256492" text:style-name="WWNum121">
          <text:list-item>
            <text:p text:style-name="P497"><text:span text:style-name="T1">1600/1 East Indies Capt William Brand/Robert Pope</text:span></text:p>
          </text:list-item>
        </text:list>
        <text:p text:style-name="P448"><text:span text:style-name="T1">Woolwich 13 Feb 1601 - Torbay 20 Apr -1 May Canaries - 9 Sep Cape 29 Oct -17 Dec Madagascar 6 Mar 1602 - 9 May Nicobars - 5 Jun Acheh - at capture of </text:span><text:span text:style-name="Body_20_text_20__28_2_29__20__2b__20_Italic">San Antonio</text:span><text:span text:style-name="T1"> carrack in Straits of Malacca</text:span></text:p>
        <text:list xml:id="list133058555780014" text:continue-numbering="true" text:style-name="WWNum121">
          <text:list-item>
            <text:p text:style-name="P420"><text:span text:style-name="T1">Sep - 24 Oct Acheh 9 Nov - sent for England 11 Nov - arrived Jun 1603</text:span></text:p>
          </text:list-item>
        </text:list>
      </text:section>
      <text:section text:style-name="Sect9" text:name="Bereich18">
        <text:list xml:id="list133058166726788" text:continue-list="list42552914" text:style-name="WWNum81">
          <text:list-item>
            <text:p text:style-name="P422"><text:span text:style-name="T1">1603/4<text:tab/>Bantam</text:span></text:p>
          </text:list-item>
        </text:list>
        <text:p text:style-name="P393"><text:span text:style-name="T1">L/MAR/A/I<text:tab/>Fragment of journal 31 Jul-4 Aug 1605, William Taverner, master</text:span></text:p>
        <text:p text:style-name="P318"><text:span text:style-name="T1">Capt Roger Style/Christopher Colthurst</text:span></text:p>
        <text:p text:style-name="P321"><text:span text:style-name="T1">Gravesend 25 Mar 1604 - 24 Apr Maio -17 Jul Cape 20 Aug - 23 Dec Bantam 18 Jan 1605 - 10 Feb Amboina - 20 Feb Bandas 21 Jul -16 Aug Bantam 6 Oct - 3 Feb 1606 St Helena - 6 May Downs</text:span></text:p>
        <text:list xml:id="list133056795157405" text:continue-numbering="true" text:style-name="WWNum81">
          <text:list-item>
            <text:p text:style-name="P421"><text:span text:style-name="T1">1607/8<text:tab/>Surat</text:span></text:p>
          </text:list-item>
        </text:list>
        <text:p text:style-name="P393"><text:span text:style-name="T1">L/MAR/A/VII<text:tab/>Journal 14 Mar 1608-26 Aug 1609, William Revett, factor</text:span></text:p>
        <text:p text:style-name="P480"><text:span text:style-name="Body_20_text_20__28_2_29__20__2b__20_Bold">BL: Sloane </text:span><text:span text:style-name="T1">Ms </text:span><text:span text:style-name="Body_20_text_20__28_2_29__20__2b__20_Bold">858 ff.2-7 </text:span><text:span text:style-name="T1">Narrative Mar 1608-Sep 1609, John Jourdain, factor Capt Alexander Sharpeigh</text:span></text:p>
        <text:p text:style-name="P451"><text:span text:style-name="T1">Woolwich 14 Mar 1608 - Plymouth 31 Mar -12 Apr Canaries - 27 Apr Maio -14 Jul Cape 19 Sep - 25 Nov Comoros -11 Dec Pemba -19 Jan 1609 Seychelles - 7 Apr Aden - 26 May Mokha 26 Jul - 8 Aug Socotra - 30 Aug reached Indian coast nr Mahuwa, Kathiawar - sailed for Surat 2 Sep - lost on Malacca Banks 3 Sep - crew reached Surat</text:span></text:p>
        <text:p text:style-name="P646"><text:span text:style-name="T1">ASIA (1)</text:span></text:p>
        <text:p text:style-name="P186"><text:span text:style-name="T1">450 tons, 32 guns, 89 crew</text:span></text:p>
        <text:p text:style-name="P522"><text:span text:style-name="T1">1<text:tab/>1683/4 Surat and the Maldives</text:span></text:p>
        <text:p text:style-name="P535"><text:span text:style-name="T1">Capt Elias Clapp 21 Mar 1684 - 25 Jul 1685</text:span></text:p>
        <text:p text:style-name="P647"><text:span text:style-name="T1">ASIA (2)</text:span></text:p>
        <text:p text:style-name="P481"><text:span text:style-name="T1">Built by Perry, launched 1763, 3 decks, 3in bottom, keel 107fl, breadth 34fl, 651 tons Principal Managing Owner: Charles Foulis</text:span></text:p>
        <text:list xml:id="list2538134155" text:style-name="WWNum123">
          <text:list-item>
            <text:p text:style-name="P423"><text:span text:style-name="T1">1763/4<text:tab/>Bombay</text:span></text:p>
          </text:list-item>
        </text:list>
        <text:p text:style-name="P424"><text:span text:style-name="T1">L/MAR/B/24A<text:tab/>Journal 6 Feb 1764-13<text:tab/>Jun<text:tab/>1767, John Moffat, Third Mate</text:span></text:p>
        <text:p text:style-name="P393"><text:span text:style-name="T1">L/MAR/B/24FF(1)<text:tab/>Ledger</text:span></text:p>
        <text:p text:style-name="P393"><text:span text:style-name="T1">L/MAR/B/24FF(2)<text:tab/>Pay Book</text:span></text:p>
        <text:p text:style-name="P318"><text:span text:style-name="T1">Capt Cornelius Inglis</text:span></text:p>
        <text:p text:style-name="P450"><text:span text:style-name="T1">Torbay 16 May 1764 - 1 Sep Cape - 5 Dec Bombay - 9 Feb 1765 Cochin -19 Mar Bombay - 4 May Calicut -19 Jun Kedgeree -10 Dec Ingeli - 8 Feb 1766 Colombo -26 Feb Cochin - 26 Mar Bombay (repairs) - 22 Jan 1767 Cape - 22 Feb St Helena - 21 May Blackwall</text:span></text:p>
        <text:list xml:id="list133056768585042" text:continue-numbering="true" text:style-name="WWNum123">
          <text:list-item>
            <text:p text:style-name="P273"><text:span text:style-name="T1">1767/8<text:tab/>China</text:span></text:p>
          </text:list-item>
        </text:list>
        <text:p text:style-name="P274"><text:span text:style-name="T1">L/MAR/B/24B<text:tab/>Journal 19 Feb 1768-4<text:tab/>Aug<text:tab/>1769</text:span></text:p>
        <text:p text:style-name="P233"><text:span text:style-name="T1">Capt Robert Preston</text:span></text:p>
        <text:p text:style-name="P13"><text:span text:style-name="T1">Downs 6 Apr 1768 - 23 Sep Whampoa - 3 Jan 1769 Bocca Tigris -16 Mar Cape -1 Apr St Helena - 4 Jul Blackwall</text:span></text:p>
        <text:list xml:id="list133057243148794" text:continue-numbering="true" text:style-name="WWNum123">
          <text:list-item>
            <text:p text:style-name="P273"><text:soft-page-break/><text:span text:style-name="T1">1770/1<text:tab/>Madras and Bengal</text:span></text:p>
          </text:list-item>
        </text:list>
        <text:p text:style-name="P275"><text:span text:style-name="T1">L/MAR/B/24C<text:tab/>Journal 6 Oct 1770-11 Aug<text:tab/>1772</text:span></text:p>
        <text:p text:style-name="P276"><text:span text:style-name="T1">L/MAR/B/24GG(1)<text:tab/>Ledger</text:span></text:p>
        <text:p text:style-name="P276"><text:span text:style-name="T1">L/MAR/B/24GG(2)<text:tab/>Pay Book</text:span></text:p>
        <text:p text:style-name="P176"><text:span text:style-name="T1">Capt Robert Preston</text:span></text:p>
        <text:p text:style-name="P450"><text:span text:style-name="T1">Portsmouth 15 Jan 1771 - 28 Jan Madeira - 8 May Rio de Janeiro - 21 Jul Johanna - 22 Aug Madras - 21 Sep Kedgeree - 24 Oct Calcutta - 4 Jan 1772 Kedgeree - 29 Apr St Helena -14 May Ascension - 21 Jul Blackwall</text:span></text:p>
        <text:list xml:id="list133058475601083" text:continue-numbering="true" text:style-name="WWNum123">
          <text:list-item>
            <text:p text:style-name="P273"><text:span text:style-name="T1">1773/4<text:tab/>Madras and Bengal</text:span></text:p>
          </text:list-item>
        </text:list>
        <text:p text:style-name="P275"><text:span text:style-name="T1">L/MAR/B/24D(1)<text:tab/>Journal 18 Oct 1773-13 Oct<text:tab/>1774</text:span></text:p>
        <text:p text:style-name="P276"><text:span text:style-name="T1">L/MAR/B/24D(2)<text:tab/>Imprest Book</text:span></text:p>
        <text:p text:style-name="P276"><text:span text:style-name="T1">L/MAR/B/24HH<text:tab/>Receipt Book</text:span></text:p>
        <text:p text:style-name="P512"><text:span text:style-name="T1">Capt William Dick Gamage</text:span></text:p>
        <text:p text:style-name="P526"><text:span text:style-name="T1">Downs 24 Dec 1773 - 16 Jan 1774 Lisbon - 23 Mar Madeira - 25 Jun Johanna - 28 Jul Madras - 17 Aug Kedgeree - 5 Sep Bankshall - condemned 7 Oct because of leaks</text:span></text:p>
        <text:p text:style-name="P650"><text:span text:style-name="T1">ASIA (3)</text:span></text:p>
        <text:p text:style-name="P525"><text:span text:style-name="T1">Built by Perry, launched 1780, 3 decks, 4in bottom, length 143ft 6!/2in, keel 116ft, breadth 36ft 5in, hold 14ft </text:span><text:span text:style-name="Body_20_text_20__28_2_29__20__2b__20_Italic">IVAin,</text:span><text:span text:style-name="T1"> wing transom 23ft llin, port cell 26ft 6</text:span><text:span text:style-name="T2">1</text:span><text:span text:style-name="T1">/2in, between decks 6ft 2in &amp; 6ft 4in, roundhouse 6ft 6in, ports 13 middle &amp; upper, 816 tons Principal Managing Owner: Thomas Newte</text:span></text:p>
        <text:p text:style-name="P105"><text:span text:style-name="T1">1<text:tab/>1780/1 Bombay and China</text:span></text:p>
        <text:p text:style-name="P108"><text:span text:style-name="Body_20_text_20__28_2_29__20__2b__20_Bold">L/MAR/B/24E<text:tab/></text:span><text:span text:style-name="T1">Journal 14 Nov 1780-25 Apr 1783</text:span></text:p>
        <text:p text:style-name="P651"><text:span text:style-name="T1">L/MAR/B/24-n(l)<text:tab/></text:span><text:span text:style-name="Body_20_text_20__28_6_29__20__2b__20_Not_20_Bold"><text:span text:style-name="T4">Ledger</text:span></text:span></text:p>
        <text:p text:style-name="P653"><text:span text:style-name="T1">L/MAR/B/24-n(2)<text:tab/></text:span><text:span text:style-name="Body_20_text_20__28_7_29__20__2b__20_Not_20_Bold"><text:span text:style-name="T4">Pay Book</text:span></text:span></text:p>
        <text:p text:style-name="P651"><text:span text:style-name="T1">L/MAR/B/24-II(3)<text:tab/></text:span><text:span text:style-name="Body_20_text_20__28_6_29__20__2b__20_Not_20_Bold"><text:span text:style-name="T4">Imprest Book</text:span></text:span></text:p>
        <text:p text:style-name="P651"><text:span text:style-name="T1">L/MAR/B/24-n(4)<text:tab/></text:span><text:span text:style-name="Body_20_text_20__28_6_29__20__2b__20_Not_20_Bold"><text:span text:style-name="T4">Receipt Book</text:span></text:span></text:p>
        <text:p text:style-name="P10"><text:span text:style-name="T1">Capt Robert Maw</text:span></text:p>
        <text:p text:style-name="P16"><text:span text:style-name="T1">Portsmouth 13 Mar 1781 -10 Apr Sao Tiago - 21 Jul Cape - 3 Sep Johanna - 5 Dec Qishm - 4 Mar 1782 Bombay - 5 Oct Whampoa - Towards England’ 6 Jan 1783 - 17 Jun St Helena - 28 Oct Downs</text:span></text:p>
        <text:p text:style-name="P425"><text:span text:style-name="Body_20_text_20__28_2_29__20__2b__20_Bold">2<text:tab/></text:span><text:span text:style-name="T1">1784/5 Benkulen and China</text:span></text:p>
        <text:p text:style-name="P428"><text:span text:style-name="Body_20_text_20__28_2_29__20__2b__20_Bold">L/MAR/B/24F<text:tab/></text:span><text:span text:style-name="T1">Journal 27 Nov 1784-18 Oct<text:tab/>1786</text:span></text:p>
        <text:p text:style-name="P652"><text:soft-page-break/><text:span text:style-name="T1">L/MAR/B/24JJ(1)<text:tab/></text:span><text:span text:style-name="Body_20_text_20__28_6_29__20__2b__20_Not_20_Bold"><text:span text:style-name="T4">Ledger</text:span></text:span></text:p>
        <text:p text:style-name="P652"><text:span text:style-name="T1">L/MAR/B/24JJ(2)<text:tab/></text:span><text:span text:style-name="Body_20_text_20__28_6_29__20__2b__20_Not_20_Bold"><text:span text:style-name="T4">Pay Book</text:span></text:span></text:p>
        <text:p text:style-name="P318"><text:span text:style-name="T1">Capt John Davy Foulkes</text:span></text:p>
        <text:p text:style-name="P446"><text:span text:style-name="T1">Portsmouth 10 Mar 1785 - 2 Jul Benkulen - 5 Aug Padang -19 Aug Benkulen - 30 Oct Whampoa 5 Mar 1786 - 24 Jun St Helena - 20 Sep Blackwall</text:span></text:p>
        <text:list xml:id="list133058640402167" text:continue-list="list133057553351871" text:style-name="WWNum111">
          <text:list-item>
            <text:p text:style-name="P106"><text:span text:style-name="T1">1787/8 Bombay and China</text:span></text:p>
          </text:list-item>
        </text:list>
        <text:p text:style-name="P108"><text:span text:style-name="Body_20_text_20__28_2_29__20__2b__20_Bold">L/MAR/B/24G<text:tab/></text:span><text:span text:style-name="T1">Journal 28 Oct 1787-28 Sep 1789</text:span></text:p>
        <text:p text:style-name="P134"><text:span text:style-name="Body_20_text_20__28_2_29__20__2b__20_Bold">L/MAR/B/24KK(1) </text:span><text:span text:style-name="T1">Ledger </text:span><text:span text:style-name="Body_20_text_20__28_2_29__20__2b__20_Bold">L/MAR/B/24KK(2) </text:span><text:span text:style-name="T1">Pay Book Capt John Davy Foulkes</text:span></text:p>
        <text:p text:style-name="P12"><text:span text:style-name="T1">Portsmouth 5 Apr 1783 - 6 Jul Johanna - 26 Jul Bombay - 25 Nov Batavia - 8 Feb 1789 Whampoa - 25 Jun St Helena - 3 Sep Blackwall</text:span></text:p>
        <text:list xml:id="list133057247561731" text:continue-numbering="true" text:style-name="WWNum111">
          <text:list-item>
            <text:p text:style-name="P106"><text:span text:style-name="T1">1790/1 Madras and Bengal</text:span></text:p>
          </text:list-item>
        </text:list>
        <text:p text:style-name="P108"><text:span text:style-name="Body_20_text_20__28_2_29__20__2b__20_Bold">L/MAR/B/24H<text:tab/></text:span><text:span text:style-name="T1">Journal 18 Feb 1791-3 Dec 1792</text:span></text:p>
        <text:p text:style-name="P134"><text:span text:style-name="Body_20_text_20__28_2_29__20__2b__20_Bold">L/MAR/B/24LL(1) </text:span><text:span text:style-name="T1">Ledger </text:span><text:span text:style-name="Body_20_text_20__28_2_29__20__2b__20_Bold">L/MAR/B/24LL(2) </text:span><text:span text:style-name="T1">Pay Book Capt John Davy Foulkes</text:span></text:p>
        <text:p text:style-name="P137"><text:span text:style-name="T1">Downs 26 Apr 1791 - 9 May Madeira -10 Sep Madras - 8 Nov Diamond Harbour - 3 Mar 1792 Madras -18 Apr Benkulen - 26 Aug St Helena - 2 Nov Blackwall</text:span></text:p>
        <text:list xml:id="list133058436952007" text:continue-numbering="true" text:style-name="WWNum111">
          <text:list-item>
            <text:p text:style-name="P426"><text:span text:style-name="T1">1793/4 Madras and Bengal</text:span></text:p>
          </text:list-item>
        </text:list>
        <text:p text:style-name="P429"><text:span text:style-name="Body_20_text_20__28_2_29__20__2b__20_Bold">L/MAR/B/24-I<text:tab/></text:span><text:span text:style-name="T1">Journal 1 Nov 1793-24 Nov 1795</text:span></text:p>
        <text:p text:style-name="P448"><text:span text:style-name="Body_20_text_20__28_2_29__20__2b__20_Bold">L/MAR/B/24MM(1) </text:span><text:span text:style-name="T1">Ledger </text:span><text:span text:style-name="Body_20_text_20__28_2_29__20__2b__20_Bold">L/MAR/B/24MM(2) </text:span><text:span text:style-name="T1">Pay Book Capt John Davy Foulkes</text:span></text:p>
        <text:p text:style-name="P320"><text:span text:style-name="T1">Portsmouth 2 May 1794 - 11 Sep Madras -15 Oct Diamond Harbour -16 Dec Saugor - 31 Jan 1795 Madras - 24 May St Helena - 14 Jun off St Helena took part in capture of seven Dutch ships -18 Jim St Helena -13 Sep River Shannon - 27 Oct Blackwall</text:span></text:p>
        <text:list xml:id="list133058579272586" text:continue-numbering="true" text:style-name="WWNum111">
          <text:list-item>
            <text:p text:style-name="P106"><text:span text:style-name="T1">1795/6 Madras, Bengal, Bombay and China</text:span></text:p>
          </text:list-item>
        </text:list>
        <text:p text:style-name="P108"><text:span text:style-name="Body_20_text_20__28_2_29__20__2b__20_Bold">L/MAR/B/24J<text:tab/></text:span><text:span text:style-name="T1">Journal 30 Jan 1796-18 Dec 1798</text:span></text:p>
        <text:p text:style-name="P633"><text:span text:style-name="T1">L/MAR/B/24NN (1)<text:tab/></text:span><text:span text:style-name="Body_20_text_20__28_4_29__20__2b__20_Not_20_Bold"><text:span text:style-name="T4">Ledger</text:span></text:span></text:p>
        <text:p text:style-name="P633"><text:span text:style-name="T1">L/MAR/B/24NN(2)<text:tab/></text:span><text:span text:style-name="Body_20_text_20__28_4_29__20__2b__20_Not_20_Bold"><text:span text:style-name="T4">Pay Book</text:span></text:span></text:p>
        <text:p text:style-name="P10"><text:span text:style-name="T1">Capt John Davy Foulkes</text:span></text:p>
        <text:p text:style-name="P134"><text:span text:style-name="T1">Portsmouth 12 Apr 1796 - 21 Jul Simons Bay -16 Nov Madras - 20 Dec Trincomalee - 4 Jan 1797 Madras -1 Feb Kedgeree -17 Apr Anjengo - 30 Apr Mahe - 7 Jun Bombay - 3 Sep Penang - 20 Dec Whampoa - 5 Aug 1798 St Helena - 9 Nov Blackwall</text:span></text:p>
        <text:h text:style-name="P718" text:outline-level="1"><text:bookmark-start text:name="bookmark71"/><text:span text:style-name="T1">ASIA (4)</text:span><text:bookmark-end text:name="bookmark71"/></text:h>
        <text:p text:style-name="P450"><text:span text:style-name="T1">Built by Humble at Liverpool, launched 1798, 3 decks, 4in bottom, length 146ft lin, keel 118ft T^in, breadth 36ft 3</text:span><text:span text:style-name="T2">1</text:span><text:span text:style-name="T1">/2in, hold 14ft 9in, wing transom 23ft 4in, port cell 26ft lOin, waist 1ft 6in, between decks 6ft 2in &amp; 6ft 4in, roundhouse 6ft 6in, ports 13 middle &amp; upper, deck range 84ft 6in, 819 tons Principal Managing Owners: 1-2 Robert Chamock, 3-5 Henry Bonham</text:span></text:p>
        <text:list xml:id="list369290597" text:style-name="WWNum125">
          <text:list-item>
            <text:p text:style-name="P299"><text:soft-page-break/><text:span text:style-name="T1">1798/9 Madras and Bengal</text:span></text:p>
          </text:list-item>
        </text:list>
        <text:p text:style-name="P261"><text:span text:style-name="Body_20_text_20__28_2_29__20__2b__20_Bold">L/MAR/B/24L<text:tab/></text:span><text:span text:style-name="T1">Journal 6 Mar 1799-19 Nov 1800</text:span></text:p>
        <text:p text:style-name="P644"><text:span text:style-name="T1">L/MAR/B/24-00(l) </text:span><text:span text:style-name="Body_20_text_20__28_4_29__20__2b__20_Not_20_Bold"><text:span text:style-name="T4">Ledger </text:span></text:span><text:span text:style-name="T1">L/MAR/B/24-00(2) </text:span><text:span text:style-name="Body_20_text_20__28_4_29__20__2b__20_Not_20_Bold"><text:span text:style-name="T4">Pay Book</text:span></text:span></text:p>
        <text:p text:style-name="P233"><text:span text:style-name="T1">Capt Robert Wardlaw</text:span></text:p>
        <text:p text:style-name="P293"><text:span text:style-name="T1">Portsmouth 18 Jun 1799 - 6 Sep Cape -19 Nov Kedgeree -14 Feb 1800 Saugor -15 Mar Madras - 8 Jul St Helena - 20 Oct Deptford</text:span></text:p>
        <text:list xml:id="list133058912365006" text:continue-numbering="true" text:style-name="WWNum125">
          <text:list-item>
            <text:p text:style-name="P109"><text:span text:style-name="T1">1800/1<text:tab/>Madras, Bengal and China</text:span></text:p>
          </text:list-item>
        </text:list>
        <text:p text:style-name="P78"><text:span text:style-name="Body_20_text_20__28_2_29__20__2b__20_Bold">L/MAR/B/24M<text:tab/></text:span><text:span text:style-name="T1">Journal 27 Dec 1800-2 Aug 1803</text:span></text:p>
        <text:p text:style-name="P639"><text:span text:style-name="T1">L/MAR/B/24PP(1) </text:span><text:span text:style-name="Body_20_text_20__28_4_29__20__2b__20_Not_20_Bold"><text:span text:style-name="T4">Ledger </text:span></text:span><text:span text:style-name="T1">L/MAR/B/24PP(2) </text:span><text:span text:style-name="Body_20_text_20__28_4_29__20__2b__20_Not_20_Bold"><text:span text:style-name="T4">Pay Book</text:span></text:span></text:p>
        <text:p text:style-name="P176"><text:span text:style-name="T1">Capt Robert Wardlaw</text:span></text:p>
        <text:p text:style-name="P450"><text:span text:style-name="T1">Portsmouth 31 Mar 1801 -24 Jul Madras - 20 Aug Diamond Harbour - 29 Oct Saugor - 22 Nov Kedgeree - 3 Dec Saugor - 29 Dec Malacca - 4 Feb 1802 Amboina -18 Mar Lintin -10 Apr ‘Samkoke’ Island -15 May Lintin - 22 Oct Diamond Harbour -15 Dec Saugor - 25 Feb 1803 Madras -15 Mar St Helena -15 Aug Deptford</text:span></text:p>
        <text:list xml:id="list133057405883471" text:continue-numbering="true" text:style-name="WWNum125">
          <text:list-item>
            <text:p text:style-name="P277"><text:span text:style-name="T1">1803/4<text:tab/>Madras and Bengal</text:span></text:p>
          </text:list-item>
        </text:list>
        <text:p text:style-name="P278"><text:span text:style-name="Body_20_text_20__28_2_29__20__2b__20_Bold">L/MAR/B/24-O<text:tab/></text:span><text:span text:style-name="T1">Journal 27 Jan<text:tab/>1804-18 Oct 1805</text:span></text:p>
        <text:p text:style-name="P589"><text:span text:style-name="T1">L/MAR/B/24QQ(1)<text:tab/></text:span><text:span text:style-name="Body_20_text_20__28_4_29__20__2b__20_Not_20_Bold"><text:span text:style-name="T4">Ledger</text:span></text:span></text:p>
        <text:p text:style-name="P589"><text:span text:style-name="T1">L/MAR/B/24QQ(2)<text:tab/></text:span><text:span text:style-name="Body_20_text_20__28_4_29__20__2b__20_Not_20_Bold"><text:span text:style-name="T4">Pay Book</text:span></text:span></text:p>
        <text:p text:style-name="P176"><text:span text:style-name="T1">Capt Henry Pendares Tremenheere</text:span></text:p>
        <text:p text:style-name="P138"><text:span text:style-name="T1">Portsmouth 8 May 1804 - 3 Sep Madras - 26 Sep Diamond Harbour - 4 Dec Saugor - 26 Dec Madras - 30 Jan 1805 Vizagapatam - 22 Feb Masulipatam - 4 Mar Madras - 20 Jun St Helena - 27 Sep Deptford</text:span></text:p>
        <text:list xml:id="list133057496713607" text:continue-numbering="true" text:style-name="WWNum125">
          <text:list-item>
            <text:p text:style-name="P277"><text:span text:style-name="T1">1805/6<text:tab/>Madras and Bengal</text:span></text:p>
          </text:list-item>
        </text:list>
        <text:p text:style-name="P278"><text:span text:style-name="Body_20_text_20__28_2_29__20__2b__20_Bold">L/MAR/B/24P<text:tab/></text:span><text:span text:style-name="T1">Journal 30 Dec<text:tab/>1805-30 Oct 1807</text:span></text:p>
        <text:p text:style-name="P589"><text:span text:style-name="T1">L/MAR/B/24RR(1)<text:tab/></text:span><text:span text:style-name="Body_20_text_20__28_4_29__20__2b__20_Not_20_Bold"><text:span text:style-name="T4">Ledger</text:span></text:span></text:p>
        <text:p text:style-name="P589"><text:span text:style-name="T1">L/MAR/B/24RR(2)<text:tab/></text:span><text:span text:style-name="Body_20_text_20__28_4_29__20__2b__20_Not_20_Bold"><text:span text:style-name="T4">Pay Book</text:span></text:span></text:p>
        <text:p text:style-name="P176"><text:span text:style-name="T1">Capt Robert Wardlaw</text:span></text:p>
        <text:p text:style-name="P20"><text:span text:style-name="T1">Portsmouth 30 Mar 1806 - 27 Aug Madras - 28 Oct Diamond Harbour - 20 Dec Saugor - 2 Feb 1807 Vizagapatam -15 Feb Madras -18 Mar Colombo -13 Jun St Helena -19 Sep Blackwall</text:span></text:p>
        <text:list xml:id="list133058074600203" text:continue-numbering="true" text:style-name="WWNum125">
          <text:list-item>
            <text:p text:style-name="P110"><text:span text:style-name="T1">1807/8<text:tab/>Madras and Bengal</text:span></text:p>
          </text:list-item>
        </text:list>
        <text:p text:style-name="P628"><text:span text:style-name="T1">L/MAR/B/24SS<text:tab/></text:span><text:span text:style-name="Body_20_text_20__28_4_29__20__2b__20_Not_20_Bold"><text:span text:style-name="T4">Imprest Book</text:span></text:span></text:p>
        <text:p text:style-name="P628"><text:soft-page-break/><text:span text:style-name="T1">L/MAR/B/24SS(A)<text:tab/></text:span><text:span text:style-name="Body_20_text_20__28_4_29__20__2b__20_Not_20_Bold"><text:span text:style-name="T4">Receipt Book</text:span></text:span></text:p>
        <text:p text:style-name="P10"><text:span text:style-name="T1">Capt Henry Pendares Tremenheere</text:span></text:p>
        <text:p text:style-name="P183"><text:span text:style-name="T1">Portsmouth 17 Sep 1808 - lost 1 Jun 1809 ‘in the Bengal river’</text:span></text:p>
        <text:h text:style-name="P701" text:outline-level="1"><text:bookmark-start text:name="bookmark72"/><text:span text:style-name="T1">ASIA (5)</text:span><text:bookmark-end text:name="bookmark72"/></text:h>
        <text:list xml:id="list565675041" text:style-name="WWNum127">
          <text:list-item>
            <text:p text:style-name="P111"><text:span text:style-name="T1">From Bombay 1799</text:span></text:p>
          </text:list-item>
        </text:list>
        <text:p text:style-name="P78"><text:span text:style-name="T1">L/MAR/B/24K<text:tab/>Journal 1 Dec 1799-3 Jun 1800</text:span></text:p>
        <text:p text:style-name="P10"><text:span text:style-name="T1">Capt George Mclnnes</text:span></text:p>
        <text:p text:style-name="P17"><text:span text:style-name="T1">Bombay 1 Dec 1799 - 27 Dec Cochin - 25 Feb 1800 Cape -15 Mar St Helena - 30 May Downs</text:span></text:p>
        <text:list xml:id="list133057285431337" text:continue-numbering="true" text:style-name="WWNum127">
          <text:list-item>
            <text:p text:style-name="P523"><text:span text:style-name="T1">From Bombay 1802</text:span></text:p>
          </text:list-item>
        </text:list>
        <text:p text:style-name="P524"><text:span text:style-name="T1">L/MAR/B/24N<text:tab/>Journal 15 Mar-16 Aug 1802</text:span></text:p>
        <text:p text:style-name="P512"><text:span text:style-name="T1">Capt George Mclnnes</text:span></text:p>
        <text:p text:style-name="P512"><text:span text:style-name="T1">Bombay 15 Mar 1802 - 25 May St Helena - 30 Jul Deptford</text:span></text:p>
        <text:h text:style-name="P718" text:outline-level="1"><text:bookmark-start text:name="bookmark73"/><text:span text:style-name="T1">ASIA (6)</text:span><text:bookmark-end text:name="bookmark73"/></text:h>
        <text:p text:style-name="P446"><text:span text:style-name="T1">Built by Barnard, launched 1811, 3 decks, 4in bottom, length 149ft 3in, keel 120ft, breadth 38ft 9in, hold 15ft lin, wing transom 24ft, port cell 27ft lin, waist 1ft 5in, between decks 6ft 3in &amp; 6ft 5in, roundhouse 6ft </text:span><text:span text:style-name="Body_20_text_20__28_2_29__20__2b__20_Italic">SViin,</text:span><text:span text:style-name="T1"> ports 13 middle &amp; 12 upper, deck range 85ft 6in, 26 guns, 118 crew, 958 tons Principal Managing Owners: 1-9 Henry Bonham, 10 Thomas Heath</text:span></text:p>
        <text:list xml:id="list284444631" text:style-name="WWNum129">
          <text:list-item>
            <text:p text:style-name="P166"><text:span text:style-name="T1">1811/2 Madras and Bengal</text:span></text:p>
          </text:list-item>
        </text:list>
        <text:p text:style-name="P29"><text:span text:style-name="Body_20_text_20__28_2_29__20__2b__20_Bold">L/MAR/B/24Q<text:tab/></text:span><text:span text:style-name="T1">Journal 30 Nov 1811-12 Jul 1813</text:span></text:p>
        <text:p text:style-name="P634"><text:span text:style-name="T1">L/MAR/B/24TT(1)<text:tab/></text:span><text:span text:style-name="Body_20_text_20__28_4_29__20__2b__20_Not_20_Bold"><text:span text:style-name="T4">Ledger</text:span></text:span></text:p>
        <text:p text:style-name="P634"><text:span text:style-name="T1">L/MAR/B/24TT(2)<text:tab/></text:span><text:span text:style-name="Body_20_text_20__28_4_29__20__2b__20_Not_20_Bold"><text:span text:style-name="T4">Pay Book</text:span></text:span></text:p>
        <text:p text:style-name="P318"><text:span text:style-name="T1">Capt Henry Pendares Tremenheere</text:span></text:p>
        <text:p text:style-name="P446"><text:span text:style-name="T1">Portsmouth 10 Mar 1812 - 20 Jun Johanna -13 Jul Madras - 29 Jul Diamond Harbour -16 Oct Saugor -14 Feb 1813 St Helena - 30 May Blackwall</text:span></text:p>
        <text:list xml:id="list133057260567062" text:continue-numbering="true" text:style-name="WWNum129">
          <text:list-item>
            <text:p text:style-name="P63"><text:span text:style-name="T1">1813/4</text:span></text:p>
          </text:list-item>
        </text:list>
        <text:p text:style-name="P29"><text:span text:style-name="Body_20_text_20__28_2_29__20__2b__20_Bold">L/MAR/B/24R<text:tab/></text:span><text:span text:style-name="T1">Journal 22 Nov 1813-7 Feb 1815</text:span></text:p>
        <text:p text:style-name="P634"><text:span text:style-name="T1">L/MAR/B/24UU(1)<text:tab/></text:span><text:span text:style-name="Body_20_text_20__28_4_29__20__2b__20_Not_20_Bold"><text:span text:style-name="T4">Ledger</text:span></text:span></text:p>
        <text:p text:style-name="P634"><text:span text:style-name="T1">L/MAR/B/24UU(2)<text:tab/></text:span><text:span text:style-name="Body_20_text_20__28_4_29__20__2b__20_Not_20_Bold"><text:span text:style-name="T4">Pay Book</text:span></text:span></text:p>
        <text:p text:style-name="P10"><text:soft-page-break/><text:span text:style-name="T1">Capt Henry Pendares Tremenheere</text:span></text:p>
        <text:p text:style-name="P136"><text:span text:style-name="T1">Portsmouth 22 Feb 1814 - 6 Jun Johanna - 4 Jul Madras -16 Aug Vizagapatam -18 Sep Madras - 20 Nov Cape -15 Dec St Helena - 7 Feb 1815 Downs</text:span></text:p>
        <text:list xml:id="list133056885006941" text:continue-numbering="true" text:style-name="WWNum129">
          <text:list-item>
            <text:p text:style-name="P112"><text:span text:style-name="T1">1815/6<text:tab/>Madras and Bengal</text:span></text:p>
          </text:list-item>
        </text:list>
        <text:p text:style-name="P29"><text:span text:style-name="Body_20_text_20__28_2_29__20__2b__20_Bold">L/MAR/B/24S<text:tab/></text:span><text:span text:style-name="T1">Journal 15 Jan 1816-22 Jul 1817</text:span></text:p>
        <text:p text:style-name="P634"><text:span text:style-name="T1">L/MAR/B/24W(1)<text:tab/></text:span><text:span text:style-name="Body_20_text_20__28_4_29__20__2b__20_Not_20_Bold"><text:span text:style-name="T4">Ledger</text:span></text:span></text:p>
        <text:p text:style-name="P634"><text:span text:style-name="T1">L/MAR/B/24</text:span><text:span text:style-name="Body_20_text_20__28_4_29__20__2b__20_Not_20_Bold"><text:span text:style-name="T4">W</text:span></text:span><text:span text:style-name="T1">(2)<text:tab/></text:span><text:span text:style-name="Body_20_text_20__28_4_29__20__2b__20_Not_20_Bold"><text:span text:style-name="T4">Pay Book</text:span></text:span></text:p>
        <text:p text:style-name="P10"><text:span text:style-name="T1">Capt Henry Pendares Tremenheere</text:span></text:p>
        <text:p text:style-name="P21"><text:span text:style-name="T1">Downs 27 Mar 1816 - 30 Jul Madras - 30 Aug New Anchorage - 27 Dec Vizagapatam - 9 Jan 1817 Madras - 4 Feb Colombo - 30 Mar St Helena -12 Jun Blackwall</text:span></text:p>
        <text:list xml:id="list133057955076945" text:continue-numbering="true" text:style-name="WWNum129">
          <text:list-item>
            <text:p text:style-name="P430"><text:span text:style-name="T1">1817/8<text:tab/>Madras and Bengal</text:span></text:p>
          </text:list-item>
        </text:list>
        <text:p text:style-name="P344"><text:span text:style-name="Body_20_text_20__28_2_29__20__2b__20_Bold">L/MAR/B/24T<text:tab/></text:span><text:span text:style-name="T1">Journal 6 Apr 1818-27 Jul 1819</text:span></text:p>
        <text:p text:style-name="P609"><text:span text:style-name="T1">L/MAR/B/24 WW (1)<text:tab/></text:span><text:span text:style-name="Body_20_text_20__28_4_29__20__2b__20_Not_20_Bold"><text:span text:style-name="T4">Ledger</text:span></text:span></text:p>
        <text:p text:style-name="P610"><text:span text:style-name="T1">L/MAR/B/24WW(2)<text:tab/></text:span><text:span text:style-name="Body_20_text_20__28_4_29__20__2b__20_Not_20_Bold"><text:span text:style-name="T4">Pay Book</text:span></text:span></text:p>
        <text:p text:style-name="P318"><text:span text:style-name="T1">Capt Thomas Francis Balderston</text:span></text:p>
        <text:p text:style-name="P320"><text:span text:style-name="T1">Downs 28 May 1818 -16 Sep New Anchorage -10 Jan 1819 Madras - 4 Feb Colombo - 30 Mar Cape -11 Apr St Helena - 6 Jul Blackwall</text:span></text:p>
        <text:list xml:id="list133058427305818" text:continue-numbering="true" text:style-name="WWNum129">
          <text:list-item>
            <text:p text:style-name="P112"><text:span text:style-name="T1">1819/20<text:tab/>Bengal and China</text:span></text:p>
          </text:list-item>
        </text:list>
        <text:p text:style-name="P113"><text:span text:style-name="Body_20_text_20__28_2_29__20__2b__20_Bold">L/MAR/B/24U<text:tab/></text:span><text:span text:style-name="T1">Journal 10 Nov<text:tab/>1819-15 Jul 1821</text:span></text:p>
        <text:p text:style-name="P634"><text:span text:style-name="T1">L/MAR/B/24XX(1)<text:tab/></text:span><text:span text:style-name="Body_20_text_20__28_4_29__20__2b__20_Not_20_Bold"><text:span text:style-name="T4">Ledger</text:span></text:span></text:p>
        <text:p text:style-name="P634"><text:span text:style-name="T1">L/MAR/B/24XX(2)<text:tab/></text:span><text:span text:style-name="Body_20_text_20__28_4_29__20__2b__20_Not_20_Bold"><text:span text:style-name="T4">Pay Book</text:span></text:span></text:p>
        <text:p text:style-name="P176"><text:span text:style-name="T1">Capt Thomas Francis Balderston</text:span></text:p>
        <text:p text:style-name="P450"><text:span text:style-name="T1">Portsmouth 2 Feb 1820 - 3 Jun New Anchorage - 4 Sep Singapore - 26 Sep Whampoa -14 Feb 1821 Lintin - 20 Apr St Helena -14 Jun Blackwall</text:span></text:p>
        <text:list xml:id="list133058534760116" text:continue-numbering="true" text:style-name="WWNum129">
          <text:list-item>
            <text:p text:style-name="P279"><text:span text:style-name="T1">1821/2<text:tab/>Madras and Bengal</text:span></text:p>
          </text:list-item>
        </text:list>
        <text:p text:style-name="P280"><text:span text:style-name="Body_20_text_20__28_2_29__20__2b__20_Bold">L/MAR/B/24X<text:tab/></text:span><text:span text:style-name="T1">Journal 24 Jan 1822-23 May 1823</text:span></text:p>
        <text:p text:style-name="P593"><text:span text:style-name="T1">L/MAR/B/24 YY (1)<text:tab/></text:span><text:span text:style-name="Body_20_text_20__28_4_29__20__2b__20_Not_20_Bold"><text:span text:style-name="T4">Ledger</text:span></text:span></text:p>
        <text:p text:style-name="P611"><text:span text:style-name="T1">L/MAR/B/24YY(2)<text:tab/></text:span><text:span text:style-name="Body_20_text_20__28_4_29__20__2b__20_Not_20_Bold"><text:span text:style-name="T4">Pay Book</text:span></text:span></text:p>
        <text:p text:style-name="P318"><text:soft-page-break/><text:span text:style-name="T1">Capt Thomas Francis Balderston</text:span></text:p>
        <text:p text:style-name="P446"><text:span text:style-name="T1">Downs 29 Mar 1822 - 15 Jul Madras -17 Aug New Anchorage - 15 Feb 1823 St Helena - 23 Apr Blackwall</text:span></text:p>
        <text:list xml:id="list133057207251423" text:continue-numbering="true" text:style-name="WWNum129">
          <text:list-item>
            <text:p text:style-name="P112"><text:span text:style-name="T1">1823/4<text:tab/>Madras and Bengal</text:span></text:p>
          </text:list-item>
        </text:list>
        <text:p text:style-name="P113"><text:span text:style-name="Body_20_text_20__28_2_29__20__2b__20_Bold">L/MAR/B/24Y<text:tab/></text:span><text:span text:style-name="T1">Journal 30 Mar<text:tab/>1824-25 Jun 1825</text:span></text:p>
        <text:p text:style-name="P634"><text:span text:style-name="T1">L/MAR/B/24ZZ(1)<text:tab/></text:span><text:span text:style-name="Body_20_text_20__28_4_29__20__2b__20_Not_20_Bold"><text:span text:style-name="T4">Ledger</text:span></text:span></text:p>
        <text:p text:style-name="P634"><text:span text:style-name="T1">L/MAR/B/24ZZ(2)<text:tab/></text:span><text:span text:style-name="Body_20_text_20__28_4_29__20__2b__20_Not_20_Bold"><text:span text:style-name="T4">Pay Book</text:span></text:span></text:p>
      </text:section>
      <text:section text:style-name="Sect10" text:name="Bereich19">
        <text:p text:style-name="P528"><text:span text:style-name="T1">Capt Thomas Francis Balderston</text:span></text:p>
        <text:p text:style-name="P533"><text:span text:style-name="T1">Downs 24 May 1824 - 2 Sep Madras - 5 Oct Diamond Harbour - 8 Dec Saugor -19 Jan 1825 Madras -14 Apr St Helena - 31 May Blackwall</text:span></text:p>
        <text:list xml:id="list133057290091294" text:continue-numbering="true" text:style-name="WWNum129">
          <text:list-item>
            <text:p text:style-name="P167"><text:span text:style-name="T1">1825/6<text:tab/>Bengal</text:span></text:p>
          </text:list-item>
        </text:list>
        <text:p text:style-name="P134"><text:span text:style-name="Body_20_text_20__28_2_29__20__2b__20_Bold">L/MAR/B/24BB </text:span><text:span text:style-name="T1">Journal 25 Apr 1826-31 Aug 1827 </text:span><text:span text:style-name="Body_20_text_20__28_2_29__20__2b__20_Bold">L/MAR/B/24AAA(1) </text:span><text:span text:style-name="T1">Ledger </text:span><text:span text:style-name="Body_20_text_20__28_2_29__20__2b__20_Bold">L/MAR/B/24AAA(2) </text:span><text:span text:style-name="T1">Pay Book Capt Thomas Francis Balderston</text:span></text:p>
        <text:p text:style-name="P141"><text:span text:style-name="T1">Downs 14 Jun 1826 - 20 Oct Diamond Harbour - 20 Jan 1827 Saugor - 4 Jun St Helena -1 Aug Blackwall</text:span></text:p>
        <text:list xml:id="list133058394342166" text:continue-numbering="true" text:style-name="WWNum129">
          <text:list-item>
            <text:p text:style-name="P498"><text:span text:style-name="T1">1827/8<text:tab/>Bengal</text:span></text:p>
          </text:list-item>
        </text:list>
        <text:p text:style-name="P448"><text:span text:style-name="Body_20_text_20__28_2_29__20__2b__20_Bold">L/MAR/B/24CC </text:span><text:span text:style-name="T1">Journal 8 Apr 1828-13 Jun 1829 </text:span><text:span text:style-name="Body_20_text_20__28_2_29__20__2b__20_Bold">L/MAR/B/24BBB(1) </text:span><text:span text:style-name="T1">Ledger </text:span><text:span text:style-name="Body_20_text_20__28_2_29__20__2b__20_Bold">L/MAR/B/24BBB(2) </text:span><text:span text:style-name="T1">Pay Book Capt Thomas Francis Balderston</text:span></text:p>
        <text:p text:style-name="P294"><text:span text:style-name="T1">Downs 26 May 1828 - 8 Sep Madras - 23 Sep Diamond Harbour -10 Dec Saugor - 23 Mar 1829 St Helena - 21 May Blackwall</text:span></text:p>
        <text:list xml:id="list133058879799166" text:continue-numbering="true" text:style-name="WWNum129">
          <text:list-item>
            <text:p text:style-name="P168"><text:span text:style-name="T1">1831/2<text:tab/>Madras,<text:tab/>Bengal and China</text:span></text:p>
          </text:list-item>
        </text:list>
        <text:p text:style-name="P134"><text:span text:style-name="Body_20_text_20__28_2_29__20__2b__20_Bold">L/MAR/B/24EE </text:span><text:span text:style-name="T1">Journal 12 Dec 1831-19 Apr 1833 </text:span><text:span text:style-name="Body_20_text_20__28_2_29__20__2b__20_Bold">L/MAR/B/24CCC(1) </text:span><text:span text:style-name="T1">Ledger </text:span><text:span text:style-name="Body_20_text_20__28_2_29__20__2b__20_Bold">L/MAR/B/24CCC(2) </text:span><text:span text:style-name="T1">Pay Book</text:span></text:p>
        <text:p text:style-name="P134"><text:span text:style-name="T1">Capt George Kinnaird Bathie</text:span></text:p>
        <text:p text:style-name="P451"><text:span text:style-name="T1">Plymouth 9 Feb 1832 - 24 May Madras - 1 Jun Saugor - 22 Aug Singapore - 6 Sep Whampoa - 28 Nov Lintin - 27 Jan 1833 St Helena - 27 Mar Blackwall</text:span></text:p>
        <text:h text:style-name="P724" text:outline-level="1"><text:bookmark-start text:name="bookmark74"/><text:span text:style-name="T1">ASIA (7)</text:span><text:bookmark-end text:name="bookmark74"/></text:h>
        <text:p text:style-name="P216"><text:span text:style-name="T1">Chartered ship, 458 tons</text:span></text:p>
        <text:p text:style-name="P217"><text:span text:style-name="T1">Principal Managing Owner: Aaron Campbell</text:span></text:p>
        <text:p text:style-name="P338"><text:span text:style-name="T1">1<text:tab/>1819/20 Bombay</text:span></text:p>
        <text:p text:style-name="P431"><text:span text:style-name="T1">L/MAR/B/24V<text:tab/>Deck Log 15 May 1820-22 Jun 1821</text:span></text:p>
        <text:p text:style-name="P318"><text:span text:style-name="T1">Capt John Patterson</text:span></text:p>
        <text:p text:style-name="P451"><text:span text:style-name="T1">Downs 4 Jun 1820 - 26 Sep Bombay - 27 Feb 1821 Cape -19 Mar St Helena - 31 May East India Dock</text:span></text:p>
        <text:h text:style-name="P700" text:outline-level="1"><text:bookmark-start text:name="bookmark75"/><text:span text:style-name="T1">ASIA (8)</text:span><text:bookmark-end text:name="bookmark75"/></text:h>
        <text:p text:style-name="P184"><text:span text:style-name="T1">Chartered ship, 410 tons</text:span></text:p>
        <text:p text:style-name="P190"><text:span text:style-name="T1">Principal Managing Owner: Richard Stoveld</text:span></text:p>
        <text:p text:style-name="P338"><text:span text:style-name="T1">1<text:tab/>1819/20 Bengal</text:span></text:p>
        <text:p text:style-name="P448"><text:span text:style-name="T1">L/MAR/B/24W Deck Log 21 Jun 1820-25 Oct 1821 Capt James Lindsay</text:span></text:p>
        <text:p text:style-name="P451"><text:soft-page-break/><text:span text:style-name="T1">Cork 19 Aug 1820 - 26 Jan 1821 Calcutta -19 Mar Diamond Harbour - 2 Apr Saugor - 22 Jul St Helena -1 Oct Blackwall</text:span></text:p>
        <text:h text:style-name="P700" text:outline-level="1"><text:bookmark-start text:name="bookmark76"/><text:span text:style-name="T1">ASIA (9)</text:span><text:bookmark-end text:name="bookmark76"/></text:h>
        <text:p text:style-name="P184"><text:span text:style-name="T1">Chartered ship, 536 tons</text:span></text:p>
        <text:p text:style-name="P176"><text:span text:style-name="T1">Principal Managing Owner: George Maclnnes</text:span></text:p>
        <text:p text:style-name="P526"><text:span text:style-name="T1">Capt Thomas Fisher Stead</text:span></text:p>
        <text:p text:style-name="P529"><text:span text:style-name="T1">Downs 10 Jun 1826 - 7 Nov Whampoa 10 Jan 1827 - 22 Mar St Helena -15 May Quebec - 16 Aug River Thames</text:span></text:p>
        <text:h text:style-name="P716" text:outline-level="1"><text:bookmark-start text:name="bookmark77"/><text:span text:style-name="T1">ASIA (10)</text:span><text:bookmark-end text:name="bookmark77"/></text:h>
        <text:p text:style-name="P213"><text:span text:style-name="T1">Chartered ship, 525 tons</text:span></text:p>
        <text:p text:style-name="P212"><text:span text:style-name="T1">Principal Managing Owner: Charles A Racket</text:span></text:p>
        <text:list xml:id="list3869621773" text:style-name="WWNum131">
          <text:list-item>
            <text:p text:style-name="P499"><text:span text:style-name="T1">1825/6<text:tab/>China</text:span></text:p>
          </text:list-item>
        </text:list>
        <text:p text:style-name="P432"><text:span text:style-name="T1">L/MAR/B/24Z<text:tab/>Deck Log 3 Jun 1826-23 Jun 1827</text:span></text:p>
        <text:p text:style-name="P318"><text:span text:style-name="T1">Capt William Adamson</text:span></text:p>
        <text:p text:style-name="P321"><text:span text:style-name="T1">Downs 1 Jul 1826 - 19 Dec Whampoa -13 Apr 1827 St Helena - 5 Jun East India Dock</text:span></text:p>
        <text:list xml:id="list133057609036501" text:continue-numbering="true" text:style-name="WWNum131">
          <text:list-item>
            <text:p text:style-name="P433"><text:span text:style-name="T1">1828/9<text:tab/>China and Halifax</text:span></text:p>
          </text:list-item>
        </text:list>
        <text:p text:style-name="P432"><text:span text:style-name="T1">L/MAR/B/24DD<text:tab/>Deck Log 11 May 1829-13 Sep 1830</text:span></text:p>
        <text:p text:style-name="P318"><text:span text:style-name="T1">Capt Henry Ager</text:span></text:p>
        <text:p text:style-name="P322"><text:span text:style-name="T1">Downs 6 Jun 1829 - 9 Feb 1830 Whampoa - 29 Aug Halifax - 12 Nov River Thames</text:span></text:p>
        <text:h text:style-name="P711" text:outline-level="1"><text:bookmark-start text:name="bookmark78"/><text:span text:style-name="T1">ASTELL</text:span><text:bookmark-end text:name="bookmark78"/></text:h>
        <text:p text:style-name="P526"><text:span text:style-name="T1">Built by Mestaer, launched 1809, 3 decks, 4in bottom, length 146fl 9in, keel 118fl </text:span><text:span text:style-name="Body_20_text_20__28_2_29__20__2b__20_Italic">IVAin,</text:span><text:span text:style-name="T1"> breadth 36fl, hold 14fl 9!/</text:span><text:span text:style-name="T3">2</text:span><text:span text:style-name="T1">in, wing transom 24ft 9in, port cell 26ft 8in, waist 1ft 3in, between decks 6ft 2in &amp; 6ft 3</text:span><text:span text:style-name="T2"><text:note text:id="ftn17" text:note-class="footnote"><text:note-citation>0</text:note-citation><text:note-body><text:p text:style-name="P674"><text:span text:style-name="T1"><text:tab/>1825/6 China and Quebec</text:span></text:p><text:p text:style-name="P675"><text:span text:style-name="T1">L/MAR/B/24AA Deck Log 18 May 1826-2 Jun 1827</text:span></text:p></text:note-body></text:note></text:span><text:span text:style-name="T1">/2in, roundhouse 6ft 3</text:span><text:span text:style-name="T2">1</text:span><text:span text:style-name="T1">&gt;4in, ports 13 middle &amp; 12 upper, deck range 82ft 6in, 26 guns, 100 crew, 820 tons</text:span></text:p>
        <text:p text:style-name="P515"><text:span text:style-name="T1">Principal Managing Owners: 1-6 George Gooch, 7-10 Stewart Maqoribanks</text:span></text:p>
        <text:list xml:id="list2331991823" text:style-name="WWNum133">
          <text:list-item>
            <text:p text:style-name="P114"><text:span text:style-name="T1">1809/10<text:tab/>Madras and Bengal</text:span></text:p>
          </text:list-item>
        </text:list>
        <text:p text:style-name="P115"><text:span text:style-name="Body_20_text_20__28_2_29__20__2b__20_Bold">L/MAR/B/12A<text:tab/></text:span><text:span text:style-name="T1">Journal 13 Dec 1809-28 Oct 1811</text:span></text:p>
        <text:p text:style-name="P635"><text:span text:style-name="T1">L/MAR/B/12L(1)<text:tab/></text:span><text:span text:style-name="Body_20_text_20__28_4_29__20__2b__20_Not_20_Bold"><text:span text:style-name="T4">Ledger</text:span></text:span></text:p>
        <text:p text:style-name="P635"><text:span text:style-name="T1">L/MAR/B/12L(2)<text:tab/></text:span><text:span text:style-name="Body_20_text_20__28_4_29__20__2b__20_Not_20_Bold"><text:span text:style-name="T4">Pay Book</text:span></text:span></text:p>
        <text:p text:style-name="P10"><text:soft-page-break/><text:span text:style-name="T1">Capt Robert Hay</text:span></text:p>
        <text:p text:style-name="P532"><text:span text:style-name="T1">Portsmouth 14 Mar 1810 - 22 May Cape - 2 Aug Madras - 28 Sep Kedgeree - 7 Oct Kidderpore - 22 Jan 1811 Culpee -17 Jun St Helena - 6 Sep Blackwall 4 Jul 1810 attacked by three French ships, captain wounded</text:span></text:p>
        <text:list xml:id="list133058592646655" text:continue-numbering="true" text:style-name="WWNum133">
          <text:list-item>
            <text:p text:style-name="P281"><text:span text:style-name="T1">1811/2<text:tab/>Madras and Bengal</text:span></text:p>
          </text:list-item>
        </text:list>
        <text:p text:style-name="P282"><text:span text:style-name="Body_20_text_20__28_2_29__20__2b__20_Bold">L/MAR/B/12B<text:tab/></text:span><text:span text:style-name="T1">Journal 30 Nov 1811-26 Jun 1813</text:span></text:p>
        <text:p text:style-name="P432"><text:span text:style-name="Body_20_text_20__28_2_29__20__2b__20_Bold">L/MAR/B/12C<text:tab/></text:span><text:span text:style-name="T1">Journal 30 Nov 1811-1 Aug 1812, James Mahon, Third Mate</text:span></text:p>
        <text:p text:style-name="P612"><text:span text:style-name="T1">L/MAR/B/12M(1)<text:tab/></text:span><text:span text:style-name="Body_20_text_20__28_4_29__20__2b__20_Not_20_Bold"><text:span text:style-name="T4">Ledger</text:span></text:span></text:p>
        <text:p text:style-name="P612"><text:span text:style-name="T1">L/MAR/B/12M(2)<text:tab/></text:span><text:span text:style-name="Body_20_text_20__28_4_29__20__2b__20_Not_20_Bold"><text:span text:style-name="T4">Pay Book</text:span></text:span></text:p>
        <text:p text:style-name="P318"><text:span text:style-name="T1">Capt James Hay</text:span></text:p>
        <text:p text:style-name="P447"><text:span text:style-name="T1">Portsmouth 10 Mar 1812 - 21 Jun Johanna -18 Jul Madras - 4 Aug Diamond Harbour -13 Oct Kedgeree -10 Feb 1813 St Helena - 28 May Blackwall</text:span></text:p>
        <text:list xml:id="list133056811987966" text:continue-numbering="true" text:style-name="WWNum133">
          <text:list-item>
            <text:p text:style-name="P434"><text:span text:style-name="T1">1813/4<text:tab/>Madras and Bengal</text:span></text:p>
          </text:list-item>
        </text:list>
        <text:p text:style-name="P435"><text:span text:style-name="Body_20_text_20__28_2_29__20__2b__20_Bold">L/MAR/B/12D<text:tab/></text:span><text:span text:style-name="T1">Journal 22 Nov 1813-14<text:tab/>Aug<text:tab/>1815</text:span></text:p>
        <text:p text:style-name="P612"><text:span text:style-name="T1">L/MAR/B/12N(1)<text:tab/></text:span><text:span text:style-name="Body_20_text_20__28_4_29__20__2b__20_Not_20_Bold"><text:span text:style-name="T4">Ledger</text:span></text:span></text:p>
        <text:p text:style-name="P612"><text:span text:style-name="T1">L/MAR/B/12N(2)<text:tab/></text:span><text:span text:style-name="Body_20_text_20__28_4_29__20__2b__20_Not_20_Bold"><text:span text:style-name="T4">Pay Book</text:span></text:span></text:p>
        <text:p text:style-name="P318"><text:span text:style-name="T1">Capt William Henry Hardyman</text:span></text:p>
        <text:p text:style-name="P446"><text:span text:style-name="T1">Portsmouth 22 Feb 1814-6 Jun Johanna - 4 Jul Madras - 30 Jul Diamond Harbour -15 Oct Saugor - 27 Mar 1815 Cape - 24 Apr St Helena - 29 Jun Blackwall</text:span></text:p>
        <text:list xml:id="list133058913854034" text:continue-numbering="true" text:style-name="WWNum133">
          <text:list-item>
            <text:p text:style-name="P116"><text:span text:style-name="T1">1815/6<text:tab/>Ceylon and Bengal</text:span></text:p>
          </text:list-item>
        </text:list>
        <text:p text:style-name="P117"><text:span text:style-name="Body_20_text_20__28_2_29__20__2b__20_Bold">L/MAR/B/12E<text:tab/></text:span><text:span text:style-name="T1">Journal 14 Mar 1816-27<text:tab/>Jul<text:tab/>1817</text:span></text:p>
        <text:p text:style-name="P635"><text:span text:style-name="T1">L/MAR/B/12-0(1)<text:tab/></text:span><text:span text:style-name="Body_20_text_20__28_4_29__20__2b__20_Not_20_Bold"><text:span text:style-name="T4">Ledger</text:span></text:span></text:p>
        <text:p text:style-name="P635"><text:span text:style-name="T1">L/MAR/B/12-0(2)<text:tab/></text:span><text:span text:style-name="Body_20_text_20__28_4_29__20__2b__20_Not_20_Bold"><text:span text:style-name="T4">Pay Book</text:span></text:span></text:p>
      </text:section>
      <text:section text:style-name="Sect10" text:name="Bereich20">
        <text:p text:style-name="P178"><draw:custom-shape text:anchor-type="char" draw:z-index="61" draw:style-name="gr2" draw:text-style-name="P732" svg:width="12.743cm" svg:height="0.849cm" svg:x="16.637cm" svg:y="4.23cm"><text:p text:style-name="P318"><text:span text:style-name="Body_20_text_20__28_2_29__20_Exact">Portsmouth 7 Mar 1779 - 5 Apr Madeira - 31 Aug Cape -18 Jan 1780 Madras -15 Feb Pondicherry - 7 Mar Cochin - 29 Mar Goa - 24 Apr Surat - 30 Apr Bombay - 27 Aug Malaca - 25 Sep Whampoa -</text:span></text:p><draw:enhanced-geometry draw:type="0"/></draw:custom-shape><draw:custom-shape text:anchor-type="char" draw:z-index="62" draw:style-name="gr15" draw:text-style-name="P732" svg:width="11.872cm" svg:height="0.856cm" svg:x="16.628cm" svg:y="14.471cm"><text:p text:style-name="P10"><text:span text:style-name="Body_20_text_20__28_2_29__20_Exact">Downs 24 Jan 1787 - 7 Jun Madras -15 Jun Diamond Harbour -14 Jan 1788 Saugor -15 May St Helena - 23 Jul Blackwall</text:span></text:p><draw:enhanced-geometry draw:type="0"/></draw:custom-shape><text:span text:style-name="T1">Capt Francis Creswell</text:span></text:p>
        <text:p text:style-name="P446"><text:span text:style-name="T1">Downs 16 May 1816-24 Aug Colombo -16 Sep New Anchorage 24 Feb 1817-29 May St Helena - 1 Aug Blackwall</text:span></text:p>
        <text:list xml:id="list133057030909180" text:continue-numbering="true" text:style-name="WWNum133">
          <text:list-item>
            <text:p text:style-name="P118"><text:span text:style-name="T1">1817/8<text:tab/>Madras and Bengal</text:span></text:p>
          </text:list-item>
        </text:list>
        <text:p text:style-name="P119"><text:span text:style-name="Body_20_text_20__28_2_29__20__2b__20_Bold">L/MAR/B/12F<text:tab/></text:span><text:span text:style-name="T1">Journal 6 Mar 1818-6 Jul 1819</text:span></text:p>
        <text:p text:style-name="P632"><text:span text:style-name="T1">L/MAR/B/12P(1)<text:tab/></text:span><text:span text:style-name="Body_20_text_20__28_4_29__20__2b__20_Not_20_Bold"><text:span text:style-name="T4">Ledger</text:span></text:span></text:p>
        <text:p text:style-name="P632"><text:span text:style-name="T1">L/MAR/B/12P(2)<text:tab/></text:span><text:span text:style-name="Body_20_text_20__28_4_29__20__2b__20_Not_20_Bold"><text:span text:style-name="T4">Pay Book</text:span></text:span></text:p>
        <text:p text:style-name="P176"><text:span text:style-name="T1">Capt Francis Creswell</text:span></text:p>
        <text:p text:style-name="P515"><text:span text:style-name="T1">Downs 26 Apr 1818 -18 Aug Madras - 31 Aug Diamond Harbour - 20 Nov New Anchorage - 26 Mar 1819 St Helena - 8 Jun Blackwall</text:span></text:p>
        <text:list xml:id="list133057558574596" text:continue-numbering="true" text:style-name="WWNum133">
          <text:list-item>
            <text:p text:style-name="P118"><text:span text:style-name="T1">1819/20<text:tab/>Bengal and China</text:span></text:p>
          </text:list-item>
        </text:list>
        <text:p text:style-name="P120"><text:span text:style-name="Body_20_text_20__28_2_29__20__2b__20_Bold">L/MAR/B/12G<text:tab/></text:span><text:span text:style-name="T1">Journal Nov 1819-4 Jul<text:tab/>1821</text:span></text:p>
        <text:p text:style-name="P632"><text:span text:style-name="T1">L/MAR/B/12Q(1)<text:tab/></text:span><text:span text:style-name="Body_20_text_20__28_4_29__20__2b__20_Not_20_Bold"><text:span text:style-name="T4">Ledger</text:span></text:span></text:p>
        <text:p text:style-name="P632"><text:span text:style-name="T1">L/MAR/B/12Q(2)<text:tab/></text:span><text:span text:style-name="Body_20_text_20__28_4_29__20__2b__20_Not_20_Bold"><text:span text:style-name="T4">Pay Book</text:span></text:span></text:p>
        <text:p text:style-name="P176"><text:span text:style-name="T1">Capt Francis Creswell</text:span></text:p>
        <text:p text:style-name="P544"><text:span text:style-name="T1">Downs 14 Jan 1820 - 2 Jun New Anchorage - 8 Aug Saugor - 26 Sep Whampoa - 27 Jan 1821 Second Bar - 7 Apr St Helena - 30 May Blackwall</text:span></text:p>
        <text:list xml:id="list133058182107588" text:continue-numbering="true" text:style-name="WWNum133">
          <text:list-item>
            <text:p text:style-name="P118"><text:span text:style-name="T1">1821/2<text:tab/>Madras and Bengal</text:span></text:p>
          </text:list-item>
        </text:list>
        <text:p text:style-name="P119"><text:span text:style-name="Body_20_text_20__28_2_29__20__2b__20_Bold">L/MAR/B/12H<text:tab/></text:span><text:span text:style-name="T1">Journal 9 Apr 1822-1 Jul 1823</text:span></text:p>
        <text:p text:style-name="P632"><text:span text:style-name="T1">L/MAR/B/12R(1)<text:tab/></text:span><text:span text:style-name="Body_20_text_20__28_4_29__20__2b__20_Not_20_Bold"><text:span text:style-name="T4">Ledger</text:span></text:span></text:p>
        <text:p text:style-name="P632"><text:span text:style-name="T1">L/MAR/B/12R(2)<text:tab/></text:span><text:span text:style-name="Body_20_text_20__28_4_29__20__2b__20_Not_20_Bold"><text:span text:style-name="T4">Pay Book</text:span></text:span></text:p>
        <text:p text:style-name="P318"><text:span text:style-name="T1">Capt Thomas W Aldham</text:span></text:p>
        <text:p text:style-name="P446"><text:span text:style-name="T1">Downs 22 May 1822 - 23 Sep Madras -13 Oct Diamond Harbour - 20 Dec Madras - 31 Mar 1923 St Helena - 26 May Blackwall</text:span></text:p>
        <text:list xml:id="list133058428209591" text:continue-numbering="true" text:style-name="WWNum133">
          <text:list-item>
            <text:p text:style-name="P121"><text:span text:style-name="T1">1823/4<text:tab/>Bengal</text:span></text:p>
          </text:list-item>
        </text:list>
        <text:p text:style-name="P123"><text:span text:style-name="Body_20_text_20__28_2_29__20__2b__20_Bold">L/MAR/B/12-I<text:tab/></text:span><text:span text:style-name="T1">Journal 29 Apr 1824-21<text:tab/>Jun 1825</text:span></text:p>
        <text:p text:style-name="P632"><text:span text:style-name="T1">L/MAR/B/12S(1)<text:tab/></text:span><text:span text:style-name="Body_20_text_20__28_4_29__20__2b__20_Not_20_Bold"><text:span text:style-name="T4">Ledger</text:span></text:span></text:p>
        <text:p text:style-name="P632"><text:span text:style-name="T1">L/MAR/B/12S(2)<text:tab/></text:span><text:span text:style-name="Body_20_text_20__28_4_29__20__2b__20_Not_20_Bold"><text:span text:style-name="T4">Pay Book</text:span></text:span></text:p>
        <text:p text:style-name="P10"><text:soft-page-break/><text:span text:style-name="T1">Capt John Levy</text:span></text:p>
        <text:p text:style-name="P137"><text:span text:style-name="T1">Falmouth 27 Jun 1824 - 21 Jul Santa Cruz - 9 Nov Diamond Harbour -14 Jan 1825 Vizagapatam - 23 Jan Madras - 23 Apr St Helena - 23 Jun Downs</text:span></text:p>
        <text:list xml:id="list133058516892867" text:continue-numbering="true" text:style-name="WWNum133">
          <text:list-item>
            <text:p text:style-name="P436"><text:span text:style-name="T1">1826/7<text:tab/>China and Halifax</text:span></text:p>
          </text:list-item>
        </text:list>
        <text:p text:style-name="P437"><text:span text:style-name="Body_20_text_20__28_2_29__20__2b__20_Bold">L/MAR/B/12J<text:tab/></text:span><text:span text:style-name="T1">Deck Log 11<text:tab/>May 1827-3 Jul 1828</text:span></text:p>
        <text:p text:style-name="P318"><text:span text:style-name="T1">Capt John Levy</text:span></text:p>
        <text:p text:style-name="P318"><text:span text:style-name="T1">Downs 12 Jun 1827- 16 Nov Whampoa - 20 Jan 1828 Macao -15 Apr St Helena -10 Jun Halifax -</text:span></text:p>
        <text:list xml:id="list133058038237400" text:continue-list="list133056870672455" text:style-name="WWNum119">
          <text:list-item>
            <text:p text:style-name="P438"><text:span text:style-name="T1">Sep Downs</text:span></text:p>
          </text:list-item>
          <text:list-item>
            <text:p text:style-name="P122"><text:span text:style-name="T1">1829/30<text:tab/>China</text:span></text:p>
          </text:list-item>
        </text:list>
        <text:p text:style-name="P119"><text:span text:style-name="Body_20_text_20__28_2_29__20__2b__20_Bold">L/MAR/B/12K<text:tab/></text:span><text:span text:style-name="T1">Journal 3 Mar 1830-27 Jun 1831</text:span></text:p>
        <text:p text:style-name="P632"><text:span text:style-name="T1">L/MAR/B/12T(1)<text:tab/></text:span><text:span text:style-name="Body_20_text_20__28_4_29__20__2b__20_Not_20_Bold"><text:span text:style-name="T4">Ledger</text:span></text:span></text:p>
        <text:p text:style-name="P632"><text:span text:style-name="T1">L/MAR/B/12T(2)<text:tab/></text:span><text:span text:style-name="Body_20_text_20__28_4_29__20__2b__20_Not_20_Bold"><text:span text:style-name="T4">Pay Book</text:span></text:span></text:p>
        <text:p text:style-name="P10"><text:span text:style-name="T1">Capt John Lawrence</text:span></text:p>
        <text:p text:style-name="P135"><text:span text:style-name="T1">Downs 25 Apr 1830 - 7 Sep Macao -12 Sep Hong Kong -19 Sep Whampoa 31 Dec -19 Mar 1831 St Helena - 6 Jun Blackwall</text:span></text:p>
        <text:h text:style-name="P701" text:outline-level="1"><text:bookmark-start text:name="bookmark79"/><text:span text:style-name="T1">ATLANTIC</text:span><text:bookmark-end text:name="bookmark79"/></text:h>
        <text:p text:style-name="P54"><text:span text:style-name="T1">1<text:tab/>1796/7 Madras, Penang &amp; Bengal</text:span></text:p>
        <text:p text:style-name="P10"><text:span text:style-name="Body_20_text_20__28_2_29__20__2b__20_Bold">L/MAR/B/524A-B </text:span><text:span text:style-name="T1">Journal 5 Feb 1797-17 Jul 1799, Chief Mate Richard Howard ?</text:span></text:p>
        <text:p text:style-name="P10"><text:span text:style-name="T1">Capt Probert</text:span></text:p>
        <text:p text:style-name="P134"><text:span text:style-name="T1">Dungeness 5 Feb 1797 - 2 May Cape - 20 Jun Madras 23 Aug - Penang 27 Sep -12 Oct Penang 26 Nov -11 Dec Madras - 8 Jan 1798 Colombo - 28 Feb Calcutta -1 Nov Kedgeree -19 Jan 1799 Cape -16 Feb St Helena -17 Jul Long Reach</text:span></text:p>
        <text:h text:style-name="P702" text:outline-level="1"><text:bookmark-start text:name="bookmark80"/><text:span text:style-name="T1">ATLAS (1)</text:span><text:bookmark-end text:name="bookmark80"/></text:h>
        <text:p text:style-name="P150"><text:span text:style-name="T1">Built by Perry, launched 1778, 3 decks, 4in bottom, keel 110ft, breadth 36fl, 764 tons Principal Managing Owner: Sir Charles Raymond</text:span></text:p>
        <text:p text:style-name="P124"><text:span text:style-name="T1">1<text:tab/>1778/9 Madras and China</text:span></text:p>
        <text:p text:style-name="P126"><text:span text:style-name="Body_20_text_20__28_2_29__20__2b__20_Bold">L/MAR/B/27A<text:tab/></text:span><text:span text:style-name="T1">Journal 25 Aug 1778-30 Jan 1782</text:span></text:p>
        <text:p text:style-name="P636"><text:span text:style-name="T1">L/MAR/B/27P(1)<text:tab/></text:span><text:span text:style-name="Body_20_text_20__28_4_29__20__2b__20_Not_20_Bold"><text:span text:style-name="T4">Ledger</text:span></text:span></text:p>
        <text:p text:style-name="P636"><text:span text:style-name="T1">L/MAR/B/27P(2)<text:tab/></text:span><text:span text:style-name="Body_20_text_20__28_4_29__20__2b__20_Not_20_Bold"><text:span text:style-name="T4">Pay Book</text:span></text:span></text:p>
        <text:p text:style-name="P636"><text:soft-page-break/><text:span text:style-name="T1">L/MAR/B/27P(3)<text:tab/></text:span><text:span text:style-name="Body_20_text_20__28_4_29__20__2b__20_Not_20_Bold"><text:span text:style-name="T4">Imprest Book</text:span></text:span></text:p>
        <text:p text:style-name="P636"><text:span text:style-name="T1">L/MAR/B/27P(4)<text:tab/></text:span><text:span text:style-name="Body_20_text_20__28_4_29__20__2b__20_Not_20_Bold"><text:span text:style-name="T4">Receipt Book</text:span></text:span></text:p>
        <text:p text:style-name="P10"><text:span text:style-name="T1">Capt Allen Cooper</text:span></text:p>
        <text:list xml:id="list133058393984471" text:continue-numbering="true" text:style-name="WWNum119">
          <text:list-item>
            <text:p text:style-name="P206"><text:span text:style-name="T1">Feb 1781 Lintin - 26 Jun St Helena - 8 Nov Woolwich</text:span></text:p>
          </text:list-item>
        </text:list>
        <text:p text:style-name="P439"><text:span text:style-name="Body_20_text_20__28_2_29__20__2b__20_Bold">2<text:tab/></text:span><text:span text:style-name="T1">1782/3 Madras and Bengal</text:span></text:p>
        <text:p text:style-name="P440"><text:span text:style-name="Body_20_text_20__28_2_29__20__2b__20_Bold">L/MAR/B/27B<text:tab/></text:span><text:span text:style-name="T1">Journal 8 Oct 1782-9 Sep 1784</text:span></text:p>
        <text:p text:style-name="P613"><text:span text:style-name="T1">L/MAR/B/27Q(1)<text:tab/></text:span><text:span text:style-name="Body_20_text_20__28_4_29__20__2b__20_Not_20_Bold"><text:span text:style-name="T4">Ledger</text:span></text:span></text:p>
        <text:p text:style-name="P613"><text:span text:style-name="T1">L/MAR/B/27Q(2)<text:tab/></text:span><text:span text:style-name="Body_20_text_20__28_4_29__20__2b__20_Not_20_Bold"><text:span text:style-name="T4">Pay Book</text:span></text:span></text:p>
        <text:p text:style-name="P613"><text:span text:style-name="T1">L/MAR/B/27Q(3)<text:tab/></text:span><text:span text:style-name="Body_20_text_20__28_4_29__20__2b__20_Not_20_Bold"><text:span text:style-name="T4">Imprest Book</text:span></text:span></text:p>
        <text:p text:style-name="P613"><text:span text:style-name="T1">L/MAR/B/27Q(4)<text:tab/></text:span><text:span text:style-name="Body_20_text_20__28_4_29__20__2b__20_Not_20_Bold"><text:span text:style-name="T4">Receipt Book</text:span></text:span></text:p>
        <text:p text:style-name="P318"><text:span text:style-name="T1">Capt Allen Cooper</text:span></text:p>
        <text:p text:style-name="P320"><text:span text:style-name="T1">Portsmouth 11 Mar 1783 - 20 Jul Johanna - 2 Sep Madras -10 Oct Kedgeree - 28 Apr 1784 St Helena - 4 Aug Blackwall</text:span></text:p>
        <text:list xml:id="list133057334309675" text:continue-list="list133057609036501" text:style-name="WWNum131">
          <text:list-item>
            <text:p text:style-name="P125"><text:span text:style-name="T1">1784/5 China</text:span></text:p>
          </text:list-item>
        </text:list>
        <text:p text:style-name="P127"><text:span text:style-name="Body_20_text_20__28_2_29__20__2b__20_Bold">L/MAR/B/27C<text:tab/></text:span><text:span text:style-name="T1">Journal 29 Jan<text:tab/>1785-3 Jul 1786</text:span></text:p>
        <text:p text:style-name="P636"><text:span text:style-name="T1">L/MAR/B/27R(1)<text:tab/></text:span><text:span text:style-name="Body_20_text_20__28_4_29__20__2b__20_Not_20_Bold"><text:span text:style-name="T4">Ledger</text:span></text:span></text:p>
        <text:p text:style-name="P636"><text:span text:style-name="T1">L/MAR/B/27R(2)<text:tab/></text:span><text:span text:style-name="Body_20_text_20__28_4_29__20__2b__20_Not_20_Bold"><text:span text:style-name="T4">Pay Book</text:span></text:span></text:p>
        <text:p text:style-name="P10"><text:span text:style-name="T1">Capt Allen Cooper</text:span></text:p>
        <text:p text:style-name="P136"><text:span text:style-name="T1">Downs 6 Apr 1785 - 23 Aug Whampoa - 3 Dec Second Bar - 20 Mar 1786 St Helena - 31 May Blackwall</text:span></text:p>
        <text:list xml:id="list133056920827202" text:continue-numbering="true" text:style-name="WWNum131">
          <text:list-item>
            <text:p text:style-name="P125"><text:span text:style-name="T1">1786/7 Bengal</text:span></text:p>
          </text:list-item>
        </text:list>
        <text:p text:style-name="P126"><text:span text:style-name="Body_20_text_20__28_2_29__20__2b__20_Bold">L/MAR/B/271)<text:tab/></text:span><text:span text:style-name="T1">Journal 20 Nov 1786-25 Aug 1788</text:span></text:p>
        <text:p text:style-name="P636"><text:span text:style-name="T1">L/MAR/B/27S(1)<text:tab/></text:span><text:span text:style-name="Body_20_text_20__28_4_29__20__2b__20_Not_20_Bold"><text:span text:style-name="T4">Ledger</text:span></text:span></text:p>
        <text:p text:style-name="P636"><text:span text:style-name="T1">L/MAR/B/27S(2)<text:tab/></text:span><text:span text:style-name="Body_20_text_20__28_4_29__20__2b__20_Not_20_Bold"><text:span text:style-name="T4">Pay Book</text:span></text:span></text:p>
        <text:p text:style-name="P636"><text:span text:style-name="T1">L/MAR/B/27S(3)<text:tab/></text:span><text:span text:style-name="Body_20_text_20__28_4_29__20__2b__20_Not_20_Bold"><text:span text:style-name="T4">Imprest Book</text:span></text:span></text:p>
        <text:p text:style-name="P636"><text:span text:style-name="T1">L/MAR/B/27S(4)<text:tab/></text:span><text:span text:style-name="Body_20_text_20__28_4_29__20__2b__20_Not_20_Bold"><text:span text:style-name="T4">Receipt Book</text:span></text:span></text:p>
        <text:p text:style-name="P18"><text:soft-page-break/><text:span text:style-name="T1">Capt Allen Cooper</text:span></text:p>
        <text:h text:style-name="P705" text:outline-level="1"><text:bookmark-start text:name="bookmark81"/><text:span text:style-name="T1">ATLAS (2)</text:span><text:bookmark-end text:name="bookmark81"/></text:h>
        <text:p text:style-name="P439"><text:span text:style-name="T1">1<text:tab/>1801/2 New South Wales and China</text:span></text:p>
        <text:p text:style-name="P440"><text:span text:style-name="Body_20_text_20__28_2_29__20__2b__20_Bold">L/MAR/B/27E<text:tab/></text:span><text:span text:style-name="T1">Journal 16 Jul 1801-27 Jun 1803</text:span></text:p>
        <text:p text:style-name="P318"><text:span text:style-name="T1">Capt Richard Brooks</text:span></text:p>
        <text:p text:style-name="P335"><text:span text:style-name="T1">Deptford 16 Jul 1801 - 20 Aug Blackwall -19 Sep Waterford - 23 Sep Cork - 2 Feb 1802 Rio de Janeiro -12 Apr Cape - 7 Jul Sydney Cove -14 Dec Whampoa -18 Apr 1803 St Helena -18 Jun Deptford</text:span></text:p>
        <text:h text:style-name="P701" text:outline-level="1"><text:bookmark-start text:name="bookmark82"/><text:span text:style-name="T1">ATLAS (3)</text:span><text:bookmark-end text:name="bookmark82"/></text:h>
        <text:p text:style-name="P124"><text:span text:style-name="T1">1<text:tab/>1802/1 New South Wales and China</text:span></text:p>
        <text:p text:style-name="P126"><text:span text:style-name="Body_20_text_20__28_2_29__20__2b__20_Bold">L/MAR/B/27F<text:tab/></text:span><text:span text:style-name="T1">Journal 15 Dec 1801-12 Jan 1804</text:span></text:p>
      </text:section>
      <text:section text:style-name="Sect10" text:name="Bereich21">
        <text:p text:style-name="P1"><text:span text:style-name="T1">Capt Thomas Musgrave</text:span></text:p>
        <text:p text:style-name="P6"><text:span text:style-name="T1">Downs 20 Feb 1802 - 6 Mar Cork - 30 Jul Rio de Janeiro - 30 Oct Sydney Cove - 14 Mar 1803 Whampoa -11 Apr Macao -1 Aug St Helena - 30 Nov Cork -16 Dec Deptford</text:span></text:p>
        <text:h text:style-name="P724" text:outline-level="1"><text:bookmark-start text:name="bookmark83"/><text:span text:style-name="T1">ATLAS (4)</text:span><text:bookmark-end text:name="bookmark83"/></text:h>
        <text:p text:style-name="P289"><text:span text:style-name="T1">Built by Steemson at Pauli nr Hull, launched 1812, 3 decks, 4in bottom, length 165ft </text:span><text:span text:style-name="Body_20_text_20__28_2_29__20__2b__20_Italic">SViin,</text:span><text:span text:style-name="T1"> keel 134ft, breadth 42ft 2in, hold 17ft, wing transom 25ft 6in, port cell 29ft 2in, waist 1ft 4</text:span><text:span text:style-name="T2">1</text:span><text:span text:style-name="T1">/2in, between decks 6ft 5in &amp; 6ft 4in, roundhouse 6ft 5in, ports 14 middle &amp; upper, deck range 97ft 3in, 26 guns, 130 crew, 1267 tons</text:span></text:p>
        <text:p text:style-name="P227"><text:span text:style-name="T1">Principal Managing Owners: 1-3 John Staniforth, 4-6 Jasper Vaux, 7-9 Charles Otway Mayne; sold to Charles Carter 20 May 1831, £4100</text:span></text:p>
        <text:list xml:id="list2625699552" text:style-name="WWNum135">
          <text:list-item>
            <text:p text:style-name="P169"><text:span text:style-name="T1">1812/3 Madras and China</text:span></text:p>
          </text:list-item>
        </text:list>
        <text:p text:style-name="P128"><text:span text:style-name="T1">L/MAR/B/27G<text:tab/>Journal 9 Nov<text:tab/>1812-6 Oct 1814</text:span></text:p>
        <text:p text:style-name="P38"><text:span text:style-name="T1">L/MAR/B/27T(1)<text:tab/>Ledger</text:span></text:p>
        <text:p text:style-name="P38"><text:span text:style-name="T1">L/MAR/B/27T(1)<text:tab/>Pay Book</text:span></text:p>
        <text:p text:style-name="P10"><text:span text:style-name="T1">Capt Charles Otway Mayne</text:span></text:p>
        <text:p text:style-name="P138"><text:span text:style-name="T1">Portsmouth 29 Jan 1813-7 May Simons Bay - 7 Jul Madras -17 Aug Penang - 8 Sep Malacca - 19 Oct Whampoa - 20 Feb 1814 Lintin - 26 May St Helena - 20 Aug Blackwall</text:span></text:p>
        <text:list xml:id="list133058183137468" text:continue-numbering="true" text:style-name="WWNum135">
          <text:list-item>
            <text:p text:style-name="P283"><text:span text:style-name="T1">1814/5<text:tab/>Madras and China</text:span></text:p>
          </text:list-item>
        </text:list>
        <text:p text:style-name="P259"><text:span text:style-name="T1">L/MAR/B/27H<text:tab/>Journal 28 Nov 1814-2 Jul 1816</text:span></text:p>
        <text:p text:style-name="P259"><text:span text:style-name="T1">L/MAR/B/27U(1)<text:tab/>Ledger</text:span></text:p>
        <text:p text:style-name="P38"><text:span text:style-name="T1">L/MAR/B/27U(2)<text:tab/>Pay Book</text:span></text:p>
        <text:p text:style-name="P10"><text:span text:style-name="T1">Capt Charles Otway Mayne</text:span></text:p>
        <text:p text:style-name="P136"><text:span text:style-name="T1">Portsmouth 28 Feb 1815 - 22 Jul Madras -1 Sep Penang - 23 Sep Malacca - 30 Oct Whampoa - 24 Dec Second Bar - 26 Mar 1816 St Helena -17 May Blackwall</text:span></text:p>
        <text:list xml:id="list133057589705769" text:continue-numbering="true" text:style-name="WWNum135">
          <text:list-item>
            <text:p text:style-name="P129"><text:span text:style-name="T1">1816/7<text:tab/>Madras, Bengal and China</text:span></text:p>
          </text:list-item>
        </text:list>
        <text:p text:style-name="P38"><text:span text:style-name="T1">L/MAR/B/27-I<text:tab/>Journal 26 Dec 1816-14 Jul 1818</text:span></text:p>
        <text:p text:style-name="P38"><text:span text:style-name="T1">L/MAR/B/27V (1)<text:tab/>Ledger</text:span></text:p>
        <text:p text:style-name="P38"><text:span text:style-name="T1">L/MAR/B/27V(2)<text:tab/>Pay Book</text:span></text:p>
        <text:p text:style-name="P10"><text:span text:style-name="T1">Capt Charles Otway Mayne</text:span></text:p>
        <text:p text:style-name="P176"><text:span text:style-name="T1">Portsmouth 14 Mar 1817 - 24 Jun Madras - 9 Jul New Anchorage - 31 Aug Saugor - 27 Sep Malacca</text:span></text:p>
        <text:list xml:id="list133058316924231" text:continue-list="list1784493532" text:style-name="WWNum1">
          <text:list-item>
            <text:p text:style-name="P207"><text:span text:style-name="T1">25 Nov Whampoa - 7 Jan 1818 below Second Bar -1 Apr St Helena -16 Jun East India Dock</text:span></text:p>
          </text:list-item>
        </text:list>
        <text:list xml:id="list133057499136269" text:continue-list="list133057589705769" text:style-name="WWNum135">
          <text:list-item>
            <text:p text:style-name="P283"><text:soft-page-break/><text:span text:style-name="T1">1818/9<text:tab/>Bengal and China</text:span></text:p>
          </text:list-item>
        </text:list>
        <text:p text:style-name="P259"><text:span text:style-name="T1">L/MAR/B/27J<text:tab/>Journal 18 Dec 1813-3 Aug 1820</text:span></text:p>
        <text:p text:style-name="P259"><text:span text:style-name="T1">L/MAR/B/27W (1)<text:tab/>Ledger</text:span></text:p>
        <text:p text:style-name="P259"><text:span text:style-name="T1">L/MAR/B/27W(2)<text:tab/>Pay Book</text:span></text:p>
        <text:p text:style-name="P233"><text:span text:style-name="T1">Capt Charles Otway Mayne</text:span></text:p>
        <text:p text:style-name="P176"><text:span text:style-name="T1">Portsmouth 1 Mar 1819 - 9 Jul New Anchorage - 8 Oct Penang -18 Oct Malacca -17 Dec Whampoa</text:span></text:p>
        <text:list xml:id="list133058482773530" text:continue-list="list133058316924231" text:style-name="WWNum1">
          <text:list-item>
            <text:p text:style-name="P208"><text:span text:style-name="T1">2 Feb 1820 below Second Bar -19 Apr St Helena -1 Jul East India Dock </text:span><text:span text:style-name="T2"><text:note text:id="ftn18" text:note-class="footnote"><text:note-citation>0</text:note-citation><text:note-body><text:p text:style-name="P676"><text:span text:style-name="T1"><text:tab/>1820/1<text:tab/>Bengal and China</text:span></text:p><text:p text:style-name="P677"><text:span text:style-name="T1">L/MAR/B/27K<text:tab/>Journal 20 Nov 1820-1 Oct 1822</text:span></text:p><text:p text:style-name="P678"><text:span text:style-name="T1">L/MAR/B/27X(1)<text:tab/>Ledger</text:span></text:p><text:p text:style-name="P678"><text:span text:style-name="T1">L/MAR/B/27X(2)<text:tab/>Pay Book</text:span></text:p><text:p text:style-name="P679"><text:span text:style-name="T1">Capt Charles Otway Mayne</text:span></text:p><text:p text:style-name="P673"><text:span text:style-name="T1">Downs 23 Jan 1821 - 24 May New Anchorage - 8 Sep Penang -19 Sep Singapore -11 Oct Whampoa -15 Jan 1822 Second Bar - 30 Jun St Helena - 3 Sep East India Dock</text:span></text:p></text:note-body></text:note></text:span><text:span text:style-name="T2"><text:s/></text:span><text:span text:style-name="T2"><text:note text:id="ftn19" text:note-class="footnote"><text:note-citation>0</text:note-citation><text:note-body><text:p text:style-name="P680"><text:span text:style-name="T1"><text:tab/>1822/3<text:tab/>Madras and China</text:span></text:p><text:p text:style-name="P681"><text:span text:style-name="T1">L/MAR/B/27L<text:tab/>Journal 31 Dec 1822-25 Jun 1824</text:span></text:p><text:p text:style-name="P682"><text:span text:style-name="T1">L/MAR/B/27Y (1)<text:tab/>Ledger</text:span></text:p><text:p text:style-name="P683"><text:span text:style-name="T1">L/MAR/B/27Y(2)<text:tab/>Pay Book</text:span></text:p><text:p text:style-name="P684"><text:span text:style-name="T1">Capt Charles Otway Mayne</text:span></text:p><text:p text:style-name="P684"><text:span text:style-name="T1">Plymouth 15 Mar 1823 - 22 Jun Madras -18 Aug Penang - 4 Sep Malacca -11 Sep Singapore - 2 Oct Whampoa - 29 Nov Second Bar - 20 Mar 1824 St Helena - 25 May Blackwall</text:span></text:p></text:note-body></text:note></text:span></text:p>
          </text:list-item>
        </text:list>
        <text:list xml:id="list133057302551202" text:continue-list="list133058579272586" text:style-name="WWNum111">
          <text:list-item>
            <text:p text:style-name="P284"><text:span text:style-name="T1">1824/5<text:tab/>Madras and China</text:span></text:p>
          </text:list-item>
        </text:list>
        <text:p text:style-name="P285"><text:span text:style-name="Body_20_text_20__28_2_29__20__2b__20_Bold">L/MAR/B/27M<text:tab/></text:span><text:span text:style-name="T1">Journal 4 Jan 1825-15 Jun 1826</text:span></text:p>
        <text:p text:style-name="P594"><text:span text:style-name="T1">L/MAR/B/27Z(1)<text:tab/></text:span><text:span text:style-name="Body_20_text_20__28_4_29__20__2b__20_Not_20_Bold"><text:span text:style-name="T4">Ledger</text:span></text:span></text:p>
        <text:p text:style-name="P594"><text:span text:style-name="T1">L/MAR/B/27Z(2)<text:tab/></text:span><text:span text:style-name="Body_20_text_20__28_4_29__20__2b__20_Not_20_Bold"><text:span text:style-name="T4">Pay Book</text:span></text:span></text:p>
        <text:p text:style-name="P233"><text:span text:style-name="T1">Capt John Hine</text:span></text:p>
        <text:p text:style-name="P237"><text:span text:style-name="T1">Downs 2 Mar 1825 - 3 Jun Madras -11 Aug Penang - 29 Aug Malacca - 3 Sep Singapore - 25 Sep Whampoa -14 Feb 1826 Cape -16 Mar St Helena -18 May Blackwall</text:span></text:p>
        <text:list xml:id="list133058064782667" text:continue-numbering="true" text:style-name="WWNum111">
          <text:list-item>
            <text:p text:style-name="P286"><text:span text:style-name="T1">1826/7 St Helena, Bombay and China</text:span></text:p>
          </text:list-item>
        </text:list>
        <text:p text:style-name="P285"><text:span text:style-name="Body_20_text_20__28_2_29__20__2b__20_Bold">L/MAR/B/27N<text:tab/></text:span><text:span text:style-name="T1">Journal 14 Nov 1826-8 Jul 1828</text:span></text:p>
        <text:p text:style-name="P594"><text:span text:style-name="T1">L/MAR/B/27AA(1)<text:tab/></text:span><text:span text:style-name="Body_20_text_20__28_4_29__20__2b__20_Not_20_Bold"><text:span text:style-name="T4">Ledger</text:span></text:span></text:p>
        <text:p text:style-name="P594"><text:span text:style-name="T1">L/MAR/B/27AA(2)<text:tab/></text:span><text:span text:style-name="Body_20_text_20__28_4_29__20__2b__20_Not_20_Bold"><text:span text:style-name="T4">Pay Book</text:span></text:span></text:p>
        <text:p text:style-name="P176"><text:span text:style-name="T1">Capt John Hine</text:span></text:p>
        <text:p text:style-name="P336"><text:span text:style-name="T1">Portsmouth 17 Jan 1827 - 14 Mar St Helena -13 Jun Bombay - 26 Aug Penang - 5 Oct Whampoa - 24 Dec Second Bar -13 Mar 1828 Cape - 7 Apr St Helena -10 Jun East India Dock</text:span></text:p>
        <text:list xml:id="list133057417139395" text:continue-numbering="true" text:style-name="WWNum111">
          <text:list-item>
            <text:p text:style-name="P130"><text:span text:style-name="T1">1828/9<text:tab/>Bombay and China</text:span></text:p>
          </text:list-item>
        </text:list>
        <text:p text:style-name="P131"><text:span text:style-name="Body_20_text_20__28_2_29__20__2b__20_Bold">L/MAR/B/27-O<text:tab/></text:span><text:span text:style-name="T1">Journal </text:span><text:span text:style-name="Body_20_text_20__28_2_29__20__2b__20_Bold">5 </text:span><text:span text:style-name="T1">Jan 1829-6 Aug 1830</text:span></text:p>
        <text:p text:style-name="P637"><text:span text:style-name="T1">L/MAR/B/27BB(1)<text:tab/></text:span><text:span text:style-name="Body_20_text_20__28_4_29__20__2b__20_Not_20_Bold"><text:span text:style-name="T4">Ledger</text:span></text:span></text:p>
        <text:p text:style-name="P637"><text:span text:style-name="T1">L/MAR/B/27BB(2)<text:tab/></text:span><text:span text:style-name="Body_20_text_20__28_4_29__20__2b__20_Not_20_Bold"><text:span text:style-name="T4">Pay Book</text:span></text:span></text:p>
        <text:p text:style-name="P176"><text:span text:style-name="T1">Capt John Hine</text:span></text:p>
        <text:p text:style-name="P574"><text:soft-page-break/><text:span text:style-name="T1">Portsmouth 7 Mar 1829 - 3 Jul Bombay - 9 Sep Singapore - 9 Feb 1830 Whampoa -15 Jun St Helena - 4 Aug Gravesend</text:span></text:p>
        <text:h text:style-name="P714" text:outline-level="1"><text:bookmark-start text:name="bookmark84"/><text:span text:style-name="T1">ATTENDANT</text:span><text:bookmark-end text:name="bookmark84"/></text:h>
        <text:p text:style-name="P503"><text:span text:style-name="T1">Pinnace, purchased 1614</text:span></text:p>
        <text:p text:style-name="P505"><text:span text:style-name="T1">1<text:tab/>1614/5 East Indies</text:span></text:p>
        <text:p text:style-name="P176"><text:span text:style-name="T1">Master Thomas Hounsell/John Alexander</text:span></text:p>
        <text:p text:style-name="P295"><text:span text:style-name="T1">Left England Dec 1614 - Cape 18 May 1615 - 24 Jul Bantam - sent for Jambi Sep-Oct 1615 - made voyages to Jambi, the Bandas and Macassar 1616-1618 - captured by the Dutch 25 Mar 1618 and taken to Japan - eventually handed back, but abandoned in 1622</text:span></text:p>
        <text:h text:style-name="P726" text:outline-level="1"><text:bookmark-start text:name="bookmark85"/><text:span text:style-name="T1">AUGUSTA</text:span><text:bookmark-end text:name="bookmark85"/></text:h>
        <text:p text:style-name="P550"><text:span text:style-name="T1">Rated at 499 tons, 28/30 guns, 99 crew</text:span></text:p>
        <text:list xml:id="list2967454635" text:style-name="WWNum137">
          <text:list-item>
            <text:p text:style-name="P555"><text:span text:style-name="T1">1738/9<text:tab/>China</text:span></text:p>
          </text:list-item>
        </text:list>
        <text:p text:style-name="P566"><text:span text:style-name="T1">L/MAR/B/629A Journal 21 Jan 1739-20 Sep 1749 L/MAR/B/629E(1)<text:tab/>Ledger</text:span></text:p>
        <text:p text:style-name="P563"><text:span text:style-name="T1">L/MAR/B/629E(2)<text:tab/>Pay Book</text:span></text:p>
        <text:p text:style-name="P560"><text:span text:style-name="T1">Capt Augustus Townsend</text:span></text:p>
        <text:p text:style-name="P570"><text:span text:style-name="T1">Downs 1 Mar 1739 - 3 Jul Batavia - 8 Aug Whampoa 10 Dec - 2 Apr 1740 St Helena - 20 Sep Gravesend</text:span></text:p>
        <text:list xml:id="list133057381056493" text:continue-numbering="true" text:style-name="WWNum137">
          <text:list-item>
            <text:p text:style-name="P287"><text:span text:style-name="T1">1741/2<text:tab/>China</text:span></text:p>
          </text:list-item>
        </text:list>
        <text:p text:style-name="P285"><text:span text:style-name="T1">L/MAR/B/629B<text:tab/>Journal 5 Jan 1742-12 Sep 1743</text:span></text:p>
        <text:p text:style-name="P285"><text:span text:style-name="T1">L/MAR/B/629F(1)<text:tab/>Ledger</text:span></text:p>
        <text:p text:style-name="P285"><text:span text:style-name="T1">L/MAR/B/629F(2)<text:tab/>Pay Book</text:span></text:p>
        <text:p text:style-name="P233"><text:span text:style-name="T1">Capt Augustus Townsend</text:span></text:p>
        <text:p text:style-name="P304"><text:span text:style-name="T1">Downs 8 Feb 1742 - 20 Jun Batavia - 6 Aug Whampoa -17 Dec Second Bar - 2 Apr 1743 Cape - 7 May St Helena -12 Sep Erith</text:span></text:p>
        <text:list xml:id="list133058232353479" text:continue-numbering="true" text:style-name="WWNum137">
          <text:list-item>
            <text:p text:style-name="P209"><text:span text:style-name="T1">1744/5<text:tab/>China</text:span></text:p>
          </text:list-item>
        </text:list>
        <text:p text:style-name="P230"><text:span text:style-name="T1">L/MAR/B/629C Journal 26 Dec 1744-16 Jan 1748, Chief Mate Thomas Parker L/MAR/B/629G(1)<text:tab/>Ledger</text:span></text:p>
        <text:p text:style-name="P225"><text:span text:style-name="T1">L/MAR/B/629G(2)<text:tab/>Pay Book</text:span></text:p>
        <text:p text:style-name="P213"><text:span text:style-name="T1">Capt Augustus Townsend</text:span></text:p>
        <text:p text:style-name="P446"><text:span text:style-name="T1">Downs 23 Feb 1745 - Torbay 8 May - 4 Sep Batavia 27 May 1746 - 25 Jun Whampoa 22 Dec - 6 Apr 1747 Cape - 5 May St Helena - 8 Sep Lisbon - 9 Nov Downs captured French ship </text:span><text:span text:style-name="Body_20_text_20__28_2_29__20__2b__20_Italic">Baronette</text:span><text:span text:style-name="T1"> 21 Oct 1747</text:span></text:p>
        <text:list xml:id="list133057987511879" text:continue-numbering="true" text:style-name="WWNum137">
          <text:list-item>
            <text:p text:style-name="P170"><text:soft-page-break/><text:span text:style-name="T1">1748/9 Fort St David and China</text:span></text:p>
          </text:list-item>
        </text:list>
        <text:p text:style-name="P132"><text:span text:style-name="T1">L/MAR/B/629D<text:tab/>Journal 8 Nov 1748-2 Jul 1751</text:span></text:p>
        <text:p text:style-name="P132"><text:span text:style-name="T1">L/MAR/B/629H(1)<text:tab/>Ledger</text:span></text:p>
        <text:p text:style-name="P132"><text:span text:style-name="T1">L/MAR/B/629H(2)<text:tab/>Pay Book</text:span></text:p>
        <text:p text:style-name="P10"><text:span text:style-name="T1">Capt Thomas Parker</text:span></text:p>
        <text:p text:style-name="P451"><text:span text:style-name="T1">Downs 26 Jan 1749 - 16 Jul Kedah - 5 Aug Malacca - 27 Dec Fort St David 27 Apr 1750 - 26 Jun Malacca - 2 Aug Whampoa 22 Nov -17 Mar 1751 St Helena - 30 May Downs</text:span></text:p>
        <text:h text:style-name="P706" text:outline-level="1"><text:bookmark-start text:name="bookmark86"/><text:span text:style-name="T1">AURENGZEBE</text:span><text:bookmark-end text:name="bookmark86"/></text:h>
        <text:p text:style-name="P180"><text:span text:style-name="T1">425/450 tons, 30/32 guns, 83/90 crew</text:span></text:p>
        <text:p text:style-name="P425"><text:span text:style-name="T1">1<text:tab/>1701/2 China</text:span></text:p>
        <text:p text:style-name="P318"><text:span text:style-name="T1">Capt John Bluet/Granville</text:span></text:p>
        <text:list xml:id="list134142899" text:style-name="WWNum139">
          <text:list-item>
            <text:p text:style-name="P441"><text:span text:style-name="T1">Oct 1701 - 6 Oct 1704</text:span></text:p>
          </text:list-item>
          <text:list-item>
            <text:p text:style-name="P427"><text:span text:style-name="T1">1705/6 Bombay</text:span></text:p>
          </text:list-item>
        </text:list>
        <text:p text:style-name="P442"><text:span text:style-name="Body_20_text_20__28_2_29__20__2b__20_Bold">L/MAR/B/702A<text:tab/></text:span><text:span text:style-name="T1">Journal 25 Mar-20 Nov 1706,<text:tab/>anon</text:span></text:p>
        <text:p text:style-name="P614"><text:span text:style-name="T1">L/MAR/B/702C-D<text:tab/></text:span><text:span text:style-name="Body_20_text_20__28_4_29__20__2b__20_Not_20_Bold"><text:span text:style-name="T4">Ledger</text:span></text:span></text:p>
        <text:p text:style-name="P318"><text:span text:style-name="T1">Capt John Edwards</text:span></text:p>
        <text:p text:style-name="P320"><text:span text:style-name="T1">Downs 23 Mar 1706 - 11 Aug off Point de Galle -17 Nov Colombo - voyage ended 8 Mar 1710</text:span></text:p>
        <text:list xml:id="list133058289963729" text:continue-numbering="true" text:style-name="WWNum139">
          <text:list-item>
            <text:p text:style-name="P107"><text:span text:style-name="T1">1710/11 Madras and Bengal</text:span></text:p>
          </text:list-item>
        </text:list>
        <text:p text:style-name="P133"><text:span text:style-name="Body_20_text_20__28_2_29__20__2b__20_Bold">L/MAR/B/702B<text:tab/></text:span><text:span text:style-name="T1">Journal 9 Nov 1710-21 Oct 1712,<text:tab/>Chief Mate Nicholas Luhome</text:span></text:p>
        <text:p text:style-name="P638"><text:span text:style-name="T1">L/MAR/B/702E<text:tab/></text:span><text:span text:style-name="Body_20_text_20__28_4_29__20__2b__20_Not_20_Bold"><text:span text:style-name="T4">Ledger</text:span></text:span></text:p>
        <text:p text:style-name="P10"><text:span text:style-name="T1">Capt Edmund Stacey</text:span></text:p>
        <text:p text:style-name="P136"><text:span text:style-name="T1">Downs 20 Dec 1710 - 22 Dec Stokes Bay - 25 Arp 1711 Cape -10 Jul Madras -11 Aug Fort St David -15 Aug Madras - 25 Sep Rogues River - 5 Feb 1712 Cox’s Island - 3 Jun Cape - 3 Jul St Helena - 2 Oct Woolwich</text:span></text:p>
        <text:list xml:id="list133058469480775" text:continue-numbering="true" text:style-name="WWNum139">
          <text:list-item>
            <text:p text:style-name="P107"><text:span text:style-name="T1">1713/4 Madras and Bengal</text:span></text:p>
          </text:list-item>
        </text:list>
        <text:p text:style-name="P638"><text:span text:style-name="T1">L/MAR/B/702F(1)<text:tab/></text:span><text:span text:style-name="Body_20_text_20__28_4_29__20__2b__20_Not_20_Bold"><text:span text:style-name="T4">Ledger</text:span></text:span></text:p>
        <text:p text:style-name="P638"><text:span text:style-name="T1">L/MAR/B/702F(2)<text:tab/></text:span><text:span text:style-name="Body_20_text_20__28_4_29__20__2b__20_Not_20_Bold"><text:span text:style-name="T4">Pay Book</text:span></text:span></text:p>
        <text:p text:style-name="P10"><text:soft-page-break/><text:span text:style-name="T1">Capt Nicholas Luhome</text:span></text:p>
        <text:p text:style-name="P11"><text:span text:style-name="T1">Spithead 17 Jan 1714 - 1 May 1715</text:span></text:p>
        <text:h text:style-name="P706" text:outline-level="1"><text:bookmark-start text:name="bookmark87"/><text:span text:style-name="T1">AURORA</text:span><text:bookmark-end text:name="bookmark87"/></text:h>
        <text:p text:style-name="P176"><text:span text:style-name="T1">Built on the Hugh by Foreman 1789, 573 tons</text:span></text:p>
        <text:p text:style-name="P176"><text:span text:style-name="T1">Free trader of London in 1820, later lost between Canada and England </text:span><text:span text:style-name="T2"><text:note text:id="ftn20" text:note-class="footnote"><text:note-citation>0</text:note-citation><text:note-body><text:p text:style-name="P659"><text:span text:style-name="T1"><text:tab/>From Bengal 1801</text:span></text:p><text:p text:style-name="P660"><text:span text:style-name="Footnote_20__2b__20_Bold">L/MAR/B/228A<text:tab/></text:span><text:span text:style-name="T1">Journal 5 Apr 1801-27<text:tab/>Jan<text:tab/>1802</text:span></text:p><text:p text:style-name="P657"><text:span text:style-name="T1">Capt Mungo Gilmore</text:span></text:p><text:p text:style-name="P657"><text:span text:style-name="T1">Kedgeree 5 Apr 1801 - 22 Jul St Augustine’s Bay -19 Sep St Helena - 24 Dec Deptford</text:span></text:p></text:note-body></text:note></text:span><text:span text:style-name="T2"><text:s/></text:span><text:span text:style-name="T2"><text:note text:id="ftn21" text:note-class="footnote"><text:note-citation>0</text:note-citation><text:note-body><text:p text:style-name="P661"><text:span text:style-name="T1"><text:tab/>From China 1817</text:span></text:p><text:p text:style-name="P662"><text:span text:style-name="Footnote_20__2b__20_Bold">L/MAR/B/228B<text:tab/></text:span><text:span text:style-name="T1">Journal 21 Feb-22<text:tab/>Sep<text:tab/>1817</text:span></text:p><text:p text:style-name="P657"><text:span text:style-name="T1">Capt Thomas Heaviside</text:span></text:p><text:p text:style-name="P657"><text:span text:style-name="T1">Whampoa 21 Feb 1817 - 25 Mar Second Bar - 6 Jul St Helena - 2 Sep Blackwall</text:span></text:p></text:note-body></text:note></text:span></text:p>
        <text:h text:style-name="P712" text:outline-level="1"><text:bookmark-start text:name="bookmark88"/><text:span text:style-name="T1">AUSPICIOUS</text:span><text:bookmark-end text:name="bookmark88"/></text:h>
        <text:p text:style-name="P575"><text:span text:style-name="T1">Extra ship, built by Cox, launched 1797, 3 decks, 3in bottom, length 106ft 4</text:span><text:span text:style-name="T2">1</text:span><text:span text:style-name="T1">/</text:span><text:span text:style-name="T3">2</text:span><text:span text:style-name="T1">in, keel 83ft 10%in, breadth 30ft 1 </text:span><text:span text:style-name="Body_20_text_20__28_2_29__20__2b__20_Italic">'Am.</text:span><text:span text:style-name="T1"> hold 12ft 4in, wing transom 17ft Sin, waist Sin, between decks 4ft 9in, ports 5 middle &amp; 4 upper, 404 tons</text:span></text:p>
        <text:p text:style-name="P191"><text:span text:style-name="T1">1 From Bengal 1803</text:span></text:p>
        <text:p text:style-name="P576"><text:span text:style-name="T1">L/MAR/B/344A-B Journal 26 Mar 1803-17 Jan 1804 Capt John Baker</text:span></text:p>
        <text:p text:style-name="P175"><text:span text:style-name="T1">Calcutta 26 Mar 1803 - 21 May Saugor - 29 Jun Penang -12 Oct St Helena - 27 Dec Deptford</text:span></text:p>
        <text:h text:style-name="P700" text:outline-level="1"><text:bookmark-start text:name="bookmark89"/><text:span text:style-name="T1">AUTOMATIA</text:span><text:bookmark-end text:name="bookmark89"/></text:h>
        <text:p text:style-name="P210"><text:span text:style-name="T1">1<text:tab/>1799/1800 Madras and Bengal</text:span></text:p>
        <text:p text:style-name="P510"><text:span text:style-name="T1">L/MAR/B/517A Journal 25 Dec 1800-6 Apr 1802, Chief Mate John Lamb Capt Anthony Curtis</text:span></text:p>
        <text:p text:style-name="P548"><text:span text:style-name="T1">Plymouth 25 Dec 1800 - 23 Jun 1801 Madras - 5 Jul Calcutta - 22 Sep Kedgeree 5 Oct -19 Dec Cape 3 Jan 1802 - 13 Mar Downs</text:span></text:p>
        <text:p text:style-name="P175"><text:span text:style-name="T1">19 Oct 1801 recaptured </text:span><text:span text:style-name="Body_20_text_20__28_2_29__20__2b__20_Italic">Friendship</text:span><text:span text:style-name="T1"> snow of Vizagapatam from French</text:span></text:p>
        <text:h text:style-name="P700" text:outline-level="1"><text:bookmark-start text:name="bookmark90"/><text:span text:style-name="T1">AVERDLLA</text:span><text:bookmark-end text:name="bookmark90"/></text:h>
        <text:p text:style-name="P190"><text:span text:style-name="T1">250/300 tons, 20/22 guns, 50/60 crew</text:span></text:p>
        <text:list xml:id="list1700792410" text:style-name="WWNum141">
          <text:list-item>
            <text:p text:style-name="P443"><text:span text:style-name="T1">1710/1<text:tab/>Madras and Bengal</text:span></text:p>
          </text:list-item>
        </text:list>
        <text:p text:style-name="P444"><text:span text:style-name="Body_20_text_20__28_2_29__20__2b__20_Bold">L/MAR/B/690A<text:tab/></text:span><text:span text:style-name="T1">Journal 12 Oct<text:tab/>1710-27 Oct<text:tab/>1712</text:span></text:p>
        <text:p text:style-name="P607"><text:span text:style-name="T1">L/MAR/B/690C(1)<text:tab/></text:span><text:span text:style-name="Body_20_text_20__28_4_29__20__2b__20_Not_20_Bold"><text:span text:style-name="T4">Ledger</text:span></text:span></text:p>
        <text:p text:style-name="P331"><text:span text:style-name="T1">Capt Robert Hurst</text:span></text:p>
        <text:p text:style-name="P540"><text:span text:style-name="T1">Downs 20 Jan 1711 - 25 Apr Cape - 10 Jul Madras -10 Aug Fort St David -14 Aug Madras - 25 Sep Rogues River -19 Dec Madras - 6 Jan 1712 Fort St David - 3 Apr Cape - 30 Apr St Helena - 3 Oct Blackwall</text:span></text:p>
        <text:list xml:id="list133058796081263" text:continue-numbering="true" text:style-name="WWNum141">
          <text:list-item>
            <text:p text:style-name="P211"><text:span text:style-name="T1">1713/4<text:tab/>Benkulen</text:span></text:p>
          </text:list-item>
        </text:list>
        <text:p text:style-name="P546"><text:span text:style-name="Body_20_text_20__28_2_29__20__2b__20_Bold">L/MAR/B/690B<text:tab/></text:span><text:span text:style-name="T1">Journal 9 Nov 1713-1 Dec 1715</text:span></text:p>
        <text:p text:style-name="P645"><text:soft-page-break/><text:span text:style-name="T1">L/MAR/B/690C(2)<text:tab/></text:span><text:span text:style-name="Body_20_text_20__28_4_29__20__2b__20_Not_20_Bold"><text:span text:style-name="T4">Imprest Book</text:span></text:span></text:p>
        <text:p text:style-name="P545"><text:span text:style-name="T1">Capt Robert Hurst</text:span></text:p>
        <text:p text:style-name="P541"><text:span text:style-name="T1">Downs 9 Jan 1714 - 30 Jan Madeira - 20 Jun Madras - 29 Aug Benkulen - 28 Sep Bantal -17 Oct Benkulen - 22 Oct Silebar - 30 Nov Benkulen -14 Apr 1715 Batavia - 2 Aug St Helena - 26 Oct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left="0cm" fo:margin-right="0cm" fo:margin-top="0cm" fo:margin-bottom="0.423cm" style:contextual-spacing="false" fo:line-height="0.427cm" fo:orphans="0" fo:widows="0" fo:text-indent="-0.388cm" style:auto-text-indent="false"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36cm" fo:orphans="0" fo:widows="0" fo:text-indent="-3.704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margin-top="0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Header" style:family="paragraph" style:parent-style-name="Header_20_and_20_Footer"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3_29__20__2b__20_Italic" style:display-name="Body text (3) + Italic" style:family="text" style:parent-style-name="Body_20_text_20__28_3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3_29__20__2b__20_Bold" style:display-name="Body text (3) +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 style:display-name="Body text (3)" style:family="text" style:parent-style-name="Body_20_text_20__28_3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_20__2b__20_Not_20_Bold" style:display-name="Body text (4) + Not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_20__2b__20_Not_20_Bold_20_Exact" style:display-name="Body text (4) + Not Bold Exact"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20_Exact" style:display-name="Heading #1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1_20__2b__20_Not_20_Bold_2c_Italic" style:display-name="Heading #1 + Not Bold,Italic" style:family="text" style:parent-style-name="Heading_20__23_1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Heading_20__23_1_20__2b__20_Not_20_Bold" style:display-name="Heading #1 + Not Bold" style:family="text" style:parent-style-name="Heading_20__23_1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_2c_Small_20_Caps" style:display-name="Body text (2) + Italic,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 style:display-name="Body text (6) + Not Bold"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text:start-value="19">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text:start-value="14">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Standard">
      <style:paragraph-properties fo:orphans="0" fo:widows="0"/>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16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46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42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52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43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535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5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71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52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692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3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06cm" style:type="right"/>
        </style:tab-stops>
      </style:paragraph-properties>
    </style:style>
    <style:style style:name="MT1" style:family="text"/>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4.695cm" fo:margin-bottom="0.005cm" fo:margin-left="5.255cm" fo:margin-right="7.86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547cm" fo:margin-left="0cm" fo:margin-right="0cm" fo:margin-top="3.447cm" style:dynamic-spacing="true"/>
      </style:footer-style>
    </style:page-layout>
    <style:page-layout style:name="Mpm2">
      <style:page-layout-properties fo:page-width="42cm" fo:page-height="29.7cm" style:num-format="1" style:print-orientation="landscape" fo:margin-top="4.396cm" fo:margin-bottom="0.005cm" fo:margin-left="5.3cm" fo:margin-right="7.265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4.669cm" fo:margin-left="0cm" fo:margin-right="0cm" fo:margin-top="4.568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42cm" fo:page-height="29.7cm" style:num-format="1" style:print-orientation="landscape" fo:margin-top="4.877cm" fo:margin-bottom="0.005cm" fo:margin-left="5.112cm" fo:margin-right="7.52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23cm" fo:margin-left="0cm" fo:margin-right="0cm" fo:margin-top="3.223cm" style:dynamic-spacing="true"/>
      </style:footer-style>
    </style:page-layout>
    <style:page-layout style:name="Mpm5">
      <style:page-layout-properties fo:page-width="42cm" fo:page-height="29.7cm" style:num-format="1" style:print-orientation="landscape" fo:margin-top="0cm" fo:margin-bottom="0.005cm" fo:margin-left="5.112cm" fo:margin-right="7.52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877cm" fo:margin-left="0cm" fo:margin-right="0cm" fo:margin-bottom="4.777cm" style:dynamic-spacing="true"/>
      </style:header-style>
      <style:footer-style>
        <style:header-footer-properties fo:min-height="3.323cm" fo:margin-left="0cm" fo:margin-right="0cm" fo:margin-top="3.223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4.916cm" fo:margin-bottom="0.005cm" fo:margin-left="4.997cm" fo:margin-right="7.67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538cm" fo:margin-left="0cm" fo:margin-right="0cm" fo:margin-top="3.44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9">
      <style:page-layout-properties fo:page-width="42cm" fo:page-height="29.7cm" style:num-format="1" style:print-orientation="landscape" fo:margin-top="0cm" fo:margin-bottom="0.005cm" fo:margin-left="5.089cm" fo:margin-right="7.56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95cm" fo:margin-left="0cm" fo:margin-right="0cm" fo:margin-bottom="5.096cm" style:dynamic-spacing="true"/>
      </style:header-style>
      <style:footer-style>
        <style:header-footer-properties fo:min-height="2.937cm" fo:margin-left="0cm" fo:margin-right="0cm" fo:margin-top="2.836cm" style:dynamic-spacing="true"/>
      </style:footer-style>
    </style:page-layout>
    <style:page-layout style:name="Mpm10">
      <style:page-layout-properties fo:page-width="42cm" fo:page-height="29.7cm" style:num-format="1" style:print-orientation="landscape" fo:margin-top="5.195cm" fo:margin-bottom="0.005cm" fo:margin-left="5.089cm" fo:margin-right="7.56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37cm" fo:margin-left="0cm" fo:margin-right="0cm" fo:margin-top="2.836cm" style:dynamic-spacing="true"/>
      </style:footer-style>
    </style:page-layout>
    <style:page-layout style:name="Mpm11">
      <style:page-layout-properties fo:page-width="42cm" fo:page-height="29.7cm" style:num-format="1" style:print-orientation="landscape" fo:margin-top="0cm" fo:margin-bottom="0.005cm" fo:margin-left="5.163cm" fo:margin-right="7.62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091cm" fo:margin-left="0cm" fo:margin-right="0cm" fo:margin-bottom="4.992cm" style:dynamic-spacing="true"/>
      </style:header-style>
      <style:footer-style>
        <style:header-footer-properties fo:min-height="3.27cm" fo:margin-left="0cm" fo:margin-right="0cm" fo:margin-top="3.171cm" style:dynamic-spacing="true"/>
      </style:footer-style>
    </style:page-layout>
    <style:page-layout style:name="Mpm12">
      <style:page-layout-properties fo:page-width="42cm" fo:page-height="29.7cm" style:num-format="1" style:print-orientation="landscape" fo:margin-top="0cm" fo:margin-bottom="0.005cm" fo:margin-left="5.163cm" fo:margin-right="7.62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91cm" fo:margin-left="0cm" fo:margin-right="0cm" fo:margin-bottom="4.992cm" style:dynamic-spacing="true"/>
      </style:header-style>
      <style:footer-style>
        <style:header-footer-properties fo:min-height="3.27cm" fo:margin-left="0cm" fo:margin-right="0cm" fo:margin-top="3.171cm" style:dynamic-spacing="true"/>
      </style:footer-style>
    </style:page-layout>
    <style:page-layout style:name="Mpm13">
      <style:page-layout-properties fo:page-width="42cm" fo:page-height="29.7cm" style:num-format="1" style:print-orientation="landscape" fo:margin-top="0cm" fo:margin-bottom="0.005cm" fo:margin-left="4.743cm" fo:margin-right="7.71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911cm" fo:margin-left="0cm" fo:margin-right="0cm" fo:margin-bottom="4.81cm" style:dynamic-spacing="true"/>
      </style:header-style>
      <style:footer-style>
        <style:header-footer-properties fo:min-height="3.221cm" fo:margin-left="0cm" fo:margin-right="0cm" fo:margin-top="3.12cm" style:dynamic-spacing="true"/>
      </style:footer-style>
    </style:page-layout>
    <style:page-layout style:name="Mpm14">
      <style:page-layout-properties fo:page-width="42cm" fo:page-height="29.7cm" style:num-format="1" style:print-orientation="landscape" fo:margin-top="0cm" fo:margin-bottom="0.005cm" fo:margin-left="4.743cm" fo:margin-right="7.71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11cm" fo:margin-left="0cm" fo:margin-right="0cm" fo:margin-bottom="4.81cm" style:dynamic-spacing="true"/>
      </style:header-style>
      <style:footer-style>
        <style:header-footer-properties fo:min-height="3.221cm" fo:margin-left="0cm" fo:margin-right="0cm" fo:margin-top="3.12cm" style:dynamic-spacing="true"/>
      </style:footer-style>
    </style:page-layout>
    <style:page-layout style:name="Mpm15">
      <style:page-layout-properties fo:page-width="42cm" fo:page-height="29.7cm" style:num-format="1" style:print-orientation="landscape" fo:margin-top="4.911cm" fo:margin-bottom="0.005cm" fo:margin-left="4.743cm" fo:margin-right="7.715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221cm" fo:margin-left="0cm" fo:margin-right="0cm" fo:margin-top="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11.49cm" svg:y="26.938cm" svg:width="0.157cm" draw:z-index="0"><draw:text-box fo:min-height="0.236cm"><text:p text:style-name="MP2"><text:span text:style-name="Header_20_or_20_footer"><text:page-number text:select-page="current">2</text:page-number></text:span></text:p></draw:text-box></draw:frame></text:p>
      </style:footer>
    </style:master-page>
    <style:master-page style:name="First_20_Page" style:display-name="First Page" style:page-layout-name="Mpm1" draw:style-name="Mdp1" style:next-style-name="Standard">
      <style:footer>
        <text:p text:style-name="MP1"><draw:custom-shape text:anchor-type="char" draw:z-index="1" draw:style-name="Mgr1" draw:text-style-name="MP3" svg:width="0.341cm" svg:height="0.687cm" svg:x="27.845cm" svg:y="26.862cm"><text:p text:style-name="MP2"><text:span text:style-name="Header_20_or_20_footer"><text:page-number text:select-page="current">1</text:page-number></text:span></text:p><draw:enhanced-geometry draw:type="0"/></draw:custom-shape></text:p>
      </style:footer>
    </style:master-page>
    <style:master-page style:name="Converted1" style:page-layout-name="Mpm2" draw:style-name="Mdp1">
      <style:footer>
        <text:p text:style-name="MP1"><draw:custom-shape text:anchor-type="char" draw:z-index="2" draw:style-name="Mgr1" draw:text-style-name="MP3" svg:width="0.341cm" svg:height="1.073cm" svg:x="11.756cm" svg:y="26.638cm"><text:p text:style-name="MP2"><text:span text:style-name="Header_20_or_20_footer">5</text:span></text:p><text:p text:style-name="MP2"><text:span text:style-name="Header_20_or_20_footer"><text:page-number text:select-page="current">4</text:page-number></text:span></text:p><draw:enhanced-geometry draw:type="0"/></draw:custom-shape></text:p>
      </style:footer>
    </style:master-page>
    <style:master-page style:name="Converted2" style:page-layout-name="Mpm3" draw:style-name="Mdp1" style:next-style-name="Converted1">
      <style:footer>
        <text:p text:style-name="MP4"/>
      </style:footer>
    </style:master-page>
    <style:master-page style:name="Converted3" style:page-layout-name="Mpm2" draw:style-name="Mdp1">
      <style:footer>
        <text:p text:style-name="MP1"><draw:custom-shape text:anchor-type="char" draw:z-index="3" draw:style-name="Mgr2" draw:text-style-name="MP3" svg:width="16.622cm" svg:height="0.687cm" svg:x="11.859cm" svg:y="26.887cm"><text:p text:style-name="MP5"><text:span text:style-name="Header_20_or_20_footer">6<text:tab/></text:span><text:span text:style-name="Header_20_or_20_footer"><text:page-number text:select-page="current">7</text:page-number></text:span></text:p><draw:enhanced-geometry draw:type="0"/></draw:custom-shape></text:p>
      </style:footer>
    </style:master-page>
    <style:master-page style:name="Converted4" style:page-layout-name="Mpm4" draw:style-name="Mdp1">
      <style:footer>
        <text:p text:style-name="MP1"><draw:custom-shape text:anchor-type="char" draw:z-index="4" draw:style-name="Mgr1" draw:text-style-name="MP3" svg:width="0.341cm" svg:height="1.073cm" svg:x="11.619cm" svg:y="27.15cm"><text:p text:style-name="MP2"><text:span text:style-name="Header_20_or_20_footer"><text:page-number text:select-page="current">11</text:page-number></text:span></text:p><draw:enhanced-geometry draw:type="0"/></draw:custom-shape><draw:frame draw:style-name="Mfr2" draw:name="Rahmen6" text:anchor-type="char" svg:x="11.619cm" svg:y="27.15cm" svg:width="0.342cm" draw:z-index="0"><draw:text-box fo:min-height="0cm"><text:p text:style-name="MP2"><text:span text:style-name="Header_20_or_20_footer"><text:page-number text:select-page="current">11</text:page-number></text:span></text:p></draw:text-box></draw:frame></text:p>
      </style:footer>
    </style:master-page>
    <style:master-page style:name="Converted5" style:page-layout-name="Mpm5" draw:style-name="Mdp1" style:next-style-name="Converted4">
      <style:header>
        <text:p text:style-name="MP1"><draw:custom-shape text:anchor-type="char" draw:z-index="5" draw:style-name="Mgr1" draw:text-style-name="MP3" svg:width="2.349cm" svg:height="0.687cm" svg:x="5.163cm" svg:y="5.006cm"><text:p text:style-name="MP2"><text:span text:style-name="Header_20_or_20_footer">ADVICE (2)</text:span></text:p><draw:enhanced-geometry draw:type="0"/></draw:custom-shape></text:p>
      </style:header>
      <style:footer>
        <text:p text:style-name="MP1"><draw:custom-shape text:anchor-type="char" draw:z-index="6" draw:style-name="Mgr2" draw:text-style-name="MP3" svg:width="16.648cm" svg:height="0.687cm" svg:x="11.508cm" svg:y="27.099cm"><text:p text:style-name="MP6"><text:span text:style-name="Header_20_or_20_footer">8<text:tab/></text:span><text:span text:style-name="Header_20_or_20_footer"><text:page-number text:select-page="current">9</text:page-number></text:span></text:p><draw:enhanced-geometry draw:type="0"/></draw:custom-shape></text:p>
      </style:footer>
    </style:master-page>
    <style:master-page style:name="Converted6" style:page-layout-name="Mpm6" draw:style-name="Mdp1" style:next-style-name="Converted3"/>
    <style:master-page style:name="Converted7" style:page-layout-name="Mpm7" draw:style-name="Mdp1">
      <style:footer>
        <text:p text:style-name="MP1"><draw:custom-shape text:anchor-type="char" draw:z-index="55" draw:style-name="Mgr1" draw:text-style-name="MP3" svg:width="0.341cm" svg:height="1.073cm" svg:x="11.619cm" svg:y="27.15cm"><text:p text:style-name="MP2"><text:span text:style-name="Header_20_or_20_footer"><text:page-number text:select-page="current">10</text:page-number></text:span></text:p><draw:enhanced-geometry draw:type="0"/></draw:custom-shape></text:p>
      </style:footer>
    </style:master-page>
    <style:master-page style:name="Converted8" style:page-layout-name="Mpm7" draw:style-name="Mdp1">
      <style:footer>
        <text:p text:style-name="MP1"><draw:custom-shape text:anchor-type="char" draw:z-index="7" draw:style-name="Mgr2" draw:text-style-name="MP3" svg:width="16.95cm" svg:height="0.687cm" svg:x="11.305cm" svg:y="27.141cm"><text:p text:style-name="MP7"><text:span text:style-name="Header_20_or_20_footer">12<text:tab/></text:span><text:span text:style-name="Header_20_or_20_footer"><text:page-number text:select-page="current">13</text:page-number></text:span></text:p><draw:enhanced-geometry draw:type="0"/></draw:custom-shape></text:p>
      </style:footer>
    </style:master-page>
    <style:master-page style:name="Converted9" style:page-layout-name="Mpm8" draw:style-name="Mdp1" style:next-style-name="Converted8">
      <style:header>
        <text:p text:style-name="MP4"/>
      </style:header>
      <style:footer>
        <text:p text:style-name="MP4"/>
      </style:footer>
    </style:master-page>
    <style:master-page style:name="Converted10" style:page-layout-name="Mpm9" draw:style-name="Mdp1">
      <style:header>
        <text:p text:style-name="MP1"><draw:custom-shape text:anchor-type="char" draw:z-index="8" draw:style-name="Mgr1" draw:text-style-name="MP3" svg:width="3.229cm" svg:height="0.687cm" svg:x="5.427cm" svg:y="4.745cm"><text:p text:style-name="MP2"><text:span text:style-name="Header_20_or_20_footer">ALEXANDER (3)</text:span></text:p><draw:enhanced-geometry draw:type="0"/></draw:custom-shape></text:p>
      </style:header>
      <style:footer>
        <text:p text:style-name="MP1"><draw:custom-shape text:anchor-type="char" draw:z-index="9" draw:style-name="Mgr2" draw:text-style-name="MP3" svg:width="16.555cm" svg:height="0.687cm" svg:x="11.792cm" svg:y="26.864cm"><text:p text:style-name="MP8"><text:span text:style-name="Header_20_or_20_footer">14<text:tab/></text:span><text:span text:style-name="Header_20_or_20_footer"><text:page-number text:select-page="current">16</text:page-number></text:span></text:p><draw:enhanced-geometry draw:type="0"/></draw:custom-shape></text:p>
      </style:footer>
    </style:master-page>
    <style:master-page style:name="Converted11" style:page-layout-name="Mpm9" draw:style-name="Mdp1">
      <style:header>
        <text:p text:style-name="MP4"/>
      </style:header>
      <style:footer>
        <text:p text:style-name="MP1"><draw:custom-shape text:anchor-type="char" draw:z-index="10" draw:style-name="Mgr1" draw:text-style-name="MP3" svg:width="0.341cm" svg:height="1.846cm" svg:x="28.314cm" svg:y="27.4cm"><text:p text:style-name="MP2"><text:span text:style-name="Header_20_or_20_footer"><text:page-number text:select-page="current">20</text:page-number></text:span></text:p><text:p text:style-name="MP2"><text:span text:style-name="Header_20_or_20_footer">19</text:span></text:p><draw:enhanced-geometry draw:type="0"/></draw:custom-shape></text:p>
      </style:footer>
    </style:master-page>
    <style:master-page style:name="Converted12" style:page-layout-name="Mpm10" draw:style-name="Mdp1" style:next-style-name="Converted11">
      <style:footer>
        <text:p text:style-name="MP1"><draw:custom-shape text:anchor-type="char" draw:z-index="11" draw:style-name="Mgr2" draw:text-style-name="MP3" svg:width="16.446cm" svg:height="0.687cm" svg:x="11.834cm" svg:y="27.43cm"><text:p text:style-name="MP9"><text:span text:style-name="Header_20_or_20_footer">16<text:tab/></text:span><text:span text:style-name="Header_20_or_20_footer"><text:page-number text:select-page="current">17</text:page-number></text:span></text:p><draw:enhanced-geometry draw:type="0"/></draw:custom-shape></text:p>
      </style:footer>
    </style:master-page>
    <style:master-page style:name="Converted13" style:page-layout-name="Mpm6" draw:style-name="Mdp1" style:next-style-name="Converted10"/>
    <style:master-page style:name="Converted14" style:page-layout-name="Mpm9" draw:style-name="Mdp1">
      <style:header>
        <text:p text:style-name="MP4"/>
      </style:header>
      <style:footer>
        <text:p text:style-name="MP1"><draw:custom-shape text:anchor-type="char" draw:z-index="14" draw:style-name="Mgr1" draw:text-style-name="MP3" svg:width="0.341cm" svg:height="1.073cm" svg:x="28.063cm" svg:y="27.389cm"><text:p text:style-name="MP2"><text:span text:style-name="Header_20_or_20_footer"><text:page-number text:select-page="current">23</text:page-number></text:span></text:p><draw:enhanced-geometry draw:type="0"/></draw:custom-shape></text:p>
      </style:footer>
    </style:master-page>
    <style:master-page style:name="Converted15" style:page-layout-name="Mpm3" draw:style-name="Mdp1" style:next-style-name="Converted14">
      <style:footer>
        <text:p text:style-name="MP4"/>
      </style:footer>
    </style:master-page>
    <style:master-page style:name="Converted16" style:page-layout-name="Mpm9" draw:style-name="Mdp1">
      <style:header>
        <text:p text:style-name="MP4"/>
      </style:header>
      <style:footer>
        <text:p text:style-name="MP1"><draw:custom-shape text:anchor-type="char" draw:z-index="17" draw:style-name="Mgr1" draw:text-style-name="MP3" svg:width="0.341cm" svg:height="1.073cm" svg:x="27.806cm" svg:y="27.51cm"><text:p text:style-name="MP2"><text:span text:style-name="Header_20_or_20_footer"><text:page-number text:select-page="current">25</text:page-number></text:span></text:p><draw:enhanced-geometry draw:type="0"/></draw:custom-shape></text:p>
      </style:footer>
    </style:master-page>
    <style:master-page style:name="Converted17" style:page-layout-name="Mpm9" draw:style-name="Mdp1">
      <style:header>
        <text:p text:style-name="MP4"/>
      </style:header>
      <style:footer>
        <text:p text:style-name="MP1"><draw:custom-shape text:anchor-type="char" draw:z-index="20" draw:style-name="Mgr2" draw:text-style-name="MP3" svg:width="16.537cm" svg:height="0.687cm" svg:x="11.807cm" svg:y="27.361cm"><text:p text:style-name="MP10"><text:span text:style-name="Header_20_or_20_footer">24<text:tab/></text:span><text:span text:style-name="Header_20_or_20_footer"><text:page-number text:select-page="current">27</text:page-number></text:span></text:p><draw:enhanced-geometry draw:type="0"/></draw:custom-shape></text:p>
      </style:footer>
    </style:master-page>
    <style:master-page style:name="Converted18" style:page-layout-name="Mpm11" draw:style-name="Mdp1">
      <style:header>
        <text:p text:style-name="MP4"/>
      </style:header>
      <style:footer>
        <text:p text:style-name="MP1"><draw:custom-shape text:anchor-type="char" draw:z-index="24" draw:style-name="Mgr2" draw:text-style-name="MP3" svg:width="16.453cm" svg:height="0.687cm" svg:x="11.64cm" svg:y="27.414cm"><text:p text:style-name="MP11"><text:span text:style-name="Header_20_or_20_footer"><text:page-number text:select-page="current">31</text:page-number></text:span><text:span text:style-name="Header_20_or_20_footer"><text:tab/>29</text:span></text:p><draw:enhanced-geometry draw:type="0"/></draw:custom-shape></text:p>
      </style:footer>
    </style:master-page>
    <style:master-page style:name="Converted19" style:page-layout-name="Mpm11" draw:style-name="Mdp1" style:next-style-name="Converted18">
      <style:header>
        <text:p text:style-name="MP1"><draw:custom-shape text:anchor-type="char" draw:z-index="25" draw:style-name="Mgr1" draw:text-style-name="MP3" svg:width="2.183cm" svg:height="0.687cm" svg:x="5.272cm" svg:y="4.597cm"><text:p text:style-name="MP2"><text:span text:style-name="Header_20_or_20_footer">ANSON (1)</text:span></text:p><draw:enhanced-geometry draw:type="0"/></draw:custom-shape></text:p>
      </style:header>
      <style:footer>
        <text:p text:style-name="MP1"><draw:custom-shape text:anchor-type="char" draw:z-index="26" draw:style-name="Mgr2" draw:text-style-name="MP3" svg:width="16.474cm" svg:height="0.687cm" svg:x="11.562cm" svg:y="26.607cm"><text:p text:style-name="MP12"><text:span text:style-name="Header_20_or_20_footer">26<text:tab/></text:span><text:span text:style-name="Header_20_or_20_footer"><text:page-number text:select-page="current">29</text:page-number></text:span></text:p><draw:enhanced-geometry draw:type="0"/></draw:custom-shape></text:p>
      </style:footer>
    </style:master-page>
    <style:master-page style:name="Converted20" style:page-layout-name="Mpm6" draw:style-name="Mdp1" style:next-style-name="Converted17"/>
    <style:master-page style:name="Converted21" style:page-layout-name="Mpm12" draw:style-name="Mdp1">
      <style:header>
        <text:p text:style-name="MP4"/>
      </style:header>
      <style:footer>
        <text:p text:style-name="MP1"><draw:custom-shape text:anchor-type="char" draw:z-index="29" draw:style-name="Mgr1" draw:text-style-name="MP3" svg:width="0.341cm" svg:height="1.073cm" svg:x="11.444cm" svg:y="27.337cm"><text:p text:style-name="MP2"><text:span text:style-name="Header_20_or_20_footer"><text:page-number text:select-page="current">32</text:page-number></text:span></text:p><draw:enhanced-geometry draw:type="0"/></draw:custom-shape></text:p>
      </style:footer>
    </style:master-page>
    <style:master-page style:name="Converted22" style:page-layout-name="Mpm8" draw:style-name="Mdp1" style:next-style-name="Converted21">
      <style:header>
        <text:p text:style-name="MP4"/>
      </style:header>
      <style:footer>
        <text:p text:style-name="MP4"/>
      </style:footer>
    </style:master-page>
    <style:master-page style:name="Converted23" style:page-layout-name="Mpm12" draw:style-name="Mdp1">
      <style:header>
        <text:p text:style-name="MP4"/>
      </style:header>
      <style:footer>
        <text:p text:style-name="MP1"><draw:custom-shape text:anchor-type="char" draw:z-index="35" draw:style-name="Mgr2" draw:text-style-name="MP3" svg:width="16.754cm" svg:height="0.687cm" svg:x="11.441cm" svg:y="27.397cm"><text:p text:style-name="MP13"><text:span text:style-name="Header_20_or_20_footer"><text:page-number text:select-page="current">39</text:page-number></text:span><text:span text:style-name="Header_20_or_20_footer"><text:tab/>35</text:span></text:p><draw:enhanced-geometry draw:type="0"/></draw:custom-shape></text:p>
      </style:footer>
    </style:master-page>
    <style:master-page style:name="Converted24" style:page-layout-name="Mpm12" draw:style-name="Mdp1" style:next-style-name="Converted23">
      <style:header>
        <text:p text:style-name="MP4"/>
      </style:header>
      <style:footer>
        <text:p text:style-name="MP1"><draw:custom-shape text:anchor-type="char" draw:z-index="36" draw:style-name="Mgr2" draw:text-style-name="MP3" svg:width="16.694cm" svg:height="0.687cm" svg:x="11.513cm" svg:y="27.316cm"><text:p text:style-name="MP14"><text:span text:style-name="Header_20_or_20_footer">32<text:tab/></text:span><text:span text:style-name="Header_20_or_20_footer"><text:page-number text:select-page="current">33</text:page-number></text:span></text:p><draw:enhanced-geometry draw:type="0"/></draw:custom-shape></text:p>
      </style:footer>
    </style:master-page>
    <style:master-page style:name="Converted25" style:page-layout-name="Mpm13" draw:style-name="Mdp1">
      <style:header>
        <text:p text:style-name="MP4"/>
      </style:header>
      <style:footer>
        <text:p text:style-name="MP1"><draw:custom-shape text:anchor-type="char" draw:z-index="39" draw:style-name="Mgr2" draw:text-style-name="MP3" svg:width="16.733cm" svg:height="0.687cm" svg:x="11.232cm" svg:y="27.159cm"><text:p text:style-name="MP15"><text:span text:style-name="Header_20_or_20_footer"><text:page-number text:select-page="current">38</text:page-number></text:span><text:span text:style-name="Header_20_or_20_footer"><text:tab/>37</text:span></text:p><draw:enhanced-geometry draw:type="0"/></draw:custom-shape></text:p>
      </style:footer>
    </style:master-page>
    <style:master-page style:name="Converted26" style:page-layout-name="Mpm3" draw:style-name="Mdp1" style:next-style-name="Converted25">
      <style:footer>
        <text:p text:style-name="MP4"/>
      </style:footer>
    </style:master-page>
    <style:master-page style:name="Converted27" style:page-layout-name="Mpm14" draw:style-name="Mdp1">
      <style:header>
        <text:p text:style-name="MP4"/>
      </style:header>
      <style:footer>
        <text:p text:style-name="MP1"><draw:custom-shape text:anchor-type="char" draw:z-index="43" draw:style-name="Mgr1" draw:text-style-name="MP3" svg:width="0.341cm" svg:height="1.073cm" svg:x="11.003cm" svg:y="27.349cm"><text:p text:style-name="MP2"><text:span text:style-name="Header_20_or_20_footer"><text:page-number text:select-page="current">41</text:page-number></text:span></text:p><draw:enhanced-geometry draw:type="0"/></draw:custom-shape></text:p>
      </style:footer>
    </style:master-page>
    <style:master-page style:name="Converted28" style:page-layout-name="Mpm13" draw:style-name="Mdp1">
      <style:header>
        <text:p text:style-name="MP4"/>
      </style:header>
      <style:footer>
        <text:p text:style-name="MP1"><draw:custom-shape text:anchor-type="char" draw:z-index="48" draw:style-name="Mgr2" draw:text-style-name="MP3" svg:width="16.809cm" svg:height="0.687cm" svg:x="11.072cm" svg:y="27.437cm"><text:p text:style-name="MP16"><text:span text:style-name="Header_20_or_20_footer"><text:page-number text:select-page="current">46</text:page-number></text:span><text:span text:style-name="Header_20_or_20_footer"><text:tab/>43</text:span></text:p><draw:enhanced-geometry draw:type="0"/></draw:custom-shape></text:p>
      </style:footer>
    </style:master-page>
    <style:master-page style:name="Converted29" style:page-layout-name="Mpm15" draw:style-name="Mdp1" style:next-style-name="Converted28">
      <style:footer>
        <text:p text:style-name="MP1"><draw:custom-shape text:anchor-type="char" draw:z-index="49" draw:style-name="Mgr1" draw:text-style-name="MP3" svg:width="0.341cm" svg:height="1.073cm" svg:x="27.873cm" svg:y="27.104cm"><text:p text:style-name="MP2"><text:span text:style-name="Header_20_or_20_footer"><text:page-number text:select-page="current">43</text:page-number></text:span></text:p><draw:enhanced-geometry draw:type="0"/></draw:custom-shape></text:p>
      </style:footer>
    </style:master-page>
    <style:master-page style:name="Converted30" style:page-layout-name="Mpm6" draw:style-name="Mdp1" style:next-style-name="Converted2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30:55.974000000</dc:date>
    <meta:editing-duration>PT10S</meta:editing-duration>
    <meta:editing-cycles>1</meta:editing-cycles>
    <meta:document-statistic meta:table-count="0" meta:image-count="0" meta:object-count="0" meta:page-count="56" meta:paragraph-count="1594" meta:word-count="15724" meta:character-count="82634" meta:non-whitespace-character-count="68756"/>
    <meta:generator>LibreOffice/7.4.5.1$Windows_X86_64 LibreOffice_project/9c0871452b3918c1019dde9bfac75448afc4b57f</meta:generator>
  </office:meta>
</office:document-meta>
</file>